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3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2.708cm"/>
    </style:style>
    <style:style style:name="co16" style:family="table-column">
      <style:table-column-properties fo:break-before="auto" style:column-width="2.489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2.545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628cm"/>
    </style:style>
    <style:style style:name="co22" style:family="table-column">
      <style:table-column-properties fo:break-before="auto" style:column-width="2.713cm"/>
    </style:style>
    <style:style style:name="co23" style:family="table-column">
      <style:table-column-properties fo:break-before="auto" style:column-width="2.517cm"/>
    </style:style>
    <style:style style:name="co24" style:family="table-column">
      <style:table-column-properties fo:break-before="auto" style:column-width="2.379cm"/>
    </style:style>
    <style:style style:name="co25" style:family="table-column">
      <style:table-column-properties fo:break-before="auto" style:column-width="2.909cm"/>
    </style:style>
    <style:style style:name="co26" style:family="table-column">
      <style:table-column-properties fo:break-before="auto" style:column-width="2.798cm"/>
    </style:style>
    <style:style style:name="co27" style:family="table-column">
      <style:table-column-properties fo:break-before="auto" style:column-width="3.103cm"/>
    </style:style>
    <style:style style:name="co28" style:family="table-column">
      <style:table-column-properties fo:break-before="auto" style:column-width="3.161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2.602cm"/>
    </style:style>
    <style:style style:name="co31" style:family="table-column">
      <style:table-column-properties fo:break-before="auto" style:column-width="2.238cm"/>
    </style:style>
    <style:style style:name="co32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4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6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1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3">
          <table:error-message table:message-type="stop" table:display="true"/>
        </table:content-validation>
        <table:content-validation table:name="val3" table:condition="of:cell-content-is-in-list(&quot;-&quot;;&quot;yes&quot;;&quot;no&quot;)" table:allow-empty-cell="true" table:display-list="unsorted" table:base-cell-address="Misc.D2">
          <table:error-message table:message-type="stop" table:display="true"/>
        </table:content-validation>
        <table:content-validation table:name="val4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5" table:condition="of:cell-content-is-decimal-number() and cell-content-is-between(20,2000)" table:allow-empty-cell="false" table:base-cell-address="Misc.G2">
          <table:error-message table:message-type="stop" table:display="true"/>
        </table:content-validation>
        <table:content-validation table:name="val6" table:condition="of:cell-content-is-decimal-number() and cell-content-is-between(20,2000)" table:allow-empty-cell="true" table:base-cell-address="Misc.G3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Misc.J2">
          <table:error-message table:message-type="stop" table:display="true"/>
        </table:content-validation>
        <table:content-validation table:name="val8" table:base-cell-address="Misc.M2">
          <table:error-message table:message-type="stop" table:display="true"/>
        </table:content-validation>
        <table:content-validation table:name="val9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10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Misc.E2">
          <table:error-message table:message-type="stop" table:display="true"/>
        </table:content-validation>
        <table:content-validation table:name="val11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I15">
          <table:error-message table:message-type="stop" table:display="true"/>
        </table:content-validation>
        <table:content-validation table:name="val12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12"/>
        <table:table-column table:style-name="co5" table:default-cell-style-name="ce9"/>
        <table:table-column table:style-name="co1" table:default-cell-style-name="ce2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default-cell-style-name="Default"/>
        <table:table-column table:style-name="co6" table:visibility="collapse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04" table:default-cell-style-name="Default"/>
        <table:table-column table:style-name="co8" table:default-cell-style-name="ce12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1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4"/>
          <table:table-cell table:style-name="ce15" table:formula="of:=CONCATENATE(&quot;DCA1 - &quot;;[$Groups.B2])" office:value-type="string" office:string-value="DCA1 - Dca1" calcext:value-type="string">
            <text:p>DCA1 - Dca1</text:p>
          </table:table-cell>
          <table:table-cell table:style-name="ce15" table:formula="of:=CONCATENATE(&quot;DCA2 - &quot;;[$Groups.B3])" office:value-type="string" office:string-value="DCA2 - Dca2" calcext:value-type="string">
            <text:p>DCA2 - Dca2</text:p>
          </table:table-cell>
          <table:table-cell table:style-name="ce15" table:formula="of:=CONCATENATE(&quot;DCA3 - &quot;;[$Groups.B4])" office:value-type="string" office:string-value="DCA3 - Dca3" calcext:value-type="string">
            <text:p>DCA3 - Dca3</text:p>
          </table:table-cell>
          <table:table-cell table:style-name="ce15" table:formula="of:=CONCATENATE(&quot;DCA4 - &quot;;[$Groups.B5])" office:value-type="string" office:string-value="DCA4 - Dca4" calcext:value-type="string">
            <text:p>DCA4 - Dca4</text:p>
          </table:table-cell>
          <table:table-cell table:style-name="ce15" table:formula="of:=CONCATENATE(&quot;DCA5 - &quot;;[$Groups.B6])" office:value-type="string" office:string-value="DCA5 - Dca5" calcext:value-type="string">
            <text:p>DCA5 - Dca5</text:p>
          </table:table-cell>
          <table:table-cell table:style-name="ce15" table:formula="of:=CONCATENATE(&quot;DCA6 - &quot;;[$Groups.B7])" office:value-type="string" office:string-value="DCA6 - Dca6" calcext:value-type="string">
            <text:p>DCA6 - Dca6</text:p>
          </table:table-cell>
          <table:table-cell table:style-name="ce15" table:formula="of:=CONCATENATE(&quot;DCA7 - &quot;;[$Groups.B8])" office:value-type="string" office:string-value="DCA7 - Dca7" calcext:value-type="string">
            <text:p>DCA7 - Dca7</text:p>
          </table:table-cell>
          <table:table-cell table:style-name="ce15" table:formula="of:=CONCATENATE(&quot;DCA8 - &quot;;[$Groups.B9])" office:value-type="string" office:string-value="DCA8 - Dca8" calcext:value-type="string">
            <text:p>DCA8 - Dca8</text:p>
          </table:table-cell>
          <table:table-cell table:style-name="ce15" table:formula="of:=CONCATENATE(&quot;DCA9 - &quot;;[$Groups.B10])" office:value-type="string" office:string-value="DCA9 - Dca9" calcext:value-type="string">
            <text:p>DCA9 - Dca9</text:p>
          </table:table-cell>
          <table:table-cell table:style-name="ce15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5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5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5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5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5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5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5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5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5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5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5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5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5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5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4"/>
          <table:table-cell table:style-name="ce15" office:value-type="string" calcext:value-type="string">
            <text:p>Mute1</text:p>
          </table:table-cell>
          <table:table-cell table:style-name="ce15" office:value-type="string" calcext:value-type="string">
            <text:p>Mute2</text:p>
          </table:table-cell>
          <table:table-cell table:style-name="ce15" office:value-type="string" calcext:value-type="string">
            <text:p>Mute3</text:p>
          </table:table-cell>
          <table:table-cell table:style-name="ce15" office:value-type="string" calcext:value-type="string">
            <text:p>Mute4</text:p>
          </table:table-cell>
          <table:table-cell table:style-name="ce15" office:value-type="string" calcext:value-type="string">
            <text:p>Mute5</text:p>
          </table:table-cell>
          <table:table-cell table:style-name="ce15" office:value-type="string" calcext:value-type="string">
            <text:p>Mute6</text:p>
          </table:table-cell>
          <table:table-cell table:style-name="ce15" office:value-type="string" calcext:value-type="string">
            <text:p>Mute7</text:p>
          </table:table-cell>
          <table:table-cell table:style-name="ce15" office:value-type="string" calcext:value-type="string">
            <text:p>Mute8</text:p>
          </table:table-cell>
          <table:table-cell table:style-name="ce14"/>
          <table:table-cell table:style-name="ce15" office:value-type="string" calcext:value-type="string">
            <text:p>DCA1</text:p>
          </table:table-cell>
          <table:table-cell table:style-name="ce15" office:value-type="string" calcext:value-type="string">
            <text:p>DCA2</text:p>
          </table:table-cell>
          <table:table-cell table:style-name="ce15" office:value-type="string" calcext:value-type="string">
            <text:p>DCA3</text:p>
          </table:table-cell>
          <table:table-cell table:style-name="ce15" office:value-type="string" calcext:value-type="string">
            <text:p>DCA4</text:p>
          </table:table-cell>
          <table:table-cell table:style-name="ce15" office:value-type="string" calcext:value-type="string">
            <text:p>DCA5</text:p>
          </table:table-cell>
          <table:table-cell table:style-name="ce15" office:value-type="string" calcext:value-type="string">
            <text:p>DCA6</text:p>
          </table:table-cell>
          <table:table-cell table:style-name="ce15" office:value-type="string" calcext:value-type="string">
            <text:p>DCA7</text:p>
          </table:table-cell>
          <table:table-cell table:style-name="ce15" office:value-type="string" calcext:value-type="string">
            <text:p>DCA8</text:p>
          </table:table-cell>
          <table:table-cell table:style-name="ce15" office:value-type="string" calcext:value-type="string">
            <text:p>DCA9</text:p>
          </table:table-cell>
          <table:table-cell table:style-name="ce15" office:value-type="string" calcext:value-type="string">
            <text:p>DCA10</text:p>
          </table:table-cell>
          <table:table-cell table:style-name="ce15" office:value-type="string" calcext:value-type="string">
            <text:p>DCA11</text:p>
          </table:table-cell>
          <table:table-cell table:style-name="ce15" office:value-type="string" calcext:value-type="string">
            <text:p>DCA12</text:p>
          </table:table-cell>
          <table:table-cell table:style-name="ce15" office:value-type="string" calcext:value-type="string">
            <text:p>DCA13</text:p>
          </table:table-cell>
          <table:table-cell table:style-name="ce15" office:value-type="string" calcext:value-type="string">
            <text:p>DCA14</text:p>
          </table:table-cell>
          <table:table-cell table:style-name="ce15" office:value-type="string" calcext:value-type="string">
            <text:p>DCA15</text:p>
          </table:table-cell>
          <table:table-cell table:style-name="ce15" office:value-type="string" calcext:value-type="string">
            <text:p>DCA16</text:p>
          </table:table-cell>
          <table:table-cell table:style-name="ce15" office:value-type="string" calcext:value-type="string">
            <text:p>DCA17</text:p>
          </table:table-cell>
          <table:table-cell table:style-name="ce15" office:value-type="string" calcext:value-type="string">
            <text:p>DCA18</text:p>
          </table:table-cell>
          <table:table-cell table:style-name="ce15" office:value-type="string" calcext:value-type="string">
            <text:p>DCA19</text:p>
          </table:table-cell>
          <table:table-cell table:style-name="ce15" office:value-type="string" calcext:value-type="string">
            <text:p>DCA20</text:p>
          </table:table-cell>
          <table:table-cell table:style-name="ce15" office:value-type="string" calcext:value-type="string">
            <text:p>DCA21</text:p>
          </table:table-cell>
          <table:table-cell table:style-name="ce15" office:value-type="string" calcext:value-type="string">
            <text:p>DCA22</text:p>
          </table:table-cell>
          <table:table-cell table:style-name="ce15" office:value-type="string" calcext:value-type="string">
            <text:p>DCA23</text:p>
          </table:table-cell>
          <table:table-cell table:style-name="ce15" office:value-type="string" calcext:value-type="string">
            <text:p>DCA24</text:p>
          </table:table-cell>
          <table:table-cell table:style-name="ce14" office:value-type="string" calcext:value-type="string">
            <text:p>Hidden Helper Cells – Please dont touch</text:p>
          </table:table-cell>
          <table:table-cell table:style-name="ce15" table:number-columns-repeated="8"/>
          <table:table-cell table:style-name="ce14" table:number-columns-repeated="16304"/>
          <table:table-cell table:style-name="ce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/>
          <table:table-cell table:content-validation-name="val5" office:value-type="float" office:value="20" calcext:value-type="float">
            <text:p>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2]=&quot;x&quot;;&quot;x&quot;;IF([.M2]=&quot;-&quot;;&quot;-&quot;;&quot;&quot;))" office:value-type="string" office:string-value="x" calcext:value-type="string">
            <text:p>x</text:p>
          </table:table-cell>
          <table:table-cell table:formula="of:=IF([.N2]=&quot;x&quot;;&quot;x&quot;;IF([.N2]=&quot;-&quot;;&quot;-&quot;;&quot;&quot;))">
            <text:p/>
          </table:table-cell>
          <table:table-cell table:formula="of:=IF([.O2]=&quot;x&quot;;&quot;x&quot;;IF([.O2]=&quot;-&quot;;&quot;-&quot;;&quot;&quot;))">
            <text:p/>
          </table:table-cell>
          <table:table-cell table:formula="of:=IF([.P2]=&quot;x&quot;;&quot;x&quot;;IF([.P2]=&quot;-&quot;;&quot;-&quot;;&quot;&quot;))">
            <text:p/>
          </table:table-cell>
          <table:table-cell table:formula="of:=IF([.Q2]=&quot;x&quot;;&quot;x&quot;;IF([.Q2]=&quot;-&quot;;&quot;-&quot;;&quot;&quot;))">
            <text:p/>
          </table:table-cell>
          <table:table-cell table:formula="of:=IF([.R2]=&quot;x&quot;;&quot;x&quot;;IF([.R2]=&quot;-&quot;;&quot;-&quot;;&quot;&quot;))">
            <text:p/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-</text:p>
          </table:table-cell>
          <table:table-cell table:content-validation-name="val6" office:value-type="float" office:value="40" calcext:value-type="float">
            <text:p>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3]=&quot;x&quot;;&quot;x&quot;;IF([.M3]=&quot;-&quot;;&quot;-&quot;;&quot;&quot;))" office:value-type="string" office:string-value="x" calcext:value-type="string">
            <text:p>x</text:p>
          </table:table-cell>
          <table:table-cell table:formula="of:=IF([.N3]=&quot;x&quot;;&quot;x&quot;;IF([.N3]=&quot;-&quot;;&quot;-&quot;;&quot;&quot;))">
            <text:p/>
          </table:table-cell>
          <table:table-cell table:formula="of:=IF([.O3]=&quot;x&quot;;&quot;x&quot;;IF([.O3]=&quot;-&quot;;&quot;-&quot;;&quot;&quot;))">
            <text:p/>
          </table:table-cell>
          <table:table-cell table:formula="of:=IF([.P3]=&quot;x&quot;;&quot;x&quot;;IF([.P3]=&quot;-&quot;;&quot;-&quot;;&quot;&quot;))">
            <text:p/>
          </table:table-cell>
          <table:table-cell table:formula="of:=IF([.Q3]=&quot;x&quot;;&quot;x&quot;;IF([.Q3]=&quot;-&quot;;&quot;-&quot;;&quot;&quot;))">
            <text:p/>
          </table:table-cell>
          <table:table-cell table:formula="of:=IF([.R3]=&quot;x&quot;;&quot;x&quot;;IF([.R3]=&quot;-&quot;;&quot;-&quot;;&quot;&quot;))">
            <text:p/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4]=&quot;x&quot;;&quot;x&quot;;IF([.M4]=&quot;-&quot;;&quot;-&quot;;&quot;&quot;))" office:value-type="string" office:string-value="x" calcext:value-type="string">
            <text:p>x</text:p>
          </table:table-cell>
          <table:table-cell table:formula="of:=IF([.N4]=&quot;x&quot;;&quot;x&quot;;IF([.N4]=&quot;-&quot;;&quot;-&quot;;&quot;&quot;))">
            <text:p/>
          </table:table-cell>
          <table:table-cell table:formula="of:=IF([.O4]=&quot;x&quot;;&quot;x&quot;;IF([.O4]=&quot;-&quot;;&quot;-&quot;;&quot;&quot;))">
            <text:p/>
          </table:table-cell>
          <table:table-cell table:formula="of:=IF([.P4]=&quot;x&quot;;&quot;x&quot;;IF([.P4]=&quot;-&quot;;&quot;-&quot;;&quot;&quot;))">
            <text:p/>
          </table:table-cell>
          <table:table-cell table:formula="of:=IF([.Q4]=&quot;x&quot;;&quot;x&quot;;IF([.Q4]=&quot;-&quot;;&quot;-&quot;;&quot;&quot;))">
            <text:p/>
          </table:table-cell>
          <table:table-cell table:formula="of:=IF([.R4]=&quot;x&quot;;&quot;x&quot;;IF([.R4]=&quot;-&quot;;&quot;-&quot;;&quot;&quot;))">
            <text:p/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5]=&quot;x&quot;;&quot;x&quot;;IF([.M5]=&quot;-&quot;;&quot;-&quot;;&quot;&quot;))" office:value-type="string" office:string-value="x" calcext:value-type="string">
            <text:p>x</text:p>
          </table:table-cell>
          <table:table-cell table:formula="of:=IF([.N5]=&quot;x&quot;;&quot;x&quot;;IF([.N5]=&quot;-&quot;;&quot;-&quot;;&quot;&quot;))">
            <text:p/>
          </table:table-cell>
          <table:table-cell table:formula="of:=IF([.O5]=&quot;x&quot;;&quot;x&quot;;IF([.O5]=&quot;-&quot;;&quot;-&quot;;&quot;&quot;))">
            <text:p/>
          </table:table-cell>
          <table:table-cell table:formula="of:=IF([.P5]=&quot;x&quot;;&quot;x&quot;;IF([.P5]=&quot;-&quot;;&quot;-&quot;;&quot;&quot;))">
            <text:p/>
          </table:table-cell>
          <table:table-cell table:formula="of:=IF([.Q5]=&quot;x&quot;;&quot;x&quot;;IF([.Q5]=&quot;-&quot;;&quot;-&quot;;&quot;&quot;))">
            <text:p/>
          </table:table-cell>
          <table:table-cell table:formula="of:=IF([.R5]=&quot;x&quot;;&quot;x&quot;;IF([.R5]=&quot;-&quot;;&quot;-&quot;;&quot;&quot;))">
            <text:p/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6]=&quot;x&quot;;&quot;x&quot;;IF([.M6]=&quot;-&quot;;&quot;-&quot;;&quot;&quot;))" office:value-type="string" office:string-value="x" calcext:value-type="string">
            <text:p>x</text:p>
          </table:table-cell>
          <table:table-cell table:formula="of:=IF([.N6]=&quot;x&quot;;&quot;x&quot;;IF([.N6]=&quot;-&quot;;&quot;-&quot;;&quot;&quot;))">
            <text:p/>
          </table:table-cell>
          <table:table-cell table:formula="of:=IF([.O6]=&quot;x&quot;;&quot;x&quot;;IF([.O6]=&quot;-&quot;;&quot;-&quot;;&quot;&quot;))">
            <text:p/>
          </table:table-cell>
          <table:table-cell table:formula="of:=IF([.P6]=&quot;x&quot;;&quot;x&quot;;IF([.P6]=&quot;-&quot;;&quot;-&quot;;&quot;&quot;))">
            <text:p/>
          </table:table-cell>
          <table:table-cell table:formula="of:=IF([.Q6]=&quot;x&quot;;&quot;x&quot;;IF([.Q6]=&quot;-&quot;;&quot;-&quot;;&quot;&quot;))">
            <text:p/>
          </table:table-cell>
          <table:table-cell table:formula="of:=IF([.R6]=&quot;x&quot;;&quot;x&quot;;IF([.R6]=&quot;-&quot;;&quot;-&quot;;&quot;&quot;))">
            <text:p/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7]=&quot;x&quot;;&quot;x&quot;;IF([.M7]=&quot;-&quot;;&quot;-&quot;;&quot;&quot;))" office:value-type="string" office:string-value="x" calcext:value-type="string">
            <text:p>x</text:p>
          </table:table-cell>
          <table:table-cell table:formula="of:=IF([.N7]=&quot;x&quot;;&quot;x&quot;;IF([.N7]=&quot;-&quot;;&quot;-&quot;;&quot;&quot;))">
            <text:p/>
          </table:table-cell>
          <table:table-cell table:formula="of:=IF([.O7]=&quot;x&quot;;&quot;x&quot;;IF([.O7]=&quot;-&quot;;&quot;-&quot;;&quot;&quot;))">
            <text:p/>
          </table:table-cell>
          <table:table-cell table:formula="of:=IF([.P7]=&quot;x&quot;;&quot;x&quot;;IF([.P7]=&quot;-&quot;;&quot;-&quot;;&quot;&quot;))">
            <text:p/>
          </table:table-cell>
          <table:table-cell table:formula="of:=IF([.Q7]=&quot;x&quot;;&quot;x&quot;;IF([.Q7]=&quot;-&quot;;&quot;-&quot;;&quot;&quot;))">
            <text:p/>
          </table:table-cell>
          <table:table-cell table:formula="of:=IF([.R7]=&quot;x&quot;;&quot;x&quot;;IF([.R7]=&quot;-&quot;;&quot;-&quot;;&quot;&quot;))">
            <text:p/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8]=&quot;x&quot;;&quot;x&quot;;IF([.M8]=&quot;-&quot;;&quot;-&quot;;&quot;&quot;))" office:value-type="string" office:string-value="x" calcext:value-type="string">
            <text:p>x</text:p>
          </table:table-cell>
          <table:table-cell table:formula="of:=IF([.N8]=&quot;x&quot;;&quot;x&quot;;IF([.N8]=&quot;-&quot;;&quot;-&quot;;&quot;&quot;))">
            <text:p/>
          </table:table-cell>
          <table:table-cell table:formula="of:=IF([.O8]=&quot;x&quot;;&quot;x&quot;;IF([.O8]=&quot;-&quot;;&quot;-&quot;;&quot;&quot;))">
            <text:p/>
          </table:table-cell>
          <table:table-cell table:formula="of:=IF([.P8]=&quot;x&quot;;&quot;x&quot;;IF([.P8]=&quot;-&quot;;&quot;-&quot;;&quot;&quot;))">
            <text:p/>
          </table:table-cell>
          <table:table-cell table:formula="of:=IF([.Q8]=&quot;x&quot;;&quot;x&quot;;IF([.Q8]=&quot;-&quot;;&quot;-&quot;;&quot;&quot;))">
            <text:p/>
          </table:table-cell>
          <table:table-cell table:formula="of:=IF([.R8]=&quot;x&quot;;&quot;x&quot;;IF([.R8]=&quot;-&quot;;&quot;-&quot;;&quot;&quot;))">
            <text:p/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9]=&quot;x&quot;;&quot;x&quot;;IF([.M9]=&quot;-&quot;;&quot;-&quot;;&quot;&quot;))" office:value-type="string" office:string-value="x" calcext:value-type="string">
            <text:p>x</text:p>
          </table:table-cell>
          <table:table-cell table:formula="of:=IF([.N9]=&quot;x&quot;;&quot;x&quot;;IF([.N9]=&quot;-&quot;;&quot;-&quot;;&quot;&quot;))">
            <text:p/>
          </table:table-cell>
          <table:table-cell table:formula="of:=IF([.O9]=&quot;x&quot;;&quot;x&quot;;IF([.O9]=&quot;-&quot;;&quot;-&quot;;&quot;&quot;))">
            <text:p/>
          </table:table-cell>
          <table:table-cell table:formula="of:=IF([.P9]=&quot;x&quot;;&quot;x&quot;;IF([.P9]=&quot;-&quot;;&quot;-&quot;;&quot;&quot;))">
            <text:p/>
          </table:table-cell>
          <table:table-cell table:formula="of:=IF([.Q9]=&quot;x&quot;;&quot;x&quot;;IF([.Q9]=&quot;-&quot;;&quot;-&quot;;&quot;&quot;))">
            <text:p/>
          </table:table-cell>
          <table:table-cell table:formula="of:=IF([.R9]=&quot;x&quot;;&quot;x&quot;;IF([.R9]=&quot;-&quot;;&quot;-&quot;;&quot;&quot;))">
            <text:p/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10]=&quot;x&quot;;&quot;x&quot;;IF([.M10]=&quot;-&quot;;&quot;-&quot;;&quot;&quot;))" office:value-type="string" office:string-value="x" calcext:value-type="string">
            <text:p>x</text:p>
          </table:table-cell>
          <table:table-cell table:formula="of:=IF([.N10]=&quot;x&quot;;&quot;x&quot;;IF([.N10]=&quot;-&quot;;&quot;-&quot;;&quot;&quot;))">
            <text:p/>
          </table:table-cell>
          <table:table-cell table:formula="of:=IF([.O10]=&quot;x&quot;;&quot;x&quot;;IF([.O10]=&quot;-&quot;;&quot;-&quot;;&quot;&quot;))">
            <text:p/>
          </table:table-cell>
          <table:table-cell table:formula="of:=IF([.P10]=&quot;x&quot;;&quot;x&quot;;IF([.P10]=&quot;-&quot;;&quot;-&quot;;&quot;&quot;))">
            <text:p/>
          </table:table-cell>
          <table:table-cell table:formula="of:=IF([.Q10]=&quot;x&quot;;&quot;x&quot;;IF([.Q10]=&quot;-&quot;;&quot;-&quot;;&quot;&quot;))">
            <text:p/>
          </table:table-cell>
          <table:table-cell table:formula="of:=IF([.R10]=&quot;x&quot;;&quot;x&quot;;IF([.R10]=&quot;-&quot;;&quot;-&quot;;&quot;&quot;))">
            <text:p/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11]=&quot;x&quot;;&quot;x&quot;;IF([.M11]=&quot;-&quot;;&quot;-&quot;;&quot;&quot;))" office:value-type="string" office:string-value="x" calcext:value-type="string">
            <text:p>x</text:p>
          </table:table-cell>
          <table:table-cell table:formula="of:=IF([.N11]=&quot;x&quot;;&quot;x&quot;;IF([.N11]=&quot;-&quot;;&quot;-&quot;;&quot;&quot;))">
            <text:p/>
          </table:table-cell>
          <table:table-cell table:formula="of:=IF([.O11]=&quot;x&quot;;&quot;x&quot;;IF([.O11]=&quot;-&quot;;&quot;-&quot;;&quot;&quot;))">
            <text:p/>
          </table:table-cell>
          <table:table-cell table:formula="of:=IF([.P11]=&quot;x&quot;;&quot;x&quot;;IF([.P11]=&quot;-&quot;;&quot;-&quot;;&quot;&quot;))">
            <text:p/>
          </table:table-cell>
          <table:table-cell table:formula="of:=IF([.Q11]=&quot;x&quot;;&quot;x&quot;;IF([.Q11]=&quot;-&quot;;&quot;-&quot;;&quot;&quot;))">
            <text:p/>
          </table:table-cell>
          <table:table-cell table:formula="of:=IF([.R11]=&quot;x&quot;;&quot;x&quot;;IF([.R11]=&quot;-&quot;;&quot;-&quot;;&quot;&quot;))">
            <text:p/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12]=&quot;x&quot;;&quot;x&quot;;IF([.M12]=&quot;-&quot;;&quot;-&quot;;&quot;&quot;))" office:value-type="string" office:string-value="x" calcext:value-type="string">
            <text:p>x</text:p>
          </table:table-cell>
          <table:table-cell table:formula="of:=IF([.N12]=&quot;x&quot;;&quot;x&quot;;IF([.N12]=&quot;-&quot;;&quot;-&quot;;&quot;&quot;))">
            <text:p/>
          </table:table-cell>
          <table:table-cell table:formula="of:=IF([.O12]=&quot;x&quot;;&quot;x&quot;;IF([.O12]=&quot;-&quot;;&quot;-&quot;;&quot;&quot;))">
            <text:p/>
          </table:table-cell>
          <table:table-cell table:formula="of:=IF([.P12]=&quot;x&quot;;&quot;x&quot;;IF([.P12]=&quot;-&quot;;&quot;-&quot;;&quot;&quot;))">
            <text:p/>
          </table:table-cell>
          <table:table-cell table:formula="of:=IF([.Q12]=&quot;x&quot;;&quot;x&quot;;IF([.Q12]=&quot;-&quot;;&quot;-&quot;;&quot;&quot;))">
            <text:p/>
          </table:table-cell>
          <table:table-cell table:formula="of:=IF([.R12]=&quot;x&quot;;&quot;x&quot;;IF([.R12]=&quot;-&quot;;&quot;-&quot;;&quot;&quot;))">
            <text:p/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13]=&quot;x&quot;;&quot;x&quot;;IF([.M13]=&quot;-&quot;;&quot;-&quot;;&quot;&quot;))" office:value-type="string" office:string-value="x" calcext:value-type="string">
            <text:p>x</text:p>
          </table:table-cell>
          <table:table-cell table:formula="of:=IF([.N13]=&quot;x&quot;;&quot;x&quot;;IF([.N13]=&quot;-&quot;;&quot;-&quot;;&quot;&quot;))">
            <text:p/>
          </table:table-cell>
          <table:table-cell table:formula="of:=IF([.O13]=&quot;x&quot;;&quot;x&quot;;IF([.O13]=&quot;-&quot;;&quot;-&quot;;&quot;&quot;))">
            <text:p/>
          </table:table-cell>
          <table:table-cell table:formula="of:=IF([.P13]=&quot;x&quot;;&quot;x&quot;;IF([.P13]=&quot;-&quot;;&quot;-&quot;;&quot;&quot;))">
            <text:p/>
          </table:table-cell>
          <table:table-cell table:formula="of:=IF([.Q13]=&quot;x&quot;;&quot;x&quot;;IF([.Q13]=&quot;-&quot;;&quot;-&quot;;&quot;&quot;))">
            <text:p/>
          </table:table-cell>
          <table:table-cell table:formula="of:=IF([.R13]=&quot;x&quot;;&quot;x&quot;;IF([.R13]=&quot;-&quot;;&quot;-&quot;;&quot;&quot;))">
            <text:p/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4]=&quot;x&quot;;&quot;x&quot;;IF([.M14]=&quot;-&quot;;&quot;-&quot;;&quot;&quot;))">
            <text:p/>
          </table:table-cell>
          <table:table-cell table:formula="of:=IF([.N14]=&quot;x&quot;;&quot;x&quot;;IF([.N14]=&quot;-&quot;;&quot;-&quot;;&quot;&quot;))" office:value-type="string" office:string-value="x" calcext:value-type="string">
            <text:p>x</text:p>
          </table:table-cell>
          <table:table-cell table:formula="of:=IF([.O14]=&quot;x&quot;;&quot;x&quot;;IF([.O14]=&quot;-&quot;;&quot;-&quot;;&quot;&quot;))">
            <text:p/>
          </table:table-cell>
          <table:table-cell table:formula="of:=IF([.P14]=&quot;x&quot;;&quot;x&quot;;IF([.P14]=&quot;-&quot;;&quot;-&quot;;&quot;&quot;))">
            <text:p/>
          </table:table-cell>
          <table:table-cell table:formula="of:=IF([.Q14]=&quot;x&quot;;&quot;x&quot;;IF([.Q14]=&quot;-&quot;;&quot;-&quot;;&quot;&quot;))">
            <text:p/>
          </table:table-cell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5]=&quot;x&quot;;&quot;x&quot;;IF([.M15]=&quot;-&quot;;&quot;-&quot;;&quot;&quot;))">
            <text:p/>
          </table:table-cell>
          <table:table-cell table:formula="of:=IF([.N15]=&quot;x&quot;;&quot;x&quot;;IF([.N15]=&quot;-&quot;;&quot;-&quot;;&quot;&quot;))" office:value-type="string" office:string-value="x" calcext:value-type="string">
            <text:p>x</text:p>
          </table:table-cell>
          <table:table-cell table:formula="of:=IF([.O15]=&quot;x&quot;;&quot;x&quot;;IF([.O15]=&quot;-&quot;;&quot;-&quot;;&quot;&quot;))">
            <text:p/>
          </table:table-cell>
          <table:table-cell table:formula="of:=IF([.P15]=&quot;x&quot;;&quot;x&quot;;IF([.P15]=&quot;-&quot;;&quot;-&quot;;&quot;&quot;))">
            <text:p/>
          </table:table-cell>
          <table:table-cell table:formula="of:=IF([.Q15]=&quot;x&quot;;&quot;x&quot;;IF([.Q15]=&quot;-&quot;;&quot;-&quot;;&quot;&quot;))">
            <text:p/>
          </table:table-cell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6]=&quot;x&quot;;&quot;x&quot;;IF([.M16]=&quot;-&quot;;&quot;-&quot;;&quot;&quot;))">
            <text:p/>
          </table:table-cell>
          <table:table-cell table:formula="of:=IF([.N16]=&quot;x&quot;;&quot;x&quot;;IF([.N16]=&quot;-&quot;;&quot;-&quot;;&quot;&quot;))" office:value-type="string" office:string-value="x" calcext:value-type="string">
            <text:p>x</text:p>
          </table:table-cell>
          <table:table-cell table:formula="of:=IF([.O16]=&quot;x&quot;;&quot;x&quot;;IF([.O16]=&quot;-&quot;;&quot;-&quot;;&quot;&quot;))">
            <text:p/>
          </table:table-cell>
          <table:table-cell table:formula="of:=IF([.P16]=&quot;x&quot;;&quot;x&quot;;IF([.P16]=&quot;-&quot;;&quot;-&quot;;&quot;&quot;))">
            <text:p/>
          </table:table-cell>
          <table:table-cell table:formula="of:=IF([.Q16]=&quot;x&quot;;&quot;x&quot;;IF([.Q16]=&quot;-&quot;;&quot;-&quot;;&quot;&quot;))">
            <text:p/>
          </table:table-cell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7]=&quot;x&quot;;&quot;x&quot;;IF([.M17]=&quot;-&quot;;&quot;-&quot;;&quot;&quot;))">
            <text:p/>
          </table:table-cell>
          <table:table-cell table:formula="of:=IF([.N17]=&quot;x&quot;;&quot;x&quot;;IF([.N17]=&quot;-&quot;;&quot;-&quot;;&quot;&quot;))" office:value-type="string" office:string-value="x" calcext:value-type="string">
            <text:p>x</text:p>
          </table:table-cell>
          <table:table-cell table:formula="of:=IF([.O17]=&quot;x&quot;;&quot;x&quot;;IF([.O17]=&quot;-&quot;;&quot;-&quot;;&quot;&quot;))">
            <text:p/>
          </table:table-cell>
          <table:table-cell table:formula="of:=IF([.P17]=&quot;x&quot;;&quot;x&quot;;IF([.P17]=&quot;-&quot;;&quot;-&quot;;&quot;&quot;))">
            <text:p/>
          </table:table-cell>
          <table:table-cell table:formula="of:=IF([.Q17]=&quot;x&quot;;&quot;x&quot;;IF([.Q17]=&quot;-&quot;;&quot;-&quot;;&quot;&quot;))">
            <text:p/>
          </table:table-cell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8]=&quot;x&quot;;&quot;x&quot;;IF([.M18]=&quot;-&quot;;&quot;-&quot;;&quot;&quot;))">
            <text:p/>
          </table:table-cell>
          <table:table-cell table:formula="of:=IF([.N18]=&quot;x&quot;;&quot;x&quot;;IF([.N18]=&quot;-&quot;;&quot;-&quot;;&quot;&quot;))" office:value-type="string" office:string-value="x" calcext:value-type="string">
            <text:p>x</text:p>
          </table:table-cell>
          <table:table-cell table:formula="of:=IF([.O18]=&quot;x&quot;;&quot;x&quot;;IF([.O18]=&quot;-&quot;;&quot;-&quot;;&quot;&quot;))">
            <text:p/>
          </table:table-cell>
          <table:table-cell table:formula="of:=IF([.P18]=&quot;x&quot;;&quot;x&quot;;IF([.P18]=&quot;-&quot;;&quot;-&quot;;&quot;&quot;))">
            <text:p/>
          </table:table-cell>
          <table:table-cell table:formula="of:=IF([.Q18]=&quot;x&quot;;&quot;x&quot;;IF([.Q18]=&quot;-&quot;;&quot;-&quot;;&quot;&quot;))">
            <text:p/>
          </table:table-cell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9]=&quot;x&quot;;&quot;x&quot;;IF([.M19]=&quot;-&quot;;&quot;-&quot;;&quot;&quot;))">
            <text:p/>
          </table:table-cell>
          <table:table-cell table:formula="of:=IF([.N19]=&quot;x&quot;;&quot;x&quot;;IF([.N19]=&quot;-&quot;;&quot;-&quot;;&quot;&quot;))" office:value-type="string" office:string-value="x" calcext:value-type="string">
            <text:p>x</text:p>
          </table:table-cell>
          <table:table-cell table:formula="of:=IF([.O19]=&quot;x&quot;;&quot;x&quot;;IF([.O19]=&quot;-&quot;;&quot;-&quot;;&quot;&quot;))">
            <text:p/>
          </table:table-cell>
          <table:table-cell table:formula="of:=IF([.P19]=&quot;x&quot;;&quot;x&quot;;IF([.P19]=&quot;-&quot;;&quot;-&quot;;&quot;&quot;))">
            <text:p/>
          </table:table-cell>
          <table:table-cell table:formula="of:=IF([.Q19]=&quot;x&quot;;&quot;x&quot;;IF([.Q19]=&quot;-&quot;;&quot;-&quot;;&quot;&quot;))">
            <text:p/>
          </table:table-cell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0]=&quot;x&quot;;&quot;x&quot;;IF([.M20]=&quot;-&quot;;&quot;-&quot;;&quot;&quot;))">
            <text:p/>
          </table:table-cell>
          <table:table-cell table:formula="of:=IF([.N20]=&quot;x&quot;;&quot;x&quot;;IF([.N20]=&quot;-&quot;;&quot;-&quot;;&quot;&quot;))" office:value-type="string" office:string-value="x" calcext:value-type="string">
            <text:p>x</text:p>
          </table:table-cell>
          <table:table-cell table:formula="of:=IF([.O20]=&quot;x&quot;;&quot;x&quot;;IF([.O20]=&quot;-&quot;;&quot;-&quot;;&quot;&quot;))">
            <text:p/>
          </table:table-cell>
          <table:table-cell table:formula="of:=IF([.P20]=&quot;x&quot;;&quot;x&quot;;IF([.P20]=&quot;-&quot;;&quot;-&quot;;&quot;&quot;))">
            <text:p/>
          </table:table-cell>
          <table:table-cell table:formula="of:=IF([.Q20]=&quot;x&quot;;&quot;x&quot;;IF([.Q20]=&quot;-&quot;;&quot;-&quot;;&quot;&quot;))">
            <text:p/>
          </table:table-cell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1]=&quot;x&quot;;&quot;x&quot;;IF([.M21]=&quot;-&quot;;&quot;-&quot;;&quot;&quot;))">
            <text:p/>
          </table:table-cell>
          <table:table-cell table:formula="of:=IF([.N21]=&quot;x&quot;;&quot;x&quot;;IF([.N21]=&quot;-&quot;;&quot;-&quot;;&quot;&quot;))" office:value-type="string" office:string-value="x" calcext:value-type="string">
            <text:p>x</text:p>
          </table:table-cell>
          <table:table-cell table:formula="of:=IF([.O21]=&quot;x&quot;;&quot;x&quot;;IF([.O21]=&quot;-&quot;;&quot;-&quot;;&quot;&quot;))">
            <text:p/>
          </table:table-cell>
          <table:table-cell table:formula="of:=IF([.P21]=&quot;x&quot;;&quot;x&quot;;IF([.P21]=&quot;-&quot;;&quot;-&quot;;&quot;&quot;))">
            <text:p/>
          </table:table-cell>
          <table:table-cell table:formula="of:=IF([.Q21]=&quot;x&quot;;&quot;x&quot;;IF([.Q21]=&quot;-&quot;;&quot;-&quot;;&quot;&quot;))">
            <text:p/>
          </table:table-cell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2]=&quot;x&quot;;&quot;x&quot;;IF([.M22]=&quot;-&quot;;&quot;-&quot;;&quot;&quot;))">
            <text:p/>
          </table:table-cell>
          <table:table-cell table:formula="of:=IF([.N22]=&quot;x&quot;;&quot;x&quot;;IF([.N22]=&quot;-&quot;;&quot;-&quot;;&quot;&quot;))" office:value-type="string" office:string-value="x" calcext:value-type="string">
            <text:p>x</text:p>
          </table:table-cell>
          <table:table-cell table:formula="of:=IF([.O22]=&quot;x&quot;;&quot;x&quot;;IF([.O22]=&quot;-&quot;;&quot;-&quot;;&quot;&quot;))">
            <text:p/>
          </table:table-cell>
          <table:table-cell table:formula="of:=IF([.P22]=&quot;x&quot;;&quot;x&quot;;IF([.P22]=&quot;-&quot;;&quot;-&quot;;&quot;&quot;))">
            <text:p/>
          </table:table-cell>
          <table:table-cell table:formula="of:=IF([.Q22]=&quot;x&quot;;&quot;x&quot;;IF([.Q22]=&quot;-&quot;;&quot;-&quot;;&quot;&quot;))">
            <text:p/>
          </table:table-cell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3]=&quot;x&quot;;&quot;x&quot;;IF([.M23]=&quot;-&quot;;&quot;-&quot;;&quot;&quot;))">
            <text:p/>
          </table:table-cell>
          <table:table-cell table:formula="of:=IF([.N23]=&quot;x&quot;;&quot;x&quot;;IF([.N23]=&quot;-&quot;;&quot;-&quot;;&quot;&quot;))" office:value-type="string" office:string-value="x" calcext:value-type="string">
            <text:p>x</text:p>
          </table:table-cell>
          <table:table-cell table:formula="of:=IF([.O23]=&quot;x&quot;;&quot;x&quot;;IF([.O23]=&quot;-&quot;;&quot;-&quot;;&quot;&quot;))">
            <text:p/>
          </table:table-cell>
          <table:table-cell table:formula="of:=IF([.P23]=&quot;x&quot;;&quot;x&quot;;IF([.P23]=&quot;-&quot;;&quot;-&quot;;&quot;&quot;))">
            <text:p/>
          </table:table-cell>
          <table:table-cell table:formula="of:=IF([.Q23]=&quot;x&quot;;&quot;x&quot;;IF([.Q23]=&quot;-&quot;;&quot;-&quot;;&quot;&quot;))">
            <text:p/>
          </table:table-cell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4]=&quot;x&quot;;&quot;x&quot;;IF([.M24]=&quot;-&quot;;&quot;-&quot;;&quot;&quot;))">
            <text:p/>
          </table:table-cell>
          <table:table-cell table:formula="of:=IF([.N24]=&quot;x&quot;;&quot;x&quot;;IF([.N24]=&quot;-&quot;;&quot;-&quot;;&quot;&quot;))" office:value-type="string" office:string-value="x" calcext:value-type="string">
            <text:p>x</text:p>
          </table:table-cell>
          <table:table-cell table:formula="of:=IF([.O24]=&quot;x&quot;;&quot;x&quot;;IF([.O24]=&quot;-&quot;;&quot;-&quot;;&quot;&quot;))">
            <text:p/>
          </table:table-cell>
          <table:table-cell table:formula="of:=IF([.P24]=&quot;x&quot;;&quot;x&quot;;IF([.P24]=&quot;-&quot;;&quot;-&quot;;&quot;&quot;))">
            <text:p/>
          </table:table-cell>
          <table:table-cell table:formula="of:=IF([.Q24]=&quot;x&quot;;&quot;x&quot;;IF([.Q24]=&quot;-&quot;;&quot;-&quot;;&quot;&quot;))">
            <text:p/>
          </table:table-cell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5]=&quot;x&quot;;&quot;x&quot;;IF([.M25]=&quot;-&quot;;&quot;-&quot;;&quot;&quot;))">
            <text:p/>
          </table:table-cell>
          <table:table-cell table:formula="of:=IF([.N25]=&quot;x&quot;;&quot;x&quot;;IF([.N25]=&quot;-&quot;;&quot;-&quot;;&quot;&quot;))" office:value-type="string" office:string-value="x" calcext:value-type="string">
            <text:p>x</text:p>
          </table:table-cell>
          <table:table-cell table:formula="of:=IF([.O25]=&quot;x&quot;;&quot;x&quot;;IF([.O25]=&quot;-&quot;;&quot;-&quot;;&quot;&quot;))">
            <text:p/>
          </table:table-cell>
          <table:table-cell table:formula="of:=IF([.P25]=&quot;x&quot;;&quot;x&quot;;IF([.P25]=&quot;-&quot;;&quot;-&quot;;&quot;&quot;))">
            <text:p/>
          </table:table-cell>
          <table:table-cell table:formula="of:=IF([.Q25]=&quot;x&quot;;&quot;x&quot;;IF([.Q25]=&quot;-&quot;;&quot;-&quot;;&quot;&quot;))">
            <text:p/>
          </table:table-cell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26]=&quot;x&quot;;&quot;x&quot;;IF([.M26]=&quot;-&quot;;&quot;-&quot;;&quot;&quot;))">
            <text:p/>
          </table:table-cell>
          <table:table-cell table:formula="of:=IF([.N26]=&quot;x&quot;;&quot;x&quot;;IF([.N26]=&quot;-&quot;;&quot;-&quot;;&quot;&quot;))">
            <text:p/>
          </table:table-cell>
          <table:table-cell table:formula="of:=IF([.O26]=&quot;x&quot;;&quot;x&quot;;IF([.O26]=&quot;-&quot;;&quot;-&quot;;&quot;&quot;))" office:value-type="string" office:string-value="x" calcext:value-type="string">
            <text:p>x</text:p>
          </table:table-cell>
          <table:table-cell table:formula="of:=IF([.P26]=&quot;x&quot;;&quot;x&quot;;IF([.P26]=&quot;-&quot;;&quot;-&quot;;&quot;&quot;))">
            <text:p/>
          </table:table-cell>
          <table:table-cell table:formula="of:=IF([.Q26]=&quot;x&quot;;&quot;x&quot;;IF([.Q26]=&quot;-&quot;;&quot;-&quot;;&quot;&quot;))">
            <text:p/>
          </table:table-cell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27]=&quot;x&quot;;&quot;x&quot;;IF([.M27]=&quot;-&quot;;&quot;-&quot;;&quot;&quot;))">
            <text:p/>
          </table:table-cell>
          <table:table-cell table:formula="of:=IF([.N27]=&quot;x&quot;;&quot;x&quot;;IF([.N27]=&quot;-&quot;;&quot;-&quot;;&quot;&quot;))">
            <text:p/>
          </table:table-cell>
          <table:table-cell table:formula="of:=IF([.O27]=&quot;x&quot;;&quot;x&quot;;IF([.O27]=&quot;-&quot;;&quot;-&quot;;&quot;&quot;))" office:value-type="string" office:string-value="x" calcext:value-type="string">
            <text:p>x</text:p>
          </table:table-cell>
          <table:table-cell table:formula="of:=IF([.P27]=&quot;x&quot;;&quot;x&quot;;IF([.P27]=&quot;-&quot;;&quot;-&quot;;&quot;&quot;))">
            <text:p/>
          </table:table-cell>
          <table:table-cell table:formula="of:=IF([.Q27]=&quot;x&quot;;&quot;x&quot;;IF([.Q27]=&quot;-&quot;;&quot;-&quot;;&quot;&quot;))">
            <text:p/>
          </table:table-cell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28]=&quot;x&quot;;&quot;x&quot;;IF([.M28]=&quot;-&quot;;&quot;-&quot;;&quot;&quot;))">
            <text:p/>
          </table:table-cell>
          <table:table-cell table:formula="of:=IF([.N28]=&quot;x&quot;;&quot;x&quot;;IF([.N28]=&quot;-&quot;;&quot;-&quot;;&quot;&quot;))">
            <text:p/>
          </table:table-cell>
          <table:table-cell table:formula="of:=IF([.O28]=&quot;x&quot;;&quot;x&quot;;IF([.O28]=&quot;-&quot;;&quot;-&quot;;&quot;&quot;))" office:value-type="string" office:string-value="x" calcext:value-type="string">
            <text:p>x</text:p>
          </table:table-cell>
          <table:table-cell table:formula="of:=IF([.P28]=&quot;x&quot;;&quot;x&quot;;IF([.P28]=&quot;-&quot;;&quot;-&quot;;&quot;&quot;))">
            <text:p/>
          </table:table-cell>
          <table:table-cell table:formula="of:=IF([.Q28]=&quot;x&quot;;&quot;x&quot;;IF([.Q28]=&quot;-&quot;;&quot;-&quot;;&quot;&quot;))">
            <text:p/>
          </table:table-cell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29]=&quot;x&quot;;&quot;x&quot;;IF([.M29]=&quot;-&quot;;&quot;-&quot;;&quot;&quot;))">
            <text:p/>
          </table:table-cell>
          <table:table-cell table:formula="of:=IF([.N29]=&quot;x&quot;;&quot;x&quot;;IF([.N29]=&quot;-&quot;;&quot;-&quot;;&quot;&quot;))">
            <text:p/>
          </table:table-cell>
          <table:table-cell table:formula="of:=IF([.O29]=&quot;x&quot;;&quot;x&quot;;IF([.O29]=&quot;-&quot;;&quot;-&quot;;&quot;&quot;))" office:value-type="string" office:string-value="x" calcext:value-type="string">
            <text:p>x</text:p>
          </table:table-cell>
          <table:table-cell table:formula="of:=IF([.P29]=&quot;x&quot;;&quot;x&quot;;IF([.P29]=&quot;-&quot;;&quot;-&quot;;&quot;&quot;))">
            <text:p/>
          </table:table-cell>
          <table:table-cell table:formula="of:=IF([.Q29]=&quot;x&quot;;&quot;x&quot;;IF([.Q29]=&quot;-&quot;;&quot;-&quot;;&quot;&quot;))">
            <text:p/>
          </table:table-cell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80" calcext:value-type="float">
            <text:p>58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0]=&quot;x&quot;;&quot;x&quot;;IF([.M30]=&quot;-&quot;;&quot;-&quot;;&quot;&quot;))">
            <text:p/>
          </table:table-cell>
          <table:table-cell table:formula="of:=IF([.N30]=&quot;x&quot;;&quot;x&quot;;IF([.N30]=&quot;-&quot;;&quot;-&quot;;&quot;&quot;))">
            <text:p/>
          </table:table-cell>
          <table:table-cell table:formula="of:=IF([.O30]=&quot;x&quot;;&quot;x&quot;;IF([.O30]=&quot;-&quot;;&quot;-&quot;;&quot;&quot;))" office:value-type="string" office:string-value="x" calcext:value-type="string">
            <text:p>x</text:p>
          </table:table-cell>
          <table:table-cell table:formula="of:=IF([.P30]=&quot;x&quot;;&quot;x&quot;;IF([.P30]=&quot;-&quot;;&quot;-&quot;;&quot;&quot;))">
            <text:p/>
          </table:table-cell>
          <table:table-cell table:formula="of:=IF([.Q30]=&quot;x&quot;;&quot;x&quot;;IF([.Q30]=&quot;-&quot;;&quot;-&quot;;&quot;&quot;))">
            <text:p/>
          </table:table-cell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00" calcext:value-type="float">
            <text:p>60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1]=&quot;x&quot;;&quot;x&quot;;IF([.M31]=&quot;-&quot;;&quot;-&quot;;&quot;&quot;))">
            <text:p/>
          </table:table-cell>
          <table:table-cell table:formula="of:=IF([.N31]=&quot;x&quot;;&quot;x&quot;;IF([.N31]=&quot;-&quot;;&quot;-&quot;;&quot;&quot;))">
            <text:p/>
          </table:table-cell>
          <table:table-cell table:formula="of:=IF([.O31]=&quot;x&quot;;&quot;x&quot;;IF([.O31]=&quot;-&quot;;&quot;-&quot;;&quot;&quot;))" office:value-type="string" office:string-value="x" calcext:value-type="string">
            <text:p>x</text:p>
          </table:table-cell>
          <table:table-cell table:formula="of:=IF([.P31]=&quot;x&quot;;&quot;x&quot;;IF([.P31]=&quot;-&quot;;&quot;-&quot;;&quot;&quot;))">
            <text:p/>
          </table:table-cell>
          <table:table-cell table:formula="of:=IF([.Q31]=&quot;x&quot;;&quot;x&quot;;IF([.Q31]=&quot;-&quot;;&quot;-&quot;;&quot;&quot;))">
            <text:p/>
          </table:table-cell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20" calcext:value-type="float">
            <text:p>62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2]=&quot;x&quot;;&quot;x&quot;;IF([.M32]=&quot;-&quot;;&quot;-&quot;;&quot;&quot;))">
            <text:p/>
          </table:table-cell>
          <table:table-cell table:formula="of:=IF([.N32]=&quot;x&quot;;&quot;x&quot;;IF([.N32]=&quot;-&quot;;&quot;-&quot;;&quot;&quot;))">
            <text:p/>
          </table:table-cell>
          <table:table-cell table:formula="of:=IF([.O32]=&quot;x&quot;;&quot;x&quot;;IF([.O32]=&quot;-&quot;;&quot;-&quot;;&quot;&quot;))" office:value-type="string" office:string-value="x" calcext:value-type="string">
            <text:p>x</text:p>
          </table:table-cell>
          <table:table-cell table:formula="of:=IF([.P32]=&quot;x&quot;;&quot;x&quot;;IF([.P32]=&quot;-&quot;;&quot;-&quot;;&quot;&quot;))">
            <text:p/>
          </table:table-cell>
          <table:table-cell table:formula="of:=IF([.Q32]=&quot;x&quot;;&quot;x&quot;;IF([.Q32]=&quot;-&quot;;&quot;-&quot;;&quot;&quot;))">
            <text:p/>
          </table:table-cell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40" calcext:value-type="float">
            <text:p>64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3]=&quot;x&quot;;&quot;x&quot;;IF([.M33]=&quot;-&quot;;&quot;-&quot;;&quot;&quot;))">
            <text:p/>
          </table:table-cell>
          <table:table-cell table:formula="of:=IF([.N33]=&quot;x&quot;;&quot;x&quot;;IF([.N33]=&quot;-&quot;;&quot;-&quot;;&quot;&quot;))">
            <text:p/>
          </table:table-cell>
          <table:table-cell table:formula="of:=IF([.O33]=&quot;x&quot;;&quot;x&quot;;IF([.O33]=&quot;-&quot;;&quot;-&quot;;&quot;&quot;))" office:value-type="string" office:string-value="x" calcext:value-type="string">
            <text:p>x</text:p>
          </table:table-cell>
          <table:table-cell table:formula="of:=IF([.P33]=&quot;x&quot;;&quot;x&quot;;IF([.P33]=&quot;-&quot;;&quot;-&quot;;&quot;&quot;))">
            <text:p/>
          </table:table-cell>
          <table:table-cell table:formula="of:=IF([.Q33]=&quot;x&quot;;&quot;x&quot;;IF([.Q33]=&quot;-&quot;;&quot;-&quot;;&quot;&quot;))">
            <text:p/>
          </table:table-cell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60" calcext:value-type="float">
            <text:p>66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4]=&quot;x&quot;;&quot;x&quot;;IF([.M34]=&quot;-&quot;;&quot;-&quot;;&quot;&quot;))">
            <text:p/>
          </table:table-cell>
          <table:table-cell table:formula="of:=IF([.N34]=&quot;x&quot;;&quot;x&quot;;IF([.N34]=&quot;-&quot;;&quot;-&quot;;&quot;&quot;))">
            <text:p/>
          </table:table-cell>
          <table:table-cell table:formula="of:=IF([.O34]=&quot;x&quot;;&quot;x&quot;;IF([.O34]=&quot;-&quot;;&quot;-&quot;;&quot;&quot;))" office:value-type="string" office:string-value="x" calcext:value-type="string">
            <text:p>x</text:p>
          </table:table-cell>
          <table:table-cell table:formula="of:=IF([.P34]=&quot;x&quot;;&quot;x&quot;;IF([.P34]=&quot;-&quot;;&quot;-&quot;;&quot;&quot;))">
            <text:p/>
          </table:table-cell>
          <table:table-cell table:formula="of:=IF([.Q34]=&quot;x&quot;;&quot;x&quot;;IF([.Q34]=&quot;-&quot;;&quot;-&quot;;&quot;&quot;))">
            <text:p/>
          </table:table-cell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80" calcext:value-type="float">
            <text:p>68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5]=&quot;x&quot;;&quot;x&quot;;IF([.M35]=&quot;-&quot;;&quot;-&quot;;&quot;&quot;))">
            <text:p/>
          </table:table-cell>
          <table:table-cell table:formula="of:=IF([.N35]=&quot;x&quot;;&quot;x&quot;;IF([.N35]=&quot;-&quot;;&quot;-&quot;;&quot;&quot;))">
            <text:p/>
          </table:table-cell>
          <table:table-cell table:formula="of:=IF([.O35]=&quot;x&quot;;&quot;x&quot;;IF([.O35]=&quot;-&quot;;&quot;-&quot;;&quot;&quot;))" office:value-type="string" office:string-value="x" calcext:value-type="string">
            <text:p>x</text:p>
          </table:table-cell>
          <table:table-cell table:formula="of:=IF([.P35]=&quot;x&quot;;&quot;x&quot;;IF([.P35]=&quot;-&quot;;&quot;-&quot;;&quot;&quot;))">
            <text:p/>
          </table:table-cell>
          <table:table-cell table:formula="of:=IF([.Q35]=&quot;x&quot;;&quot;x&quot;;IF([.Q35]=&quot;-&quot;;&quot;-&quot;;&quot;&quot;))">
            <text:p/>
          </table:table-cell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00" calcext:value-type="float">
            <text:p>70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6]=&quot;x&quot;;&quot;x&quot;;IF([.M36]=&quot;-&quot;;&quot;-&quot;;&quot;&quot;))">
            <text:p/>
          </table:table-cell>
          <table:table-cell table:formula="of:=IF([.N36]=&quot;x&quot;;&quot;x&quot;;IF([.N36]=&quot;-&quot;;&quot;-&quot;;&quot;&quot;))">
            <text:p/>
          </table:table-cell>
          <table:table-cell table:formula="of:=IF([.O36]=&quot;x&quot;;&quot;x&quot;;IF([.O36]=&quot;-&quot;;&quot;-&quot;;&quot;&quot;))" office:value-type="string" office:string-value="x" calcext:value-type="string">
            <text:p>x</text:p>
          </table:table-cell>
          <table:table-cell table:formula="of:=IF([.P36]=&quot;x&quot;;&quot;x&quot;;IF([.P36]=&quot;-&quot;;&quot;-&quot;;&quot;&quot;))">
            <text:p/>
          </table:table-cell>
          <table:table-cell table:formula="of:=IF([.Q36]=&quot;x&quot;;&quot;x&quot;;IF([.Q36]=&quot;-&quot;;&quot;-&quot;;&quot;&quot;))">
            <text:p/>
          </table:table-cell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20" calcext:value-type="float">
            <text:p>72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7]=&quot;x&quot;;&quot;x&quot;;IF([.M37]=&quot;-&quot;;&quot;-&quot;;&quot;&quot;))">
            <text:p/>
          </table:table-cell>
          <table:table-cell table:formula="of:=IF([.N37]=&quot;x&quot;;&quot;x&quot;;IF([.N37]=&quot;-&quot;;&quot;-&quot;;&quot;&quot;))">
            <text:p/>
          </table:table-cell>
          <table:table-cell table:formula="of:=IF([.O37]=&quot;x&quot;;&quot;x&quot;;IF([.O37]=&quot;-&quot;;&quot;-&quot;;&quot;&quot;))" office:value-type="string" office:string-value="x" calcext:value-type="string">
            <text:p>x</text:p>
          </table:table-cell>
          <table:table-cell table:formula="of:=IF([.P37]=&quot;x&quot;;&quot;x&quot;;IF([.P37]=&quot;-&quot;;&quot;-&quot;;&quot;&quot;))">
            <text:p/>
          </table:table-cell>
          <table:table-cell table:formula="of:=IF([.Q37]=&quot;x&quot;;&quot;x&quot;;IF([.Q37]=&quot;-&quot;;&quot;-&quot;;&quot;&quot;))">
            <text:p/>
          </table:table-cell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40" calcext:value-type="float">
            <text:p>74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38]=&quot;x&quot;;&quot;x&quot;;IF([.M38]=&quot;-&quot;;&quot;-&quot;;&quot;&quot;))">
            <text:p/>
          </table:table-cell>
          <table:table-cell table:formula="of:=IF([.N38]=&quot;x&quot;;&quot;x&quot;;IF([.N38]=&quot;-&quot;;&quot;-&quot;;&quot;&quot;))">
            <text:p/>
          </table:table-cell>
          <table:table-cell table:formula="of:=IF([.O38]=&quot;x&quot;;&quot;x&quot;;IF([.O38]=&quot;-&quot;;&quot;-&quot;;&quot;&quot;))">
            <text:p/>
          </table:table-cell>
          <table:table-cell table:formula="of:=IF([.P38]=&quot;x&quot;;&quot;x&quot;;IF([.P38]=&quot;-&quot;;&quot;-&quot;;&quot;&quot;))" office:value-type="string" office:string-value="x" calcext:value-type="string">
            <text:p>x</text:p>
          </table:table-cell>
          <table:table-cell table:formula="of:=IF([.Q38]=&quot;x&quot;;&quot;x&quot;;IF([.Q38]=&quot;-&quot;;&quot;-&quot;;&quot;&quot;))">
            <text:p/>
          </table:table-cell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60" calcext:value-type="float">
            <text:p>76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39]=&quot;x&quot;;&quot;x&quot;;IF([.M39]=&quot;-&quot;;&quot;-&quot;;&quot;&quot;))">
            <text:p/>
          </table:table-cell>
          <table:table-cell table:formula="of:=IF([.N39]=&quot;x&quot;;&quot;x&quot;;IF([.N39]=&quot;-&quot;;&quot;-&quot;;&quot;&quot;))">
            <text:p/>
          </table:table-cell>
          <table:table-cell table:formula="of:=IF([.O39]=&quot;x&quot;;&quot;x&quot;;IF([.O39]=&quot;-&quot;;&quot;-&quot;;&quot;&quot;))">
            <text:p/>
          </table:table-cell>
          <table:table-cell table:formula="of:=IF([.P39]=&quot;x&quot;;&quot;x&quot;;IF([.P39]=&quot;-&quot;;&quot;-&quot;;&quot;&quot;))" office:value-type="string" office:string-value="x" calcext:value-type="string">
            <text:p>x</text:p>
          </table:table-cell>
          <table:table-cell table:formula="of:=IF([.Q39]=&quot;x&quot;;&quot;x&quot;;IF([.Q39]=&quot;-&quot;;&quot;-&quot;;&quot;&quot;))">
            <text:p/>
          </table:table-cell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80" calcext:value-type="float">
            <text:p>78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0]=&quot;x&quot;;&quot;x&quot;;IF([.M40]=&quot;-&quot;;&quot;-&quot;;&quot;&quot;))">
            <text:p/>
          </table:table-cell>
          <table:table-cell table:formula="of:=IF([.N40]=&quot;x&quot;;&quot;x&quot;;IF([.N40]=&quot;-&quot;;&quot;-&quot;;&quot;&quot;))">
            <text:p/>
          </table:table-cell>
          <table:table-cell table:formula="of:=IF([.O40]=&quot;x&quot;;&quot;x&quot;;IF([.O40]=&quot;-&quot;;&quot;-&quot;;&quot;&quot;))">
            <text:p/>
          </table:table-cell>
          <table:table-cell table:formula="of:=IF([.P40]=&quot;x&quot;;&quot;x&quot;;IF([.P40]=&quot;-&quot;;&quot;-&quot;;&quot;&quot;))" office:value-type="string" office:string-value="x" calcext:value-type="string">
            <text:p>x</text:p>
          </table:table-cell>
          <table:table-cell table:formula="of:=IF([.Q40]=&quot;x&quot;;&quot;x&quot;;IF([.Q40]=&quot;-&quot;;&quot;-&quot;;&quot;&quot;))">
            <text:p/>
          </table:table-cell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0" calcext:value-type="float">
            <text:p>80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1]=&quot;x&quot;;&quot;x&quot;;IF([.M41]=&quot;-&quot;;&quot;-&quot;;&quot;&quot;))">
            <text:p/>
          </table:table-cell>
          <table:table-cell table:formula="of:=IF([.N41]=&quot;x&quot;;&quot;x&quot;;IF([.N41]=&quot;-&quot;;&quot;-&quot;;&quot;&quot;))">
            <text:p/>
          </table:table-cell>
          <table:table-cell table:formula="of:=IF([.O41]=&quot;x&quot;;&quot;x&quot;;IF([.O41]=&quot;-&quot;;&quot;-&quot;;&quot;&quot;))">
            <text:p/>
          </table:table-cell>
          <table:table-cell table:formula="of:=IF([.P41]=&quot;x&quot;;&quot;x&quot;;IF([.P41]=&quot;-&quot;;&quot;-&quot;;&quot;&quot;))" office:value-type="string" office:string-value="x" calcext:value-type="string">
            <text:p>x</text:p>
          </table:table-cell>
          <table:table-cell table:formula="of:=IF([.Q41]=&quot;x&quot;;&quot;x&quot;;IF([.Q41]=&quot;-&quot;;&quot;-&quot;;&quot;&quot;))">
            <text:p/>
          </table:table-cell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20" calcext:value-type="float">
            <text:p>82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2]=&quot;x&quot;;&quot;x&quot;;IF([.M42]=&quot;-&quot;;&quot;-&quot;;&quot;&quot;))">
            <text:p/>
          </table:table-cell>
          <table:table-cell table:formula="of:=IF([.N42]=&quot;x&quot;;&quot;x&quot;;IF([.N42]=&quot;-&quot;;&quot;-&quot;;&quot;&quot;))">
            <text:p/>
          </table:table-cell>
          <table:table-cell table:formula="of:=IF([.O42]=&quot;x&quot;;&quot;x&quot;;IF([.O42]=&quot;-&quot;;&quot;-&quot;;&quot;&quot;))">
            <text:p/>
          </table:table-cell>
          <table:table-cell table:formula="of:=IF([.P42]=&quot;x&quot;;&quot;x&quot;;IF([.P42]=&quot;-&quot;;&quot;-&quot;;&quot;&quot;))" office:value-type="string" office:string-value="x" calcext:value-type="string">
            <text:p>x</text:p>
          </table:table-cell>
          <table:table-cell table:formula="of:=IF([.Q42]=&quot;x&quot;;&quot;x&quot;;IF([.Q42]=&quot;-&quot;;&quot;-&quot;;&quot;&quot;))">
            <text:p/>
          </table:table-cell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40" calcext:value-type="float">
            <text:p>84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3]=&quot;x&quot;;&quot;x&quot;;IF([.M43]=&quot;-&quot;;&quot;-&quot;;&quot;&quot;))">
            <text:p/>
          </table:table-cell>
          <table:table-cell table:formula="of:=IF([.N43]=&quot;x&quot;;&quot;x&quot;;IF([.N43]=&quot;-&quot;;&quot;-&quot;;&quot;&quot;))">
            <text:p/>
          </table:table-cell>
          <table:table-cell table:formula="of:=IF([.O43]=&quot;x&quot;;&quot;x&quot;;IF([.O43]=&quot;-&quot;;&quot;-&quot;;&quot;&quot;))">
            <text:p/>
          </table:table-cell>
          <table:table-cell table:formula="of:=IF([.P43]=&quot;x&quot;;&quot;x&quot;;IF([.P43]=&quot;-&quot;;&quot;-&quot;;&quot;&quot;))" office:value-type="string" office:string-value="x" calcext:value-type="string">
            <text:p>x</text:p>
          </table:table-cell>
          <table:table-cell table:formula="of:=IF([.Q43]=&quot;x&quot;;&quot;x&quot;;IF([.Q43]=&quot;-&quot;;&quot;-&quot;;&quot;&quot;))">
            <text:p/>
          </table:table-cell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60" calcext:value-type="float">
            <text:p>86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4]=&quot;x&quot;;&quot;x&quot;;IF([.M44]=&quot;-&quot;;&quot;-&quot;;&quot;&quot;))">
            <text:p/>
          </table:table-cell>
          <table:table-cell table:formula="of:=IF([.N44]=&quot;x&quot;;&quot;x&quot;;IF([.N44]=&quot;-&quot;;&quot;-&quot;;&quot;&quot;))">
            <text:p/>
          </table:table-cell>
          <table:table-cell table:formula="of:=IF([.O44]=&quot;x&quot;;&quot;x&quot;;IF([.O44]=&quot;-&quot;;&quot;-&quot;;&quot;&quot;))">
            <text:p/>
          </table:table-cell>
          <table:table-cell table:formula="of:=IF([.P44]=&quot;x&quot;;&quot;x&quot;;IF([.P44]=&quot;-&quot;;&quot;-&quot;;&quot;&quot;))" office:value-type="string" office:string-value="x" calcext:value-type="string">
            <text:p>x</text:p>
          </table:table-cell>
          <table:table-cell table:formula="of:=IF([.Q44]=&quot;x&quot;;&quot;x&quot;;IF([.Q44]=&quot;-&quot;;&quot;-&quot;;&quot;&quot;))">
            <text:p/>
          </table:table-cell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80" calcext:value-type="float">
            <text:p>88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5]=&quot;x&quot;;&quot;x&quot;;IF([.M45]=&quot;-&quot;;&quot;-&quot;;&quot;&quot;))">
            <text:p/>
          </table:table-cell>
          <table:table-cell table:formula="of:=IF([.N45]=&quot;x&quot;;&quot;x&quot;;IF([.N45]=&quot;-&quot;;&quot;-&quot;;&quot;&quot;))">
            <text:p/>
          </table:table-cell>
          <table:table-cell table:formula="of:=IF([.O45]=&quot;x&quot;;&quot;x&quot;;IF([.O45]=&quot;-&quot;;&quot;-&quot;;&quot;&quot;))">
            <text:p/>
          </table:table-cell>
          <table:table-cell table:formula="of:=IF([.P45]=&quot;x&quot;;&quot;x&quot;;IF([.P45]=&quot;-&quot;;&quot;-&quot;;&quot;&quot;))" office:value-type="string" office:string-value="x" calcext:value-type="string">
            <text:p>x</text:p>
          </table:table-cell>
          <table:table-cell table:formula="of:=IF([.Q45]=&quot;x&quot;;&quot;x&quot;;IF([.Q45]=&quot;-&quot;;&quot;-&quot;;&quot;&quot;))">
            <text:p/>
          </table:table-cell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00" calcext:value-type="float">
            <text:p>90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6]=&quot;x&quot;;&quot;x&quot;;IF([.M46]=&quot;-&quot;;&quot;-&quot;;&quot;&quot;))">
            <text:p/>
          </table:table-cell>
          <table:table-cell table:formula="of:=IF([.N46]=&quot;x&quot;;&quot;x&quot;;IF([.N46]=&quot;-&quot;;&quot;-&quot;;&quot;&quot;))">
            <text:p/>
          </table:table-cell>
          <table:table-cell table:formula="of:=IF([.O46]=&quot;x&quot;;&quot;x&quot;;IF([.O46]=&quot;-&quot;;&quot;-&quot;;&quot;&quot;))">
            <text:p/>
          </table:table-cell>
          <table:table-cell table:formula="of:=IF([.P46]=&quot;x&quot;;&quot;x&quot;;IF([.P46]=&quot;-&quot;;&quot;-&quot;;&quot;&quot;))" office:value-type="string" office:string-value="x" calcext:value-type="string">
            <text:p>x</text:p>
          </table:table-cell>
          <table:table-cell table:formula="of:=IF([.Q46]=&quot;x&quot;;&quot;x&quot;;IF([.Q46]=&quot;-&quot;;&quot;-&quot;;&quot;&quot;))">
            <text:p/>
          </table:table-cell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20" calcext:value-type="float">
            <text:p>92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7]=&quot;x&quot;;&quot;x&quot;;IF([.M47]=&quot;-&quot;;&quot;-&quot;;&quot;&quot;))">
            <text:p/>
          </table:table-cell>
          <table:table-cell table:formula="of:=IF([.N47]=&quot;x&quot;;&quot;x&quot;;IF([.N47]=&quot;-&quot;;&quot;-&quot;;&quot;&quot;))">
            <text:p/>
          </table:table-cell>
          <table:table-cell table:formula="of:=IF([.O47]=&quot;x&quot;;&quot;x&quot;;IF([.O47]=&quot;-&quot;;&quot;-&quot;;&quot;&quot;))">
            <text:p/>
          </table:table-cell>
          <table:table-cell table:formula="of:=IF([.P47]=&quot;x&quot;;&quot;x&quot;;IF([.P47]=&quot;-&quot;;&quot;-&quot;;&quot;&quot;))" office:value-type="string" office:string-value="x" calcext:value-type="string">
            <text:p>x</text:p>
          </table:table-cell>
          <table:table-cell table:formula="of:=IF([.Q47]=&quot;x&quot;;&quot;x&quot;;IF([.Q47]=&quot;-&quot;;&quot;-&quot;;&quot;&quot;))">
            <text:p/>
          </table:table-cell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40" calcext:value-type="float">
            <text:p>94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8]=&quot;x&quot;;&quot;x&quot;;IF([.M48]=&quot;-&quot;;&quot;-&quot;;&quot;&quot;))">
            <text:p/>
          </table:table-cell>
          <table:table-cell table:formula="of:=IF([.N48]=&quot;x&quot;;&quot;x&quot;;IF([.N48]=&quot;-&quot;;&quot;-&quot;;&quot;&quot;))">
            <text:p/>
          </table:table-cell>
          <table:table-cell table:formula="of:=IF([.O48]=&quot;x&quot;;&quot;x&quot;;IF([.O48]=&quot;-&quot;;&quot;-&quot;;&quot;&quot;))">
            <text:p/>
          </table:table-cell>
          <table:table-cell table:formula="of:=IF([.P48]=&quot;x&quot;;&quot;x&quot;;IF([.P48]=&quot;-&quot;;&quot;-&quot;;&quot;&quot;))" office:value-type="string" office:string-value="x" calcext:value-type="string">
            <text:p>x</text:p>
          </table:table-cell>
          <table:table-cell table:formula="of:=IF([.Q48]=&quot;x&quot;;&quot;x&quot;;IF([.Q48]=&quot;-&quot;;&quot;-&quot;;&quot;&quot;))">
            <text:p/>
          </table:table-cell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60" calcext:value-type="float">
            <text:p>96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9]=&quot;x&quot;;&quot;x&quot;;IF([.M49]=&quot;-&quot;;&quot;-&quot;;&quot;&quot;))">
            <text:p/>
          </table:table-cell>
          <table:table-cell table:formula="of:=IF([.N49]=&quot;x&quot;;&quot;x&quot;;IF([.N49]=&quot;-&quot;;&quot;-&quot;;&quot;&quot;))">
            <text:p/>
          </table:table-cell>
          <table:table-cell table:formula="of:=IF([.O49]=&quot;x&quot;;&quot;x&quot;;IF([.O49]=&quot;-&quot;;&quot;-&quot;;&quot;&quot;))">
            <text:p/>
          </table:table-cell>
          <table:table-cell table:formula="of:=IF([.P49]=&quot;x&quot;;&quot;x&quot;;IF([.P49]=&quot;-&quot;;&quot;-&quot;;&quot;&quot;))" office:value-type="string" office:string-value="x" calcext:value-type="string">
            <text:p>x</text:p>
          </table:table-cell>
          <table:table-cell table:formula="of:=IF([.Q49]=&quot;x&quot;;&quot;x&quot;;IF([.Q49]=&quot;-&quot;;&quot;-&quot;;&quot;&quot;))">
            <text:p/>
          </table:table-cell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80" calcext:value-type="float">
            <text:p>9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0]=&quot;x&quot;;&quot;x&quot;;IF([.M50]=&quot;-&quot;;&quot;-&quot;;&quot;&quot;))">
            <text:p/>
          </table:table-cell>
          <table:table-cell table:formula="of:=IF([.N50]=&quot;x&quot;;&quot;x&quot;;IF([.N50]=&quot;-&quot;;&quot;-&quot;;&quot;&quot;))">
            <text:p/>
          </table:table-cell>
          <table:table-cell table:formula="of:=IF([.O50]=&quot;x&quot;;&quot;x&quot;;IF([.O50]=&quot;-&quot;;&quot;-&quot;;&quot;&quot;))">
            <text:p/>
          </table:table-cell>
          <table:table-cell table:formula="of:=IF([.P50]=&quot;x&quot;;&quot;x&quot;;IF([.P50]=&quot;-&quot;;&quot;-&quot;;&quot;&quot;))">
            <text:p/>
          </table:table-cell>
          <table:table-cell table:formula="of:=IF([.Q50]=&quot;x&quot;;&quot;x&quot;;IF([.Q50]=&quot;-&quot;;&quot;-&quot;;&quot;&quot;))" office:value-type="string" office:string-value="x" calcext:value-type="string">
            <text:p>x</text:p>
          </table:table-cell>
          <table:table-cell table:formula="of:=IF([.R50]=&quot;x&quot;;&quot;x&quot;;IF([.R50]=&quot;-&quot;;&quot;-&quot;;&quot;&quot;))">
            <text:p/>
          </table:table-cell>
          <table:table-cell table:formula="of:=IF([.S50]=&quot;x&quot;;&quot;x&quot;;IF([.S50]=&quot;-&quot;;&quot;-&quot;;&quot;&quot;))">
            <text:p/>
          </table:table-cell>
          <table:table-cell table:formula="of:=IF([.T50]=&quot;x&quot;;&quot;x&quot;;IF([.T50]=&quot;-&quot;;&quot;-&quot;;&quot;&quot;))">
            <text:p/>
          </table:table-cell>
          <table:table-cell table:formula="of:=IF([.U50]=&quot;x&quot;;&quot;x&quot;;IF([.U50]=&quot;-&quot;;&quot;-&quot;;&quot;&quot;))">
            <text:p/>
          </table:table-cell>
          <table:table-cell table:formula="of:=IF([.V50]=&quot;x&quot;;&quot;x&quot;;IF([.V50]=&quot;-&quot;;&quot;-&quot;;&quot;&quot;))">
            <text:p/>
          </table:table-cell>
          <table:table-cell table:formula="of:=IF([.W50]=&quot;x&quot;;&quot;x&quot;;IF([.W50]=&quot;-&quot;;&quot;-&quot;;&quot;&quot;))">
            <text:p/>
          </table:table-cell>
          <table:table-cell table:formula="of:=IF([.X50]=&quot;x&quot;;&quot;x&quot;;IF([.X50]=&quot;-&quot;;&quot;-&quot;;&quot;&quot;))">
            <text:p/>
          </table:table-cell>
          <table:table-cell table:formula="of:=IF([.Y50]=&quot;x&quot;;&quot;x&quot;;IF([.Y50]=&quot;-&quot;;&quot;-&quot;;&quot;&quot;))">
            <text:p/>
          </table:table-cell>
          <table:table-cell table:formula="of:=IF([.Z50]=&quot;x&quot;;&quot;x&quot;;IF([.Z50]=&quot;-&quot;;&quot;-&quot;;&quot;&quot;))">
            <text:p/>
          </table:table-cell>
          <table:table-cell table:formula="of:=IF([.AA50]=&quot;x&quot;;&quot;x&quot;;IF([.AA50]=&quot;-&quot;;&quot;-&quot;;&quot;&quot;))">
            <text:p/>
          </table:table-cell>
          <table:table-cell table:formula="of:=IF([.AB50]=&quot;x&quot;;&quot;x&quot;;IF([.AB50]=&quot;-&quot;;&quot;-&quot;;&quot;&quot;))">
            <text:p/>
          </table:table-cell>
          <table:table-cell table:formula="of:=IF([.AC50]=&quot;x&quot;;&quot;x&quot;;IF([.AC50]=&quot;-&quot;;&quot;-&quot;;&quot;&quot;))">
            <text:p/>
          </table:table-cell>
          <table:table-cell table:formula="of:=IF([.AD50]=&quot;x&quot;;&quot;x&quot;;IF([.AD50]=&quot;-&quot;;&quot;-&quot;;&quot;&quot;))">
            <text:p/>
          </table:table-cell>
          <table:table-cell table:formula="of:=IF([.AE50]=&quot;x&quot;;&quot;x&quot;;IF([.AE50]=&quot;-&quot;;&quot;-&quot;;&quot;&quot;))">
            <text:p/>
          </table:table-cell>
          <table:table-cell table:formula="of:=IF([.AF50]=&quot;x&quot;;&quot;x&quot;;IF([.AF50]=&quot;-&quot;;&quot;-&quot;;&quot;&quot;))">
            <text:p/>
          </table:table-cell>
          <table:table-cell table:formula="of:=IF([.AG50]=&quot;x&quot;;&quot;x&quot;;IF([.AG50]=&quot;-&quot;;&quot;-&quot;;&quot;&quot;))">
            <text:p/>
          </table:table-cell>
          <table:table-cell table:formula="of:=IF([.AH50]=&quot;x&quot;;&quot;x&quot;;IF([.AH50]=&quot;-&quot;;&quot;-&quot;;&quot;&quot;))">
            <text:p/>
          </table:table-cell>
          <table:table-cell table:formula="of:=IF([.AI50]=&quot;x&quot;;&quot;x&quot;;IF([.AI50]=&quot;-&quot;;&quot;-&quot;;&quot;&quot;))">
            <text:p/>
          </table:table-cell>
          <table:table-cell table:formula="of:=IF([.AJ50]=&quot;x&quot;;&quot;x&quot;;IF([.AJ5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00" calcext:value-type="float">
            <text:p>10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1]=&quot;x&quot;;&quot;x&quot;;IF([.M51]=&quot;-&quot;;&quot;-&quot;;&quot;&quot;))">
            <text:p/>
          </table:table-cell>
          <table:table-cell table:formula="of:=IF([.N51]=&quot;x&quot;;&quot;x&quot;;IF([.N51]=&quot;-&quot;;&quot;-&quot;;&quot;&quot;))">
            <text:p/>
          </table:table-cell>
          <table:table-cell table:formula="of:=IF([.O51]=&quot;x&quot;;&quot;x&quot;;IF([.O51]=&quot;-&quot;;&quot;-&quot;;&quot;&quot;))">
            <text:p/>
          </table:table-cell>
          <table:table-cell table:formula="of:=IF([.P51]=&quot;x&quot;;&quot;x&quot;;IF([.P51]=&quot;-&quot;;&quot;-&quot;;&quot;&quot;))">
            <text:p/>
          </table:table-cell>
          <table:table-cell table:formula="of:=IF([.Q51]=&quot;x&quot;;&quot;x&quot;;IF([.Q51]=&quot;-&quot;;&quot;-&quot;;&quot;&quot;))" office:value-type="string" office:string-value="x" calcext:value-type="string">
            <text:p>x</text:p>
          </table:table-cell>
          <table:table-cell table:formula="of:=IF([.R51]=&quot;x&quot;;&quot;x&quot;;IF([.R51]=&quot;-&quot;;&quot;-&quot;;&quot;&quot;))">
            <text:p/>
          </table:table-cell>
          <table:table-cell table:formula="of:=IF([.S51]=&quot;x&quot;;&quot;x&quot;;IF([.S51]=&quot;-&quot;;&quot;-&quot;;&quot;&quot;))">
            <text:p/>
          </table:table-cell>
          <table:table-cell table:formula="of:=IF([.T51]=&quot;x&quot;;&quot;x&quot;;IF([.T51]=&quot;-&quot;;&quot;-&quot;;&quot;&quot;))">
            <text:p/>
          </table:table-cell>
          <table:table-cell table:formula="of:=IF([.U51]=&quot;x&quot;;&quot;x&quot;;IF([.U51]=&quot;-&quot;;&quot;-&quot;;&quot;&quot;))">
            <text:p/>
          </table:table-cell>
          <table:table-cell table:formula="of:=IF([.V51]=&quot;x&quot;;&quot;x&quot;;IF([.V51]=&quot;-&quot;;&quot;-&quot;;&quot;&quot;))">
            <text:p/>
          </table:table-cell>
          <table:table-cell table:formula="of:=IF([.W51]=&quot;x&quot;;&quot;x&quot;;IF([.W51]=&quot;-&quot;;&quot;-&quot;;&quot;&quot;))">
            <text:p/>
          </table:table-cell>
          <table:table-cell table:formula="of:=IF([.X51]=&quot;x&quot;;&quot;x&quot;;IF([.X51]=&quot;-&quot;;&quot;-&quot;;&quot;&quot;))">
            <text:p/>
          </table:table-cell>
          <table:table-cell table:formula="of:=IF([.Y51]=&quot;x&quot;;&quot;x&quot;;IF([.Y51]=&quot;-&quot;;&quot;-&quot;;&quot;&quot;))">
            <text:p/>
          </table:table-cell>
          <table:table-cell table:formula="of:=IF([.Z51]=&quot;x&quot;;&quot;x&quot;;IF([.Z51]=&quot;-&quot;;&quot;-&quot;;&quot;&quot;))">
            <text:p/>
          </table:table-cell>
          <table:table-cell table:formula="of:=IF([.AA51]=&quot;x&quot;;&quot;x&quot;;IF([.AA51]=&quot;-&quot;;&quot;-&quot;;&quot;&quot;))">
            <text:p/>
          </table:table-cell>
          <table:table-cell table:formula="of:=IF([.AB51]=&quot;x&quot;;&quot;x&quot;;IF([.AB51]=&quot;-&quot;;&quot;-&quot;;&quot;&quot;))">
            <text:p/>
          </table:table-cell>
          <table:table-cell table:formula="of:=IF([.AC51]=&quot;x&quot;;&quot;x&quot;;IF([.AC51]=&quot;-&quot;;&quot;-&quot;;&quot;&quot;))">
            <text:p/>
          </table:table-cell>
          <table:table-cell table:formula="of:=IF([.AD51]=&quot;x&quot;;&quot;x&quot;;IF([.AD51]=&quot;-&quot;;&quot;-&quot;;&quot;&quot;))">
            <text:p/>
          </table:table-cell>
          <table:table-cell table:formula="of:=IF([.AE51]=&quot;x&quot;;&quot;x&quot;;IF([.AE51]=&quot;-&quot;;&quot;-&quot;;&quot;&quot;))">
            <text:p/>
          </table:table-cell>
          <table:table-cell table:formula="of:=IF([.AF51]=&quot;x&quot;;&quot;x&quot;;IF([.AF51]=&quot;-&quot;;&quot;-&quot;;&quot;&quot;))">
            <text:p/>
          </table:table-cell>
          <table:table-cell table:formula="of:=IF([.AG51]=&quot;x&quot;;&quot;x&quot;;IF([.AG51]=&quot;-&quot;;&quot;-&quot;;&quot;&quot;))">
            <text:p/>
          </table:table-cell>
          <table:table-cell table:formula="of:=IF([.AH51]=&quot;x&quot;;&quot;x&quot;;IF([.AH51]=&quot;-&quot;;&quot;-&quot;;&quot;&quot;))">
            <text:p/>
          </table:table-cell>
          <table:table-cell table:formula="of:=IF([.AI51]=&quot;x&quot;;&quot;x&quot;;IF([.AI51]=&quot;-&quot;;&quot;-&quot;;&quot;&quot;))">
            <text:p/>
          </table:table-cell>
          <table:table-cell table:formula="of:=IF([.AJ51]=&quot;x&quot;;&quot;x&quot;;IF([.AJ5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20" calcext:value-type="float">
            <text:p>10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2]=&quot;x&quot;;&quot;x&quot;;IF([.M52]=&quot;-&quot;;&quot;-&quot;;&quot;&quot;))">
            <text:p/>
          </table:table-cell>
          <table:table-cell table:formula="of:=IF([.N52]=&quot;x&quot;;&quot;x&quot;;IF([.N52]=&quot;-&quot;;&quot;-&quot;;&quot;&quot;))">
            <text:p/>
          </table:table-cell>
          <table:table-cell table:formula="of:=IF([.O52]=&quot;x&quot;;&quot;x&quot;;IF([.O52]=&quot;-&quot;;&quot;-&quot;;&quot;&quot;))">
            <text:p/>
          </table:table-cell>
          <table:table-cell table:formula="of:=IF([.P52]=&quot;x&quot;;&quot;x&quot;;IF([.P52]=&quot;-&quot;;&quot;-&quot;;&quot;&quot;))">
            <text:p/>
          </table:table-cell>
          <table:table-cell table:formula="of:=IF([.Q52]=&quot;x&quot;;&quot;x&quot;;IF([.Q52]=&quot;-&quot;;&quot;-&quot;;&quot;&quot;))" office:value-type="string" office:string-value="x" calcext:value-type="string">
            <text:p>x</text:p>
          </table:table-cell>
          <table:table-cell table:formula="of:=IF([.R52]=&quot;x&quot;;&quot;x&quot;;IF([.R52]=&quot;-&quot;;&quot;-&quot;;&quot;&quot;))">
            <text:p/>
          </table:table-cell>
          <table:table-cell table:formula="of:=IF([.S52]=&quot;x&quot;;&quot;x&quot;;IF([.S52]=&quot;-&quot;;&quot;-&quot;;&quot;&quot;))">
            <text:p/>
          </table:table-cell>
          <table:table-cell table:formula="of:=IF([.T52]=&quot;x&quot;;&quot;x&quot;;IF([.T52]=&quot;-&quot;;&quot;-&quot;;&quot;&quot;))">
            <text:p/>
          </table:table-cell>
          <table:table-cell table:formula="of:=IF([.U52]=&quot;x&quot;;&quot;x&quot;;IF([.U52]=&quot;-&quot;;&quot;-&quot;;&quot;&quot;))">
            <text:p/>
          </table:table-cell>
          <table:table-cell table:formula="of:=IF([.V52]=&quot;x&quot;;&quot;x&quot;;IF([.V52]=&quot;-&quot;;&quot;-&quot;;&quot;&quot;))">
            <text:p/>
          </table:table-cell>
          <table:table-cell table:formula="of:=IF([.W52]=&quot;x&quot;;&quot;x&quot;;IF([.W52]=&quot;-&quot;;&quot;-&quot;;&quot;&quot;))">
            <text:p/>
          </table:table-cell>
          <table:table-cell table:formula="of:=IF([.X52]=&quot;x&quot;;&quot;x&quot;;IF([.X52]=&quot;-&quot;;&quot;-&quot;;&quot;&quot;))">
            <text:p/>
          </table:table-cell>
          <table:table-cell table:formula="of:=IF([.Y52]=&quot;x&quot;;&quot;x&quot;;IF([.Y52]=&quot;-&quot;;&quot;-&quot;;&quot;&quot;))">
            <text:p/>
          </table:table-cell>
          <table:table-cell table:formula="of:=IF([.Z52]=&quot;x&quot;;&quot;x&quot;;IF([.Z52]=&quot;-&quot;;&quot;-&quot;;&quot;&quot;))">
            <text:p/>
          </table:table-cell>
          <table:table-cell table:formula="of:=IF([.AA52]=&quot;x&quot;;&quot;x&quot;;IF([.AA52]=&quot;-&quot;;&quot;-&quot;;&quot;&quot;))">
            <text:p/>
          </table:table-cell>
          <table:table-cell table:formula="of:=IF([.AB52]=&quot;x&quot;;&quot;x&quot;;IF([.AB52]=&quot;-&quot;;&quot;-&quot;;&quot;&quot;))">
            <text:p/>
          </table:table-cell>
          <table:table-cell table:formula="of:=IF([.AC52]=&quot;x&quot;;&quot;x&quot;;IF([.AC52]=&quot;-&quot;;&quot;-&quot;;&quot;&quot;))">
            <text:p/>
          </table:table-cell>
          <table:table-cell table:formula="of:=IF([.AD52]=&quot;x&quot;;&quot;x&quot;;IF([.AD52]=&quot;-&quot;;&quot;-&quot;;&quot;&quot;))">
            <text:p/>
          </table:table-cell>
          <table:table-cell table:formula="of:=IF([.AE52]=&quot;x&quot;;&quot;x&quot;;IF([.AE52]=&quot;-&quot;;&quot;-&quot;;&quot;&quot;))">
            <text:p/>
          </table:table-cell>
          <table:table-cell table:formula="of:=IF([.AF52]=&quot;x&quot;;&quot;x&quot;;IF([.AF52]=&quot;-&quot;;&quot;-&quot;;&quot;&quot;))">
            <text:p/>
          </table:table-cell>
          <table:table-cell table:formula="of:=IF([.AG52]=&quot;x&quot;;&quot;x&quot;;IF([.AG52]=&quot;-&quot;;&quot;-&quot;;&quot;&quot;))">
            <text:p/>
          </table:table-cell>
          <table:table-cell table:formula="of:=IF([.AH52]=&quot;x&quot;;&quot;x&quot;;IF([.AH52]=&quot;-&quot;;&quot;-&quot;;&quot;&quot;))">
            <text:p/>
          </table:table-cell>
          <table:table-cell table:formula="of:=IF([.AI52]=&quot;x&quot;;&quot;x&quot;;IF([.AI52]=&quot;-&quot;;&quot;-&quot;;&quot;&quot;))">
            <text:p/>
          </table:table-cell>
          <table:table-cell table:formula="of:=IF([.AJ52]=&quot;x&quot;;&quot;x&quot;;IF([.AJ5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40" calcext:value-type="float">
            <text:p>10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3]=&quot;x&quot;;&quot;x&quot;;IF([.M53]=&quot;-&quot;;&quot;-&quot;;&quot;&quot;))">
            <text:p/>
          </table:table-cell>
          <table:table-cell table:formula="of:=IF([.N53]=&quot;x&quot;;&quot;x&quot;;IF([.N53]=&quot;-&quot;;&quot;-&quot;;&quot;&quot;))">
            <text:p/>
          </table:table-cell>
          <table:table-cell table:formula="of:=IF([.O53]=&quot;x&quot;;&quot;x&quot;;IF([.O53]=&quot;-&quot;;&quot;-&quot;;&quot;&quot;))">
            <text:p/>
          </table:table-cell>
          <table:table-cell table:formula="of:=IF([.P53]=&quot;x&quot;;&quot;x&quot;;IF([.P53]=&quot;-&quot;;&quot;-&quot;;&quot;&quot;))">
            <text:p/>
          </table:table-cell>
          <table:table-cell table:formula="of:=IF([.Q53]=&quot;x&quot;;&quot;x&quot;;IF([.Q53]=&quot;-&quot;;&quot;-&quot;;&quot;&quot;))" office:value-type="string" office:string-value="x" calcext:value-type="string">
            <text:p>x</text:p>
          </table:table-cell>
          <table:table-cell table:formula="of:=IF([.R53]=&quot;x&quot;;&quot;x&quot;;IF([.R53]=&quot;-&quot;;&quot;-&quot;;&quot;&quot;))">
            <text:p/>
          </table:table-cell>
          <table:table-cell table:formula="of:=IF([.S53]=&quot;x&quot;;&quot;x&quot;;IF([.S53]=&quot;-&quot;;&quot;-&quot;;&quot;&quot;))">
            <text:p/>
          </table:table-cell>
          <table:table-cell table:formula="of:=IF([.T53]=&quot;x&quot;;&quot;x&quot;;IF([.T53]=&quot;-&quot;;&quot;-&quot;;&quot;&quot;))">
            <text:p/>
          </table:table-cell>
          <table:table-cell table:formula="of:=IF([.U53]=&quot;x&quot;;&quot;x&quot;;IF([.U53]=&quot;-&quot;;&quot;-&quot;;&quot;&quot;))">
            <text:p/>
          </table:table-cell>
          <table:table-cell table:formula="of:=IF([.V53]=&quot;x&quot;;&quot;x&quot;;IF([.V53]=&quot;-&quot;;&quot;-&quot;;&quot;&quot;))">
            <text:p/>
          </table:table-cell>
          <table:table-cell table:formula="of:=IF([.W53]=&quot;x&quot;;&quot;x&quot;;IF([.W53]=&quot;-&quot;;&quot;-&quot;;&quot;&quot;))">
            <text:p/>
          </table:table-cell>
          <table:table-cell table:formula="of:=IF([.X53]=&quot;x&quot;;&quot;x&quot;;IF([.X53]=&quot;-&quot;;&quot;-&quot;;&quot;&quot;))">
            <text:p/>
          </table:table-cell>
          <table:table-cell table:formula="of:=IF([.Y53]=&quot;x&quot;;&quot;x&quot;;IF([.Y53]=&quot;-&quot;;&quot;-&quot;;&quot;&quot;))">
            <text:p/>
          </table:table-cell>
          <table:table-cell table:formula="of:=IF([.Z53]=&quot;x&quot;;&quot;x&quot;;IF([.Z53]=&quot;-&quot;;&quot;-&quot;;&quot;&quot;))">
            <text:p/>
          </table:table-cell>
          <table:table-cell table:formula="of:=IF([.AA53]=&quot;x&quot;;&quot;x&quot;;IF([.AA53]=&quot;-&quot;;&quot;-&quot;;&quot;&quot;))">
            <text:p/>
          </table:table-cell>
          <table:table-cell table:formula="of:=IF([.AB53]=&quot;x&quot;;&quot;x&quot;;IF([.AB53]=&quot;-&quot;;&quot;-&quot;;&quot;&quot;))">
            <text:p/>
          </table:table-cell>
          <table:table-cell table:formula="of:=IF([.AC53]=&quot;x&quot;;&quot;x&quot;;IF([.AC53]=&quot;-&quot;;&quot;-&quot;;&quot;&quot;))">
            <text:p/>
          </table:table-cell>
          <table:table-cell table:formula="of:=IF([.AD53]=&quot;x&quot;;&quot;x&quot;;IF([.AD53]=&quot;-&quot;;&quot;-&quot;;&quot;&quot;))">
            <text:p/>
          </table:table-cell>
          <table:table-cell table:formula="of:=IF([.AE53]=&quot;x&quot;;&quot;x&quot;;IF([.AE53]=&quot;-&quot;;&quot;-&quot;;&quot;&quot;))">
            <text:p/>
          </table:table-cell>
          <table:table-cell table:formula="of:=IF([.AF53]=&quot;x&quot;;&quot;x&quot;;IF([.AF53]=&quot;-&quot;;&quot;-&quot;;&quot;&quot;))">
            <text:p/>
          </table:table-cell>
          <table:table-cell table:formula="of:=IF([.AG53]=&quot;x&quot;;&quot;x&quot;;IF([.AG53]=&quot;-&quot;;&quot;-&quot;;&quot;&quot;))">
            <text:p/>
          </table:table-cell>
          <table:table-cell table:formula="of:=IF([.AH53]=&quot;x&quot;;&quot;x&quot;;IF([.AH53]=&quot;-&quot;;&quot;-&quot;;&quot;&quot;))">
            <text:p/>
          </table:table-cell>
          <table:table-cell table:formula="of:=IF([.AI53]=&quot;x&quot;;&quot;x&quot;;IF([.AI53]=&quot;-&quot;;&quot;-&quot;;&quot;&quot;))">
            <text:p/>
          </table:table-cell>
          <table:table-cell table:formula="of:=IF([.AJ53]=&quot;x&quot;;&quot;x&quot;;IF([.AJ5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60" calcext:value-type="float">
            <text:p>10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4]=&quot;x&quot;;&quot;x&quot;;IF([.M54]=&quot;-&quot;;&quot;-&quot;;&quot;&quot;))">
            <text:p/>
          </table:table-cell>
          <table:table-cell table:formula="of:=IF([.N54]=&quot;x&quot;;&quot;x&quot;;IF([.N54]=&quot;-&quot;;&quot;-&quot;;&quot;&quot;))">
            <text:p/>
          </table:table-cell>
          <table:table-cell table:formula="of:=IF([.O54]=&quot;x&quot;;&quot;x&quot;;IF([.O54]=&quot;-&quot;;&quot;-&quot;;&quot;&quot;))">
            <text:p/>
          </table:table-cell>
          <table:table-cell table:formula="of:=IF([.P54]=&quot;x&quot;;&quot;x&quot;;IF([.P54]=&quot;-&quot;;&quot;-&quot;;&quot;&quot;))">
            <text:p/>
          </table:table-cell>
          <table:table-cell table:formula="of:=IF([.Q54]=&quot;x&quot;;&quot;x&quot;;IF([.Q54]=&quot;-&quot;;&quot;-&quot;;&quot;&quot;))" office:value-type="string" office:string-value="x" calcext:value-type="string">
            <text:p>x</text:p>
          </table:table-cell>
          <table:table-cell table:formula="of:=IF([.R54]=&quot;x&quot;;&quot;x&quot;;IF([.R54]=&quot;-&quot;;&quot;-&quot;;&quot;&quot;))">
            <text:p/>
          </table:table-cell>
          <table:table-cell table:formula="of:=IF([.S54]=&quot;x&quot;;&quot;x&quot;;IF([.S54]=&quot;-&quot;;&quot;-&quot;;&quot;&quot;))">
            <text:p/>
          </table:table-cell>
          <table:table-cell table:formula="of:=IF([.T54]=&quot;x&quot;;&quot;x&quot;;IF([.T54]=&quot;-&quot;;&quot;-&quot;;&quot;&quot;))">
            <text:p/>
          </table:table-cell>
          <table:table-cell table:formula="of:=IF([.U54]=&quot;x&quot;;&quot;x&quot;;IF([.U54]=&quot;-&quot;;&quot;-&quot;;&quot;&quot;))">
            <text:p/>
          </table:table-cell>
          <table:table-cell table:formula="of:=IF([.V54]=&quot;x&quot;;&quot;x&quot;;IF([.V54]=&quot;-&quot;;&quot;-&quot;;&quot;&quot;))">
            <text:p/>
          </table:table-cell>
          <table:table-cell table:formula="of:=IF([.W54]=&quot;x&quot;;&quot;x&quot;;IF([.W54]=&quot;-&quot;;&quot;-&quot;;&quot;&quot;))">
            <text:p/>
          </table:table-cell>
          <table:table-cell table:formula="of:=IF([.X54]=&quot;x&quot;;&quot;x&quot;;IF([.X54]=&quot;-&quot;;&quot;-&quot;;&quot;&quot;))">
            <text:p/>
          </table:table-cell>
          <table:table-cell table:formula="of:=IF([.Y54]=&quot;x&quot;;&quot;x&quot;;IF([.Y54]=&quot;-&quot;;&quot;-&quot;;&quot;&quot;))">
            <text:p/>
          </table:table-cell>
          <table:table-cell table:formula="of:=IF([.Z54]=&quot;x&quot;;&quot;x&quot;;IF([.Z54]=&quot;-&quot;;&quot;-&quot;;&quot;&quot;))">
            <text:p/>
          </table:table-cell>
          <table:table-cell table:formula="of:=IF([.AA54]=&quot;x&quot;;&quot;x&quot;;IF([.AA54]=&quot;-&quot;;&quot;-&quot;;&quot;&quot;))">
            <text:p/>
          </table:table-cell>
          <table:table-cell table:formula="of:=IF([.AB54]=&quot;x&quot;;&quot;x&quot;;IF([.AB54]=&quot;-&quot;;&quot;-&quot;;&quot;&quot;))">
            <text:p/>
          </table:table-cell>
          <table:table-cell table:formula="of:=IF([.AC54]=&quot;x&quot;;&quot;x&quot;;IF([.AC54]=&quot;-&quot;;&quot;-&quot;;&quot;&quot;))">
            <text:p/>
          </table:table-cell>
          <table:table-cell table:formula="of:=IF([.AD54]=&quot;x&quot;;&quot;x&quot;;IF([.AD54]=&quot;-&quot;;&quot;-&quot;;&quot;&quot;))">
            <text:p/>
          </table:table-cell>
          <table:table-cell table:formula="of:=IF([.AE54]=&quot;x&quot;;&quot;x&quot;;IF([.AE54]=&quot;-&quot;;&quot;-&quot;;&quot;&quot;))">
            <text:p/>
          </table:table-cell>
          <table:table-cell table:formula="of:=IF([.AF54]=&quot;x&quot;;&quot;x&quot;;IF([.AF54]=&quot;-&quot;;&quot;-&quot;;&quot;&quot;))">
            <text:p/>
          </table:table-cell>
          <table:table-cell table:formula="of:=IF([.AG54]=&quot;x&quot;;&quot;x&quot;;IF([.AG54]=&quot;-&quot;;&quot;-&quot;;&quot;&quot;))">
            <text:p/>
          </table:table-cell>
          <table:table-cell table:formula="of:=IF([.AH54]=&quot;x&quot;;&quot;x&quot;;IF([.AH54]=&quot;-&quot;;&quot;-&quot;;&quot;&quot;))">
            <text:p/>
          </table:table-cell>
          <table:table-cell table:formula="of:=IF([.AI54]=&quot;x&quot;;&quot;x&quot;;IF([.AI54]=&quot;-&quot;;&quot;-&quot;;&quot;&quot;))">
            <text:p/>
          </table:table-cell>
          <table:table-cell table:formula="of:=IF([.AJ54]=&quot;x&quot;;&quot;x&quot;;IF([.AJ5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80" calcext:value-type="float">
            <text:p>10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5]=&quot;x&quot;;&quot;x&quot;;IF([.M55]=&quot;-&quot;;&quot;-&quot;;&quot;&quot;))">
            <text:p/>
          </table:table-cell>
          <table:table-cell table:formula="of:=IF([.N55]=&quot;x&quot;;&quot;x&quot;;IF([.N55]=&quot;-&quot;;&quot;-&quot;;&quot;&quot;))">
            <text:p/>
          </table:table-cell>
          <table:table-cell table:formula="of:=IF([.O55]=&quot;x&quot;;&quot;x&quot;;IF([.O55]=&quot;-&quot;;&quot;-&quot;;&quot;&quot;))">
            <text:p/>
          </table:table-cell>
          <table:table-cell table:formula="of:=IF([.P55]=&quot;x&quot;;&quot;x&quot;;IF([.P55]=&quot;-&quot;;&quot;-&quot;;&quot;&quot;))">
            <text:p/>
          </table:table-cell>
          <table:table-cell table:formula="of:=IF([.Q55]=&quot;x&quot;;&quot;x&quot;;IF([.Q55]=&quot;-&quot;;&quot;-&quot;;&quot;&quot;))" office:value-type="string" office:string-value="x" calcext:value-type="string">
            <text:p>x</text:p>
          </table:table-cell>
          <table:table-cell table:formula="of:=IF([.R55]=&quot;x&quot;;&quot;x&quot;;IF([.R55]=&quot;-&quot;;&quot;-&quot;;&quot;&quot;))">
            <text:p/>
          </table:table-cell>
          <table:table-cell table:formula="of:=IF([.S55]=&quot;x&quot;;&quot;x&quot;;IF([.S55]=&quot;-&quot;;&quot;-&quot;;&quot;&quot;))">
            <text:p/>
          </table:table-cell>
          <table:table-cell table:formula="of:=IF([.T55]=&quot;x&quot;;&quot;x&quot;;IF([.T55]=&quot;-&quot;;&quot;-&quot;;&quot;&quot;))">
            <text:p/>
          </table:table-cell>
          <table:table-cell table:formula="of:=IF([.U55]=&quot;x&quot;;&quot;x&quot;;IF([.U55]=&quot;-&quot;;&quot;-&quot;;&quot;&quot;))">
            <text:p/>
          </table:table-cell>
          <table:table-cell table:formula="of:=IF([.V55]=&quot;x&quot;;&quot;x&quot;;IF([.V55]=&quot;-&quot;;&quot;-&quot;;&quot;&quot;))">
            <text:p/>
          </table:table-cell>
          <table:table-cell table:formula="of:=IF([.W55]=&quot;x&quot;;&quot;x&quot;;IF([.W55]=&quot;-&quot;;&quot;-&quot;;&quot;&quot;))">
            <text:p/>
          </table:table-cell>
          <table:table-cell table:formula="of:=IF([.X55]=&quot;x&quot;;&quot;x&quot;;IF([.X55]=&quot;-&quot;;&quot;-&quot;;&quot;&quot;))">
            <text:p/>
          </table:table-cell>
          <table:table-cell table:formula="of:=IF([.Y55]=&quot;x&quot;;&quot;x&quot;;IF([.Y55]=&quot;-&quot;;&quot;-&quot;;&quot;&quot;))">
            <text:p/>
          </table:table-cell>
          <table:table-cell table:formula="of:=IF([.Z55]=&quot;x&quot;;&quot;x&quot;;IF([.Z55]=&quot;-&quot;;&quot;-&quot;;&quot;&quot;))">
            <text:p/>
          </table:table-cell>
          <table:table-cell table:formula="of:=IF([.AA55]=&quot;x&quot;;&quot;x&quot;;IF([.AA55]=&quot;-&quot;;&quot;-&quot;;&quot;&quot;))">
            <text:p/>
          </table:table-cell>
          <table:table-cell table:formula="of:=IF([.AB55]=&quot;x&quot;;&quot;x&quot;;IF([.AB55]=&quot;-&quot;;&quot;-&quot;;&quot;&quot;))">
            <text:p/>
          </table:table-cell>
          <table:table-cell table:formula="of:=IF([.AC55]=&quot;x&quot;;&quot;x&quot;;IF([.AC55]=&quot;-&quot;;&quot;-&quot;;&quot;&quot;))">
            <text:p/>
          </table:table-cell>
          <table:table-cell table:formula="of:=IF([.AD55]=&quot;x&quot;;&quot;x&quot;;IF([.AD55]=&quot;-&quot;;&quot;-&quot;;&quot;&quot;))">
            <text:p/>
          </table:table-cell>
          <table:table-cell table:formula="of:=IF([.AE55]=&quot;x&quot;;&quot;x&quot;;IF([.AE55]=&quot;-&quot;;&quot;-&quot;;&quot;&quot;))">
            <text:p/>
          </table:table-cell>
          <table:table-cell table:formula="of:=IF([.AF55]=&quot;x&quot;;&quot;x&quot;;IF([.AF55]=&quot;-&quot;;&quot;-&quot;;&quot;&quot;))">
            <text:p/>
          </table:table-cell>
          <table:table-cell table:formula="of:=IF([.AG55]=&quot;x&quot;;&quot;x&quot;;IF([.AG55]=&quot;-&quot;;&quot;-&quot;;&quot;&quot;))">
            <text:p/>
          </table:table-cell>
          <table:table-cell table:formula="of:=IF([.AH55]=&quot;x&quot;;&quot;x&quot;;IF([.AH55]=&quot;-&quot;;&quot;-&quot;;&quot;&quot;))">
            <text:p/>
          </table:table-cell>
          <table:table-cell table:formula="of:=IF([.AI55]=&quot;x&quot;;&quot;x&quot;;IF([.AI55]=&quot;-&quot;;&quot;-&quot;;&quot;&quot;))">
            <text:p/>
          </table:table-cell>
          <table:table-cell table:formula="of:=IF([.AJ55]=&quot;x&quot;;&quot;x&quot;;IF([.AJ5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00" calcext:value-type="float">
            <text:p>11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6]=&quot;x&quot;;&quot;x&quot;;IF([.M56]=&quot;-&quot;;&quot;-&quot;;&quot;&quot;))">
            <text:p/>
          </table:table-cell>
          <table:table-cell table:formula="of:=IF([.N56]=&quot;x&quot;;&quot;x&quot;;IF([.N56]=&quot;-&quot;;&quot;-&quot;;&quot;&quot;))">
            <text:p/>
          </table:table-cell>
          <table:table-cell table:formula="of:=IF([.O56]=&quot;x&quot;;&quot;x&quot;;IF([.O56]=&quot;-&quot;;&quot;-&quot;;&quot;&quot;))">
            <text:p/>
          </table:table-cell>
          <table:table-cell table:formula="of:=IF([.P56]=&quot;x&quot;;&quot;x&quot;;IF([.P56]=&quot;-&quot;;&quot;-&quot;;&quot;&quot;))">
            <text:p/>
          </table:table-cell>
          <table:table-cell table:formula="of:=IF([.Q56]=&quot;x&quot;;&quot;x&quot;;IF([.Q56]=&quot;-&quot;;&quot;-&quot;;&quot;&quot;))" office:value-type="string" office:string-value="x" calcext:value-type="string">
            <text:p>x</text:p>
          </table:table-cell>
          <table:table-cell table:formula="of:=IF([.R56]=&quot;x&quot;;&quot;x&quot;;IF([.R56]=&quot;-&quot;;&quot;-&quot;;&quot;&quot;))">
            <text:p/>
          </table:table-cell>
          <table:table-cell table:formula="of:=IF([.S56]=&quot;x&quot;;&quot;x&quot;;IF([.S56]=&quot;-&quot;;&quot;-&quot;;&quot;&quot;))">
            <text:p/>
          </table:table-cell>
          <table:table-cell table:formula="of:=IF([.T56]=&quot;x&quot;;&quot;x&quot;;IF([.T56]=&quot;-&quot;;&quot;-&quot;;&quot;&quot;))">
            <text:p/>
          </table:table-cell>
          <table:table-cell table:formula="of:=IF([.U56]=&quot;x&quot;;&quot;x&quot;;IF([.U56]=&quot;-&quot;;&quot;-&quot;;&quot;&quot;))">
            <text:p/>
          </table:table-cell>
          <table:table-cell table:formula="of:=IF([.V56]=&quot;x&quot;;&quot;x&quot;;IF([.V56]=&quot;-&quot;;&quot;-&quot;;&quot;&quot;))">
            <text:p/>
          </table:table-cell>
          <table:table-cell table:formula="of:=IF([.W56]=&quot;x&quot;;&quot;x&quot;;IF([.W56]=&quot;-&quot;;&quot;-&quot;;&quot;&quot;))">
            <text:p/>
          </table:table-cell>
          <table:table-cell table:formula="of:=IF([.X56]=&quot;x&quot;;&quot;x&quot;;IF([.X56]=&quot;-&quot;;&quot;-&quot;;&quot;&quot;))">
            <text:p/>
          </table:table-cell>
          <table:table-cell table:formula="of:=IF([.Y56]=&quot;x&quot;;&quot;x&quot;;IF([.Y56]=&quot;-&quot;;&quot;-&quot;;&quot;&quot;))">
            <text:p/>
          </table:table-cell>
          <table:table-cell table:formula="of:=IF([.Z56]=&quot;x&quot;;&quot;x&quot;;IF([.Z56]=&quot;-&quot;;&quot;-&quot;;&quot;&quot;))">
            <text:p/>
          </table:table-cell>
          <table:table-cell table:formula="of:=IF([.AA56]=&quot;x&quot;;&quot;x&quot;;IF([.AA56]=&quot;-&quot;;&quot;-&quot;;&quot;&quot;))">
            <text:p/>
          </table:table-cell>
          <table:table-cell table:formula="of:=IF([.AB56]=&quot;x&quot;;&quot;x&quot;;IF([.AB56]=&quot;-&quot;;&quot;-&quot;;&quot;&quot;))">
            <text:p/>
          </table:table-cell>
          <table:table-cell table:formula="of:=IF([.AC56]=&quot;x&quot;;&quot;x&quot;;IF([.AC56]=&quot;-&quot;;&quot;-&quot;;&quot;&quot;))">
            <text:p/>
          </table:table-cell>
          <table:table-cell table:formula="of:=IF([.AD56]=&quot;x&quot;;&quot;x&quot;;IF([.AD56]=&quot;-&quot;;&quot;-&quot;;&quot;&quot;))">
            <text:p/>
          </table:table-cell>
          <table:table-cell table:formula="of:=IF([.AE56]=&quot;x&quot;;&quot;x&quot;;IF([.AE56]=&quot;-&quot;;&quot;-&quot;;&quot;&quot;))">
            <text:p/>
          </table:table-cell>
          <table:table-cell table:formula="of:=IF([.AF56]=&quot;x&quot;;&quot;x&quot;;IF([.AF56]=&quot;-&quot;;&quot;-&quot;;&quot;&quot;))">
            <text:p/>
          </table:table-cell>
          <table:table-cell table:formula="of:=IF([.AG56]=&quot;x&quot;;&quot;x&quot;;IF([.AG56]=&quot;-&quot;;&quot;-&quot;;&quot;&quot;))">
            <text:p/>
          </table:table-cell>
          <table:table-cell table:formula="of:=IF([.AH56]=&quot;x&quot;;&quot;x&quot;;IF([.AH56]=&quot;-&quot;;&quot;-&quot;;&quot;&quot;))">
            <text:p/>
          </table:table-cell>
          <table:table-cell table:formula="of:=IF([.AI56]=&quot;x&quot;;&quot;x&quot;;IF([.AI56]=&quot;-&quot;;&quot;-&quot;;&quot;&quot;))">
            <text:p/>
          </table:table-cell>
          <table:table-cell table:formula="of:=IF([.AJ56]=&quot;x&quot;;&quot;x&quot;;IF([.AJ5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20" calcext:value-type="float">
            <text:p>11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7]=&quot;x&quot;;&quot;x&quot;;IF([.M57]=&quot;-&quot;;&quot;-&quot;;&quot;&quot;))">
            <text:p/>
          </table:table-cell>
          <table:table-cell table:formula="of:=IF([.N57]=&quot;x&quot;;&quot;x&quot;;IF([.N57]=&quot;-&quot;;&quot;-&quot;;&quot;&quot;))">
            <text:p/>
          </table:table-cell>
          <table:table-cell table:formula="of:=IF([.O57]=&quot;x&quot;;&quot;x&quot;;IF([.O57]=&quot;-&quot;;&quot;-&quot;;&quot;&quot;))">
            <text:p/>
          </table:table-cell>
          <table:table-cell table:formula="of:=IF([.P57]=&quot;x&quot;;&quot;x&quot;;IF([.P57]=&quot;-&quot;;&quot;-&quot;;&quot;&quot;))">
            <text:p/>
          </table:table-cell>
          <table:table-cell table:formula="of:=IF([.Q57]=&quot;x&quot;;&quot;x&quot;;IF([.Q57]=&quot;-&quot;;&quot;-&quot;;&quot;&quot;))" office:value-type="string" office:string-value="x" calcext:value-type="string">
            <text:p>x</text:p>
          </table:table-cell>
          <table:table-cell table:formula="of:=IF([.R57]=&quot;x&quot;;&quot;x&quot;;IF([.R57]=&quot;-&quot;;&quot;-&quot;;&quot;&quot;))">
            <text:p/>
          </table:table-cell>
          <table:table-cell table:formula="of:=IF([.S57]=&quot;x&quot;;&quot;x&quot;;IF([.S57]=&quot;-&quot;;&quot;-&quot;;&quot;&quot;))">
            <text:p/>
          </table:table-cell>
          <table:table-cell table:formula="of:=IF([.T57]=&quot;x&quot;;&quot;x&quot;;IF([.T57]=&quot;-&quot;;&quot;-&quot;;&quot;&quot;))">
            <text:p/>
          </table:table-cell>
          <table:table-cell table:formula="of:=IF([.U57]=&quot;x&quot;;&quot;x&quot;;IF([.U57]=&quot;-&quot;;&quot;-&quot;;&quot;&quot;))">
            <text:p/>
          </table:table-cell>
          <table:table-cell table:formula="of:=IF([.V57]=&quot;x&quot;;&quot;x&quot;;IF([.V57]=&quot;-&quot;;&quot;-&quot;;&quot;&quot;))">
            <text:p/>
          </table:table-cell>
          <table:table-cell table:formula="of:=IF([.W57]=&quot;x&quot;;&quot;x&quot;;IF([.W57]=&quot;-&quot;;&quot;-&quot;;&quot;&quot;))">
            <text:p/>
          </table:table-cell>
          <table:table-cell table:formula="of:=IF([.X57]=&quot;x&quot;;&quot;x&quot;;IF([.X57]=&quot;-&quot;;&quot;-&quot;;&quot;&quot;))">
            <text:p/>
          </table:table-cell>
          <table:table-cell table:formula="of:=IF([.Y57]=&quot;x&quot;;&quot;x&quot;;IF([.Y57]=&quot;-&quot;;&quot;-&quot;;&quot;&quot;))">
            <text:p/>
          </table:table-cell>
          <table:table-cell table:formula="of:=IF([.Z57]=&quot;x&quot;;&quot;x&quot;;IF([.Z57]=&quot;-&quot;;&quot;-&quot;;&quot;&quot;))">
            <text:p/>
          </table:table-cell>
          <table:table-cell table:formula="of:=IF([.AA57]=&quot;x&quot;;&quot;x&quot;;IF([.AA57]=&quot;-&quot;;&quot;-&quot;;&quot;&quot;))">
            <text:p/>
          </table:table-cell>
          <table:table-cell table:formula="of:=IF([.AB57]=&quot;x&quot;;&quot;x&quot;;IF([.AB57]=&quot;-&quot;;&quot;-&quot;;&quot;&quot;))">
            <text:p/>
          </table:table-cell>
          <table:table-cell table:formula="of:=IF([.AC57]=&quot;x&quot;;&quot;x&quot;;IF([.AC57]=&quot;-&quot;;&quot;-&quot;;&quot;&quot;))">
            <text:p/>
          </table:table-cell>
          <table:table-cell table:formula="of:=IF([.AD57]=&quot;x&quot;;&quot;x&quot;;IF([.AD57]=&quot;-&quot;;&quot;-&quot;;&quot;&quot;))">
            <text:p/>
          </table:table-cell>
          <table:table-cell table:formula="of:=IF([.AE57]=&quot;x&quot;;&quot;x&quot;;IF([.AE57]=&quot;-&quot;;&quot;-&quot;;&quot;&quot;))">
            <text:p/>
          </table:table-cell>
          <table:table-cell table:formula="of:=IF([.AF57]=&quot;x&quot;;&quot;x&quot;;IF([.AF57]=&quot;-&quot;;&quot;-&quot;;&quot;&quot;))">
            <text:p/>
          </table:table-cell>
          <table:table-cell table:formula="of:=IF([.AG57]=&quot;x&quot;;&quot;x&quot;;IF([.AG57]=&quot;-&quot;;&quot;-&quot;;&quot;&quot;))">
            <text:p/>
          </table:table-cell>
          <table:table-cell table:formula="of:=IF([.AH57]=&quot;x&quot;;&quot;x&quot;;IF([.AH57]=&quot;-&quot;;&quot;-&quot;;&quot;&quot;))">
            <text:p/>
          </table:table-cell>
          <table:table-cell table:formula="of:=IF([.AI57]=&quot;x&quot;;&quot;x&quot;;IF([.AI57]=&quot;-&quot;;&quot;-&quot;;&quot;&quot;))">
            <text:p/>
          </table:table-cell>
          <table:table-cell table:formula="of:=IF([.AJ57]=&quot;x&quot;;&quot;x&quot;;IF([.AJ5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40" calcext:value-type="float">
            <text:p>11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8]=&quot;x&quot;;&quot;x&quot;;IF([.M58]=&quot;-&quot;;&quot;-&quot;;&quot;&quot;))">
            <text:p/>
          </table:table-cell>
          <table:table-cell table:formula="of:=IF([.N58]=&quot;x&quot;;&quot;x&quot;;IF([.N58]=&quot;-&quot;;&quot;-&quot;;&quot;&quot;))">
            <text:p/>
          </table:table-cell>
          <table:table-cell table:formula="of:=IF([.O58]=&quot;x&quot;;&quot;x&quot;;IF([.O58]=&quot;-&quot;;&quot;-&quot;;&quot;&quot;))">
            <text:p/>
          </table:table-cell>
          <table:table-cell table:formula="of:=IF([.P58]=&quot;x&quot;;&quot;x&quot;;IF([.P58]=&quot;-&quot;;&quot;-&quot;;&quot;&quot;))">
            <text:p/>
          </table:table-cell>
          <table:table-cell table:formula="of:=IF([.Q58]=&quot;x&quot;;&quot;x&quot;;IF([.Q58]=&quot;-&quot;;&quot;-&quot;;&quot;&quot;))" office:value-type="string" office:string-value="x" calcext:value-type="string">
            <text:p>x</text:p>
          </table:table-cell>
          <table:table-cell table:formula="of:=IF([.R58]=&quot;x&quot;;&quot;x&quot;;IF([.R58]=&quot;-&quot;;&quot;-&quot;;&quot;&quot;))">
            <text:p/>
          </table:table-cell>
          <table:table-cell table:formula="of:=IF([.S58]=&quot;x&quot;;&quot;x&quot;;IF([.S58]=&quot;-&quot;;&quot;-&quot;;&quot;&quot;))">
            <text:p/>
          </table:table-cell>
          <table:table-cell table:formula="of:=IF([.T58]=&quot;x&quot;;&quot;x&quot;;IF([.T58]=&quot;-&quot;;&quot;-&quot;;&quot;&quot;))">
            <text:p/>
          </table:table-cell>
          <table:table-cell table:formula="of:=IF([.U58]=&quot;x&quot;;&quot;x&quot;;IF([.U58]=&quot;-&quot;;&quot;-&quot;;&quot;&quot;))">
            <text:p/>
          </table:table-cell>
          <table:table-cell table:formula="of:=IF([.V58]=&quot;x&quot;;&quot;x&quot;;IF([.V58]=&quot;-&quot;;&quot;-&quot;;&quot;&quot;))">
            <text:p/>
          </table:table-cell>
          <table:table-cell table:formula="of:=IF([.W58]=&quot;x&quot;;&quot;x&quot;;IF([.W58]=&quot;-&quot;;&quot;-&quot;;&quot;&quot;))">
            <text:p/>
          </table:table-cell>
          <table:table-cell table:formula="of:=IF([.X58]=&quot;x&quot;;&quot;x&quot;;IF([.X58]=&quot;-&quot;;&quot;-&quot;;&quot;&quot;))">
            <text:p/>
          </table:table-cell>
          <table:table-cell table:formula="of:=IF([.Y58]=&quot;x&quot;;&quot;x&quot;;IF([.Y58]=&quot;-&quot;;&quot;-&quot;;&quot;&quot;))">
            <text:p/>
          </table:table-cell>
          <table:table-cell table:formula="of:=IF([.Z58]=&quot;x&quot;;&quot;x&quot;;IF([.Z58]=&quot;-&quot;;&quot;-&quot;;&quot;&quot;))">
            <text:p/>
          </table:table-cell>
          <table:table-cell table:formula="of:=IF([.AA58]=&quot;x&quot;;&quot;x&quot;;IF([.AA58]=&quot;-&quot;;&quot;-&quot;;&quot;&quot;))">
            <text:p/>
          </table:table-cell>
          <table:table-cell table:formula="of:=IF([.AB58]=&quot;x&quot;;&quot;x&quot;;IF([.AB58]=&quot;-&quot;;&quot;-&quot;;&quot;&quot;))">
            <text:p/>
          </table:table-cell>
          <table:table-cell table:formula="of:=IF([.AC58]=&quot;x&quot;;&quot;x&quot;;IF([.AC58]=&quot;-&quot;;&quot;-&quot;;&quot;&quot;))">
            <text:p/>
          </table:table-cell>
          <table:table-cell table:formula="of:=IF([.AD58]=&quot;x&quot;;&quot;x&quot;;IF([.AD58]=&quot;-&quot;;&quot;-&quot;;&quot;&quot;))">
            <text:p/>
          </table:table-cell>
          <table:table-cell table:formula="of:=IF([.AE58]=&quot;x&quot;;&quot;x&quot;;IF([.AE58]=&quot;-&quot;;&quot;-&quot;;&quot;&quot;))">
            <text:p/>
          </table:table-cell>
          <table:table-cell table:formula="of:=IF([.AF58]=&quot;x&quot;;&quot;x&quot;;IF([.AF58]=&quot;-&quot;;&quot;-&quot;;&quot;&quot;))">
            <text:p/>
          </table:table-cell>
          <table:table-cell table:formula="of:=IF([.AG58]=&quot;x&quot;;&quot;x&quot;;IF([.AG58]=&quot;-&quot;;&quot;-&quot;;&quot;&quot;))">
            <text:p/>
          </table:table-cell>
          <table:table-cell table:formula="of:=IF([.AH58]=&quot;x&quot;;&quot;x&quot;;IF([.AH58]=&quot;-&quot;;&quot;-&quot;;&quot;&quot;))">
            <text:p/>
          </table:table-cell>
          <table:table-cell table:formula="of:=IF([.AI58]=&quot;x&quot;;&quot;x&quot;;IF([.AI58]=&quot;-&quot;;&quot;-&quot;;&quot;&quot;))">
            <text:p/>
          </table:table-cell>
          <table:table-cell table:formula="of:=IF([.AJ58]=&quot;x&quot;;&quot;x&quot;;IF([.AJ5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60" calcext:value-type="float">
            <text:p>11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9]=&quot;x&quot;;&quot;x&quot;;IF([.M59]=&quot;-&quot;;&quot;-&quot;;&quot;&quot;))">
            <text:p/>
          </table:table-cell>
          <table:table-cell table:formula="of:=IF([.N59]=&quot;x&quot;;&quot;x&quot;;IF([.N59]=&quot;-&quot;;&quot;-&quot;;&quot;&quot;))">
            <text:p/>
          </table:table-cell>
          <table:table-cell table:formula="of:=IF([.O59]=&quot;x&quot;;&quot;x&quot;;IF([.O59]=&quot;-&quot;;&quot;-&quot;;&quot;&quot;))">
            <text:p/>
          </table:table-cell>
          <table:table-cell table:formula="of:=IF([.P59]=&quot;x&quot;;&quot;x&quot;;IF([.P59]=&quot;-&quot;;&quot;-&quot;;&quot;&quot;))">
            <text:p/>
          </table:table-cell>
          <table:table-cell table:formula="of:=IF([.Q59]=&quot;x&quot;;&quot;x&quot;;IF([.Q59]=&quot;-&quot;;&quot;-&quot;;&quot;&quot;))" office:value-type="string" office:string-value="x" calcext:value-type="string">
            <text:p>x</text:p>
          </table:table-cell>
          <table:table-cell table:formula="of:=IF([.R59]=&quot;x&quot;;&quot;x&quot;;IF([.R59]=&quot;-&quot;;&quot;-&quot;;&quot;&quot;))">
            <text:p/>
          </table:table-cell>
          <table:table-cell table:formula="of:=IF([.S59]=&quot;x&quot;;&quot;x&quot;;IF([.S59]=&quot;-&quot;;&quot;-&quot;;&quot;&quot;))">
            <text:p/>
          </table:table-cell>
          <table:table-cell table:formula="of:=IF([.T59]=&quot;x&quot;;&quot;x&quot;;IF([.T59]=&quot;-&quot;;&quot;-&quot;;&quot;&quot;))">
            <text:p/>
          </table:table-cell>
          <table:table-cell table:formula="of:=IF([.U59]=&quot;x&quot;;&quot;x&quot;;IF([.U59]=&quot;-&quot;;&quot;-&quot;;&quot;&quot;))">
            <text:p/>
          </table:table-cell>
          <table:table-cell table:formula="of:=IF([.V59]=&quot;x&quot;;&quot;x&quot;;IF([.V59]=&quot;-&quot;;&quot;-&quot;;&quot;&quot;))">
            <text:p/>
          </table:table-cell>
          <table:table-cell table:formula="of:=IF([.W59]=&quot;x&quot;;&quot;x&quot;;IF([.W59]=&quot;-&quot;;&quot;-&quot;;&quot;&quot;))">
            <text:p/>
          </table:table-cell>
          <table:table-cell table:formula="of:=IF([.X59]=&quot;x&quot;;&quot;x&quot;;IF([.X59]=&quot;-&quot;;&quot;-&quot;;&quot;&quot;))">
            <text:p/>
          </table:table-cell>
          <table:table-cell table:formula="of:=IF([.Y59]=&quot;x&quot;;&quot;x&quot;;IF([.Y59]=&quot;-&quot;;&quot;-&quot;;&quot;&quot;))">
            <text:p/>
          </table:table-cell>
          <table:table-cell table:formula="of:=IF([.Z59]=&quot;x&quot;;&quot;x&quot;;IF([.Z59]=&quot;-&quot;;&quot;-&quot;;&quot;&quot;))">
            <text:p/>
          </table:table-cell>
          <table:table-cell table:formula="of:=IF([.AA59]=&quot;x&quot;;&quot;x&quot;;IF([.AA59]=&quot;-&quot;;&quot;-&quot;;&quot;&quot;))">
            <text:p/>
          </table:table-cell>
          <table:table-cell table:formula="of:=IF([.AB59]=&quot;x&quot;;&quot;x&quot;;IF([.AB59]=&quot;-&quot;;&quot;-&quot;;&quot;&quot;))">
            <text:p/>
          </table:table-cell>
          <table:table-cell table:formula="of:=IF([.AC59]=&quot;x&quot;;&quot;x&quot;;IF([.AC59]=&quot;-&quot;;&quot;-&quot;;&quot;&quot;))">
            <text:p/>
          </table:table-cell>
          <table:table-cell table:formula="of:=IF([.AD59]=&quot;x&quot;;&quot;x&quot;;IF([.AD59]=&quot;-&quot;;&quot;-&quot;;&quot;&quot;))">
            <text:p/>
          </table:table-cell>
          <table:table-cell table:formula="of:=IF([.AE59]=&quot;x&quot;;&quot;x&quot;;IF([.AE59]=&quot;-&quot;;&quot;-&quot;;&quot;&quot;))">
            <text:p/>
          </table:table-cell>
          <table:table-cell table:formula="of:=IF([.AF59]=&quot;x&quot;;&quot;x&quot;;IF([.AF59]=&quot;-&quot;;&quot;-&quot;;&quot;&quot;))">
            <text:p/>
          </table:table-cell>
          <table:table-cell table:formula="of:=IF([.AG59]=&quot;x&quot;;&quot;x&quot;;IF([.AG59]=&quot;-&quot;;&quot;-&quot;;&quot;&quot;))">
            <text:p/>
          </table:table-cell>
          <table:table-cell table:formula="of:=IF([.AH59]=&quot;x&quot;;&quot;x&quot;;IF([.AH59]=&quot;-&quot;;&quot;-&quot;;&quot;&quot;))">
            <text:p/>
          </table:table-cell>
          <table:table-cell table:formula="of:=IF([.AI59]=&quot;x&quot;;&quot;x&quot;;IF([.AI59]=&quot;-&quot;;&quot;-&quot;;&quot;&quot;))">
            <text:p/>
          </table:table-cell>
          <table:table-cell table:formula="of:=IF([.AJ59]=&quot;x&quot;;&quot;x&quot;;IF([.AJ5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80" calcext:value-type="float">
            <text:p>11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60]=&quot;x&quot;;&quot;x&quot;;IF([.M60]=&quot;-&quot;;&quot;-&quot;;&quot;&quot;))">
            <text:p/>
          </table:table-cell>
          <table:table-cell table:formula="of:=IF([.N60]=&quot;x&quot;;&quot;x&quot;;IF([.N60]=&quot;-&quot;;&quot;-&quot;;&quot;&quot;))">
            <text:p/>
          </table:table-cell>
          <table:table-cell table:formula="of:=IF([.O60]=&quot;x&quot;;&quot;x&quot;;IF([.O60]=&quot;-&quot;;&quot;-&quot;;&quot;&quot;))">
            <text:p/>
          </table:table-cell>
          <table:table-cell table:formula="of:=IF([.P60]=&quot;x&quot;;&quot;x&quot;;IF([.P60]=&quot;-&quot;;&quot;-&quot;;&quot;&quot;))">
            <text:p/>
          </table:table-cell>
          <table:table-cell table:formula="of:=IF([.Q60]=&quot;x&quot;;&quot;x&quot;;IF([.Q60]=&quot;-&quot;;&quot;-&quot;;&quot;&quot;))" office:value-type="string" office:string-value="x" calcext:value-type="string">
            <text:p>x</text:p>
          </table:table-cell>
          <table:table-cell table:formula="of:=IF([.R60]=&quot;x&quot;;&quot;x&quot;;IF([.R60]=&quot;-&quot;;&quot;-&quot;;&quot;&quot;))">
            <text:p/>
          </table:table-cell>
          <table:table-cell table:formula="of:=IF([.S60]=&quot;x&quot;;&quot;x&quot;;IF([.S60]=&quot;-&quot;;&quot;-&quot;;&quot;&quot;))">
            <text:p/>
          </table:table-cell>
          <table:table-cell table:formula="of:=IF([.T60]=&quot;x&quot;;&quot;x&quot;;IF([.T60]=&quot;-&quot;;&quot;-&quot;;&quot;&quot;))">
            <text:p/>
          </table:table-cell>
          <table:table-cell table:formula="of:=IF([.U60]=&quot;x&quot;;&quot;x&quot;;IF([.U60]=&quot;-&quot;;&quot;-&quot;;&quot;&quot;))">
            <text:p/>
          </table:table-cell>
          <table:table-cell table:formula="of:=IF([.V60]=&quot;x&quot;;&quot;x&quot;;IF([.V60]=&quot;-&quot;;&quot;-&quot;;&quot;&quot;))">
            <text:p/>
          </table:table-cell>
          <table:table-cell table:formula="of:=IF([.W60]=&quot;x&quot;;&quot;x&quot;;IF([.W60]=&quot;-&quot;;&quot;-&quot;;&quot;&quot;))">
            <text:p/>
          </table:table-cell>
          <table:table-cell table:formula="of:=IF([.X60]=&quot;x&quot;;&quot;x&quot;;IF([.X60]=&quot;-&quot;;&quot;-&quot;;&quot;&quot;))">
            <text:p/>
          </table:table-cell>
          <table:table-cell table:formula="of:=IF([.Y60]=&quot;x&quot;;&quot;x&quot;;IF([.Y60]=&quot;-&quot;;&quot;-&quot;;&quot;&quot;))">
            <text:p/>
          </table:table-cell>
          <table:table-cell table:formula="of:=IF([.Z60]=&quot;x&quot;;&quot;x&quot;;IF([.Z60]=&quot;-&quot;;&quot;-&quot;;&quot;&quot;))">
            <text:p/>
          </table:table-cell>
          <table:table-cell table:formula="of:=IF([.AA60]=&quot;x&quot;;&quot;x&quot;;IF([.AA60]=&quot;-&quot;;&quot;-&quot;;&quot;&quot;))">
            <text:p/>
          </table:table-cell>
          <table:table-cell table:formula="of:=IF([.AB60]=&quot;x&quot;;&quot;x&quot;;IF([.AB60]=&quot;-&quot;;&quot;-&quot;;&quot;&quot;))">
            <text:p/>
          </table:table-cell>
          <table:table-cell table:formula="of:=IF([.AC60]=&quot;x&quot;;&quot;x&quot;;IF([.AC60]=&quot;-&quot;;&quot;-&quot;;&quot;&quot;))">
            <text:p/>
          </table:table-cell>
          <table:table-cell table:formula="of:=IF([.AD60]=&quot;x&quot;;&quot;x&quot;;IF([.AD60]=&quot;-&quot;;&quot;-&quot;;&quot;&quot;))">
            <text:p/>
          </table:table-cell>
          <table:table-cell table:formula="of:=IF([.AE60]=&quot;x&quot;;&quot;x&quot;;IF([.AE60]=&quot;-&quot;;&quot;-&quot;;&quot;&quot;))">
            <text:p/>
          </table:table-cell>
          <table:table-cell table:formula="of:=IF([.AF60]=&quot;x&quot;;&quot;x&quot;;IF([.AF60]=&quot;-&quot;;&quot;-&quot;;&quot;&quot;))">
            <text:p/>
          </table:table-cell>
          <table:table-cell table:formula="of:=IF([.AG60]=&quot;x&quot;;&quot;x&quot;;IF([.AG60]=&quot;-&quot;;&quot;-&quot;;&quot;&quot;))">
            <text:p/>
          </table:table-cell>
          <table:table-cell table:formula="of:=IF([.AH60]=&quot;x&quot;;&quot;x&quot;;IF([.AH60]=&quot;-&quot;;&quot;-&quot;;&quot;&quot;))">
            <text:p/>
          </table:table-cell>
          <table:table-cell table:formula="of:=IF([.AI60]=&quot;x&quot;;&quot;x&quot;;IF([.AI60]=&quot;-&quot;;&quot;-&quot;;&quot;&quot;))">
            <text:p/>
          </table:table-cell>
          <table:table-cell table:formula="of:=IF([.AJ60]=&quot;x&quot;;&quot;x&quot;;IF([.AJ6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0" calcext:value-type="float">
            <text:p>12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61]=&quot;x&quot;;&quot;x&quot;;IF([.M61]=&quot;-&quot;;&quot;-&quot;;&quot;&quot;))">
            <text:p/>
          </table:table-cell>
          <table:table-cell table:formula="of:=IF([.N61]=&quot;x&quot;;&quot;x&quot;;IF([.N61]=&quot;-&quot;;&quot;-&quot;;&quot;&quot;))">
            <text:p/>
          </table:table-cell>
          <table:table-cell table:formula="of:=IF([.O61]=&quot;x&quot;;&quot;x&quot;;IF([.O61]=&quot;-&quot;;&quot;-&quot;;&quot;&quot;))">
            <text:p/>
          </table:table-cell>
          <table:table-cell table:formula="of:=IF([.P61]=&quot;x&quot;;&quot;x&quot;;IF([.P61]=&quot;-&quot;;&quot;-&quot;;&quot;&quot;))">
            <text:p/>
          </table:table-cell>
          <table:table-cell table:formula="of:=IF([.Q61]=&quot;x&quot;;&quot;x&quot;;IF([.Q61]=&quot;-&quot;;&quot;-&quot;;&quot;&quot;))" office:value-type="string" office:string-value="x" calcext:value-type="string">
            <text:p>x</text:p>
          </table:table-cell>
          <table:table-cell table:formula="of:=IF([.R61]=&quot;x&quot;;&quot;x&quot;;IF([.R61]=&quot;-&quot;;&quot;-&quot;;&quot;&quot;))">
            <text:p/>
          </table:table-cell>
          <table:table-cell table:formula="of:=IF([.S61]=&quot;x&quot;;&quot;x&quot;;IF([.S61]=&quot;-&quot;;&quot;-&quot;;&quot;&quot;))">
            <text:p/>
          </table:table-cell>
          <table:table-cell table:formula="of:=IF([.T61]=&quot;x&quot;;&quot;x&quot;;IF([.T61]=&quot;-&quot;;&quot;-&quot;;&quot;&quot;))">
            <text:p/>
          </table:table-cell>
          <table:table-cell table:formula="of:=IF([.U61]=&quot;x&quot;;&quot;x&quot;;IF([.U61]=&quot;-&quot;;&quot;-&quot;;&quot;&quot;))">
            <text:p/>
          </table:table-cell>
          <table:table-cell table:formula="of:=IF([.V61]=&quot;x&quot;;&quot;x&quot;;IF([.V61]=&quot;-&quot;;&quot;-&quot;;&quot;&quot;))">
            <text:p/>
          </table:table-cell>
          <table:table-cell table:formula="of:=IF([.W61]=&quot;x&quot;;&quot;x&quot;;IF([.W61]=&quot;-&quot;;&quot;-&quot;;&quot;&quot;))">
            <text:p/>
          </table:table-cell>
          <table:table-cell table:formula="of:=IF([.X61]=&quot;x&quot;;&quot;x&quot;;IF([.X61]=&quot;-&quot;;&quot;-&quot;;&quot;&quot;))">
            <text:p/>
          </table:table-cell>
          <table:table-cell table:formula="of:=IF([.Y61]=&quot;x&quot;;&quot;x&quot;;IF([.Y61]=&quot;-&quot;;&quot;-&quot;;&quot;&quot;))">
            <text:p/>
          </table:table-cell>
          <table:table-cell table:formula="of:=IF([.Z61]=&quot;x&quot;;&quot;x&quot;;IF([.Z61]=&quot;-&quot;;&quot;-&quot;;&quot;&quot;))">
            <text:p/>
          </table:table-cell>
          <table:table-cell table:formula="of:=IF([.AA61]=&quot;x&quot;;&quot;x&quot;;IF([.AA61]=&quot;-&quot;;&quot;-&quot;;&quot;&quot;))">
            <text:p/>
          </table:table-cell>
          <table:table-cell table:formula="of:=IF([.AB61]=&quot;x&quot;;&quot;x&quot;;IF([.AB61]=&quot;-&quot;;&quot;-&quot;;&quot;&quot;))">
            <text:p/>
          </table:table-cell>
          <table:table-cell table:formula="of:=IF([.AC61]=&quot;x&quot;;&quot;x&quot;;IF([.AC61]=&quot;-&quot;;&quot;-&quot;;&quot;&quot;))">
            <text:p/>
          </table:table-cell>
          <table:table-cell table:formula="of:=IF([.AD61]=&quot;x&quot;;&quot;x&quot;;IF([.AD61]=&quot;-&quot;;&quot;-&quot;;&quot;&quot;))">
            <text:p/>
          </table:table-cell>
          <table:table-cell table:formula="of:=IF([.AE61]=&quot;x&quot;;&quot;x&quot;;IF([.AE61]=&quot;-&quot;;&quot;-&quot;;&quot;&quot;))">
            <text:p/>
          </table:table-cell>
          <table:table-cell table:formula="of:=IF([.AF61]=&quot;x&quot;;&quot;x&quot;;IF([.AF61]=&quot;-&quot;;&quot;-&quot;;&quot;&quot;))">
            <text:p/>
          </table:table-cell>
          <table:table-cell table:formula="of:=IF([.AG61]=&quot;x&quot;;&quot;x&quot;;IF([.AG61]=&quot;-&quot;;&quot;-&quot;;&quot;&quot;))">
            <text:p/>
          </table:table-cell>
          <table:table-cell table:formula="of:=IF([.AH61]=&quot;x&quot;;&quot;x&quot;;IF([.AH61]=&quot;-&quot;;&quot;-&quot;;&quot;&quot;))">
            <text:p/>
          </table:table-cell>
          <table:table-cell table:formula="of:=IF([.AI61]=&quot;x&quot;;&quot;x&quot;;IF([.AI61]=&quot;-&quot;;&quot;-&quot;;&quot;&quot;))">
            <text:p/>
          </table:table-cell>
          <table:table-cell table:formula="of:=IF([.AJ61]=&quot;x&quot;;&quot;x&quot;;IF([.AJ6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20" calcext:value-type="float">
            <text:p>12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2]=&quot;x&quot;;&quot;x&quot;;IF([.M62]=&quot;-&quot;;&quot;-&quot;;&quot;&quot;))">
            <text:p/>
          </table:table-cell>
          <table:table-cell table:formula="of:=IF([.N62]=&quot;x&quot;;&quot;x&quot;;IF([.N62]=&quot;-&quot;;&quot;-&quot;;&quot;&quot;))">
            <text:p/>
          </table:table-cell>
          <table:table-cell table:formula="of:=IF([.O62]=&quot;x&quot;;&quot;x&quot;;IF([.O62]=&quot;-&quot;;&quot;-&quot;;&quot;&quot;))">
            <text:p/>
          </table:table-cell>
          <table:table-cell table:formula="of:=IF([.P62]=&quot;x&quot;;&quot;x&quot;;IF([.P62]=&quot;-&quot;;&quot;-&quot;;&quot;&quot;))">
            <text:p/>
          </table:table-cell>
          <table:table-cell table:formula="of:=IF([.Q62]=&quot;x&quot;;&quot;x&quot;;IF([.Q62]=&quot;-&quot;;&quot;-&quot;;&quot;&quot;))">
            <text:p/>
          </table:table-cell>
          <table:table-cell table:formula="of:=IF([.R62]=&quot;x&quot;;&quot;x&quot;;IF([.R62]=&quot;-&quot;;&quot;-&quot;;&quot;&quot;))" office:value-type="string" office:string-value="x" calcext:value-type="string">
            <text:p>x</text:p>
          </table:table-cell>
          <table:table-cell table:formula="of:=IF([.S62]=&quot;x&quot;;&quot;x&quot;;IF([.S62]=&quot;-&quot;;&quot;-&quot;;&quot;&quot;))">
            <text:p/>
          </table:table-cell>
          <table:table-cell table:formula="of:=IF([.T62]=&quot;x&quot;;&quot;x&quot;;IF([.T62]=&quot;-&quot;;&quot;-&quot;;&quot;&quot;))">
            <text:p/>
          </table:table-cell>
          <table:table-cell table:formula="of:=IF([.U62]=&quot;x&quot;;&quot;x&quot;;IF([.U62]=&quot;-&quot;;&quot;-&quot;;&quot;&quot;))">
            <text:p/>
          </table:table-cell>
          <table:table-cell table:formula="of:=IF([.V62]=&quot;x&quot;;&quot;x&quot;;IF([.V62]=&quot;-&quot;;&quot;-&quot;;&quot;&quot;))">
            <text:p/>
          </table:table-cell>
          <table:table-cell table:formula="of:=IF([.W62]=&quot;x&quot;;&quot;x&quot;;IF([.W62]=&quot;-&quot;;&quot;-&quot;;&quot;&quot;))">
            <text:p/>
          </table:table-cell>
          <table:table-cell table:formula="of:=IF([.X62]=&quot;x&quot;;&quot;x&quot;;IF([.X62]=&quot;-&quot;;&quot;-&quot;;&quot;&quot;))">
            <text:p/>
          </table:table-cell>
          <table:table-cell table:formula="of:=IF([.Y62]=&quot;x&quot;;&quot;x&quot;;IF([.Y62]=&quot;-&quot;;&quot;-&quot;;&quot;&quot;))">
            <text:p/>
          </table:table-cell>
          <table:table-cell table:formula="of:=IF([.Z62]=&quot;x&quot;;&quot;x&quot;;IF([.Z62]=&quot;-&quot;;&quot;-&quot;;&quot;&quot;))">
            <text:p/>
          </table:table-cell>
          <table:table-cell table:formula="of:=IF([.AA62]=&quot;x&quot;;&quot;x&quot;;IF([.AA62]=&quot;-&quot;;&quot;-&quot;;&quot;&quot;))">
            <text:p/>
          </table:table-cell>
          <table:table-cell table:formula="of:=IF([.AB62]=&quot;x&quot;;&quot;x&quot;;IF([.AB62]=&quot;-&quot;;&quot;-&quot;;&quot;&quot;))">
            <text:p/>
          </table:table-cell>
          <table:table-cell table:formula="of:=IF([.AC62]=&quot;x&quot;;&quot;x&quot;;IF([.AC62]=&quot;-&quot;;&quot;-&quot;;&quot;&quot;))">
            <text:p/>
          </table:table-cell>
          <table:table-cell table:formula="of:=IF([.AD62]=&quot;x&quot;;&quot;x&quot;;IF([.AD62]=&quot;-&quot;;&quot;-&quot;;&quot;&quot;))">
            <text:p/>
          </table:table-cell>
          <table:table-cell table:formula="of:=IF([.AE62]=&quot;x&quot;;&quot;x&quot;;IF([.AE62]=&quot;-&quot;;&quot;-&quot;;&quot;&quot;))">
            <text:p/>
          </table:table-cell>
          <table:table-cell table:formula="of:=IF([.AF62]=&quot;x&quot;;&quot;x&quot;;IF([.AF62]=&quot;-&quot;;&quot;-&quot;;&quot;&quot;))">
            <text:p/>
          </table:table-cell>
          <table:table-cell table:formula="of:=IF([.AG62]=&quot;x&quot;;&quot;x&quot;;IF([.AG62]=&quot;-&quot;;&quot;-&quot;;&quot;&quot;))">
            <text:p/>
          </table:table-cell>
          <table:table-cell table:formula="of:=IF([.AH62]=&quot;x&quot;;&quot;x&quot;;IF([.AH62]=&quot;-&quot;;&quot;-&quot;;&quot;&quot;))">
            <text:p/>
          </table:table-cell>
          <table:table-cell table:formula="of:=IF([.AI62]=&quot;x&quot;;&quot;x&quot;;IF([.AI62]=&quot;-&quot;;&quot;-&quot;;&quot;&quot;))">
            <text:p/>
          </table:table-cell>
          <table:table-cell table:formula="of:=IF([.AJ62]=&quot;x&quot;;&quot;x&quot;;IF([.AJ6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40" calcext:value-type="float">
            <text:p>12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3]=&quot;x&quot;;&quot;x&quot;;IF([.M63]=&quot;-&quot;;&quot;-&quot;;&quot;&quot;))">
            <text:p/>
          </table:table-cell>
          <table:table-cell table:formula="of:=IF([.N63]=&quot;x&quot;;&quot;x&quot;;IF([.N63]=&quot;-&quot;;&quot;-&quot;;&quot;&quot;))">
            <text:p/>
          </table:table-cell>
          <table:table-cell table:formula="of:=IF([.O63]=&quot;x&quot;;&quot;x&quot;;IF([.O63]=&quot;-&quot;;&quot;-&quot;;&quot;&quot;))">
            <text:p/>
          </table:table-cell>
          <table:table-cell table:formula="of:=IF([.P63]=&quot;x&quot;;&quot;x&quot;;IF([.P63]=&quot;-&quot;;&quot;-&quot;;&quot;&quot;))">
            <text:p/>
          </table:table-cell>
          <table:table-cell table:formula="of:=IF([.Q63]=&quot;x&quot;;&quot;x&quot;;IF([.Q63]=&quot;-&quot;;&quot;-&quot;;&quot;&quot;))">
            <text:p/>
          </table:table-cell>
          <table:table-cell table:formula="of:=IF([.R63]=&quot;x&quot;;&quot;x&quot;;IF([.R63]=&quot;-&quot;;&quot;-&quot;;&quot;&quot;))" office:value-type="string" office:string-value="x" calcext:value-type="string">
            <text:p>x</text:p>
          </table:table-cell>
          <table:table-cell table:formula="of:=IF([.S63]=&quot;x&quot;;&quot;x&quot;;IF([.S63]=&quot;-&quot;;&quot;-&quot;;&quot;&quot;))">
            <text:p/>
          </table:table-cell>
          <table:table-cell table:formula="of:=IF([.T63]=&quot;x&quot;;&quot;x&quot;;IF([.T63]=&quot;-&quot;;&quot;-&quot;;&quot;&quot;))">
            <text:p/>
          </table:table-cell>
          <table:table-cell table:formula="of:=IF([.U63]=&quot;x&quot;;&quot;x&quot;;IF([.U63]=&quot;-&quot;;&quot;-&quot;;&quot;&quot;))">
            <text:p/>
          </table:table-cell>
          <table:table-cell table:formula="of:=IF([.V63]=&quot;x&quot;;&quot;x&quot;;IF([.V63]=&quot;-&quot;;&quot;-&quot;;&quot;&quot;))">
            <text:p/>
          </table:table-cell>
          <table:table-cell table:formula="of:=IF([.W63]=&quot;x&quot;;&quot;x&quot;;IF([.W63]=&quot;-&quot;;&quot;-&quot;;&quot;&quot;))">
            <text:p/>
          </table:table-cell>
          <table:table-cell table:formula="of:=IF([.X63]=&quot;x&quot;;&quot;x&quot;;IF([.X63]=&quot;-&quot;;&quot;-&quot;;&quot;&quot;))">
            <text:p/>
          </table:table-cell>
          <table:table-cell table:formula="of:=IF([.Y63]=&quot;x&quot;;&quot;x&quot;;IF([.Y63]=&quot;-&quot;;&quot;-&quot;;&quot;&quot;))">
            <text:p/>
          </table:table-cell>
          <table:table-cell table:formula="of:=IF([.Z63]=&quot;x&quot;;&quot;x&quot;;IF([.Z63]=&quot;-&quot;;&quot;-&quot;;&quot;&quot;))">
            <text:p/>
          </table:table-cell>
          <table:table-cell table:formula="of:=IF([.AA63]=&quot;x&quot;;&quot;x&quot;;IF([.AA63]=&quot;-&quot;;&quot;-&quot;;&quot;&quot;))">
            <text:p/>
          </table:table-cell>
          <table:table-cell table:formula="of:=IF([.AB63]=&quot;x&quot;;&quot;x&quot;;IF([.AB63]=&quot;-&quot;;&quot;-&quot;;&quot;&quot;))">
            <text:p/>
          </table:table-cell>
          <table:table-cell table:formula="of:=IF([.AC63]=&quot;x&quot;;&quot;x&quot;;IF([.AC63]=&quot;-&quot;;&quot;-&quot;;&quot;&quot;))">
            <text:p/>
          </table:table-cell>
          <table:table-cell table:formula="of:=IF([.AD63]=&quot;x&quot;;&quot;x&quot;;IF([.AD63]=&quot;-&quot;;&quot;-&quot;;&quot;&quot;))">
            <text:p/>
          </table:table-cell>
          <table:table-cell table:formula="of:=IF([.AE63]=&quot;x&quot;;&quot;x&quot;;IF([.AE63]=&quot;-&quot;;&quot;-&quot;;&quot;&quot;))">
            <text:p/>
          </table:table-cell>
          <table:table-cell table:formula="of:=IF([.AF63]=&quot;x&quot;;&quot;x&quot;;IF([.AF63]=&quot;-&quot;;&quot;-&quot;;&quot;&quot;))">
            <text:p/>
          </table:table-cell>
          <table:table-cell table:formula="of:=IF([.AG63]=&quot;x&quot;;&quot;x&quot;;IF([.AG63]=&quot;-&quot;;&quot;-&quot;;&quot;&quot;))">
            <text:p/>
          </table:table-cell>
          <table:table-cell table:formula="of:=IF([.AH63]=&quot;x&quot;;&quot;x&quot;;IF([.AH63]=&quot;-&quot;;&quot;-&quot;;&quot;&quot;))">
            <text:p/>
          </table:table-cell>
          <table:table-cell table:formula="of:=IF([.AI63]=&quot;x&quot;;&quot;x&quot;;IF([.AI63]=&quot;-&quot;;&quot;-&quot;;&quot;&quot;))">
            <text:p/>
          </table:table-cell>
          <table:table-cell table:formula="of:=IF([.AJ63]=&quot;x&quot;;&quot;x&quot;;IF([.AJ6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60" calcext:value-type="float">
            <text:p>12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4]=&quot;x&quot;;&quot;x&quot;;IF([.M64]=&quot;-&quot;;&quot;-&quot;;&quot;&quot;))">
            <text:p/>
          </table:table-cell>
          <table:table-cell table:formula="of:=IF([.N64]=&quot;x&quot;;&quot;x&quot;;IF([.N64]=&quot;-&quot;;&quot;-&quot;;&quot;&quot;))">
            <text:p/>
          </table:table-cell>
          <table:table-cell table:formula="of:=IF([.O64]=&quot;x&quot;;&quot;x&quot;;IF([.O64]=&quot;-&quot;;&quot;-&quot;;&quot;&quot;))">
            <text:p/>
          </table:table-cell>
          <table:table-cell table:formula="of:=IF([.P64]=&quot;x&quot;;&quot;x&quot;;IF([.P64]=&quot;-&quot;;&quot;-&quot;;&quot;&quot;))">
            <text:p/>
          </table:table-cell>
          <table:table-cell table:formula="of:=IF([.Q64]=&quot;x&quot;;&quot;x&quot;;IF([.Q64]=&quot;-&quot;;&quot;-&quot;;&quot;&quot;))">
            <text:p/>
          </table:table-cell>
          <table:table-cell table:formula="of:=IF([.R64]=&quot;x&quot;;&quot;x&quot;;IF([.R64]=&quot;-&quot;;&quot;-&quot;;&quot;&quot;))" office:value-type="string" office:string-value="x" calcext:value-type="string">
            <text:p>x</text:p>
          </table:table-cell>
          <table:table-cell table:formula="of:=IF([.S64]=&quot;x&quot;;&quot;x&quot;;IF([.S64]=&quot;-&quot;;&quot;-&quot;;&quot;&quot;))">
            <text:p/>
          </table:table-cell>
          <table:table-cell table:formula="of:=IF([.T64]=&quot;x&quot;;&quot;x&quot;;IF([.T64]=&quot;-&quot;;&quot;-&quot;;&quot;&quot;))">
            <text:p/>
          </table:table-cell>
          <table:table-cell table:formula="of:=IF([.U64]=&quot;x&quot;;&quot;x&quot;;IF([.U64]=&quot;-&quot;;&quot;-&quot;;&quot;&quot;))">
            <text:p/>
          </table:table-cell>
          <table:table-cell table:formula="of:=IF([.V64]=&quot;x&quot;;&quot;x&quot;;IF([.V64]=&quot;-&quot;;&quot;-&quot;;&quot;&quot;))">
            <text:p/>
          </table:table-cell>
          <table:table-cell table:formula="of:=IF([.W64]=&quot;x&quot;;&quot;x&quot;;IF([.W64]=&quot;-&quot;;&quot;-&quot;;&quot;&quot;))">
            <text:p/>
          </table:table-cell>
          <table:table-cell table:formula="of:=IF([.X64]=&quot;x&quot;;&quot;x&quot;;IF([.X64]=&quot;-&quot;;&quot;-&quot;;&quot;&quot;))">
            <text:p/>
          </table:table-cell>
          <table:table-cell table:formula="of:=IF([.Y64]=&quot;x&quot;;&quot;x&quot;;IF([.Y64]=&quot;-&quot;;&quot;-&quot;;&quot;&quot;))">
            <text:p/>
          </table:table-cell>
          <table:table-cell table:formula="of:=IF([.Z64]=&quot;x&quot;;&quot;x&quot;;IF([.Z64]=&quot;-&quot;;&quot;-&quot;;&quot;&quot;))">
            <text:p/>
          </table:table-cell>
          <table:table-cell table:formula="of:=IF([.AA64]=&quot;x&quot;;&quot;x&quot;;IF([.AA64]=&quot;-&quot;;&quot;-&quot;;&quot;&quot;))">
            <text:p/>
          </table:table-cell>
          <table:table-cell table:formula="of:=IF([.AB64]=&quot;x&quot;;&quot;x&quot;;IF([.AB64]=&quot;-&quot;;&quot;-&quot;;&quot;&quot;))">
            <text:p/>
          </table:table-cell>
          <table:table-cell table:formula="of:=IF([.AC64]=&quot;x&quot;;&quot;x&quot;;IF([.AC64]=&quot;-&quot;;&quot;-&quot;;&quot;&quot;))">
            <text:p/>
          </table:table-cell>
          <table:table-cell table:formula="of:=IF([.AD64]=&quot;x&quot;;&quot;x&quot;;IF([.AD64]=&quot;-&quot;;&quot;-&quot;;&quot;&quot;))">
            <text:p/>
          </table:table-cell>
          <table:table-cell table:formula="of:=IF([.AE64]=&quot;x&quot;;&quot;x&quot;;IF([.AE64]=&quot;-&quot;;&quot;-&quot;;&quot;&quot;))">
            <text:p/>
          </table:table-cell>
          <table:table-cell table:formula="of:=IF([.AF64]=&quot;x&quot;;&quot;x&quot;;IF([.AF64]=&quot;-&quot;;&quot;-&quot;;&quot;&quot;))">
            <text:p/>
          </table:table-cell>
          <table:table-cell table:formula="of:=IF([.AG64]=&quot;x&quot;;&quot;x&quot;;IF([.AG64]=&quot;-&quot;;&quot;-&quot;;&quot;&quot;))">
            <text:p/>
          </table:table-cell>
          <table:table-cell table:formula="of:=IF([.AH64]=&quot;x&quot;;&quot;x&quot;;IF([.AH64]=&quot;-&quot;;&quot;-&quot;;&quot;&quot;))">
            <text:p/>
          </table:table-cell>
          <table:table-cell table:formula="of:=IF([.AI64]=&quot;x&quot;;&quot;x&quot;;IF([.AI64]=&quot;-&quot;;&quot;-&quot;;&quot;&quot;))">
            <text:p/>
          </table:table-cell>
          <table:table-cell table:formula="of:=IF([.AJ64]=&quot;x&quot;;&quot;x&quot;;IF([.AJ6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80" calcext:value-type="float">
            <text:p>12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5]=&quot;x&quot;;&quot;x&quot;;IF([.M65]=&quot;-&quot;;&quot;-&quot;;&quot;&quot;))">
            <text:p/>
          </table:table-cell>
          <table:table-cell table:formula="of:=IF([.N65]=&quot;x&quot;;&quot;x&quot;;IF([.N65]=&quot;-&quot;;&quot;-&quot;;&quot;&quot;))">
            <text:p/>
          </table:table-cell>
          <table:table-cell table:formula="of:=IF([.O65]=&quot;x&quot;;&quot;x&quot;;IF([.O65]=&quot;-&quot;;&quot;-&quot;;&quot;&quot;))">
            <text:p/>
          </table:table-cell>
          <table:table-cell table:formula="of:=IF([.P65]=&quot;x&quot;;&quot;x&quot;;IF([.P65]=&quot;-&quot;;&quot;-&quot;;&quot;&quot;))">
            <text:p/>
          </table:table-cell>
          <table:table-cell table:formula="of:=IF([.Q65]=&quot;x&quot;;&quot;x&quot;;IF([.Q65]=&quot;-&quot;;&quot;-&quot;;&quot;&quot;))">
            <text:p/>
          </table:table-cell>
          <table:table-cell table:formula="of:=IF([.R65]=&quot;x&quot;;&quot;x&quot;;IF([.R65]=&quot;-&quot;;&quot;-&quot;;&quot;&quot;))" office:value-type="string" office:string-value="x" calcext:value-type="string">
            <text:p>x</text:p>
          </table:table-cell>
          <table:table-cell table:formula="of:=IF([.S65]=&quot;x&quot;;&quot;x&quot;;IF([.S65]=&quot;-&quot;;&quot;-&quot;;&quot;&quot;))">
            <text:p/>
          </table:table-cell>
          <table:table-cell table:formula="of:=IF([.T65]=&quot;x&quot;;&quot;x&quot;;IF([.T65]=&quot;-&quot;;&quot;-&quot;;&quot;&quot;))">
            <text:p/>
          </table:table-cell>
          <table:table-cell table:formula="of:=IF([.U65]=&quot;x&quot;;&quot;x&quot;;IF([.U65]=&quot;-&quot;;&quot;-&quot;;&quot;&quot;))">
            <text:p/>
          </table:table-cell>
          <table:table-cell table:formula="of:=IF([.V65]=&quot;x&quot;;&quot;x&quot;;IF([.V65]=&quot;-&quot;;&quot;-&quot;;&quot;&quot;))">
            <text:p/>
          </table:table-cell>
          <table:table-cell table:formula="of:=IF([.W65]=&quot;x&quot;;&quot;x&quot;;IF([.W65]=&quot;-&quot;;&quot;-&quot;;&quot;&quot;))">
            <text:p/>
          </table:table-cell>
          <table:table-cell table:formula="of:=IF([.X65]=&quot;x&quot;;&quot;x&quot;;IF([.X65]=&quot;-&quot;;&quot;-&quot;;&quot;&quot;))">
            <text:p/>
          </table:table-cell>
          <table:table-cell table:formula="of:=IF([.Y65]=&quot;x&quot;;&quot;x&quot;;IF([.Y65]=&quot;-&quot;;&quot;-&quot;;&quot;&quot;))">
            <text:p/>
          </table:table-cell>
          <table:table-cell table:formula="of:=IF([.Z65]=&quot;x&quot;;&quot;x&quot;;IF([.Z65]=&quot;-&quot;;&quot;-&quot;;&quot;&quot;))">
            <text:p/>
          </table:table-cell>
          <table:table-cell table:formula="of:=IF([.AA65]=&quot;x&quot;;&quot;x&quot;;IF([.AA65]=&quot;-&quot;;&quot;-&quot;;&quot;&quot;))">
            <text:p/>
          </table:table-cell>
          <table:table-cell table:formula="of:=IF([.AB65]=&quot;x&quot;;&quot;x&quot;;IF([.AB65]=&quot;-&quot;;&quot;-&quot;;&quot;&quot;))">
            <text:p/>
          </table:table-cell>
          <table:table-cell table:formula="of:=IF([.AC65]=&quot;x&quot;;&quot;x&quot;;IF([.AC65]=&quot;-&quot;;&quot;-&quot;;&quot;&quot;))">
            <text:p/>
          </table:table-cell>
          <table:table-cell table:formula="of:=IF([.AD65]=&quot;x&quot;;&quot;x&quot;;IF([.AD65]=&quot;-&quot;;&quot;-&quot;;&quot;&quot;))">
            <text:p/>
          </table:table-cell>
          <table:table-cell table:formula="of:=IF([.AE65]=&quot;x&quot;;&quot;x&quot;;IF([.AE65]=&quot;-&quot;;&quot;-&quot;;&quot;&quot;))">
            <text:p/>
          </table:table-cell>
          <table:table-cell table:formula="of:=IF([.AF65]=&quot;x&quot;;&quot;x&quot;;IF([.AF65]=&quot;-&quot;;&quot;-&quot;;&quot;&quot;))">
            <text:p/>
          </table:table-cell>
          <table:table-cell table:formula="of:=IF([.AG65]=&quot;x&quot;;&quot;x&quot;;IF([.AG65]=&quot;-&quot;;&quot;-&quot;;&quot;&quot;))">
            <text:p/>
          </table:table-cell>
          <table:table-cell table:formula="of:=IF([.AH65]=&quot;x&quot;;&quot;x&quot;;IF([.AH65]=&quot;-&quot;;&quot;-&quot;;&quot;&quot;))">
            <text:p/>
          </table:table-cell>
          <table:table-cell table:formula="of:=IF([.AI65]=&quot;x&quot;;&quot;x&quot;;IF([.AI65]=&quot;-&quot;;&quot;-&quot;;&quot;&quot;))">
            <text:p/>
          </table:table-cell>
          <table:table-cell table:formula="of:=IF([.AJ65]=&quot;x&quot;;&quot;x&quot;;IF([.AJ6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00" calcext:value-type="float">
            <text:p>13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6]=&quot;x&quot;;&quot;x&quot;;IF([.M66]=&quot;-&quot;;&quot;-&quot;;&quot;&quot;))">
            <text:p/>
          </table:table-cell>
          <table:table-cell table:formula="of:=IF([.N66]=&quot;x&quot;;&quot;x&quot;;IF([.N66]=&quot;-&quot;;&quot;-&quot;;&quot;&quot;))">
            <text:p/>
          </table:table-cell>
          <table:table-cell table:formula="of:=IF([.O66]=&quot;x&quot;;&quot;x&quot;;IF([.O66]=&quot;-&quot;;&quot;-&quot;;&quot;&quot;))">
            <text:p/>
          </table:table-cell>
          <table:table-cell table:formula="of:=IF([.P66]=&quot;x&quot;;&quot;x&quot;;IF([.P66]=&quot;-&quot;;&quot;-&quot;;&quot;&quot;))">
            <text:p/>
          </table:table-cell>
          <table:table-cell table:formula="of:=IF([.Q66]=&quot;x&quot;;&quot;x&quot;;IF([.Q66]=&quot;-&quot;;&quot;-&quot;;&quot;&quot;))">
            <text:p/>
          </table:table-cell>
          <table:table-cell table:formula="of:=IF([.R66]=&quot;x&quot;;&quot;x&quot;;IF([.R66]=&quot;-&quot;;&quot;-&quot;;&quot;&quot;))" office:value-type="string" office:string-value="x" calcext:value-type="string">
            <text:p>x</text:p>
          </table:table-cell>
          <table:table-cell table:formula="of:=IF([.S66]=&quot;x&quot;;&quot;x&quot;;IF([.S66]=&quot;-&quot;;&quot;-&quot;;&quot;&quot;))">
            <text:p/>
          </table:table-cell>
          <table:table-cell table:formula="of:=IF([.T66]=&quot;x&quot;;&quot;x&quot;;IF([.T66]=&quot;-&quot;;&quot;-&quot;;&quot;&quot;))">
            <text:p/>
          </table:table-cell>
          <table:table-cell table:formula="of:=IF([.U66]=&quot;x&quot;;&quot;x&quot;;IF([.U66]=&quot;-&quot;;&quot;-&quot;;&quot;&quot;))">
            <text:p/>
          </table:table-cell>
          <table:table-cell table:formula="of:=IF([.V66]=&quot;x&quot;;&quot;x&quot;;IF([.V66]=&quot;-&quot;;&quot;-&quot;;&quot;&quot;))">
            <text:p/>
          </table:table-cell>
          <table:table-cell table:formula="of:=IF([.W66]=&quot;x&quot;;&quot;x&quot;;IF([.W66]=&quot;-&quot;;&quot;-&quot;;&quot;&quot;))">
            <text:p/>
          </table:table-cell>
          <table:table-cell table:formula="of:=IF([.X66]=&quot;x&quot;;&quot;x&quot;;IF([.X66]=&quot;-&quot;;&quot;-&quot;;&quot;&quot;))">
            <text:p/>
          </table:table-cell>
          <table:table-cell table:formula="of:=IF([.Y66]=&quot;x&quot;;&quot;x&quot;;IF([.Y66]=&quot;-&quot;;&quot;-&quot;;&quot;&quot;))">
            <text:p/>
          </table:table-cell>
          <table:table-cell table:formula="of:=IF([.Z66]=&quot;x&quot;;&quot;x&quot;;IF([.Z66]=&quot;-&quot;;&quot;-&quot;;&quot;&quot;))">
            <text:p/>
          </table:table-cell>
          <table:table-cell table:formula="of:=IF([.AA66]=&quot;x&quot;;&quot;x&quot;;IF([.AA66]=&quot;-&quot;;&quot;-&quot;;&quot;&quot;))">
            <text:p/>
          </table:table-cell>
          <table:table-cell table:formula="of:=IF([.AB66]=&quot;x&quot;;&quot;x&quot;;IF([.AB66]=&quot;-&quot;;&quot;-&quot;;&quot;&quot;))">
            <text:p/>
          </table:table-cell>
          <table:table-cell table:formula="of:=IF([.AC66]=&quot;x&quot;;&quot;x&quot;;IF([.AC66]=&quot;-&quot;;&quot;-&quot;;&quot;&quot;))">
            <text:p/>
          </table:table-cell>
          <table:table-cell table:formula="of:=IF([.AD66]=&quot;x&quot;;&quot;x&quot;;IF([.AD66]=&quot;-&quot;;&quot;-&quot;;&quot;&quot;))">
            <text:p/>
          </table:table-cell>
          <table:table-cell table:formula="of:=IF([.AE66]=&quot;x&quot;;&quot;x&quot;;IF([.AE66]=&quot;-&quot;;&quot;-&quot;;&quot;&quot;))">
            <text:p/>
          </table:table-cell>
          <table:table-cell table:formula="of:=IF([.AF66]=&quot;x&quot;;&quot;x&quot;;IF([.AF66]=&quot;-&quot;;&quot;-&quot;;&quot;&quot;))">
            <text:p/>
          </table:table-cell>
          <table:table-cell table:formula="of:=IF([.AG66]=&quot;x&quot;;&quot;x&quot;;IF([.AG66]=&quot;-&quot;;&quot;-&quot;;&quot;&quot;))">
            <text:p/>
          </table:table-cell>
          <table:table-cell table:formula="of:=IF([.AH66]=&quot;x&quot;;&quot;x&quot;;IF([.AH66]=&quot;-&quot;;&quot;-&quot;;&quot;&quot;))">
            <text:p/>
          </table:table-cell>
          <table:table-cell table:formula="of:=IF([.AI66]=&quot;x&quot;;&quot;x&quot;;IF([.AI66]=&quot;-&quot;;&quot;-&quot;;&quot;&quot;))">
            <text:p/>
          </table:table-cell>
          <table:table-cell table:formula="of:=IF([.AJ66]=&quot;x&quot;;&quot;x&quot;;IF([.AJ6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20" calcext:value-type="float">
            <text:p>13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7]=&quot;x&quot;;&quot;x&quot;;IF([.M67]=&quot;-&quot;;&quot;-&quot;;&quot;&quot;))">
            <text:p/>
          </table:table-cell>
          <table:table-cell table:formula="of:=IF([.N67]=&quot;x&quot;;&quot;x&quot;;IF([.N67]=&quot;-&quot;;&quot;-&quot;;&quot;&quot;))">
            <text:p/>
          </table:table-cell>
          <table:table-cell table:formula="of:=IF([.O67]=&quot;x&quot;;&quot;x&quot;;IF([.O67]=&quot;-&quot;;&quot;-&quot;;&quot;&quot;))">
            <text:p/>
          </table:table-cell>
          <table:table-cell table:formula="of:=IF([.P67]=&quot;x&quot;;&quot;x&quot;;IF([.P67]=&quot;-&quot;;&quot;-&quot;;&quot;&quot;))">
            <text:p/>
          </table:table-cell>
          <table:table-cell table:formula="of:=IF([.Q67]=&quot;x&quot;;&quot;x&quot;;IF([.Q67]=&quot;-&quot;;&quot;-&quot;;&quot;&quot;))">
            <text:p/>
          </table:table-cell>
          <table:table-cell table:formula="of:=IF([.R67]=&quot;x&quot;;&quot;x&quot;;IF([.R67]=&quot;-&quot;;&quot;-&quot;;&quot;&quot;))" office:value-type="string" office:string-value="x" calcext:value-type="string">
            <text:p>x</text:p>
          </table:table-cell>
          <table:table-cell table:formula="of:=IF([.S67]=&quot;x&quot;;&quot;x&quot;;IF([.S67]=&quot;-&quot;;&quot;-&quot;;&quot;&quot;))">
            <text:p/>
          </table:table-cell>
          <table:table-cell table:formula="of:=IF([.T67]=&quot;x&quot;;&quot;x&quot;;IF([.T67]=&quot;-&quot;;&quot;-&quot;;&quot;&quot;))">
            <text:p/>
          </table:table-cell>
          <table:table-cell table:formula="of:=IF([.U67]=&quot;x&quot;;&quot;x&quot;;IF([.U67]=&quot;-&quot;;&quot;-&quot;;&quot;&quot;))">
            <text:p/>
          </table:table-cell>
          <table:table-cell table:formula="of:=IF([.V67]=&quot;x&quot;;&quot;x&quot;;IF([.V67]=&quot;-&quot;;&quot;-&quot;;&quot;&quot;))">
            <text:p/>
          </table:table-cell>
          <table:table-cell table:formula="of:=IF([.W67]=&quot;x&quot;;&quot;x&quot;;IF([.W67]=&quot;-&quot;;&quot;-&quot;;&quot;&quot;))">
            <text:p/>
          </table:table-cell>
          <table:table-cell table:formula="of:=IF([.X67]=&quot;x&quot;;&quot;x&quot;;IF([.X67]=&quot;-&quot;;&quot;-&quot;;&quot;&quot;))">
            <text:p/>
          </table:table-cell>
          <table:table-cell table:formula="of:=IF([.Y67]=&quot;x&quot;;&quot;x&quot;;IF([.Y67]=&quot;-&quot;;&quot;-&quot;;&quot;&quot;))">
            <text:p/>
          </table:table-cell>
          <table:table-cell table:formula="of:=IF([.Z67]=&quot;x&quot;;&quot;x&quot;;IF([.Z67]=&quot;-&quot;;&quot;-&quot;;&quot;&quot;))">
            <text:p/>
          </table:table-cell>
          <table:table-cell table:formula="of:=IF([.AA67]=&quot;x&quot;;&quot;x&quot;;IF([.AA67]=&quot;-&quot;;&quot;-&quot;;&quot;&quot;))">
            <text:p/>
          </table:table-cell>
          <table:table-cell table:formula="of:=IF([.AB67]=&quot;x&quot;;&quot;x&quot;;IF([.AB67]=&quot;-&quot;;&quot;-&quot;;&quot;&quot;))">
            <text:p/>
          </table:table-cell>
          <table:table-cell table:formula="of:=IF([.AC67]=&quot;x&quot;;&quot;x&quot;;IF([.AC67]=&quot;-&quot;;&quot;-&quot;;&quot;&quot;))">
            <text:p/>
          </table:table-cell>
          <table:table-cell table:formula="of:=IF([.AD67]=&quot;x&quot;;&quot;x&quot;;IF([.AD67]=&quot;-&quot;;&quot;-&quot;;&quot;&quot;))">
            <text:p/>
          </table:table-cell>
          <table:table-cell table:formula="of:=IF([.AE67]=&quot;x&quot;;&quot;x&quot;;IF([.AE67]=&quot;-&quot;;&quot;-&quot;;&quot;&quot;))">
            <text:p/>
          </table:table-cell>
          <table:table-cell table:formula="of:=IF([.AF67]=&quot;x&quot;;&quot;x&quot;;IF([.AF67]=&quot;-&quot;;&quot;-&quot;;&quot;&quot;))">
            <text:p/>
          </table:table-cell>
          <table:table-cell table:formula="of:=IF([.AG67]=&quot;x&quot;;&quot;x&quot;;IF([.AG67]=&quot;-&quot;;&quot;-&quot;;&quot;&quot;))">
            <text:p/>
          </table:table-cell>
          <table:table-cell table:formula="of:=IF([.AH67]=&quot;x&quot;;&quot;x&quot;;IF([.AH67]=&quot;-&quot;;&quot;-&quot;;&quot;&quot;))">
            <text:p/>
          </table:table-cell>
          <table:table-cell table:formula="of:=IF([.AI67]=&quot;x&quot;;&quot;x&quot;;IF([.AI67]=&quot;-&quot;;&quot;-&quot;;&quot;&quot;))">
            <text:p/>
          </table:table-cell>
          <table:table-cell table:formula="of:=IF([.AJ67]=&quot;x&quot;;&quot;x&quot;;IF([.AJ6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40" calcext:value-type="float">
            <text:p>13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8]=&quot;x&quot;;&quot;x&quot;;IF([.M68]=&quot;-&quot;;&quot;-&quot;;&quot;&quot;))">
            <text:p/>
          </table:table-cell>
          <table:table-cell table:formula="of:=IF([.N68]=&quot;x&quot;;&quot;x&quot;;IF([.N68]=&quot;-&quot;;&quot;-&quot;;&quot;&quot;))">
            <text:p/>
          </table:table-cell>
          <table:table-cell table:formula="of:=IF([.O68]=&quot;x&quot;;&quot;x&quot;;IF([.O68]=&quot;-&quot;;&quot;-&quot;;&quot;&quot;))">
            <text:p/>
          </table:table-cell>
          <table:table-cell table:formula="of:=IF([.P68]=&quot;x&quot;;&quot;x&quot;;IF([.P68]=&quot;-&quot;;&quot;-&quot;;&quot;&quot;))">
            <text:p/>
          </table:table-cell>
          <table:table-cell table:formula="of:=IF([.Q68]=&quot;x&quot;;&quot;x&quot;;IF([.Q68]=&quot;-&quot;;&quot;-&quot;;&quot;&quot;))">
            <text:p/>
          </table:table-cell>
          <table:table-cell table:formula="of:=IF([.R68]=&quot;x&quot;;&quot;x&quot;;IF([.R68]=&quot;-&quot;;&quot;-&quot;;&quot;&quot;))" office:value-type="string" office:string-value="x" calcext:value-type="string">
            <text:p>x</text:p>
          </table:table-cell>
          <table:table-cell table:formula="of:=IF([.S68]=&quot;x&quot;;&quot;x&quot;;IF([.S68]=&quot;-&quot;;&quot;-&quot;;&quot;&quot;))">
            <text:p/>
          </table:table-cell>
          <table:table-cell table:formula="of:=IF([.T68]=&quot;x&quot;;&quot;x&quot;;IF([.T68]=&quot;-&quot;;&quot;-&quot;;&quot;&quot;))">
            <text:p/>
          </table:table-cell>
          <table:table-cell table:formula="of:=IF([.U68]=&quot;x&quot;;&quot;x&quot;;IF([.U68]=&quot;-&quot;;&quot;-&quot;;&quot;&quot;))">
            <text:p/>
          </table:table-cell>
          <table:table-cell table:formula="of:=IF([.V68]=&quot;x&quot;;&quot;x&quot;;IF([.V68]=&quot;-&quot;;&quot;-&quot;;&quot;&quot;))">
            <text:p/>
          </table:table-cell>
          <table:table-cell table:formula="of:=IF([.W68]=&quot;x&quot;;&quot;x&quot;;IF([.W68]=&quot;-&quot;;&quot;-&quot;;&quot;&quot;))">
            <text:p/>
          </table:table-cell>
          <table:table-cell table:formula="of:=IF([.X68]=&quot;x&quot;;&quot;x&quot;;IF([.X68]=&quot;-&quot;;&quot;-&quot;;&quot;&quot;))">
            <text:p/>
          </table:table-cell>
          <table:table-cell table:formula="of:=IF([.Y68]=&quot;x&quot;;&quot;x&quot;;IF([.Y68]=&quot;-&quot;;&quot;-&quot;;&quot;&quot;))">
            <text:p/>
          </table:table-cell>
          <table:table-cell table:formula="of:=IF([.Z68]=&quot;x&quot;;&quot;x&quot;;IF([.Z68]=&quot;-&quot;;&quot;-&quot;;&quot;&quot;))">
            <text:p/>
          </table:table-cell>
          <table:table-cell table:formula="of:=IF([.AA68]=&quot;x&quot;;&quot;x&quot;;IF([.AA68]=&quot;-&quot;;&quot;-&quot;;&quot;&quot;))">
            <text:p/>
          </table:table-cell>
          <table:table-cell table:formula="of:=IF([.AB68]=&quot;x&quot;;&quot;x&quot;;IF([.AB68]=&quot;-&quot;;&quot;-&quot;;&quot;&quot;))">
            <text:p/>
          </table:table-cell>
          <table:table-cell table:formula="of:=IF([.AC68]=&quot;x&quot;;&quot;x&quot;;IF([.AC68]=&quot;-&quot;;&quot;-&quot;;&quot;&quot;))">
            <text:p/>
          </table:table-cell>
          <table:table-cell table:formula="of:=IF([.AD68]=&quot;x&quot;;&quot;x&quot;;IF([.AD68]=&quot;-&quot;;&quot;-&quot;;&quot;&quot;))">
            <text:p/>
          </table:table-cell>
          <table:table-cell table:formula="of:=IF([.AE68]=&quot;x&quot;;&quot;x&quot;;IF([.AE68]=&quot;-&quot;;&quot;-&quot;;&quot;&quot;))">
            <text:p/>
          </table:table-cell>
          <table:table-cell table:formula="of:=IF([.AF68]=&quot;x&quot;;&quot;x&quot;;IF([.AF68]=&quot;-&quot;;&quot;-&quot;;&quot;&quot;))">
            <text:p/>
          </table:table-cell>
          <table:table-cell table:formula="of:=IF([.AG68]=&quot;x&quot;;&quot;x&quot;;IF([.AG68]=&quot;-&quot;;&quot;-&quot;;&quot;&quot;))">
            <text:p/>
          </table:table-cell>
          <table:table-cell table:formula="of:=IF([.AH68]=&quot;x&quot;;&quot;x&quot;;IF([.AH68]=&quot;-&quot;;&quot;-&quot;;&quot;&quot;))">
            <text:p/>
          </table:table-cell>
          <table:table-cell table:formula="of:=IF([.AI68]=&quot;x&quot;;&quot;x&quot;;IF([.AI68]=&quot;-&quot;;&quot;-&quot;;&quot;&quot;))">
            <text:p/>
          </table:table-cell>
          <table:table-cell table:formula="of:=IF([.AJ68]=&quot;x&quot;;&quot;x&quot;;IF([.AJ6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60" calcext:value-type="float">
            <text:p>13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9]=&quot;x&quot;;&quot;x&quot;;IF([.M69]=&quot;-&quot;;&quot;-&quot;;&quot;&quot;))">
            <text:p/>
          </table:table-cell>
          <table:table-cell table:formula="of:=IF([.N69]=&quot;x&quot;;&quot;x&quot;;IF([.N69]=&quot;-&quot;;&quot;-&quot;;&quot;&quot;))">
            <text:p/>
          </table:table-cell>
          <table:table-cell table:formula="of:=IF([.O69]=&quot;x&quot;;&quot;x&quot;;IF([.O69]=&quot;-&quot;;&quot;-&quot;;&quot;&quot;))">
            <text:p/>
          </table:table-cell>
          <table:table-cell table:formula="of:=IF([.P69]=&quot;x&quot;;&quot;x&quot;;IF([.P69]=&quot;-&quot;;&quot;-&quot;;&quot;&quot;))">
            <text:p/>
          </table:table-cell>
          <table:table-cell table:formula="of:=IF([.Q69]=&quot;x&quot;;&quot;x&quot;;IF([.Q69]=&quot;-&quot;;&quot;-&quot;;&quot;&quot;))">
            <text:p/>
          </table:table-cell>
          <table:table-cell table:formula="of:=IF([.R69]=&quot;x&quot;;&quot;x&quot;;IF([.R69]=&quot;-&quot;;&quot;-&quot;;&quot;&quot;))" office:value-type="string" office:string-value="x" calcext:value-type="string">
            <text:p>x</text:p>
          </table:table-cell>
          <table:table-cell table:formula="of:=IF([.S69]=&quot;x&quot;;&quot;x&quot;;IF([.S69]=&quot;-&quot;;&quot;-&quot;;&quot;&quot;))">
            <text:p/>
          </table:table-cell>
          <table:table-cell table:formula="of:=IF([.T69]=&quot;x&quot;;&quot;x&quot;;IF([.T69]=&quot;-&quot;;&quot;-&quot;;&quot;&quot;))">
            <text:p/>
          </table:table-cell>
          <table:table-cell table:formula="of:=IF([.U69]=&quot;x&quot;;&quot;x&quot;;IF([.U69]=&quot;-&quot;;&quot;-&quot;;&quot;&quot;))">
            <text:p/>
          </table:table-cell>
          <table:table-cell table:formula="of:=IF([.V69]=&quot;x&quot;;&quot;x&quot;;IF([.V69]=&quot;-&quot;;&quot;-&quot;;&quot;&quot;))">
            <text:p/>
          </table:table-cell>
          <table:table-cell table:formula="of:=IF([.W69]=&quot;x&quot;;&quot;x&quot;;IF([.W69]=&quot;-&quot;;&quot;-&quot;;&quot;&quot;))">
            <text:p/>
          </table:table-cell>
          <table:table-cell table:formula="of:=IF([.X69]=&quot;x&quot;;&quot;x&quot;;IF([.X69]=&quot;-&quot;;&quot;-&quot;;&quot;&quot;))">
            <text:p/>
          </table:table-cell>
          <table:table-cell table:formula="of:=IF([.Y69]=&quot;x&quot;;&quot;x&quot;;IF([.Y69]=&quot;-&quot;;&quot;-&quot;;&quot;&quot;))">
            <text:p/>
          </table:table-cell>
          <table:table-cell table:formula="of:=IF([.Z69]=&quot;x&quot;;&quot;x&quot;;IF([.Z69]=&quot;-&quot;;&quot;-&quot;;&quot;&quot;))">
            <text:p/>
          </table:table-cell>
          <table:table-cell table:formula="of:=IF([.AA69]=&quot;x&quot;;&quot;x&quot;;IF([.AA69]=&quot;-&quot;;&quot;-&quot;;&quot;&quot;))">
            <text:p/>
          </table:table-cell>
          <table:table-cell table:formula="of:=IF([.AB69]=&quot;x&quot;;&quot;x&quot;;IF([.AB69]=&quot;-&quot;;&quot;-&quot;;&quot;&quot;))">
            <text:p/>
          </table:table-cell>
          <table:table-cell table:formula="of:=IF([.AC69]=&quot;x&quot;;&quot;x&quot;;IF([.AC69]=&quot;-&quot;;&quot;-&quot;;&quot;&quot;))">
            <text:p/>
          </table:table-cell>
          <table:table-cell table:formula="of:=IF([.AD69]=&quot;x&quot;;&quot;x&quot;;IF([.AD69]=&quot;-&quot;;&quot;-&quot;;&quot;&quot;))">
            <text:p/>
          </table:table-cell>
          <table:table-cell table:formula="of:=IF([.AE69]=&quot;x&quot;;&quot;x&quot;;IF([.AE69]=&quot;-&quot;;&quot;-&quot;;&quot;&quot;))">
            <text:p/>
          </table:table-cell>
          <table:table-cell table:formula="of:=IF([.AF69]=&quot;x&quot;;&quot;x&quot;;IF([.AF69]=&quot;-&quot;;&quot;-&quot;;&quot;&quot;))">
            <text:p/>
          </table:table-cell>
          <table:table-cell table:formula="of:=IF([.AG69]=&quot;x&quot;;&quot;x&quot;;IF([.AG69]=&quot;-&quot;;&quot;-&quot;;&quot;&quot;))">
            <text:p/>
          </table:table-cell>
          <table:table-cell table:formula="of:=IF([.AH69]=&quot;x&quot;;&quot;x&quot;;IF([.AH69]=&quot;-&quot;;&quot;-&quot;;&quot;&quot;))">
            <text:p/>
          </table:table-cell>
          <table:table-cell table:formula="of:=IF([.AI69]=&quot;x&quot;;&quot;x&quot;;IF([.AI69]=&quot;-&quot;;&quot;-&quot;;&quot;&quot;))">
            <text:p/>
          </table:table-cell>
          <table:table-cell table:formula="of:=IF([.AJ69]=&quot;x&quot;;&quot;x&quot;;IF([.AJ6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80" calcext:value-type="float">
            <text:p>13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70]=&quot;x&quot;;&quot;x&quot;;IF([.M70]=&quot;-&quot;;&quot;-&quot;;&quot;&quot;))">
            <text:p/>
          </table:table-cell>
          <table:table-cell table:formula="of:=IF([.N70]=&quot;x&quot;;&quot;x&quot;;IF([.N70]=&quot;-&quot;;&quot;-&quot;;&quot;&quot;))">
            <text:p/>
          </table:table-cell>
          <table:table-cell table:formula="of:=IF([.O70]=&quot;x&quot;;&quot;x&quot;;IF([.O70]=&quot;-&quot;;&quot;-&quot;;&quot;&quot;))">
            <text:p/>
          </table:table-cell>
          <table:table-cell table:formula="of:=IF([.P70]=&quot;x&quot;;&quot;x&quot;;IF([.P70]=&quot;-&quot;;&quot;-&quot;;&quot;&quot;))">
            <text:p/>
          </table:table-cell>
          <table:table-cell table:formula="of:=IF([.Q70]=&quot;x&quot;;&quot;x&quot;;IF([.Q70]=&quot;-&quot;;&quot;-&quot;;&quot;&quot;))">
            <text:p/>
          </table:table-cell>
          <table:table-cell table:formula="of:=IF([.R70]=&quot;x&quot;;&quot;x&quot;;IF([.R70]=&quot;-&quot;;&quot;-&quot;;&quot;&quot;))" office:value-type="string" office:string-value="x" calcext:value-type="string">
            <text:p>x</text:p>
          </table:table-cell>
          <table:table-cell table:formula="of:=IF([.S70]=&quot;x&quot;;&quot;x&quot;;IF([.S70]=&quot;-&quot;;&quot;-&quot;;&quot;&quot;))">
            <text:p/>
          </table:table-cell>
          <table:table-cell table:formula="of:=IF([.T70]=&quot;x&quot;;&quot;x&quot;;IF([.T70]=&quot;-&quot;;&quot;-&quot;;&quot;&quot;))">
            <text:p/>
          </table:table-cell>
          <table:table-cell table:formula="of:=IF([.U70]=&quot;x&quot;;&quot;x&quot;;IF([.U70]=&quot;-&quot;;&quot;-&quot;;&quot;&quot;))">
            <text:p/>
          </table:table-cell>
          <table:table-cell table:formula="of:=IF([.V70]=&quot;x&quot;;&quot;x&quot;;IF([.V70]=&quot;-&quot;;&quot;-&quot;;&quot;&quot;))">
            <text:p/>
          </table:table-cell>
          <table:table-cell table:formula="of:=IF([.W70]=&quot;x&quot;;&quot;x&quot;;IF([.W70]=&quot;-&quot;;&quot;-&quot;;&quot;&quot;))">
            <text:p/>
          </table:table-cell>
          <table:table-cell table:formula="of:=IF([.X70]=&quot;x&quot;;&quot;x&quot;;IF([.X70]=&quot;-&quot;;&quot;-&quot;;&quot;&quot;))">
            <text:p/>
          </table:table-cell>
          <table:table-cell table:formula="of:=IF([.Y70]=&quot;x&quot;;&quot;x&quot;;IF([.Y70]=&quot;-&quot;;&quot;-&quot;;&quot;&quot;))">
            <text:p/>
          </table:table-cell>
          <table:table-cell table:formula="of:=IF([.Z70]=&quot;x&quot;;&quot;x&quot;;IF([.Z70]=&quot;-&quot;;&quot;-&quot;;&quot;&quot;))">
            <text:p/>
          </table:table-cell>
          <table:table-cell table:formula="of:=IF([.AA70]=&quot;x&quot;;&quot;x&quot;;IF([.AA70]=&quot;-&quot;;&quot;-&quot;;&quot;&quot;))">
            <text:p/>
          </table:table-cell>
          <table:table-cell table:formula="of:=IF([.AB70]=&quot;x&quot;;&quot;x&quot;;IF([.AB70]=&quot;-&quot;;&quot;-&quot;;&quot;&quot;))">
            <text:p/>
          </table:table-cell>
          <table:table-cell table:formula="of:=IF([.AC70]=&quot;x&quot;;&quot;x&quot;;IF([.AC70]=&quot;-&quot;;&quot;-&quot;;&quot;&quot;))">
            <text:p/>
          </table:table-cell>
          <table:table-cell table:formula="of:=IF([.AD70]=&quot;x&quot;;&quot;x&quot;;IF([.AD70]=&quot;-&quot;;&quot;-&quot;;&quot;&quot;))">
            <text:p/>
          </table:table-cell>
          <table:table-cell table:formula="of:=IF([.AE70]=&quot;x&quot;;&quot;x&quot;;IF([.AE70]=&quot;-&quot;;&quot;-&quot;;&quot;&quot;))">
            <text:p/>
          </table:table-cell>
          <table:table-cell table:formula="of:=IF([.AF70]=&quot;x&quot;;&quot;x&quot;;IF([.AF70]=&quot;-&quot;;&quot;-&quot;;&quot;&quot;))">
            <text:p/>
          </table:table-cell>
          <table:table-cell table:formula="of:=IF([.AG70]=&quot;x&quot;;&quot;x&quot;;IF([.AG70]=&quot;-&quot;;&quot;-&quot;;&quot;&quot;))">
            <text:p/>
          </table:table-cell>
          <table:table-cell table:formula="of:=IF([.AH70]=&quot;x&quot;;&quot;x&quot;;IF([.AH70]=&quot;-&quot;;&quot;-&quot;;&quot;&quot;))">
            <text:p/>
          </table:table-cell>
          <table:table-cell table:formula="of:=IF([.AI70]=&quot;x&quot;;&quot;x&quot;;IF([.AI70]=&quot;-&quot;;&quot;-&quot;;&quot;&quot;))">
            <text:p/>
          </table:table-cell>
          <table:table-cell table:formula="of:=IF([.AJ70]=&quot;x&quot;;&quot;x&quot;;IF([.AJ7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00" calcext:value-type="float">
            <text:p>14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71]=&quot;x&quot;;&quot;x&quot;;IF([.M71]=&quot;-&quot;;&quot;-&quot;;&quot;&quot;))">
            <text:p/>
          </table:table-cell>
          <table:table-cell table:formula="of:=IF([.N71]=&quot;x&quot;;&quot;x&quot;;IF([.N71]=&quot;-&quot;;&quot;-&quot;;&quot;&quot;))">
            <text:p/>
          </table:table-cell>
          <table:table-cell table:formula="of:=IF([.O71]=&quot;x&quot;;&quot;x&quot;;IF([.O71]=&quot;-&quot;;&quot;-&quot;;&quot;&quot;))">
            <text:p/>
          </table:table-cell>
          <table:table-cell table:formula="of:=IF([.P71]=&quot;x&quot;;&quot;x&quot;;IF([.P71]=&quot;-&quot;;&quot;-&quot;;&quot;&quot;))">
            <text:p/>
          </table:table-cell>
          <table:table-cell table:formula="of:=IF([.Q71]=&quot;x&quot;;&quot;x&quot;;IF([.Q71]=&quot;-&quot;;&quot;-&quot;;&quot;&quot;))">
            <text:p/>
          </table:table-cell>
          <table:table-cell table:formula="of:=IF([.R71]=&quot;x&quot;;&quot;x&quot;;IF([.R71]=&quot;-&quot;;&quot;-&quot;;&quot;&quot;))" office:value-type="string" office:string-value="x" calcext:value-type="string">
            <text:p>x</text:p>
          </table:table-cell>
          <table:table-cell table:formula="of:=IF([.S71]=&quot;x&quot;;&quot;x&quot;;IF([.S71]=&quot;-&quot;;&quot;-&quot;;&quot;&quot;))">
            <text:p/>
          </table:table-cell>
          <table:table-cell table:formula="of:=IF([.T71]=&quot;x&quot;;&quot;x&quot;;IF([.T71]=&quot;-&quot;;&quot;-&quot;;&quot;&quot;))">
            <text:p/>
          </table:table-cell>
          <table:table-cell table:formula="of:=IF([.U71]=&quot;x&quot;;&quot;x&quot;;IF([.U71]=&quot;-&quot;;&quot;-&quot;;&quot;&quot;))">
            <text:p/>
          </table:table-cell>
          <table:table-cell table:formula="of:=IF([.V71]=&quot;x&quot;;&quot;x&quot;;IF([.V71]=&quot;-&quot;;&quot;-&quot;;&quot;&quot;))">
            <text:p/>
          </table:table-cell>
          <table:table-cell table:formula="of:=IF([.W71]=&quot;x&quot;;&quot;x&quot;;IF([.W71]=&quot;-&quot;;&quot;-&quot;;&quot;&quot;))">
            <text:p/>
          </table:table-cell>
          <table:table-cell table:formula="of:=IF([.X71]=&quot;x&quot;;&quot;x&quot;;IF([.X71]=&quot;-&quot;;&quot;-&quot;;&quot;&quot;))">
            <text:p/>
          </table:table-cell>
          <table:table-cell table:formula="of:=IF([.Y71]=&quot;x&quot;;&quot;x&quot;;IF([.Y71]=&quot;-&quot;;&quot;-&quot;;&quot;&quot;))">
            <text:p/>
          </table:table-cell>
          <table:table-cell table:formula="of:=IF([.Z71]=&quot;x&quot;;&quot;x&quot;;IF([.Z71]=&quot;-&quot;;&quot;-&quot;;&quot;&quot;))">
            <text:p/>
          </table:table-cell>
          <table:table-cell table:formula="of:=IF([.AA71]=&quot;x&quot;;&quot;x&quot;;IF([.AA71]=&quot;-&quot;;&quot;-&quot;;&quot;&quot;))">
            <text:p/>
          </table:table-cell>
          <table:table-cell table:formula="of:=IF([.AB71]=&quot;x&quot;;&quot;x&quot;;IF([.AB71]=&quot;-&quot;;&quot;-&quot;;&quot;&quot;))">
            <text:p/>
          </table:table-cell>
          <table:table-cell table:formula="of:=IF([.AC71]=&quot;x&quot;;&quot;x&quot;;IF([.AC71]=&quot;-&quot;;&quot;-&quot;;&quot;&quot;))">
            <text:p/>
          </table:table-cell>
          <table:table-cell table:formula="of:=IF([.AD71]=&quot;x&quot;;&quot;x&quot;;IF([.AD71]=&quot;-&quot;;&quot;-&quot;;&quot;&quot;))">
            <text:p/>
          </table:table-cell>
          <table:table-cell table:formula="of:=IF([.AE71]=&quot;x&quot;;&quot;x&quot;;IF([.AE71]=&quot;-&quot;;&quot;-&quot;;&quot;&quot;))">
            <text:p/>
          </table:table-cell>
          <table:table-cell table:formula="of:=IF([.AF71]=&quot;x&quot;;&quot;x&quot;;IF([.AF71]=&quot;-&quot;;&quot;-&quot;;&quot;&quot;))">
            <text:p/>
          </table:table-cell>
          <table:table-cell table:formula="of:=IF([.AG71]=&quot;x&quot;;&quot;x&quot;;IF([.AG71]=&quot;-&quot;;&quot;-&quot;;&quot;&quot;))">
            <text:p/>
          </table:table-cell>
          <table:table-cell table:formula="of:=IF([.AH71]=&quot;x&quot;;&quot;x&quot;;IF([.AH71]=&quot;-&quot;;&quot;-&quot;;&quot;&quot;))">
            <text:p/>
          </table:table-cell>
          <table:table-cell table:formula="of:=IF([.AI71]=&quot;x&quot;;&quot;x&quot;;IF([.AI71]=&quot;-&quot;;&quot;-&quot;;&quot;&quot;))">
            <text:p/>
          </table:table-cell>
          <table:table-cell table:formula="of:=IF([.AJ71]=&quot;x&quot;;&quot;x&quot;;IF([.AJ7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20" calcext:value-type="float">
            <text:p>14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72]=&quot;x&quot;;&quot;x&quot;;IF([.M72]=&quot;-&quot;;&quot;-&quot;;&quot;&quot;))">
            <text:p/>
          </table:table-cell>
          <table:table-cell table:formula="of:=IF([.N72]=&quot;x&quot;;&quot;x&quot;;IF([.N72]=&quot;-&quot;;&quot;-&quot;;&quot;&quot;))">
            <text:p/>
          </table:table-cell>
          <table:table-cell table:formula="of:=IF([.O72]=&quot;x&quot;;&quot;x&quot;;IF([.O72]=&quot;-&quot;;&quot;-&quot;;&quot;&quot;))">
            <text:p/>
          </table:table-cell>
          <table:table-cell table:formula="of:=IF([.P72]=&quot;x&quot;;&quot;x&quot;;IF([.P72]=&quot;-&quot;;&quot;-&quot;;&quot;&quot;))">
            <text:p/>
          </table:table-cell>
          <table:table-cell table:formula="of:=IF([.Q72]=&quot;x&quot;;&quot;x&quot;;IF([.Q72]=&quot;-&quot;;&quot;-&quot;;&quot;&quot;))">
            <text:p/>
          </table:table-cell>
          <table:table-cell table:formula="of:=IF([.R72]=&quot;x&quot;;&quot;x&quot;;IF([.R72]=&quot;-&quot;;&quot;-&quot;;&quot;&quot;))" office:value-type="string" office:string-value="x" calcext:value-type="string">
            <text:p>x</text:p>
          </table:table-cell>
          <table:table-cell table:formula="of:=IF([.S72]=&quot;x&quot;;&quot;x&quot;;IF([.S72]=&quot;-&quot;;&quot;-&quot;;&quot;&quot;))">
            <text:p/>
          </table:table-cell>
          <table:table-cell table:formula="of:=IF([.T72]=&quot;x&quot;;&quot;x&quot;;IF([.T72]=&quot;-&quot;;&quot;-&quot;;&quot;&quot;))">
            <text:p/>
          </table:table-cell>
          <table:table-cell table:formula="of:=IF([.U72]=&quot;x&quot;;&quot;x&quot;;IF([.U72]=&quot;-&quot;;&quot;-&quot;;&quot;&quot;))">
            <text:p/>
          </table:table-cell>
          <table:table-cell table:formula="of:=IF([.V72]=&quot;x&quot;;&quot;x&quot;;IF([.V72]=&quot;-&quot;;&quot;-&quot;;&quot;&quot;))">
            <text:p/>
          </table:table-cell>
          <table:table-cell table:formula="of:=IF([.W72]=&quot;x&quot;;&quot;x&quot;;IF([.W72]=&quot;-&quot;;&quot;-&quot;;&quot;&quot;))">
            <text:p/>
          </table:table-cell>
          <table:table-cell table:formula="of:=IF([.X72]=&quot;x&quot;;&quot;x&quot;;IF([.X72]=&quot;-&quot;;&quot;-&quot;;&quot;&quot;))">
            <text:p/>
          </table:table-cell>
          <table:table-cell table:formula="of:=IF([.Y72]=&quot;x&quot;;&quot;x&quot;;IF([.Y72]=&quot;-&quot;;&quot;-&quot;;&quot;&quot;))">
            <text:p/>
          </table:table-cell>
          <table:table-cell table:formula="of:=IF([.Z72]=&quot;x&quot;;&quot;x&quot;;IF([.Z72]=&quot;-&quot;;&quot;-&quot;;&quot;&quot;))">
            <text:p/>
          </table:table-cell>
          <table:table-cell table:formula="of:=IF([.AA72]=&quot;x&quot;;&quot;x&quot;;IF([.AA72]=&quot;-&quot;;&quot;-&quot;;&quot;&quot;))">
            <text:p/>
          </table:table-cell>
          <table:table-cell table:formula="of:=IF([.AB72]=&quot;x&quot;;&quot;x&quot;;IF([.AB72]=&quot;-&quot;;&quot;-&quot;;&quot;&quot;))">
            <text:p/>
          </table:table-cell>
          <table:table-cell table:formula="of:=IF([.AC72]=&quot;x&quot;;&quot;x&quot;;IF([.AC72]=&quot;-&quot;;&quot;-&quot;;&quot;&quot;))">
            <text:p/>
          </table:table-cell>
          <table:table-cell table:formula="of:=IF([.AD72]=&quot;x&quot;;&quot;x&quot;;IF([.AD72]=&quot;-&quot;;&quot;-&quot;;&quot;&quot;))">
            <text:p/>
          </table:table-cell>
          <table:table-cell table:formula="of:=IF([.AE72]=&quot;x&quot;;&quot;x&quot;;IF([.AE72]=&quot;-&quot;;&quot;-&quot;;&quot;&quot;))">
            <text:p/>
          </table:table-cell>
          <table:table-cell table:formula="of:=IF([.AF72]=&quot;x&quot;;&quot;x&quot;;IF([.AF72]=&quot;-&quot;;&quot;-&quot;;&quot;&quot;))">
            <text:p/>
          </table:table-cell>
          <table:table-cell table:formula="of:=IF([.AG72]=&quot;x&quot;;&quot;x&quot;;IF([.AG72]=&quot;-&quot;;&quot;-&quot;;&quot;&quot;))">
            <text:p/>
          </table:table-cell>
          <table:table-cell table:formula="of:=IF([.AH72]=&quot;x&quot;;&quot;x&quot;;IF([.AH72]=&quot;-&quot;;&quot;-&quot;;&quot;&quot;))">
            <text:p/>
          </table:table-cell>
          <table:table-cell table:formula="of:=IF([.AI72]=&quot;x&quot;;&quot;x&quot;;IF([.AI72]=&quot;-&quot;;&quot;-&quot;;&quot;&quot;))">
            <text:p/>
          </table:table-cell>
          <table:table-cell table:formula="of:=IF([.AJ72]=&quot;x&quot;;&quot;x&quot;;IF([.AJ7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40" calcext:value-type="float">
            <text:p>14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73]=&quot;x&quot;;&quot;x&quot;;IF([.M73]=&quot;-&quot;;&quot;-&quot;;&quot;&quot;))">
            <text:p/>
          </table:table-cell>
          <table:table-cell table:formula="of:=IF([.N73]=&quot;x&quot;;&quot;x&quot;;IF([.N73]=&quot;-&quot;;&quot;-&quot;;&quot;&quot;))">
            <text:p/>
          </table:table-cell>
          <table:table-cell table:formula="of:=IF([.O73]=&quot;x&quot;;&quot;x&quot;;IF([.O73]=&quot;-&quot;;&quot;-&quot;;&quot;&quot;))">
            <text:p/>
          </table:table-cell>
          <table:table-cell table:formula="of:=IF([.P73]=&quot;x&quot;;&quot;x&quot;;IF([.P73]=&quot;-&quot;;&quot;-&quot;;&quot;&quot;))">
            <text:p/>
          </table:table-cell>
          <table:table-cell table:formula="of:=IF([.Q73]=&quot;x&quot;;&quot;x&quot;;IF([.Q73]=&quot;-&quot;;&quot;-&quot;;&quot;&quot;))">
            <text:p/>
          </table:table-cell>
          <table:table-cell table:formula="of:=IF([.R73]=&quot;x&quot;;&quot;x&quot;;IF([.R73]=&quot;-&quot;;&quot;-&quot;;&quot;&quot;))" office:value-type="string" office:string-value="x" calcext:value-type="string">
            <text:p>x</text:p>
          </table:table-cell>
          <table:table-cell table:formula="of:=IF([.S73]=&quot;x&quot;;&quot;x&quot;;IF([.S73]=&quot;-&quot;;&quot;-&quot;;&quot;&quot;))">
            <text:p/>
          </table:table-cell>
          <table:table-cell table:formula="of:=IF([.T73]=&quot;x&quot;;&quot;x&quot;;IF([.T73]=&quot;-&quot;;&quot;-&quot;;&quot;&quot;))">
            <text:p/>
          </table:table-cell>
          <table:table-cell table:formula="of:=IF([.U73]=&quot;x&quot;;&quot;x&quot;;IF([.U73]=&quot;-&quot;;&quot;-&quot;;&quot;&quot;))">
            <text:p/>
          </table:table-cell>
          <table:table-cell table:formula="of:=IF([.V73]=&quot;x&quot;;&quot;x&quot;;IF([.V73]=&quot;-&quot;;&quot;-&quot;;&quot;&quot;))">
            <text:p/>
          </table:table-cell>
          <table:table-cell table:formula="of:=IF([.W73]=&quot;x&quot;;&quot;x&quot;;IF([.W73]=&quot;-&quot;;&quot;-&quot;;&quot;&quot;))">
            <text:p/>
          </table:table-cell>
          <table:table-cell table:formula="of:=IF([.X73]=&quot;x&quot;;&quot;x&quot;;IF([.X73]=&quot;-&quot;;&quot;-&quot;;&quot;&quot;))">
            <text:p/>
          </table:table-cell>
          <table:table-cell table:formula="of:=IF([.Y73]=&quot;x&quot;;&quot;x&quot;;IF([.Y73]=&quot;-&quot;;&quot;-&quot;;&quot;&quot;))">
            <text:p/>
          </table:table-cell>
          <table:table-cell table:formula="of:=IF([.Z73]=&quot;x&quot;;&quot;x&quot;;IF([.Z73]=&quot;-&quot;;&quot;-&quot;;&quot;&quot;))">
            <text:p/>
          </table:table-cell>
          <table:table-cell table:formula="of:=IF([.AA73]=&quot;x&quot;;&quot;x&quot;;IF([.AA73]=&quot;-&quot;;&quot;-&quot;;&quot;&quot;))">
            <text:p/>
          </table:table-cell>
          <table:table-cell table:formula="of:=IF([.AB73]=&quot;x&quot;;&quot;x&quot;;IF([.AB73]=&quot;-&quot;;&quot;-&quot;;&quot;&quot;))">
            <text:p/>
          </table:table-cell>
          <table:table-cell table:formula="of:=IF([.AC73]=&quot;x&quot;;&quot;x&quot;;IF([.AC73]=&quot;-&quot;;&quot;-&quot;;&quot;&quot;))">
            <text:p/>
          </table:table-cell>
          <table:table-cell table:formula="of:=IF([.AD73]=&quot;x&quot;;&quot;x&quot;;IF([.AD73]=&quot;-&quot;;&quot;-&quot;;&quot;&quot;))">
            <text:p/>
          </table:table-cell>
          <table:table-cell table:formula="of:=IF([.AE73]=&quot;x&quot;;&quot;x&quot;;IF([.AE73]=&quot;-&quot;;&quot;-&quot;;&quot;&quot;))">
            <text:p/>
          </table:table-cell>
          <table:table-cell table:formula="of:=IF([.AF73]=&quot;x&quot;;&quot;x&quot;;IF([.AF73]=&quot;-&quot;;&quot;-&quot;;&quot;&quot;))">
            <text:p/>
          </table:table-cell>
          <table:table-cell table:formula="of:=IF([.AG73]=&quot;x&quot;;&quot;x&quot;;IF([.AG73]=&quot;-&quot;;&quot;-&quot;;&quot;&quot;))">
            <text:p/>
          </table:table-cell>
          <table:table-cell table:formula="of:=IF([.AH73]=&quot;x&quot;;&quot;x&quot;;IF([.AH73]=&quot;-&quot;;&quot;-&quot;;&quot;&quot;))">
            <text:p/>
          </table:table-cell>
          <table:table-cell table:formula="of:=IF([.AI73]=&quot;x&quot;;&quot;x&quot;;IF([.AI73]=&quot;-&quot;;&quot;-&quot;;&quot;&quot;))">
            <text:p/>
          </table:table-cell>
          <table:table-cell table:formula="of:=IF([.AJ73]=&quot;x&quot;;&quot;x&quot;;IF([.AJ7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60" calcext:value-type="float">
            <text:p>14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4]=&quot;x&quot;;&quot;x&quot;;IF([.M74]=&quot;-&quot;;&quot;-&quot;;&quot;&quot;))">
            <text:p/>
          </table:table-cell>
          <table:table-cell table:formula="of:=IF([.N74]=&quot;x&quot;;&quot;x&quot;;IF([.N74]=&quot;-&quot;;&quot;-&quot;;&quot;&quot;))">
            <text:p/>
          </table:table-cell>
          <table:table-cell table:formula="of:=IF([.O74]=&quot;x&quot;;&quot;x&quot;;IF([.O74]=&quot;-&quot;;&quot;-&quot;;&quot;&quot;))">
            <text:p/>
          </table:table-cell>
          <table:table-cell table:formula="of:=IF([.P74]=&quot;x&quot;;&quot;x&quot;;IF([.P74]=&quot;-&quot;;&quot;-&quot;;&quot;&quot;))">
            <text:p/>
          </table:table-cell>
          <table:table-cell table:formula="of:=IF([.Q74]=&quot;x&quot;;&quot;x&quot;;IF([.Q74]=&quot;-&quot;;&quot;-&quot;;&quot;&quot;))">
            <text:p/>
          </table:table-cell>
          <table:table-cell table:formula="of:=IF([.R74]=&quot;x&quot;;&quot;x&quot;;IF([.R74]=&quot;-&quot;;&quot;-&quot;;&quot;&quot;))">
            <text:p/>
          </table:table-cell>
          <table:table-cell table:formula="of:=IF([.S74]=&quot;x&quot;;&quot;x&quot;;IF([.S74]=&quot;-&quot;;&quot;-&quot;;&quot;&quot;))" office:value-type="string" office:string-value="x" calcext:value-type="string">
            <text:p>x</text:p>
          </table:table-cell>
          <table:table-cell table:formula="of:=IF([.T74]=&quot;x&quot;;&quot;x&quot;;IF([.T74]=&quot;-&quot;;&quot;-&quot;;&quot;&quot;))">
            <text:p/>
          </table:table-cell>
          <table:table-cell table:formula="of:=IF([.U74]=&quot;x&quot;;&quot;x&quot;;IF([.U74]=&quot;-&quot;;&quot;-&quot;;&quot;&quot;))">
            <text:p/>
          </table:table-cell>
          <table:table-cell table:formula="of:=IF([.V74]=&quot;x&quot;;&quot;x&quot;;IF([.V74]=&quot;-&quot;;&quot;-&quot;;&quot;&quot;))">
            <text:p/>
          </table:table-cell>
          <table:table-cell table:formula="of:=IF([.W74]=&quot;x&quot;;&quot;x&quot;;IF([.W74]=&quot;-&quot;;&quot;-&quot;;&quot;&quot;))">
            <text:p/>
          </table:table-cell>
          <table:table-cell table:formula="of:=IF([.X74]=&quot;x&quot;;&quot;x&quot;;IF([.X74]=&quot;-&quot;;&quot;-&quot;;&quot;&quot;))">
            <text:p/>
          </table:table-cell>
          <table:table-cell table:formula="of:=IF([.Y74]=&quot;x&quot;;&quot;x&quot;;IF([.Y74]=&quot;-&quot;;&quot;-&quot;;&quot;&quot;))">
            <text:p/>
          </table:table-cell>
          <table:table-cell table:formula="of:=IF([.Z74]=&quot;x&quot;;&quot;x&quot;;IF([.Z74]=&quot;-&quot;;&quot;-&quot;;&quot;&quot;))">
            <text:p/>
          </table:table-cell>
          <table:table-cell table:formula="of:=IF([.AA74]=&quot;x&quot;;&quot;x&quot;;IF([.AA74]=&quot;-&quot;;&quot;-&quot;;&quot;&quot;))">
            <text:p/>
          </table:table-cell>
          <table:table-cell table:formula="of:=IF([.AB74]=&quot;x&quot;;&quot;x&quot;;IF([.AB74]=&quot;-&quot;;&quot;-&quot;;&quot;&quot;))">
            <text:p/>
          </table:table-cell>
          <table:table-cell table:formula="of:=IF([.AC74]=&quot;x&quot;;&quot;x&quot;;IF([.AC74]=&quot;-&quot;;&quot;-&quot;;&quot;&quot;))">
            <text:p/>
          </table:table-cell>
          <table:table-cell table:formula="of:=IF([.AD74]=&quot;x&quot;;&quot;x&quot;;IF([.AD74]=&quot;-&quot;;&quot;-&quot;;&quot;&quot;))">
            <text:p/>
          </table:table-cell>
          <table:table-cell table:formula="of:=IF([.AE74]=&quot;x&quot;;&quot;x&quot;;IF([.AE74]=&quot;-&quot;;&quot;-&quot;;&quot;&quot;))">
            <text:p/>
          </table:table-cell>
          <table:table-cell table:formula="of:=IF([.AF74]=&quot;x&quot;;&quot;x&quot;;IF([.AF74]=&quot;-&quot;;&quot;-&quot;;&quot;&quot;))">
            <text:p/>
          </table:table-cell>
          <table:table-cell table:formula="of:=IF([.AG74]=&quot;x&quot;;&quot;x&quot;;IF([.AG74]=&quot;-&quot;;&quot;-&quot;;&quot;&quot;))">
            <text:p/>
          </table:table-cell>
          <table:table-cell table:formula="of:=IF([.AH74]=&quot;x&quot;;&quot;x&quot;;IF([.AH74]=&quot;-&quot;;&quot;-&quot;;&quot;&quot;))">
            <text:p/>
          </table:table-cell>
          <table:table-cell table:formula="of:=IF([.AI74]=&quot;x&quot;;&quot;x&quot;;IF([.AI74]=&quot;-&quot;;&quot;-&quot;;&quot;&quot;))">
            <text:p/>
          </table:table-cell>
          <table:table-cell table:formula="of:=IF([.AJ74]=&quot;x&quot;;&quot;x&quot;;IF([.AJ7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80" calcext:value-type="float">
            <text:p>14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5]=&quot;x&quot;;&quot;x&quot;;IF([.M75]=&quot;-&quot;;&quot;-&quot;;&quot;&quot;))">
            <text:p/>
          </table:table-cell>
          <table:table-cell table:formula="of:=IF([.N75]=&quot;x&quot;;&quot;x&quot;;IF([.N75]=&quot;-&quot;;&quot;-&quot;;&quot;&quot;))">
            <text:p/>
          </table:table-cell>
          <table:table-cell table:formula="of:=IF([.O75]=&quot;x&quot;;&quot;x&quot;;IF([.O75]=&quot;-&quot;;&quot;-&quot;;&quot;&quot;))">
            <text:p/>
          </table:table-cell>
          <table:table-cell table:formula="of:=IF([.P75]=&quot;x&quot;;&quot;x&quot;;IF([.P75]=&quot;-&quot;;&quot;-&quot;;&quot;&quot;))">
            <text:p/>
          </table:table-cell>
          <table:table-cell table:formula="of:=IF([.Q75]=&quot;x&quot;;&quot;x&quot;;IF([.Q75]=&quot;-&quot;;&quot;-&quot;;&quot;&quot;))">
            <text:p/>
          </table:table-cell>
          <table:table-cell table:formula="of:=IF([.R75]=&quot;x&quot;;&quot;x&quot;;IF([.R75]=&quot;-&quot;;&quot;-&quot;;&quot;&quot;))">
            <text:p/>
          </table:table-cell>
          <table:table-cell table:formula="of:=IF([.S75]=&quot;x&quot;;&quot;x&quot;;IF([.S75]=&quot;-&quot;;&quot;-&quot;;&quot;&quot;))" office:value-type="string" office:string-value="x" calcext:value-type="string">
            <text:p>x</text:p>
          </table:table-cell>
          <table:table-cell table:formula="of:=IF([.T75]=&quot;x&quot;;&quot;x&quot;;IF([.T75]=&quot;-&quot;;&quot;-&quot;;&quot;&quot;))">
            <text:p/>
          </table:table-cell>
          <table:table-cell table:formula="of:=IF([.U75]=&quot;x&quot;;&quot;x&quot;;IF([.U75]=&quot;-&quot;;&quot;-&quot;;&quot;&quot;))">
            <text:p/>
          </table:table-cell>
          <table:table-cell table:formula="of:=IF([.V75]=&quot;x&quot;;&quot;x&quot;;IF([.V75]=&quot;-&quot;;&quot;-&quot;;&quot;&quot;))">
            <text:p/>
          </table:table-cell>
          <table:table-cell table:formula="of:=IF([.W75]=&quot;x&quot;;&quot;x&quot;;IF([.W75]=&quot;-&quot;;&quot;-&quot;;&quot;&quot;))">
            <text:p/>
          </table:table-cell>
          <table:table-cell table:formula="of:=IF([.X75]=&quot;x&quot;;&quot;x&quot;;IF([.X75]=&quot;-&quot;;&quot;-&quot;;&quot;&quot;))">
            <text:p/>
          </table:table-cell>
          <table:table-cell table:formula="of:=IF([.Y75]=&quot;x&quot;;&quot;x&quot;;IF([.Y75]=&quot;-&quot;;&quot;-&quot;;&quot;&quot;))">
            <text:p/>
          </table:table-cell>
          <table:table-cell table:formula="of:=IF([.Z75]=&quot;x&quot;;&quot;x&quot;;IF([.Z75]=&quot;-&quot;;&quot;-&quot;;&quot;&quot;))">
            <text:p/>
          </table:table-cell>
          <table:table-cell table:formula="of:=IF([.AA75]=&quot;x&quot;;&quot;x&quot;;IF([.AA75]=&quot;-&quot;;&quot;-&quot;;&quot;&quot;))">
            <text:p/>
          </table:table-cell>
          <table:table-cell table:formula="of:=IF([.AB75]=&quot;x&quot;;&quot;x&quot;;IF([.AB75]=&quot;-&quot;;&quot;-&quot;;&quot;&quot;))">
            <text:p/>
          </table:table-cell>
          <table:table-cell table:formula="of:=IF([.AC75]=&quot;x&quot;;&quot;x&quot;;IF([.AC75]=&quot;-&quot;;&quot;-&quot;;&quot;&quot;))">
            <text:p/>
          </table:table-cell>
          <table:table-cell table:formula="of:=IF([.AD75]=&quot;x&quot;;&quot;x&quot;;IF([.AD75]=&quot;-&quot;;&quot;-&quot;;&quot;&quot;))">
            <text:p/>
          </table:table-cell>
          <table:table-cell table:formula="of:=IF([.AE75]=&quot;x&quot;;&quot;x&quot;;IF([.AE75]=&quot;-&quot;;&quot;-&quot;;&quot;&quot;))">
            <text:p/>
          </table:table-cell>
          <table:table-cell table:formula="of:=IF([.AF75]=&quot;x&quot;;&quot;x&quot;;IF([.AF75]=&quot;-&quot;;&quot;-&quot;;&quot;&quot;))">
            <text:p/>
          </table:table-cell>
          <table:table-cell table:formula="of:=IF([.AG75]=&quot;x&quot;;&quot;x&quot;;IF([.AG75]=&quot;-&quot;;&quot;-&quot;;&quot;&quot;))">
            <text:p/>
          </table:table-cell>
          <table:table-cell table:formula="of:=IF([.AH75]=&quot;x&quot;;&quot;x&quot;;IF([.AH75]=&quot;-&quot;;&quot;-&quot;;&quot;&quot;))">
            <text:p/>
          </table:table-cell>
          <table:table-cell table:formula="of:=IF([.AI75]=&quot;x&quot;;&quot;x&quot;;IF([.AI75]=&quot;-&quot;;&quot;-&quot;;&quot;&quot;))">
            <text:p/>
          </table:table-cell>
          <table:table-cell table:formula="of:=IF([.AJ75]=&quot;x&quot;;&quot;x&quot;;IF([.AJ7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00" calcext:value-type="float">
            <text:p>15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6]=&quot;x&quot;;&quot;x&quot;;IF([.M76]=&quot;-&quot;;&quot;-&quot;;&quot;&quot;))">
            <text:p/>
          </table:table-cell>
          <table:table-cell table:formula="of:=IF([.N76]=&quot;x&quot;;&quot;x&quot;;IF([.N76]=&quot;-&quot;;&quot;-&quot;;&quot;&quot;))">
            <text:p/>
          </table:table-cell>
          <table:table-cell table:formula="of:=IF([.O76]=&quot;x&quot;;&quot;x&quot;;IF([.O76]=&quot;-&quot;;&quot;-&quot;;&quot;&quot;))">
            <text:p/>
          </table:table-cell>
          <table:table-cell table:formula="of:=IF([.P76]=&quot;x&quot;;&quot;x&quot;;IF([.P76]=&quot;-&quot;;&quot;-&quot;;&quot;&quot;))">
            <text:p/>
          </table:table-cell>
          <table:table-cell table:formula="of:=IF([.Q76]=&quot;x&quot;;&quot;x&quot;;IF([.Q76]=&quot;-&quot;;&quot;-&quot;;&quot;&quot;))">
            <text:p/>
          </table:table-cell>
          <table:table-cell table:formula="of:=IF([.R76]=&quot;x&quot;;&quot;x&quot;;IF([.R76]=&quot;-&quot;;&quot;-&quot;;&quot;&quot;))">
            <text:p/>
          </table:table-cell>
          <table:table-cell table:formula="of:=IF([.S76]=&quot;x&quot;;&quot;x&quot;;IF([.S76]=&quot;-&quot;;&quot;-&quot;;&quot;&quot;))" office:value-type="string" office:string-value="x" calcext:value-type="string">
            <text:p>x</text:p>
          </table:table-cell>
          <table:table-cell table:formula="of:=IF([.T76]=&quot;x&quot;;&quot;x&quot;;IF([.T76]=&quot;-&quot;;&quot;-&quot;;&quot;&quot;))">
            <text:p/>
          </table:table-cell>
          <table:table-cell table:formula="of:=IF([.U76]=&quot;x&quot;;&quot;x&quot;;IF([.U76]=&quot;-&quot;;&quot;-&quot;;&quot;&quot;))">
            <text:p/>
          </table:table-cell>
          <table:table-cell table:formula="of:=IF([.V76]=&quot;x&quot;;&quot;x&quot;;IF([.V76]=&quot;-&quot;;&quot;-&quot;;&quot;&quot;))">
            <text:p/>
          </table:table-cell>
          <table:table-cell table:formula="of:=IF([.W76]=&quot;x&quot;;&quot;x&quot;;IF([.W76]=&quot;-&quot;;&quot;-&quot;;&quot;&quot;))">
            <text:p/>
          </table:table-cell>
          <table:table-cell table:formula="of:=IF([.X76]=&quot;x&quot;;&quot;x&quot;;IF([.X76]=&quot;-&quot;;&quot;-&quot;;&quot;&quot;))">
            <text:p/>
          </table:table-cell>
          <table:table-cell table:formula="of:=IF([.Y76]=&quot;x&quot;;&quot;x&quot;;IF([.Y76]=&quot;-&quot;;&quot;-&quot;;&quot;&quot;))">
            <text:p/>
          </table:table-cell>
          <table:table-cell table:formula="of:=IF([.Z76]=&quot;x&quot;;&quot;x&quot;;IF([.Z76]=&quot;-&quot;;&quot;-&quot;;&quot;&quot;))">
            <text:p/>
          </table:table-cell>
          <table:table-cell table:formula="of:=IF([.AA76]=&quot;x&quot;;&quot;x&quot;;IF([.AA76]=&quot;-&quot;;&quot;-&quot;;&quot;&quot;))">
            <text:p/>
          </table:table-cell>
          <table:table-cell table:formula="of:=IF([.AB76]=&quot;x&quot;;&quot;x&quot;;IF([.AB76]=&quot;-&quot;;&quot;-&quot;;&quot;&quot;))">
            <text:p/>
          </table:table-cell>
          <table:table-cell table:formula="of:=IF([.AC76]=&quot;x&quot;;&quot;x&quot;;IF([.AC76]=&quot;-&quot;;&quot;-&quot;;&quot;&quot;))">
            <text:p/>
          </table:table-cell>
          <table:table-cell table:formula="of:=IF([.AD76]=&quot;x&quot;;&quot;x&quot;;IF([.AD76]=&quot;-&quot;;&quot;-&quot;;&quot;&quot;))">
            <text:p/>
          </table:table-cell>
          <table:table-cell table:formula="of:=IF([.AE76]=&quot;x&quot;;&quot;x&quot;;IF([.AE76]=&quot;-&quot;;&quot;-&quot;;&quot;&quot;))">
            <text:p/>
          </table:table-cell>
          <table:table-cell table:formula="of:=IF([.AF76]=&quot;x&quot;;&quot;x&quot;;IF([.AF76]=&quot;-&quot;;&quot;-&quot;;&quot;&quot;))">
            <text:p/>
          </table:table-cell>
          <table:table-cell table:formula="of:=IF([.AG76]=&quot;x&quot;;&quot;x&quot;;IF([.AG76]=&quot;-&quot;;&quot;-&quot;;&quot;&quot;))">
            <text:p/>
          </table:table-cell>
          <table:table-cell table:formula="of:=IF([.AH76]=&quot;x&quot;;&quot;x&quot;;IF([.AH76]=&quot;-&quot;;&quot;-&quot;;&quot;&quot;))">
            <text:p/>
          </table:table-cell>
          <table:table-cell table:formula="of:=IF([.AI76]=&quot;x&quot;;&quot;x&quot;;IF([.AI76]=&quot;-&quot;;&quot;-&quot;;&quot;&quot;))">
            <text:p/>
          </table:table-cell>
          <table:table-cell table:formula="of:=IF([.AJ76]=&quot;x&quot;;&quot;x&quot;;IF([.AJ7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20" calcext:value-type="float">
            <text:p>15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7]=&quot;x&quot;;&quot;x&quot;;IF([.M77]=&quot;-&quot;;&quot;-&quot;;&quot;&quot;))">
            <text:p/>
          </table:table-cell>
          <table:table-cell table:formula="of:=IF([.N77]=&quot;x&quot;;&quot;x&quot;;IF([.N77]=&quot;-&quot;;&quot;-&quot;;&quot;&quot;))">
            <text:p/>
          </table:table-cell>
          <table:table-cell table:formula="of:=IF([.O77]=&quot;x&quot;;&quot;x&quot;;IF([.O77]=&quot;-&quot;;&quot;-&quot;;&quot;&quot;))">
            <text:p/>
          </table:table-cell>
          <table:table-cell table:formula="of:=IF([.P77]=&quot;x&quot;;&quot;x&quot;;IF([.P77]=&quot;-&quot;;&quot;-&quot;;&quot;&quot;))">
            <text:p/>
          </table:table-cell>
          <table:table-cell table:formula="of:=IF([.Q77]=&quot;x&quot;;&quot;x&quot;;IF([.Q77]=&quot;-&quot;;&quot;-&quot;;&quot;&quot;))">
            <text:p/>
          </table:table-cell>
          <table:table-cell table:formula="of:=IF([.R77]=&quot;x&quot;;&quot;x&quot;;IF([.R77]=&quot;-&quot;;&quot;-&quot;;&quot;&quot;))">
            <text:p/>
          </table:table-cell>
          <table:table-cell table:formula="of:=IF([.S77]=&quot;x&quot;;&quot;x&quot;;IF([.S77]=&quot;-&quot;;&quot;-&quot;;&quot;&quot;))" office:value-type="string" office:string-value="x" calcext:value-type="string">
            <text:p>x</text:p>
          </table:table-cell>
          <table:table-cell table:formula="of:=IF([.T77]=&quot;x&quot;;&quot;x&quot;;IF([.T77]=&quot;-&quot;;&quot;-&quot;;&quot;&quot;))">
            <text:p/>
          </table:table-cell>
          <table:table-cell table:formula="of:=IF([.U77]=&quot;x&quot;;&quot;x&quot;;IF([.U77]=&quot;-&quot;;&quot;-&quot;;&quot;&quot;))">
            <text:p/>
          </table:table-cell>
          <table:table-cell table:formula="of:=IF([.V77]=&quot;x&quot;;&quot;x&quot;;IF([.V77]=&quot;-&quot;;&quot;-&quot;;&quot;&quot;))">
            <text:p/>
          </table:table-cell>
          <table:table-cell table:formula="of:=IF([.W77]=&quot;x&quot;;&quot;x&quot;;IF([.W77]=&quot;-&quot;;&quot;-&quot;;&quot;&quot;))">
            <text:p/>
          </table:table-cell>
          <table:table-cell table:formula="of:=IF([.X77]=&quot;x&quot;;&quot;x&quot;;IF([.X77]=&quot;-&quot;;&quot;-&quot;;&quot;&quot;))">
            <text:p/>
          </table:table-cell>
          <table:table-cell table:formula="of:=IF([.Y77]=&quot;x&quot;;&quot;x&quot;;IF([.Y77]=&quot;-&quot;;&quot;-&quot;;&quot;&quot;))">
            <text:p/>
          </table:table-cell>
          <table:table-cell table:formula="of:=IF([.Z77]=&quot;x&quot;;&quot;x&quot;;IF([.Z77]=&quot;-&quot;;&quot;-&quot;;&quot;&quot;))">
            <text:p/>
          </table:table-cell>
          <table:table-cell table:formula="of:=IF([.AA77]=&quot;x&quot;;&quot;x&quot;;IF([.AA77]=&quot;-&quot;;&quot;-&quot;;&quot;&quot;))">
            <text:p/>
          </table:table-cell>
          <table:table-cell table:formula="of:=IF([.AB77]=&quot;x&quot;;&quot;x&quot;;IF([.AB77]=&quot;-&quot;;&quot;-&quot;;&quot;&quot;))">
            <text:p/>
          </table:table-cell>
          <table:table-cell table:formula="of:=IF([.AC77]=&quot;x&quot;;&quot;x&quot;;IF([.AC77]=&quot;-&quot;;&quot;-&quot;;&quot;&quot;))">
            <text:p/>
          </table:table-cell>
          <table:table-cell table:formula="of:=IF([.AD77]=&quot;x&quot;;&quot;x&quot;;IF([.AD77]=&quot;-&quot;;&quot;-&quot;;&quot;&quot;))">
            <text:p/>
          </table:table-cell>
          <table:table-cell table:formula="of:=IF([.AE77]=&quot;x&quot;;&quot;x&quot;;IF([.AE77]=&quot;-&quot;;&quot;-&quot;;&quot;&quot;))">
            <text:p/>
          </table:table-cell>
          <table:table-cell table:formula="of:=IF([.AF77]=&quot;x&quot;;&quot;x&quot;;IF([.AF77]=&quot;-&quot;;&quot;-&quot;;&quot;&quot;))">
            <text:p/>
          </table:table-cell>
          <table:table-cell table:formula="of:=IF([.AG77]=&quot;x&quot;;&quot;x&quot;;IF([.AG77]=&quot;-&quot;;&quot;-&quot;;&quot;&quot;))">
            <text:p/>
          </table:table-cell>
          <table:table-cell table:formula="of:=IF([.AH77]=&quot;x&quot;;&quot;x&quot;;IF([.AH77]=&quot;-&quot;;&quot;-&quot;;&quot;&quot;))">
            <text:p/>
          </table:table-cell>
          <table:table-cell table:formula="of:=IF([.AI77]=&quot;x&quot;;&quot;x&quot;;IF([.AI77]=&quot;-&quot;;&quot;-&quot;;&quot;&quot;))">
            <text:p/>
          </table:table-cell>
          <table:table-cell table:formula="of:=IF([.AJ77]=&quot;x&quot;;&quot;x&quot;;IF([.AJ7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40" calcext:value-type="float">
            <text:p>15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8]=&quot;x&quot;;&quot;x&quot;;IF([.M78]=&quot;-&quot;;&quot;-&quot;;&quot;&quot;))">
            <text:p/>
          </table:table-cell>
          <table:table-cell table:formula="of:=IF([.N78]=&quot;x&quot;;&quot;x&quot;;IF([.N78]=&quot;-&quot;;&quot;-&quot;;&quot;&quot;))">
            <text:p/>
          </table:table-cell>
          <table:table-cell table:formula="of:=IF([.O78]=&quot;x&quot;;&quot;x&quot;;IF([.O78]=&quot;-&quot;;&quot;-&quot;;&quot;&quot;))">
            <text:p/>
          </table:table-cell>
          <table:table-cell table:formula="of:=IF([.P78]=&quot;x&quot;;&quot;x&quot;;IF([.P78]=&quot;-&quot;;&quot;-&quot;;&quot;&quot;))">
            <text:p/>
          </table:table-cell>
          <table:table-cell table:formula="of:=IF([.Q78]=&quot;x&quot;;&quot;x&quot;;IF([.Q78]=&quot;-&quot;;&quot;-&quot;;&quot;&quot;))">
            <text:p/>
          </table:table-cell>
          <table:table-cell table:formula="of:=IF([.R78]=&quot;x&quot;;&quot;x&quot;;IF([.R78]=&quot;-&quot;;&quot;-&quot;;&quot;&quot;))">
            <text:p/>
          </table:table-cell>
          <table:table-cell table:formula="of:=IF([.S78]=&quot;x&quot;;&quot;x&quot;;IF([.S78]=&quot;-&quot;;&quot;-&quot;;&quot;&quot;))" office:value-type="string" office:string-value="x" calcext:value-type="string">
            <text:p>x</text:p>
          </table:table-cell>
          <table:table-cell table:formula="of:=IF([.T78]=&quot;x&quot;;&quot;x&quot;;IF([.T78]=&quot;-&quot;;&quot;-&quot;;&quot;&quot;))">
            <text:p/>
          </table:table-cell>
          <table:table-cell table:formula="of:=IF([.U78]=&quot;x&quot;;&quot;x&quot;;IF([.U78]=&quot;-&quot;;&quot;-&quot;;&quot;&quot;))">
            <text:p/>
          </table:table-cell>
          <table:table-cell table:formula="of:=IF([.V78]=&quot;x&quot;;&quot;x&quot;;IF([.V78]=&quot;-&quot;;&quot;-&quot;;&quot;&quot;))">
            <text:p/>
          </table:table-cell>
          <table:table-cell table:formula="of:=IF([.W78]=&quot;x&quot;;&quot;x&quot;;IF([.W78]=&quot;-&quot;;&quot;-&quot;;&quot;&quot;))">
            <text:p/>
          </table:table-cell>
          <table:table-cell table:formula="of:=IF([.X78]=&quot;x&quot;;&quot;x&quot;;IF([.X78]=&quot;-&quot;;&quot;-&quot;;&quot;&quot;))">
            <text:p/>
          </table:table-cell>
          <table:table-cell table:formula="of:=IF([.Y78]=&quot;x&quot;;&quot;x&quot;;IF([.Y78]=&quot;-&quot;;&quot;-&quot;;&quot;&quot;))">
            <text:p/>
          </table:table-cell>
          <table:table-cell table:formula="of:=IF([.Z78]=&quot;x&quot;;&quot;x&quot;;IF([.Z78]=&quot;-&quot;;&quot;-&quot;;&quot;&quot;))">
            <text:p/>
          </table:table-cell>
          <table:table-cell table:formula="of:=IF([.AA78]=&quot;x&quot;;&quot;x&quot;;IF([.AA78]=&quot;-&quot;;&quot;-&quot;;&quot;&quot;))">
            <text:p/>
          </table:table-cell>
          <table:table-cell table:formula="of:=IF([.AB78]=&quot;x&quot;;&quot;x&quot;;IF([.AB78]=&quot;-&quot;;&quot;-&quot;;&quot;&quot;))">
            <text:p/>
          </table:table-cell>
          <table:table-cell table:formula="of:=IF([.AC78]=&quot;x&quot;;&quot;x&quot;;IF([.AC78]=&quot;-&quot;;&quot;-&quot;;&quot;&quot;))">
            <text:p/>
          </table:table-cell>
          <table:table-cell table:formula="of:=IF([.AD78]=&quot;x&quot;;&quot;x&quot;;IF([.AD78]=&quot;-&quot;;&quot;-&quot;;&quot;&quot;))">
            <text:p/>
          </table:table-cell>
          <table:table-cell table:formula="of:=IF([.AE78]=&quot;x&quot;;&quot;x&quot;;IF([.AE78]=&quot;-&quot;;&quot;-&quot;;&quot;&quot;))">
            <text:p/>
          </table:table-cell>
          <table:table-cell table:formula="of:=IF([.AF78]=&quot;x&quot;;&quot;x&quot;;IF([.AF78]=&quot;-&quot;;&quot;-&quot;;&quot;&quot;))">
            <text:p/>
          </table:table-cell>
          <table:table-cell table:formula="of:=IF([.AG78]=&quot;x&quot;;&quot;x&quot;;IF([.AG78]=&quot;-&quot;;&quot;-&quot;;&quot;&quot;))">
            <text:p/>
          </table:table-cell>
          <table:table-cell table:formula="of:=IF([.AH78]=&quot;x&quot;;&quot;x&quot;;IF([.AH78]=&quot;-&quot;;&quot;-&quot;;&quot;&quot;))">
            <text:p/>
          </table:table-cell>
          <table:table-cell table:formula="of:=IF([.AI78]=&quot;x&quot;;&quot;x&quot;;IF([.AI78]=&quot;-&quot;;&quot;-&quot;;&quot;&quot;))">
            <text:p/>
          </table:table-cell>
          <table:table-cell table:formula="of:=IF([.AJ78]=&quot;x&quot;;&quot;x&quot;;IF([.AJ7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60" calcext:value-type="float">
            <text:p>15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9]=&quot;x&quot;;&quot;x&quot;;IF([.M79]=&quot;-&quot;;&quot;-&quot;;&quot;&quot;))">
            <text:p/>
          </table:table-cell>
          <table:table-cell table:formula="of:=IF([.N79]=&quot;x&quot;;&quot;x&quot;;IF([.N79]=&quot;-&quot;;&quot;-&quot;;&quot;&quot;))">
            <text:p/>
          </table:table-cell>
          <table:table-cell table:formula="of:=IF([.O79]=&quot;x&quot;;&quot;x&quot;;IF([.O79]=&quot;-&quot;;&quot;-&quot;;&quot;&quot;))">
            <text:p/>
          </table:table-cell>
          <table:table-cell table:formula="of:=IF([.P79]=&quot;x&quot;;&quot;x&quot;;IF([.P79]=&quot;-&quot;;&quot;-&quot;;&quot;&quot;))">
            <text:p/>
          </table:table-cell>
          <table:table-cell table:formula="of:=IF([.Q79]=&quot;x&quot;;&quot;x&quot;;IF([.Q79]=&quot;-&quot;;&quot;-&quot;;&quot;&quot;))">
            <text:p/>
          </table:table-cell>
          <table:table-cell table:formula="of:=IF([.R79]=&quot;x&quot;;&quot;x&quot;;IF([.R79]=&quot;-&quot;;&quot;-&quot;;&quot;&quot;))">
            <text:p/>
          </table:table-cell>
          <table:table-cell table:formula="of:=IF([.S79]=&quot;x&quot;;&quot;x&quot;;IF([.S79]=&quot;-&quot;;&quot;-&quot;;&quot;&quot;))" office:value-type="string" office:string-value="x" calcext:value-type="string">
            <text:p>x</text:p>
          </table:table-cell>
          <table:table-cell table:formula="of:=IF([.T79]=&quot;x&quot;;&quot;x&quot;;IF([.T79]=&quot;-&quot;;&quot;-&quot;;&quot;&quot;))">
            <text:p/>
          </table:table-cell>
          <table:table-cell table:formula="of:=IF([.U79]=&quot;x&quot;;&quot;x&quot;;IF([.U79]=&quot;-&quot;;&quot;-&quot;;&quot;&quot;))">
            <text:p/>
          </table:table-cell>
          <table:table-cell table:formula="of:=IF([.V79]=&quot;x&quot;;&quot;x&quot;;IF([.V79]=&quot;-&quot;;&quot;-&quot;;&quot;&quot;))">
            <text:p/>
          </table:table-cell>
          <table:table-cell table:formula="of:=IF([.W79]=&quot;x&quot;;&quot;x&quot;;IF([.W79]=&quot;-&quot;;&quot;-&quot;;&quot;&quot;))">
            <text:p/>
          </table:table-cell>
          <table:table-cell table:formula="of:=IF([.X79]=&quot;x&quot;;&quot;x&quot;;IF([.X79]=&quot;-&quot;;&quot;-&quot;;&quot;&quot;))">
            <text:p/>
          </table:table-cell>
          <table:table-cell table:formula="of:=IF([.Y79]=&quot;x&quot;;&quot;x&quot;;IF([.Y79]=&quot;-&quot;;&quot;-&quot;;&quot;&quot;))">
            <text:p/>
          </table:table-cell>
          <table:table-cell table:formula="of:=IF([.Z79]=&quot;x&quot;;&quot;x&quot;;IF([.Z79]=&quot;-&quot;;&quot;-&quot;;&quot;&quot;))">
            <text:p/>
          </table:table-cell>
          <table:table-cell table:formula="of:=IF([.AA79]=&quot;x&quot;;&quot;x&quot;;IF([.AA79]=&quot;-&quot;;&quot;-&quot;;&quot;&quot;))">
            <text:p/>
          </table:table-cell>
          <table:table-cell table:formula="of:=IF([.AB79]=&quot;x&quot;;&quot;x&quot;;IF([.AB79]=&quot;-&quot;;&quot;-&quot;;&quot;&quot;))">
            <text:p/>
          </table:table-cell>
          <table:table-cell table:formula="of:=IF([.AC79]=&quot;x&quot;;&quot;x&quot;;IF([.AC79]=&quot;-&quot;;&quot;-&quot;;&quot;&quot;))">
            <text:p/>
          </table:table-cell>
          <table:table-cell table:formula="of:=IF([.AD79]=&quot;x&quot;;&quot;x&quot;;IF([.AD79]=&quot;-&quot;;&quot;-&quot;;&quot;&quot;))">
            <text:p/>
          </table:table-cell>
          <table:table-cell table:formula="of:=IF([.AE79]=&quot;x&quot;;&quot;x&quot;;IF([.AE79]=&quot;-&quot;;&quot;-&quot;;&quot;&quot;))">
            <text:p/>
          </table:table-cell>
          <table:table-cell table:formula="of:=IF([.AF79]=&quot;x&quot;;&quot;x&quot;;IF([.AF79]=&quot;-&quot;;&quot;-&quot;;&quot;&quot;))">
            <text:p/>
          </table:table-cell>
          <table:table-cell table:formula="of:=IF([.AG79]=&quot;x&quot;;&quot;x&quot;;IF([.AG79]=&quot;-&quot;;&quot;-&quot;;&quot;&quot;))">
            <text:p/>
          </table:table-cell>
          <table:table-cell table:formula="of:=IF([.AH79]=&quot;x&quot;;&quot;x&quot;;IF([.AH79]=&quot;-&quot;;&quot;-&quot;;&quot;&quot;))">
            <text:p/>
          </table:table-cell>
          <table:table-cell table:formula="of:=IF([.AI79]=&quot;x&quot;;&quot;x&quot;;IF([.AI79]=&quot;-&quot;;&quot;-&quot;;&quot;&quot;))">
            <text:p/>
          </table:table-cell>
          <table:table-cell table:formula="of:=IF([.AJ79]=&quot;x&quot;;&quot;x&quot;;IF([.AJ7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80" calcext:value-type="float">
            <text:p>15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0]=&quot;x&quot;;&quot;x&quot;;IF([.M80]=&quot;-&quot;;&quot;-&quot;;&quot;&quot;))">
            <text:p/>
          </table:table-cell>
          <table:table-cell table:formula="of:=IF([.N80]=&quot;x&quot;;&quot;x&quot;;IF([.N80]=&quot;-&quot;;&quot;-&quot;;&quot;&quot;))">
            <text:p/>
          </table:table-cell>
          <table:table-cell table:formula="of:=IF([.O80]=&quot;x&quot;;&quot;x&quot;;IF([.O80]=&quot;-&quot;;&quot;-&quot;;&quot;&quot;))">
            <text:p/>
          </table:table-cell>
          <table:table-cell table:formula="of:=IF([.P80]=&quot;x&quot;;&quot;x&quot;;IF([.P80]=&quot;-&quot;;&quot;-&quot;;&quot;&quot;))">
            <text:p/>
          </table:table-cell>
          <table:table-cell table:formula="of:=IF([.Q80]=&quot;x&quot;;&quot;x&quot;;IF([.Q80]=&quot;-&quot;;&quot;-&quot;;&quot;&quot;))">
            <text:p/>
          </table:table-cell>
          <table:table-cell table:formula="of:=IF([.R80]=&quot;x&quot;;&quot;x&quot;;IF([.R80]=&quot;-&quot;;&quot;-&quot;;&quot;&quot;))">
            <text:p/>
          </table:table-cell>
          <table:table-cell table:formula="of:=IF([.S80]=&quot;x&quot;;&quot;x&quot;;IF([.S80]=&quot;-&quot;;&quot;-&quot;;&quot;&quot;))" office:value-type="string" office:string-value="x" calcext:value-type="string">
            <text:p>x</text:p>
          </table:table-cell>
          <table:table-cell table:formula="of:=IF([.T80]=&quot;x&quot;;&quot;x&quot;;IF([.T80]=&quot;-&quot;;&quot;-&quot;;&quot;&quot;))">
            <text:p/>
          </table:table-cell>
          <table:table-cell table:formula="of:=IF([.U80]=&quot;x&quot;;&quot;x&quot;;IF([.U80]=&quot;-&quot;;&quot;-&quot;;&quot;&quot;))">
            <text:p/>
          </table:table-cell>
          <table:table-cell table:formula="of:=IF([.V80]=&quot;x&quot;;&quot;x&quot;;IF([.V80]=&quot;-&quot;;&quot;-&quot;;&quot;&quot;))">
            <text:p/>
          </table:table-cell>
          <table:table-cell table:formula="of:=IF([.W80]=&quot;x&quot;;&quot;x&quot;;IF([.W80]=&quot;-&quot;;&quot;-&quot;;&quot;&quot;))">
            <text:p/>
          </table:table-cell>
          <table:table-cell table:formula="of:=IF([.X80]=&quot;x&quot;;&quot;x&quot;;IF([.X80]=&quot;-&quot;;&quot;-&quot;;&quot;&quot;))">
            <text:p/>
          </table:table-cell>
          <table:table-cell table:formula="of:=IF([.Y80]=&quot;x&quot;;&quot;x&quot;;IF([.Y80]=&quot;-&quot;;&quot;-&quot;;&quot;&quot;))">
            <text:p/>
          </table:table-cell>
          <table:table-cell table:formula="of:=IF([.Z80]=&quot;x&quot;;&quot;x&quot;;IF([.Z80]=&quot;-&quot;;&quot;-&quot;;&quot;&quot;))">
            <text:p/>
          </table:table-cell>
          <table:table-cell table:formula="of:=IF([.AA80]=&quot;x&quot;;&quot;x&quot;;IF([.AA80]=&quot;-&quot;;&quot;-&quot;;&quot;&quot;))">
            <text:p/>
          </table:table-cell>
          <table:table-cell table:formula="of:=IF([.AB80]=&quot;x&quot;;&quot;x&quot;;IF([.AB80]=&quot;-&quot;;&quot;-&quot;;&quot;&quot;))">
            <text:p/>
          </table:table-cell>
          <table:table-cell table:formula="of:=IF([.AC80]=&quot;x&quot;;&quot;x&quot;;IF([.AC80]=&quot;-&quot;;&quot;-&quot;;&quot;&quot;))">
            <text:p/>
          </table:table-cell>
          <table:table-cell table:formula="of:=IF([.AD80]=&quot;x&quot;;&quot;x&quot;;IF([.AD80]=&quot;-&quot;;&quot;-&quot;;&quot;&quot;))">
            <text:p/>
          </table:table-cell>
          <table:table-cell table:formula="of:=IF([.AE80]=&quot;x&quot;;&quot;x&quot;;IF([.AE80]=&quot;-&quot;;&quot;-&quot;;&quot;&quot;))">
            <text:p/>
          </table:table-cell>
          <table:table-cell table:formula="of:=IF([.AF80]=&quot;x&quot;;&quot;x&quot;;IF([.AF80]=&quot;-&quot;;&quot;-&quot;;&quot;&quot;))">
            <text:p/>
          </table:table-cell>
          <table:table-cell table:formula="of:=IF([.AG80]=&quot;x&quot;;&quot;x&quot;;IF([.AG80]=&quot;-&quot;;&quot;-&quot;;&quot;&quot;))">
            <text:p/>
          </table:table-cell>
          <table:table-cell table:formula="of:=IF([.AH80]=&quot;x&quot;;&quot;x&quot;;IF([.AH80]=&quot;-&quot;;&quot;-&quot;;&quot;&quot;))">
            <text:p/>
          </table:table-cell>
          <table:table-cell table:formula="of:=IF([.AI80]=&quot;x&quot;;&quot;x&quot;;IF([.AI80]=&quot;-&quot;;&quot;-&quot;;&quot;&quot;))">
            <text:p/>
          </table:table-cell>
          <table:table-cell table:formula="of:=IF([.AJ80]=&quot;x&quot;;&quot;x&quot;;IF([.AJ8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0" calcext:value-type="float">
            <text:p>16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1]=&quot;x&quot;;&quot;x&quot;;IF([.M81]=&quot;-&quot;;&quot;-&quot;;&quot;&quot;))">
            <text:p/>
          </table:table-cell>
          <table:table-cell table:formula="of:=IF([.N81]=&quot;x&quot;;&quot;x&quot;;IF([.N81]=&quot;-&quot;;&quot;-&quot;;&quot;&quot;))">
            <text:p/>
          </table:table-cell>
          <table:table-cell table:formula="of:=IF([.O81]=&quot;x&quot;;&quot;x&quot;;IF([.O81]=&quot;-&quot;;&quot;-&quot;;&quot;&quot;))">
            <text:p/>
          </table:table-cell>
          <table:table-cell table:formula="of:=IF([.P81]=&quot;x&quot;;&quot;x&quot;;IF([.P81]=&quot;-&quot;;&quot;-&quot;;&quot;&quot;))">
            <text:p/>
          </table:table-cell>
          <table:table-cell table:formula="of:=IF([.Q81]=&quot;x&quot;;&quot;x&quot;;IF([.Q81]=&quot;-&quot;;&quot;-&quot;;&quot;&quot;))">
            <text:p/>
          </table:table-cell>
          <table:table-cell table:formula="of:=IF([.R81]=&quot;x&quot;;&quot;x&quot;;IF([.R81]=&quot;-&quot;;&quot;-&quot;;&quot;&quot;))">
            <text:p/>
          </table:table-cell>
          <table:table-cell table:formula="of:=IF([.S81]=&quot;x&quot;;&quot;x&quot;;IF([.S81]=&quot;-&quot;;&quot;-&quot;;&quot;&quot;))" office:value-type="string" office:string-value="x" calcext:value-type="string">
            <text:p>x</text:p>
          </table:table-cell>
          <table:table-cell table:formula="of:=IF([.T81]=&quot;x&quot;;&quot;x&quot;;IF([.T81]=&quot;-&quot;;&quot;-&quot;;&quot;&quot;))">
            <text:p/>
          </table:table-cell>
          <table:table-cell table:formula="of:=IF([.U81]=&quot;x&quot;;&quot;x&quot;;IF([.U81]=&quot;-&quot;;&quot;-&quot;;&quot;&quot;))">
            <text:p/>
          </table:table-cell>
          <table:table-cell table:formula="of:=IF([.V81]=&quot;x&quot;;&quot;x&quot;;IF([.V81]=&quot;-&quot;;&quot;-&quot;;&quot;&quot;))">
            <text:p/>
          </table:table-cell>
          <table:table-cell table:formula="of:=IF([.W81]=&quot;x&quot;;&quot;x&quot;;IF([.W81]=&quot;-&quot;;&quot;-&quot;;&quot;&quot;))">
            <text:p/>
          </table:table-cell>
          <table:table-cell table:formula="of:=IF([.X81]=&quot;x&quot;;&quot;x&quot;;IF([.X81]=&quot;-&quot;;&quot;-&quot;;&quot;&quot;))">
            <text:p/>
          </table:table-cell>
          <table:table-cell table:formula="of:=IF([.Y81]=&quot;x&quot;;&quot;x&quot;;IF([.Y81]=&quot;-&quot;;&quot;-&quot;;&quot;&quot;))">
            <text:p/>
          </table:table-cell>
          <table:table-cell table:formula="of:=IF([.Z81]=&quot;x&quot;;&quot;x&quot;;IF([.Z81]=&quot;-&quot;;&quot;-&quot;;&quot;&quot;))">
            <text:p/>
          </table:table-cell>
          <table:table-cell table:formula="of:=IF([.AA81]=&quot;x&quot;;&quot;x&quot;;IF([.AA81]=&quot;-&quot;;&quot;-&quot;;&quot;&quot;))">
            <text:p/>
          </table:table-cell>
          <table:table-cell table:formula="of:=IF([.AB81]=&quot;x&quot;;&quot;x&quot;;IF([.AB81]=&quot;-&quot;;&quot;-&quot;;&quot;&quot;))">
            <text:p/>
          </table:table-cell>
          <table:table-cell table:formula="of:=IF([.AC81]=&quot;x&quot;;&quot;x&quot;;IF([.AC81]=&quot;-&quot;;&quot;-&quot;;&quot;&quot;))">
            <text:p/>
          </table:table-cell>
          <table:table-cell table:formula="of:=IF([.AD81]=&quot;x&quot;;&quot;x&quot;;IF([.AD81]=&quot;-&quot;;&quot;-&quot;;&quot;&quot;))">
            <text:p/>
          </table:table-cell>
          <table:table-cell table:formula="of:=IF([.AE81]=&quot;x&quot;;&quot;x&quot;;IF([.AE81]=&quot;-&quot;;&quot;-&quot;;&quot;&quot;))">
            <text:p/>
          </table:table-cell>
          <table:table-cell table:formula="of:=IF([.AF81]=&quot;x&quot;;&quot;x&quot;;IF([.AF81]=&quot;-&quot;;&quot;-&quot;;&quot;&quot;))">
            <text:p/>
          </table:table-cell>
          <table:table-cell table:formula="of:=IF([.AG81]=&quot;x&quot;;&quot;x&quot;;IF([.AG81]=&quot;-&quot;;&quot;-&quot;;&quot;&quot;))">
            <text:p/>
          </table:table-cell>
          <table:table-cell table:formula="of:=IF([.AH81]=&quot;x&quot;;&quot;x&quot;;IF([.AH81]=&quot;-&quot;;&quot;-&quot;;&quot;&quot;))">
            <text:p/>
          </table:table-cell>
          <table:table-cell table:formula="of:=IF([.AI81]=&quot;x&quot;;&quot;x&quot;;IF([.AI81]=&quot;-&quot;;&quot;-&quot;;&quot;&quot;))">
            <text:p/>
          </table:table-cell>
          <table:table-cell table:formula="of:=IF([.AJ81]=&quot;x&quot;;&quot;x&quot;;IF([.AJ8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20" calcext:value-type="float">
            <text:p>16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2]=&quot;x&quot;;&quot;x&quot;;IF([.M82]=&quot;-&quot;;&quot;-&quot;;&quot;&quot;))">
            <text:p/>
          </table:table-cell>
          <table:table-cell table:formula="of:=IF([.N82]=&quot;x&quot;;&quot;x&quot;;IF([.N82]=&quot;-&quot;;&quot;-&quot;;&quot;&quot;))">
            <text:p/>
          </table:table-cell>
          <table:table-cell table:formula="of:=IF([.O82]=&quot;x&quot;;&quot;x&quot;;IF([.O82]=&quot;-&quot;;&quot;-&quot;;&quot;&quot;))">
            <text:p/>
          </table:table-cell>
          <table:table-cell table:formula="of:=IF([.P82]=&quot;x&quot;;&quot;x&quot;;IF([.P82]=&quot;-&quot;;&quot;-&quot;;&quot;&quot;))">
            <text:p/>
          </table:table-cell>
          <table:table-cell table:formula="of:=IF([.Q82]=&quot;x&quot;;&quot;x&quot;;IF([.Q82]=&quot;-&quot;;&quot;-&quot;;&quot;&quot;))">
            <text:p/>
          </table:table-cell>
          <table:table-cell table:formula="of:=IF([.R82]=&quot;x&quot;;&quot;x&quot;;IF([.R82]=&quot;-&quot;;&quot;-&quot;;&quot;&quot;))">
            <text:p/>
          </table:table-cell>
          <table:table-cell table:formula="of:=IF([.S82]=&quot;x&quot;;&quot;x&quot;;IF([.S82]=&quot;-&quot;;&quot;-&quot;;&quot;&quot;))" office:value-type="string" office:string-value="x" calcext:value-type="string">
            <text:p>x</text:p>
          </table:table-cell>
          <table:table-cell table:formula="of:=IF([.T82]=&quot;x&quot;;&quot;x&quot;;IF([.T82]=&quot;-&quot;;&quot;-&quot;;&quot;&quot;))">
            <text:p/>
          </table:table-cell>
          <table:table-cell table:formula="of:=IF([.U82]=&quot;x&quot;;&quot;x&quot;;IF([.U82]=&quot;-&quot;;&quot;-&quot;;&quot;&quot;))">
            <text:p/>
          </table:table-cell>
          <table:table-cell table:formula="of:=IF([.V82]=&quot;x&quot;;&quot;x&quot;;IF([.V82]=&quot;-&quot;;&quot;-&quot;;&quot;&quot;))">
            <text:p/>
          </table:table-cell>
          <table:table-cell table:formula="of:=IF([.W82]=&quot;x&quot;;&quot;x&quot;;IF([.W82]=&quot;-&quot;;&quot;-&quot;;&quot;&quot;))">
            <text:p/>
          </table:table-cell>
          <table:table-cell table:formula="of:=IF([.X82]=&quot;x&quot;;&quot;x&quot;;IF([.X82]=&quot;-&quot;;&quot;-&quot;;&quot;&quot;))">
            <text:p/>
          </table:table-cell>
          <table:table-cell table:formula="of:=IF([.Y82]=&quot;x&quot;;&quot;x&quot;;IF([.Y82]=&quot;-&quot;;&quot;-&quot;;&quot;&quot;))">
            <text:p/>
          </table:table-cell>
          <table:table-cell table:formula="of:=IF([.Z82]=&quot;x&quot;;&quot;x&quot;;IF([.Z82]=&quot;-&quot;;&quot;-&quot;;&quot;&quot;))">
            <text:p/>
          </table:table-cell>
          <table:table-cell table:formula="of:=IF([.AA82]=&quot;x&quot;;&quot;x&quot;;IF([.AA82]=&quot;-&quot;;&quot;-&quot;;&quot;&quot;))">
            <text:p/>
          </table:table-cell>
          <table:table-cell table:formula="of:=IF([.AB82]=&quot;x&quot;;&quot;x&quot;;IF([.AB82]=&quot;-&quot;;&quot;-&quot;;&quot;&quot;))">
            <text:p/>
          </table:table-cell>
          <table:table-cell table:formula="of:=IF([.AC82]=&quot;x&quot;;&quot;x&quot;;IF([.AC82]=&quot;-&quot;;&quot;-&quot;;&quot;&quot;))">
            <text:p/>
          </table:table-cell>
          <table:table-cell table:formula="of:=IF([.AD82]=&quot;x&quot;;&quot;x&quot;;IF([.AD82]=&quot;-&quot;;&quot;-&quot;;&quot;&quot;))">
            <text:p/>
          </table:table-cell>
          <table:table-cell table:formula="of:=IF([.AE82]=&quot;x&quot;;&quot;x&quot;;IF([.AE82]=&quot;-&quot;;&quot;-&quot;;&quot;&quot;))">
            <text:p/>
          </table:table-cell>
          <table:table-cell table:formula="of:=IF([.AF82]=&quot;x&quot;;&quot;x&quot;;IF([.AF82]=&quot;-&quot;;&quot;-&quot;;&quot;&quot;))">
            <text:p/>
          </table:table-cell>
          <table:table-cell table:formula="of:=IF([.AG82]=&quot;x&quot;;&quot;x&quot;;IF([.AG82]=&quot;-&quot;;&quot;-&quot;;&quot;&quot;))">
            <text:p/>
          </table:table-cell>
          <table:table-cell table:formula="of:=IF([.AH82]=&quot;x&quot;;&quot;x&quot;;IF([.AH82]=&quot;-&quot;;&quot;-&quot;;&quot;&quot;))">
            <text:p/>
          </table:table-cell>
          <table:table-cell table:formula="of:=IF([.AI82]=&quot;x&quot;;&quot;x&quot;;IF([.AI82]=&quot;-&quot;;&quot;-&quot;;&quot;&quot;))">
            <text:p/>
          </table:table-cell>
          <table:table-cell table:formula="of:=IF([.AJ82]=&quot;x&quot;;&quot;x&quot;;IF([.AJ8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40" calcext:value-type="float">
            <text:p>16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3]=&quot;x&quot;;&quot;x&quot;;IF([.M83]=&quot;-&quot;;&quot;-&quot;;&quot;&quot;))">
            <text:p/>
          </table:table-cell>
          <table:table-cell table:formula="of:=IF([.N83]=&quot;x&quot;;&quot;x&quot;;IF([.N83]=&quot;-&quot;;&quot;-&quot;;&quot;&quot;))">
            <text:p/>
          </table:table-cell>
          <table:table-cell table:formula="of:=IF([.O83]=&quot;x&quot;;&quot;x&quot;;IF([.O83]=&quot;-&quot;;&quot;-&quot;;&quot;&quot;))">
            <text:p/>
          </table:table-cell>
          <table:table-cell table:formula="of:=IF([.P83]=&quot;x&quot;;&quot;x&quot;;IF([.P83]=&quot;-&quot;;&quot;-&quot;;&quot;&quot;))">
            <text:p/>
          </table:table-cell>
          <table:table-cell table:formula="of:=IF([.Q83]=&quot;x&quot;;&quot;x&quot;;IF([.Q83]=&quot;-&quot;;&quot;-&quot;;&quot;&quot;))">
            <text:p/>
          </table:table-cell>
          <table:table-cell table:formula="of:=IF([.R83]=&quot;x&quot;;&quot;x&quot;;IF([.R83]=&quot;-&quot;;&quot;-&quot;;&quot;&quot;))">
            <text:p/>
          </table:table-cell>
          <table:table-cell table:formula="of:=IF([.S83]=&quot;x&quot;;&quot;x&quot;;IF([.S83]=&quot;-&quot;;&quot;-&quot;;&quot;&quot;))" office:value-type="string" office:string-value="x" calcext:value-type="string">
            <text:p>x</text:p>
          </table:table-cell>
          <table:table-cell table:formula="of:=IF([.T83]=&quot;x&quot;;&quot;x&quot;;IF([.T83]=&quot;-&quot;;&quot;-&quot;;&quot;&quot;))">
            <text:p/>
          </table:table-cell>
          <table:table-cell table:formula="of:=IF([.U83]=&quot;x&quot;;&quot;x&quot;;IF([.U83]=&quot;-&quot;;&quot;-&quot;;&quot;&quot;))">
            <text:p/>
          </table:table-cell>
          <table:table-cell table:formula="of:=IF([.V83]=&quot;x&quot;;&quot;x&quot;;IF([.V83]=&quot;-&quot;;&quot;-&quot;;&quot;&quot;))">
            <text:p/>
          </table:table-cell>
          <table:table-cell table:formula="of:=IF([.W83]=&quot;x&quot;;&quot;x&quot;;IF([.W83]=&quot;-&quot;;&quot;-&quot;;&quot;&quot;))">
            <text:p/>
          </table:table-cell>
          <table:table-cell table:formula="of:=IF([.X83]=&quot;x&quot;;&quot;x&quot;;IF([.X83]=&quot;-&quot;;&quot;-&quot;;&quot;&quot;))">
            <text:p/>
          </table:table-cell>
          <table:table-cell table:formula="of:=IF([.Y83]=&quot;x&quot;;&quot;x&quot;;IF([.Y83]=&quot;-&quot;;&quot;-&quot;;&quot;&quot;))">
            <text:p/>
          </table:table-cell>
          <table:table-cell table:formula="of:=IF([.Z83]=&quot;x&quot;;&quot;x&quot;;IF([.Z83]=&quot;-&quot;;&quot;-&quot;;&quot;&quot;))">
            <text:p/>
          </table:table-cell>
          <table:table-cell table:formula="of:=IF([.AA83]=&quot;x&quot;;&quot;x&quot;;IF([.AA83]=&quot;-&quot;;&quot;-&quot;;&quot;&quot;))">
            <text:p/>
          </table:table-cell>
          <table:table-cell table:formula="of:=IF([.AB83]=&quot;x&quot;;&quot;x&quot;;IF([.AB83]=&quot;-&quot;;&quot;-&quot;;&quot;&quot;))">
            <text:p/>
          </table:table-cell>
          <table:table-cell table:formula="of:=IF([.AC83]=&quot;x&quot;;&quot;x&quot;;IF([.AC83]=&quot;-&quot;;&quot;-&quot;;&quot;&quot;))">
            <text:p/>
          </table:table-cell>
          <table:table-cell table:formula="of:=IF([.AD83]=&quot;x&quot;;&quot;x&quot;;IF([.AD83]=&quot;-&quot;;&quot;-&quot;;&quot;&quot;))">
            <text:p/>
          </table:table-cell>
          <table:table-cell table:formula="of:=IF([.AE83]=&quot;x&quot;;&quot;x&quot;;IF([.AE83]=&quot;-&quot;;&quot;-&quot;;&quot;&quot;))">
            <text:p/>
          </table:table-cell>
          <table:table-cell table:formula="of:=IF([.AF83]=&quot;x&quot;;&quot;x&quot;;IF([.AF83]=&quot;-&quot;;&quot;-&quot;;&quot;&quot;))">
            <text:p/>
          </table:table-cell>
          <table:table-cell table:formula="of:=IF([.AG83]=&quot;x&quot;;&quot;x&quot;;IF([.AG83]=&quot;-&quot;;&quot;-&quot;;&quot;&quot;))">
            <text:p/>
          </table:table-cell>
          <table:table-cell table:formula="of:=IF([.AH83]=&quot;x&quot;;&quot;x&quot;;IF([.AH83]=&quot;-&quot;;&quot;-&quot;;&quot;&quot;))">
            <text:p/>
          </table:table-cell>
          <table:table-cell table:formula="of:=IF([.AI83]=&quot;x&quot;;&quot;x&quot;;IF([.AI83]=&quot;-&quot;;&quot;-&quot;;&quot;&quot;))">
            <text:p/>
          </table:table-cell>
          <table:table-cell table:formula="of:=IF([.AJ83]=&quot;x&quot;;&quot;x&quot;;IF([.AJ8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60" calcext:value-type="float">
            <text:p>16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4]=&quot;x&quot;;&quot;x&quot;;IF([.M84]=&quot;-&quot;;&quot;-&quot;;&quot;&quot;))">
            <text:p/>
          </table:table-cell>
          <table:table-cell table:formula="of:=IF([.N84]=&quot;x&quot;;&quot;x&quot;;IF([.N84]=&quot;-&quot;;&quot;-&quot;;&quot;&quot;))">
            <text:p/>
          </table:table-cell>
          <table:table-cell table:formula="of:=IF([.O84]=&quot;x&quot;;&quot;x&quot;;IF([.O84]=&quot;-&quot;;&quot;-&quot;;&quot;&quot;))">
            <text:p/>
          </table:table-cell>
          <table:table-cell table:formula="of:=IF([.P84]=&quot;x&quot;;&quot;x&quot;;IF([.P84]=&quot;-&quot;;&quot;-&quot;;&quot;&quot;))">
            <text:p/>
          </table:table-cell>
          <table:table-cell table:formula="of:=IF([.Q84]=&quot;x&quot;;&quot;x&quot;;IF([.Q84]=&quot;-&quot;;&quot;-&quot;;&quot;&quot;))">
            <text:p/>
          </table:table-cell>
          <table:table-cell table:formula="of:=IF([.R84]=&quot;x&quot;;&quot;x&quot;;IF([.R84]=&quot;-&quot;;&quot;-&quot;;&quot;&quot;))">
            <text:p/>
          </table:table-cell>
          <table:table-cell table:formula="of:=IF([.S84]=&quot;x&quot;;&quot;x&quot;;IF([.S84]=&quot;-&quot;;&quot;-&quot;;&quot;&quot;))" office:value-type="string" office:string-value="x" calcext:value-type="string">
            <text:p>x</text:p>
          </table:table-cell>
          <table:table-cell table:formula="of:=IF([.T84]=&quot;x&quot;;&quot;x&quot;;IF([.T84]=&quot;-&quot;;&quot;-&quot;;&quot;&quot;))">
            <text:p/>
          </table:table-cell>
          <table:table-cell table:formula="of:=IF([.U84]=&quot;x&quot;;&quot;x&quot;;IF([.U84]=&quot;-&quot;;&quot;-&quot;;&quot;&quot;))">
            <text:p/>
          </table:table-cell>
          <table:table-cell table:formula="of:=IF([.V84]=&quot;x&quot;;&quot;x&quot;;IF([.V84]=&quot;-&quot;;&quot;-&quot;;&quot;&quot;))">
            <text:p/>
          </table:table-cell>
          <table:table-cell table:formula="of:=IF([.W84]=&quot;x&quot;;&quot;x&quot;;IF([.W84]=&quot;-&quot;;&quot;-&quot;;&quot;&quot;))">
            <text:p/>
          </table:table-cell>
          <table:table-cell table:formula="of:=IF([.X84]=&quot;x&quot;;&quot;x&quot;;IF([.X84]=&quot;-&quot;;&quot;-&quot;;&quot;&quot;))">
            <text:p/>
          </table:table-cell>
          <table:table-cell table:formula="of:=IF([.Y84]=&quot;x&quot;;&quot;x&quot;;IF([.Y84]=&quot;-&quot;;&quot;-&quot;;&quot;&quot;))">
            <text:p/>
          </table:table-cell>
          <table:table-cell table:formula="of:=IF([.Z84]=&quot;x&quot;;&quot;x&quot;;IF([.Z84]=&quot;-&quot;;&quot;-&quot;;&quot;&quot;))">
            <text:p/>
          </table:table-cell>
          <table:table-cell table:formula="of:=IF([.AA84]=&quot;x&quot;;&quot;x&quot;;IF([.AA84]=&quot;-&quot;;&quot;-&quot;;&quot;&quot;))">
            <text:p/>
          </table:table-cell>
          <table:table-cell table:formula="of:=IF([.AB84]=&quot;x&quot;;&quot;x&quot;;IF([.AB84]=&quot;-&quot;;&quot;-&quot;;&quot;&quot;))">
            <text:p/>
          </table:table-cell>
          <table:table-cell table:formula="of:=IF([.AC84]=&quot;x&quot;;&quot;x&quot;;IF([.AC84]=&quot;-&quot;;&quot;-&quot;;&quot;&quot;))">
            <text:p/>
          </table:table-cell>
          <table:table-cell table:formula="of:=IF([.AD84]=&quot;x&quot;;&quot;x&quot;;IF([.AD84]=&quot;-&quot;;&quot;-&quot;;&quot;&quot;))">
            <text:p/>
          </table:table-cell>
          <table:table-cell table:formula="of:=IF([.AE84]=&quot;x&quot;;&quot;x&quot;;IF([.AE84]=&quot;-&quot;;&quot;-&quot;;&quot;&quot;))">
            <text:p/>
          </table:table-cell>
          <table:table-cell table:formula="of:=IF([.AF84]=&quot;x&quot;;&quot;x&quot;;IF([.AF84]=&quot;-&quot;;&quot;-&quot;;&quot;&quot;))">
            <text:p/>
          </table:table-cell>
          <table:table-cell table:formula="of:=IF([.AG84]=&quot;x&quot;;&quot;x&quot;;IF([.AG84]=&quot;-&quot;;&quot;-&quot;;&quot;&quot;))">
            <text:p/>
          </table:table-cell>
          <table:table-cell table:formula="of:=IF([.AH84]=&quot;x&quot;;&quot;x&quot;;IF([.AH84]=&quot;-&quot;;&quot;-&quot;;&quot;&quot;))">
            <text:p/>
          </table:table-cell>
          <table:table-cell table:formula="of:=IF([.AI84]=&quot;x&quot;;&quot;x&quot;;IF([.AI84]=&quot;-&quot;;&quot;-&quot;;&quot;&quot;))">
            <text:p/>
          </table:table-cell>
          <table:table-cell table:formula="of:=IF([.AJ84]=&quot;x&quot;;&quot;x&quot;;IF([.AJ8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80" calcext:value-type="float">
            <text:p>16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5]=&quot;x&quot;;&quot;x&quot;;IF([.M85]=&quot;-&quot;;&quot;-&quot;;&quot;&quot;))">
            <text:p/>
          </table:table-cell>
          <table:table-cell table:formula="of:=IF([.N85]=&quot;x&quot;;&quot;x&quot;;IF([.N85]=&quot;-&quot;;&quot;-&quot;;&quot;&quot;))">
            <text:p/>
          </table:table-cell>
          <table:table-cell table:formula="of:=IF([.O85]=&quot;x&quot;;&quot;x&quot;;IF([.O85]=&quot;-&quot;;&quot;-&quot;;&quot;&quot;))">
            <text:p/>
          </table:table-cell>
          <table:table-cell table:formula="of:=IF([.P85]=&quot;x&quot;;&quot;x&quot;;IF([.P85]=&quot;-&quot;;&quot;-&quot;;&quot;&quot;))">
            <text:p/>
          </table:table-cell>
          <table:table-cell table:formula="of:=IF([.Q85]=&quot;x&quot;;&quot;x&quot;;IF([.Q85]=&quot;-&quot;;&quot;-&quot;;&quot;&quot;))">
            <text:p/>
          </table:table-cell>
          <table:table-cell table:formula="of:=IF([.R85]=&quot;x&quot;;&quot;x&quot;;IF([.R85]=&quot;-&quot;;&quot;-&quot;;&quot;&quot;))">
            <text:p/>
          </table:table-cell>
          <table:table-cell table:formula="of:=IF([.S85]=&quot;x&quot;;&quot;x&quot;;IF([.S85]=&quot;-&quot;;&quot;-&quot;;&quot;&quot;))" office:value-type="string" office:string-value="x" calcext:value-type="string">
            <text:p>x</text:p>
          </table:table-cell>
          <table:table-cell table:formula="of:=IF([.T85]=&quot;x&quot;;&quot;x&quot;;IF([.T85]=&quot;-&quot;;&quot;-&quot;;&quot;&quot;))">
            <text:p/>
          </table:table-cell>
          <table:table-cell table:formula="of:=IF([.U85]=&quot;x&quot;;&quot;x&quot;;IF([.U85]=&quot;-&quot;;&quot;-&quot;;&quot;&quot;))">
            <text:p/>
          </table:table-cell>
          <table:table-cell table:formula="of:=IF([.V85]=&quot;x&quot;;&quot;x&quot;;IF([.V85]=&quot;-&quot;;&quot;-&quot;;&quot;&quot;))">
            <text:p/>
          </table:table-cell>
          <table:table-cell table:formula="of:=IF([.W85]=&quot;x&quot;;&quot;x&quot;;IF([.W85]=&quot;-&quot;;&quot;-&quot;;&quot;&quot;))">
            <text:p/>
          </table:table-cell>
          <table:table-cell table:formula="of:=IF([.X85]=&quot;x&quot;;&quot;x&quot;;IF([.X85]=&quot;-&quot;;&quot;-&quot;;&quot;&quot;))">
            <text:p/>
          </table:table-cell>
          <table:table-cell table:formula="of:=IF([.Y85]=&quot;x&quot;;&quot;x&quot;;IF([.Y85]=&quot;-&quot;;&quot;-&quot;;&quot;&quot;))">
            <text:p/>
          </table:table-cell>
          <table:table-cell table:formula="of:=IF([.Z85]=&quot;x&quot;;&quot;x&quot;;IF([.Z85]=&quot;-&quot;;&quot;-&quot;;&quot;&quot;))">
            <text:p/>
          </table:table-cell>
          <table:table-cell table:formula="of:=IF([.AA85]=&quot;x&quot;;&quot;x&quot;;IF([.AA85]=&quot;-&quot;;&quot;-&quot;;&quot;&quot;))">
            <text:p/>
          </table:table-cell>
          <table:table-cell table:formula="of:=IF([.AB85]=&quot;x&quot;;&quot;x&quot;;IF([.AB85]=&quot;-&quot;;&quot;-&quot;;&quot;&quot;))">
            <text:p/>
          </table:table-cell>
          <table:table-cell table:formula="of:=IF([.AC85]=&quot;x&quot;;&quot;x&quot;;IF([.AC85]=&quot;-&quot;;&quot;-&quot;;&quot;&quot;))">
            <text:p/>
          </table:table-cell>
          <table:table-cell table:formula="of:=IF([.AD85]=&quot;x&quot;;&quot;x&quot;;IF([.AD85]=&quot;-&quot;;&quot;-&quot;;&quot;&quot;))">
            <text:p/>
          </table:table-cell>
          <table:table-cell table:formula="of:=IF([.AE85]=&quot;x&quot;;&quot;x&quot;;IF([.AE85]=&quot;-&quot;;&quot;-&quot;;&quot;&quot;))">
            <text:p/>
          </table:table-cell>
          <table:table-cell table:formula="of:=IF([.AF85]=&quot;x&quot;;&quot;x&quot;;IF([.AF85]=&quot;-&quot;;&quot;-&quot;;&quot;&quot;))">
            <text:p/>
          </table:table-cell>
          <table:table-cell table:formula="of:=IF([.AG85]=&quot;x&quot;;&quot;x&quot;;IF([.AG85]=&quot;-&quot;;&quot;-&quot;;&quot;&quot;))">
            <text:p/>
          </table:table-cell>
          <table:table-cell table:formula="of:=IF([.AH85]=&quot;x&quot;;&quot;x&quot;;IF([.AH85]=&quot;-&quot;;&quot;-&quot;;&quot;&quot;))">
            <text:p/>
          </table:table-cell>
          <table:table-cell table:formula="of:=IF([.AI85]=&quot;x&quot;;&quot;x&quot;;IF([.AI85]=&quot;-&quot;;&quot;-&quot;;&quot;&quot;))">
            <text:p/>
          </table:table-cell>
          <table:table-cell table:formula="of:=IF([.AJ85]=&quot;x&quot;;&quot;x&quot;;IF([.AJ8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00" calcext:value-type="float">
            <text:p>17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86]=&quot;x&quot;;&quot;x&quot;;IF([.M86]=&quot;-&quot;;&quot;-&quot;;&quot;&quot;))">
            <text:p/>
          </table:table-cell>
          <table:table-cell table:formula="of:=IF([.N86]=&quot;x&quot;;&quot;x&quot;;IF([.N86]=&quot;-&quot;;&quot;-&quot;;&quot;&quot;))">
            <text:p/>
          </table:table-cell>
          <table:table-cell table:formula="of:=IF([.O86]=&quot;x&quot;;&quot;x&quot;;IF([.O86]=&quot;-&quot;;&quot;-&quot;;&quot;&quot;))">
            <text:p/>
          </table:table-cell>
          <table:table-cell table:formula="of:=IF([.P86]=&quot;x&quot;;&quot;x&quot;;IF([.P86]=&quot;-&quot;;&quot;-&quot;;&quot;&quot;))">
            <text:p/>
          </table:table-cell>
          <table:table-cell table:formula="of:=IF([.Q86]=&quot;x&quot;;&quot;x&quot;;IF([.Q86]=&quot;-&quot;;&quot;-&quot;;&quot;&quot;))">
            <text:p/>
          </table:table-cell>
          <table:table-cell table:formula="of:=IF([.R86]=&quot;x&quot;;&quot;x&quot;;IF([.R86]=&quot;-&quot;;&quot;-&quot;;&quot;&quot;))">
            <text:p/>
          </table:table-cell>
          <table:table-cell table:formula="of:=IF([.S86]=&quot;x&quot;;&quot;x&quot;;IF([.S86]=&quot;-&quot;;&quot;-&quot;;&quot;&quot;))">
            <text:p/>
          </table:table-cell>
          <table:table-cell table:formula="of:=IF([.T86]=&quot;x&quot;;&quot;x&quot;;IF([.T86]=&quot;-&quot;;&quot;-&quot;;&quot;&quot;))" office:value-type="string" office:string-value="x" calcext:value-type="string">
            <text:p>x</text:p>
          </table:table-cell>
          <table:table-cell table:formula="of:=IF([.U86]=&quot;x&quot;;&quot;x&quot;;IF([.U86]=&quot;-&quot;;&quot;-&quot;;&quot;&quot;))">
            <text:p/>
          </table:table-cell>
          <table:table-cell table:formula="of:=IF([.V86]=&quot;x&quot;;&quot;x&quot;;IF([.V86]=&quot;-&quot;;&quot;-&quot;;&quot;&quot;))">
            <text:p/>
          </table:table-cell>
          <table:table-cell table:formula="of:=IF([.W86]=&quot;x&quot;;&quot;x&quot;;IF([.W86]=&quot;-&quot;;&quot;-&quot;;&quot;&quot;))">
            <text:p/>
          </table:table-cell>
          <table:table-cell table:formula="of:=IF([.X86]=&quot;x&quot;;&quot;x&quot;;IF([.X86]=&quot;-&quot;;&quot;-&quot;;&quot;&quot;))">
            <text:p/>
          </table:table-cell>
          <table:table-cell table:formula="of:=IF([.Y86]=&quot;x&quot;;&quot;x&quot;;IF([.Y86]=&quot;-&quot;;&quot;-&quot;;&quot;&quot;))">
            <text:p/>
          </table:table-cell>
          <table:table-cell table:formula="of:=IF([.Z86]=&quot;x&quot;;&quot;x&quot;;IF([.Z86]=&quot;-&quot;;&quot;-&quot;;&quot;&quot;))">
            <text:p/>
          </table:table-cell>
          <table:table-cell table:formula="of:=IF([.AA86]=&quot;x&quot;;&quot;x&quot;;IF([.AA86]=&quot;-&quot;;&quot;-&quot;;&quot;&quot;))">
            <text:p/>
          </table:table-cell>
          <table:table-cell table:formula="of:=IF([.AB86]=&quot;x&quot;;&quot;x&quot;;IF([.AB86]=&quot;-&quot;;&quot;-&quot;;&quot;&quot;))">
            <text:p/>
          </table:table-cell>
          <table:table-cell table:formula="of:=IF([.AC86]=&quot;x&quot;;&quot;x&quot;;IF([.AC86]=&quot;-&quot;;&quot;-&quot;;&quot;&quot;))">
            <text:p/>
          </table:table-cell>
          <table:table-cell table:formula="of:=IF([.AD86]=&quot;x&quot;;&quot;x&quot;;IF([.AD86]=&quot;-&quot;;&quot;-&quot;;&quot;&quot;))">
            <text:p/>
          </table:table-cell>
          <table:table-cell table:formula="of:=IF([.AE86]=&quot;x&quot;;&quot;x&quot;;IF([.AE86]=&quot;-&quot;;&quot;-&quot;;&quot;&quot;))">
            <text:p/>
          </table:table-cell>
          <table:table-cell table:formula="of:=IF([.AF86]=&quot;x&quot;;&quot;x&quot;;IF([.AF86]=&quot;-&quot;;&quot;-&quot;;&quot;&quot;))">
            <text:p/>
          </table:table-cell>
          <table:table-cell table:formula="of:=IF([.AG86]=&quot;x&quot;;&quot;x&quot;;IF([.AG86]=&quot;-&quot;;&quot;-&quot;;&quot;&quot;))">
            <text:p/>
          </table:table-cell>
          <table:table-cell table:formula="of:=IF([.AH86]=&quot;x&quot;;&quot;x&quot;;IF([.AH86]=&quot;-&quot;;&quot;-&quot;;&quot;&quot;))">
            <text:p/>
          </table:table-cell>
          <table:table-cell table:formula="of:=IF([.AI86]=&quot;x&quot;;&quot;x&quot;;IF([.AI86]=&quot;-&quot;;&quot;-&quot;;&quot;&quot;))">
            <text:p/>
          </table:table-cell>
          <table:table-cell table:formula="of:=IF([.AJ86]=&quot;x&quot;;&quot;x&quot;;IF([.AJ8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20" calcext:value-type="float">
            <text:p>17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87]=&quot;x&quot;;&quot;x&quot;;IF([.M87]=&quot;-&quot;;&quot;-&quot;;&quot;&quot;))">
            <text:p/>
          </table:table-cell>
          <table:table-cell table:formula="of:=IF([.N87]=&quot;x&quot;;&quot;x&quot;;IF([.N87]=&quot;-&quot;;&quot;-&quot;;&quot;&quot;))">
            <text:p/>
          </table:table-cell>
          <table:table-cell table:formula="of:=IF([.O87]=&quot;x&quot;;&quot;x&quot;;IF([.O87]=&quot;-&quot;;&quot;-&quot;;&quot;&quot;))">
            <text:p/>
          </table:table-cell>
          <table:table-cell table:formula="of:=IF([.P87]=&quot;x&quot;;&quot;x&quot;;IF([.P87]=&quot;-&quot;;&quot;-&quot;;&quot;&quot;))">
            <text:p/>
          </table:table-cell>
          <table:table-cell table:formula="of:=IF([.Q87]=&quot;x&quot;;&quot;x&quot;;IF([.Q87]=&quot;-&quot;;&quot;-&quot;;&quot;&quot;))">
            <text:p/>
          </table:table-cell>
          <table:table-cell table:formula="of:=IF([.R87]=&quot;x&quot;;&quot;x&quot;;IF([.R87]=&quot;-&quot;;&quot;-&quot;;&quot;&quot;))">
            <text:p/>
          </table:table-cell>
          <table:table-cell table:formula="of:=IF([.S87]=&quot;x&quot;;&quot;x&quot;;IF([.S87]=&quot;-&quot;;&quot;-&quot;;&quot;&quot;))">
            <text:p/>
          </table:table-cell>
          <table:table-cell table:formula="of:=IF([.T87]=&quot;x&quot;;&quot;x&quot;;IF([.T87]=&quot;-&quot;;&quot;-&quot;;&quot;&quot;))" office:value-type="string" office:string-value="x" calcext:value-type="string">
            <text:p>x</text:p>
          </table:table-cell>
          <table:table-cell table:formula="of:=IF([.U87]=&quot;x&quot;;&quot;x&quot;;IF([.U87]=&quot;-&quot;;&quot;-&quot;;&quot;&quot;))">
            <text:p/>
          </table:table-cell>
          <table:table-cell table:formula="of:=IF([.V87]=&quot;x&quot;;&quot;x&quot;;IF([.V87]=&quot;-&quot;;&quot;-&quot;;&quot;&quot;))">
            <text:p/>
          </table:table-cell>
          <table:table-cell table:formula="of:=IF([.W87]=&quot;x&quot;;&quot;x&quot;;IF([.W87]=&quot;-&quot;;&quot;-&quot;;&quot;&quot;))">
            <text:p/>
          </table:table-cell>
          <table:table-cell table:formula="of:=IF([.X87]=&quot;x&quot;;&quot;x&quot;;IF([.X87]=&quot;-&quot;;&quot;-&quot;;&quot;&quot;))">
            <text:p/>
          </table:table-cell>
          <table:table-cell table:formula="of:=IF([.Y87]=&quot;x&quot;;&quot;x&quot;;IF([.Y87]=&quot;-&quot;;&quot;-&quot;;&quot;&quot;))">
            <text:p/>
          </table:table-cell>
          <table:table-cell table:formula="of:=IF([.Z87]=&quot;x&quot;;&quot;x&quot;;IF([.Z87]=&quot;-&quot;;&quot;-&quot;;&quot;&quot;))">
            <text:p/>
          </table:table-cell>
          <table:table-cell table:formula="of:=IF([.AA87]=&quot;x&quot;;&quot;x&quot;;IF([.AA87]=&quot;-&quot;;&quot;-&quot;;&quot;&quot;))">
            <text:p/>
          </table:table-cell>
          <table:table-cell table:formula="of:=IF([.AB87]=&quot;x&quot;;&quot;x&quot;;IF([.AB87]=&quot;-&quot;;&quot;-&quot;;&quot;&quot;))">
            <text:p/>
          </table:table-cell>
          <table:table-cell table:formula="of:=IF([.AC87]=&quot;x&quot;;&quot;x&quot;;IF([.AC87]=&quot;-&quot;;&quot;-&quot;;&quot;&quot;))">
            <text:p/>
          </table:table-cell>
          <table:table-cell table:formula="of:=IF([.AD87]=&quot;x&quot;;&quot;x&quot;;IF([.AD87]=&quot;-&quot;;&quot;-&quot;;&quot;&quot;))">
            <text:p/>
          </table:table-cell>
          <table:table-cell table:formula="of:=IF([.AE87]=&quot;x&quot;;&quot;x&quot;;IF([.AE87]=&quot;-&quot;;&quot;-&quot;;&quot;&quot;))">
            <text:p/>
          </table:table-cell>
          <table:table-cell table:formula="of:=IF([.AF87]=&quot;x&quot;;&quot;x&quot;;IF([.AF87]=&quot;-&quot;;&quot;-&quot;;&quot;&quot;))">
            <text:p/>
          </table:table-cell>
          <table:table-cell table:formula="of:=IF([.AG87]=&quot;x&quot;;&quot;x&quot;;IF([.AG87]=&quot;-&quot;;&quot;-&quot;;&quot;&quot;))">
            <text:p/>
          </table:table-cell>
          <table:table-cell table:formula="of:=IF([.AH87]=&quot;x&quot;;&quot;x&quot;;IF([.AH87]=&quot;-&quot;;&quot;-&quot;;&quot;&quot;))">
            <text:p/>
          </table:table-cell>
          <table:table-cell table:formula="of:=IF([.AI87]=&quot;x&quot;;&quot;x&quot;;IF([.AI87]=&quot;-&quot;;&quot;-&quot;;&quot;&quot;))">
            <text:p/>
          </table:table-cell>
          <table:table-cell table:formula="of:=IF([.AJ87]=&quot;x&quot;;&quot;x&quot;;IF([.AJ8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40" calcext:value-type="float">
            <text:p>17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88]=&quot;x&quot;;&quot;x&quot;;IF([.M88]=&quot;-&quot;;&quot;-&quot;;&quot;&quot;))">
            <text:p/>
          </table:table-cell>
          <table:table-cell table:formula="of:=IF([.N88]=&quot;x&quot;;&quot;x&quot;;IF([.N88]=&quot;-&quot;;&quot;-&quot;;&quot;&quot;))">
            <text:p/>
          </table:table-cell>
          <table:table-cell table:formula="of:=IF([.O88]=&quot;x&quot;;&quot;x&quot;;IF([.O88]=&quot;-&quot;;&quot;-&quot;;&quot;&quot;))">
            <text:p/>
          </table:table-cell>
          <table:table-cell table:formula="of:=IF([.P88]=&quot;x&quot;;&quot;x&quot;;IF([.P88]=&quot;-&quot;;&quot;-&quot;;&quot;&quot;))">
            <text:p/>
          </table:table-cell>
          <table:table-cell table:formula="of:=IF([.Q88]=&quot;x&quot;;&quot;x&quot;;IF([.Q88]=&quot;-&quot;;&quot;-&quot;;&quot;&quot;))">
            <text:p/>
          </table:table-cell>
          <table:table-cell table:formula="of:=IF([.R88]=&quot;x&quot;;&quot;x&quot;;IF([.R88]=&quot;-&quot;;&quot;-&quot;;&quot;&quot;))">
            <text:p/>
          </table:table-cell>
          <table:table-cell table:formula="of:=IF([.S88]=&quot;x&quot;;&quot;x&quot;;IF([.S88]=&quot;-&quot;;&quot;-&quot;;&quot;&quot;))">
            <text:p/>
          </table:table-cell>
          <table:table-cell table:formula="of:=IF([.T88]=&quot;x&quot;;&quot;x&quot;;IF([.T88]=&quot;-&quot;;&quot;-&quot;;&quot;&quot;))" office:value-type="string" office:string-value="x" calcext:value-type="string">
            <text:p>x</text:p>
          </table:table-cell>
          <table:table-cell table:formula="of:=IF([.U88]=&quot;x&quot;;&quot;x&quot;;IF([.U88]=&quot;-&quot;;&quot;-&quot;;&quot;&quot;))">
            <text:p/>
          </table:table-cell>
          <table:table-cell table:formula="of:=IF([.V88]=&quot;x&quot;;&quot;x&quot;;IF([.V88]=&quot;-&quot;;&quot;-&quot;;&quot;&quot;))">
            <text:p/>
          </table:table-cell>
          <table:table-cell table:formula="of:=IF([.W88]=&quot;x&quot;;&quot;x&quot;;IF([.W88]=&quot;-&quot;;&quot;-&quot;;&quot;&quot;))">
            <text:p/>
          </table:table-cell>
          <table:table-cell table:formula="of:=IF([.X88]=&quot;x&quot;;&quot;x&quot;;IF([.X88]=&quot;-&quot;;&quot;-&quot;;&quot;&quot;))">
            <text:p/>
          </table:table-cell>
          <table:table-cell table:formula="of:=IF([.Y88]=&quot;x&quot;;&quot;x&quot;;IF([.Y88]=&quot;-&quot;;&quot;-&quot;;&quot;&quot;))">
            <text:p/>
          </table:table-cell>
          <table:table-cell table:formula="of:=IF([.Z88]=&quot;x&quot;;&quot;x&quot;;IF([.Z88]=&quot;-&quot;;&quot;-&quot;;&quot;&quot;))">
            <text:p/>
          </table:table-cell>
          <table:table-cell table:formula="of:=IF([.AA88]=&quot;x&quot;;&quot;x&quot;;IF([.AA88]=&quot;-&quot;;&quot;-&quot;;&quot;&quot;))">
            <text:p/>
          </table:table-cell>
          <table:table-cell table:formula="of:=IF([.AB88]=&quot;x&quot;;&quot;x&quot;;IF([.AB88]=&quot;-&quot;;&quot;-&quot;;&quot;&quot;))">
            <text:p/>
          </table:table-cell>
          <table:table-cell table:formula="of:=IF([.AC88]=&quot;x&quot;;&quot;x&quot;;IF([.AC88]=&quot;-&quot;;&quot;-&quot;;&quot;&quot;))">
            <text:p/>
          </table:table-cell>
          <table:table-cell table:formula="of:=IF([.AD88]=&quot;x&quot;;&quot;x&quot;;IF([.AD88]=&quot;-&quot;;&quot;-&quot;;&quot;&quot;))">
            <text:p/>
          </table:table-cell>
          <table:table-cell table:formula="of:=IF([.AE88]=&quot;x&quot;;&quot;x&quot;;IF([.AE88]=&quot;-&quot;;&quot;-&quot;;&quot;&quot;))">
            <text:p/>
          </table:table-cell>
          <table:table-cell table:formula="of:=IF([.AF88]=&quot;x&quot;;&quot;x&quot;;IF([.AF88]=&quot;-&quot;;&quot;-&quot;;&quot;&quot;))">
            <text:p/>
          </table:table-cell>
          <table:table-cell table:formula="of:=IF([.AG88]=&quot;x&quot;;&quot;x&quot;;IF([.AG88]=&quot;-&quot;;&quot;-&quot;;&quot;&quot;))">
            <text:p/>
          </table:table-cell>
          <table:table-cell table:formula="of:=IF([.AH88]=&quot;x&quot;;&quot;x&quot;;IF([.AH88]=&quot;-&quot;;&quot;-&quot;;&quot;&quot;))">
            <text:p/>
          </table:table-cell>
          <table:table-cell table:formula="of:=IF([.AI88]=&quot;x&quot;;&quot;x&quot;;IF([.AI88]=&quot;-&quot;;&quot;-&quot;;&quot;&quot;))">
            <text:p/>
          </table:table-cell>
          <table:table-cell table:formula="of:=IF([.AJ88]=&quot;x&quot;;&quot;x&quot;;IF([.AJ8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60" calcext:value-type="float">
            <text:p>17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89]=&quot;x&quot;;&quot;x&quot;;IF([.M89]=&quot;-&quot;;&quot;-&quot;;&quot;&quot;))">
            <text:p/>
          </table:table-cell>
          <table:table-cell table:formula="of:=IF([.N89]=&quot;x&quot;;&quot;x&quot;;IF([.N89]=&quot;-&quot;;&quot;-&quot;;&quot;&quot;))">
            <text:p/>
          </table:table-cell>
          <table:table-cell table:formula="of:=IF([.O89]=&quot;x&quot;;&quot;x&quot;;IF([.O89]=&quot;-&quot;;&quot;-&quot;;&quot;&quot;))">
            <text:p/>
          </table:table-cell>
          <table:table-cell table:formula="of:=IF([.P89]=&quot;x&quot;;&quot;x&quot;;IF([.P89]=&quot;-&quot;;&quot;-&quot;;&quot;&quot;))">
            <text:p/>
          </table:table-cell>
          <table:table-cell table:formula="of:=IF([.Q89]=&quot;x&quot;;&quot;x&quot;;IF([.Q89]=&quot;-&quot;;&quot;-&quot;;&quot;&quot;))">
            <text:p/>
          </table:table-cell>
          <table:table-cell table:formula="of:=IF([.R89]=&quot;x&quot;;&quot;x&quot;;IF([.R89]=&quot;-&quot;;&quot;-&quot;;&quot;&quot;))">
            <text:p/>
          </table:table-cell>
          <table:table-cell table:formula="of:=IF([.S89]=&quot;x&quot;;&quot;x&quot;;IF([.S89]=&quot;-&quot;;&quot;-&quot;;&quot;&quot;))">
            <text:p/>
          </table:table-cell>
          <table:table-cell table:formula="of:=IF([.T89]=&quot;x&quot;;&quot;x&quot;;IF([.T89]=&quot;-&quot;;&quot;-&quot;;&quot;&quot;))" office:value-type="string" office:string-value="x" calcext:value-type="string">
            <text:p>x</text:p>
          </table:table-cell>
          <table:table-cell table:formula="of:=IF([.U89]=&quot;x&quot;;&quot;x&quot;;IF([.U89]=&quot;-&quot;;&quot;-&quot;;&quot;&quot;))">
            <text:p/>
          </table:table-cell>
          <table:table-cell table:formula="of:=IF([.V89]=&quot;x&quot;;&quot;x&quot;;IF([.V89]=&quot;-&quot;;&quot;-&quot;;&quot;&quot;))">
            <text:p/>
          </table:table-cell>
          <table:table-cell table:formula="of:=IF([.W89]=&quot;x&quot;;&quot;x&quot;;IF([.W89]=&quot;-&quot;;&quot;-&quot;;&quot;&quot;))">
            <text:p/>
          </table:table-cell>
          <table:table-cell table:formula="of:=IF([.X89]=&quot;x&quot;;&quot;x&quot;;IF([.X89]=&quot;-&quot;;&quot;-&quot;;&quot;&quot;))">
            <text:p/>
          </table:table-cell>
          <table:table-cell table:formula="of:=IF([.Y89]=&quot;x&quot;;&quot;x&quot;;IF([.Y89]=&quot;-&quot;;&quot;-&quot;;&quot;&quot;))">
            <text:p/>
          </table:table-cell>
          <table:table-cell table:formula="of:=IF([.Z89]=&quot;x&quot;;&quot;x&quot;;IF([.Z89]=&quot;-&quot;;&quot;-&quot;;&quot;&quot;))">
            <text:p/>
          </table:table-cell>
          <table:table-cell table:formula="of:=IF([.AA89]=&quot;x&quot;;&quot;x&quot;;IF([.AA89]=&quot;-&quot;;&quot;-&quot;;&quot;&quot;))">
            <text:p/>
          </table:table-cell>
          <table:table-cell table:formula="of:=IF([.AB89]=&quot;x&quot;;&quot;x&quot;;IF([.AB89]=&quot;-&quot;;&quot;-&quot;;&quot;&quot;))">
            <text:p/>
          </table:table-cell>
          <table:table-cell table:formula="of:=IF([.AC89]=&quot;x&quot;;&quot;x&quot;;IF([.AC89]=&quot;-&quot;;&quot;-&quot;;&quot;&quot;))">
            <text:p/>
          </table:table-cell>
          <table:table-cell table:formula="of:=IF([.AD89]=&quot;x&quot;;&quot;x&quot;;IF([.AD89]=&quot;-&quot;;&quot;-&quot;;&quot;&quot;))">
            <text:p/>
          </table:table-cell>
          <table:table-cell table:formula="of:=IF([.AE89]=&quot;x&quot;;&quot;x&quot;;IF([.AE89]=&quot;-&quot;;&quot;-&quot;;&quot;&quot;))">
            <text:p/>
          </table:table-cell>
          <table:table-cell table:formula="of:=IF([.AF89]=&quot;x&quot;;&quot;x&quot;;IF([.AF89]=&quot;-&quot;;&quot;-&quot;;&quot;&quot;))">
            <text:p/>
          </table:table-cell>
          <table:table-cell table:formula="of:=IF([.AG89]=&quot;x&quot;;&quot;x&quot;;IF([.AG89]=&quot;-&quot;;&quot;-&quot;;&quot;&quot;))">
            <text:p/>
          </table:table-cell>
          <table:table-cell table:formula="of:=IF([.AH89]=&quot;x&quot;;&quot;x&quot;;IF([.AH89]=&quot;-&quot;;&quot;-&quot;;&quot;&quot;))">
            <text:p/>
          </table:table-cell>
          <table:table-cell table:formula="of:=IF([.AI89]=&quot;x&quot;;&quot;x&quot;;IF([.AI89]=&quot;-&quot;;&quot;-&quot;;&quot;&quot;))">
            <text:p/>
          </table:table-cell>
          <table:table-cell table:formula="of:=IF([.AJ89]=&quot;x&quot;;&quot;x&quot;;IF([.AJ8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80" calcext:value-type="float">
            <text:p>17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0]=&quot;x&quot;;&quot;x&quot;;IF([.M90]=&quot;-&quot;;&quot;-&quot;;&quot;&quot;))">
            <text:p/>
          </table:table-cell>
          <table:table-cell table:formula="of:=IF([.N90]=&quot;x&quot;;&quot;x&quot;;IF([.N90]=&quot;-&quot;;&quot;-&quot;;&quot;&quot;))">
            <text:p/>
          </table:table-cell>
          <table:table-cell table:formula="of:=IF([.O90]=&quot;x&quot;;&quot;x&quot;;IF([.O90]=&quot;-&quot;;&quot;-&quot;;&quot;&quot;))">
            <text:p/>
          </table:table-cell>
          <table:table-cell table:formula="of:=IF([.P90]=&quot;x&quot;;&quot;x&quot;;IF([.P90]=&quot;-&quot;;&quot;-&quot;;&quot;&quot;))">
            <text:p/>
          </table:table-cell>
          <table:table-cell table:formula="of:=IF([.Q90]=&quot;x&quot;;&quot;x&quot;;IF([.Q90]=&quot;-&quot;;&quot;-&quot;;&quot;&quot;))">
            <text:p/>
          </table:table-cell>
          <table:table-cell table:formula="of:=IF([.R90]=&quot;x&quot;;&quot;x&quot;;IF([.R90]=&quot;-&quot;;&quot;-&quot;;&quot;&quot;))">
            <text:p/>
          </table:table-cell>
          <table:table-cell table:formula="of:=IF([.S90]=&quot;x&quot;;&quot;x&quot;;IF([.S90]=&quot;-&quot;;&quot;-&quot;;&quot;&quot;))">
            <text:p/>
          </table:table-cell>
          <table:table-cell table:formula="of:=IF([.T90]=&quot;x&quot;;&quot;x&quot;;IF([.T90]=&quot;-&quot;;&quot;-&quot;;&quot;&quot;))" office:value-type="string" office:string-value="x" calcext:value-type="string">
            <text:p>x</text:p>
          </table:table-cell>
          <table:table-cell table:formula="of:=IF([.U90]=&quot;x&quot;;&quot;x&quot;;IF([.U90]=&quot;-&quot;;&quot;-&quot;;&quot;&quot;))">
            <text:p/>
          </table:table-cell>
          <table:table-cell table:formula="of:=IF([.V90]=&quot;x&quot;;&quot;x&quot;;IF([.V90]=&quot;-&quot;;&quot;-&quot;;&quot;&quot;))">
            <text:p/>
          </table:table-cell>
          <table:table-cell table:formula="of:=IF([.W90]=&quot;x&quot;;&quot;x&quot;;IF([.W90]=&quot;-&quot;;&quot;-&quot;;&quot;&quot;))">
            <text:p/>
          </table:table-cell>
          <table:table-cell table:formula="of:=IF([.X90]=&quot;x&quot;;&quot;x&quot;;IF([.X90]=&quot;-&quot;;&quot;-&quot;;&quot;&quot;))">
            <text:p/>
          </table:table-cell>
          <table:table-cell table:formula="of:=IF([.Y90]=&quot;x&quot;;&quot;x&quot;;IF([.Y90]=&quot;-&quot;;&quot;-&quot;;&quot;&quot;))">
            <text:p/>
          </table:table-cell>
          <table:table-cell table:formula="of:=IF([.Z90]=&quot;x&quot;;&quot;x&quot;;IF([.Z90]=&quot;-&quot;;&quot;-&quot;;&quot;&quot;))">
            <text:p/>
          </table:table-cell>
          <table:table-cell table:formula="of:=IF([.AA90]=&quot;x&quot;;&quot;x&quot;;IF([.AA90]=&quot;-&quot;;&quot;-&quot;;&quot;&quot;))">
            <text:p/>
          </table:table-cell>
          <table:table-cell table:formula="of:=IF([.AB90]=&quot;x&quot;;&quot;x&quot;;IF([.AB90]=&quot;-&quot;;&quot;-&quot;;&quot;&quot;))">
            <text:p/>
          </table:table-cell>
          <table:table-cell table:formula="of:=IF([.AC90]=&quot;x&quot;;&quot;x&quot;;IF([.AC90]=&quot;-&quot;;&quot;-&quot;;&quot;&quot;))">
            <text:p/>
          </table:table-cell>
          <table:table-cell table:formula="of:=IF([.AD90]=&quot;x&quot;;&quot;x&quot;;IF([.AD90]=&quot;-&quot;;&quot;-&quot;;&quot;&quot;))">
            <text:p/>
          </table:table-cell>
          <table:table-cell table:formula="of:=IF([.AE90]=&quot;x&quot;;&quot;x&quot;;IF([.AE90]=&quot;-&quot;;&quot;-&quot;;&quot;&quot;))">
            <text:p/>
          </table:table-cell>
          <table:table-cell table:formula="of:=IF([.AF90]=&quot;x&quot;;&quot;x&quot;;IF([.AF90]=&quot;-&quot;;&quot;-&quot;;&quot;&quot;))">
            <text:p/>
          </table:table-cell>
          <table:table-cell table:formula="of:=IF([.AG90]=&quot;x&quot;;&quot;x&quot;;IF([.AG90]=&quot;-&quot;;&quot;-&quot;;&quot;&quot;))">
            <text:p/>
          </table:table-cell>
          <table:table-cell table:formula="of:=IF([.AH90]=&quot;x&quot;;&quot;x&quot;;IF([.AH90]=&quot;-&quot;;&quot;-&quot;;&quot;&quot;))">
            <text:p/>
          </table:table-cell>
          <table:table-cell table:formula="of:=IF([.AI90]=&quot;x&quot;;&quot;x&quot;;IF([.AI90]=&quot;-&quot;;&quot;-&quot;;&quot;&quot;))">
            <text:p/>
          </table:table-cell>
          <table:table-cell table:formula="of:=IF([.AJ90]=&quot;x&quot;;&quot;x&quot;;IF([.AJ9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00" calcext:value-type="float">
            <text:p>18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1]=&quot;x&quot;;&quot;x&quot;;IF([.M91]=&quot;-&quot;;&quot;-&quot;;&quot;&quot;))">
            <text:p/>
          </table:table-cell>
          <table:table-cell table:formula="of:=IF([.N91]=&quot;x&quot;;&quot;x&quot;;IF([.N91]=&quot;-&quot;;&quot;-&quot;;&quot;&quot;))">
            <text:p/>
          </table:table-cell>
          <table:table-cell table:formula="of:=IF([.O91]=&quot;x&quot;;&quot;x&quot;;IF([.O91]=&quot;-&quot;;&quot;-&quot;;&quot;&quot;))">
            <text:p/>
          </table:table-cell>
          <table:table-cell table:formula="of:=IF([.P91]=&quot;x&quot;;&quot;x&quot;;IF([.P91]=&quot;-&quot;;&quot;-&quot;;&quot;&quot;))">
            <text:p/>
          </table:table-cell>
          <table:table-cell table:formula="of:=IF([.Q91]=&quot;x&quot;;&quot;x&quot;;IF([.Q91]=&quot;-&quot;;&quot;-&quot;;&quot;&quot;))">
            <text:p/>
          </table:table-cell>
          <table:table-cell table:formula="of:=IF([.R91]=&quot;x&quot;;&quot;x&quot;;IF([.R91]=&quot;-&quot;;&quot;-&quot;;&quot;&quot;))">
            <text:p/>
          </table:table-cell>
          <table:table-cell table:formula="of:=IF([.S91]=&quot;x&quot;;&quot;x&quot;;IF([.S91]=&quot;-&quot;;&quot;-&quot;;&quot;&quot;))">
            <text:p/>
          </table:table-cell>
          <table:table-cell table:formula="of:=IF([.T91]=&quot;x&quot;;&quot;x&quot;;IF([.T91]=&quot;-&quot;;&quot;-&quot;;&quot;&quot;))" office:value-type="string" office:string-value="x" calcext:value-type="string">
            <text:p>x</text:p>
          </table:table-cell>
          <table:table-cell table:formula="of:=IF([.U91]=&quot;x&quot;;&quot;x&quot;;IF([.U91]=&quot;-&quot;;&quot;-&quot;;&quot;&quot;))">
            <text:p/>
          </table:table-cell>
          <table:table-cell table:formula="of:=IF([.V91]=&quot;x&quot;;&quot;x&quot;;IF([.V91]=&quot;-&quot;;&quot;-&quot;;&quot;&quot;))">
            <text:p/>
          </table:table-cell>
          <table:table-cell table:formula="of:=IF([.W91]=&quot;x&quot;;&quot;x&quot;;IF([.W91]=&quot;-&quot;;&quot;-&quot;;&quot;&quot;))">
            <text:p/>
          </table:table-cell>
          <table:table-cell table:formula="of:=IF([.X91]=&quot;x&quot;;&quot;x&quot;;IF([.X91]=&quot;-&quot;;&quot;-&quot;;&quot;&quot;))">
            <text:p/>
          </table:table-cell>
          <table:table-cell table:formula="of:=IF([.Y91]=&quot;x&quot;;&quot;x&quot;;IF([.Y91]=&quot;-&quot;;&quot;-&quot;;&quot;&quot;))">
            <text:p/>
          </table:table-cell>
          <table:table-cell table:formula="of:=IF([.Z91]=&quot;x&quot;;&quot;x&quot;;IF([.Z91]=&quot;-&quot;;&quot;-&quot;;&quot;&quot;))">
            <text:p/>
          </table:table-cell>
          <table:table-cell table:formula="of:=IF([.AA91]=&quot;x&quot;;&quot;x&quot;;IF([.AA91]=&quot;-&quot;;&quot;-&quot;;&quot;&quot;))">
            <text:p/>
          </table:table-cell>
          <table:table-cell table:formula="of:=IF([.AB91]=&quot;x&quot;;&quot;x&quot;;IF([.AB91]=&quot;-&quot;;&quot;-&quot;;&quot;&quot;))">
            <text:p/>
          </table:table-cell>
          <table:table-cell table:formula="of:=IF([.AC91]=&quot;x&quot;;&quot;x&quot;;IF([.AC91]=&quot;-&quot;;&quot;-&quot;;&quot;&quot;))">
            <text:p/>
          </table:table-cell>
          <table:table-cell table:formula="of:=IF([.AD91]=&quot;x&quot;;&quot;x&quot;;IF([.AD91]=&quot;-&quot;;&quot;-&quot;;&quot;&quot;))">
            <text:p/>
          </table:table-cell>
          <table:table-cell table:formula="of:=IF([.AE91]=&quot;x&quot;;&quot;x&quot;;IF([.AE91]=&quot;-&quot;;&quot;-&quot;;&quot;&quot;))">
            <text:p/>
          </table:table-cell>
          <table:table-cell table:formula="of:=IF([.AF91]=&quot;x&quot;;&quot;x&quot;;IF([.AF91]=&quot;-&quot;;&quot;-&quot;;&quot;&quot;))">
            <text:p/>
          </table:table-cell>
          <table:table-cell table:formula="of:=IF([.AG91]=&quot;x&quot;;&quot;x&quot;;IF([.AG91]=&quot;-&quot;;&quot;-&quot;;&quot;&quot;))">
            <text:p/>
          </table:table-cell>
          <table:table-cell table:formula="of:=IF([.AH91]=&quot;x&quot;;&quot;x&quot;;IF([.AH91]=&quot;-&quot;;&quot;-&quot;;&quot;&quot;))">
            <text:p/>
          </table:table-cell>
          <table:table-cell table:formula="of:=IF([.AI91]=&quot;x&quot;;&quot;x&quot;;IF([.AI91]=&quot;-&quot;;&quot;-&quot;;&quot;&quot;))">
            <text:p/>
          </table:table-cell>
          <table:table-cell table:formula="of:=IF([.AJ91]=&quot;x&quot;;&quot;x&quot;;IF([.AJ9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20" calcext:value-type="float">
            <text:p>18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2]=&quot;x&quot;;&quot;x&quot;;IF([.M92]=&quot;-&quot;;&quot;-&quot;;&quot;&quot;))">
            <text:p/>
          </table:table-cell>
          <table:table-cell table:formula="of:=IF([.N92]=&quot;x&quot;;&quot;x&quot;;IF([.N92]=&quot;-&quot;;&quot;-&quot;;&quot;&quot;))">
            <text:p/>
          </table:table-cell>
          <table:table-cell table:formula="of:=IF([.O92]=&quot;x&quot;;&quot;x&quot;;IF([.O92]=&quot;-&quot;;&quot;-&quot;;&quot;&quot;))">
            <text:p/>
          </table:table-cell>
          <table:table-cell table:formula="of:=IF([.P92]=&quot;x&quot;;&quot;x&quot;;IF([.P92]=&quot;-&quot;;&quot;-&quot;;&quot;&quot;))">
            <text:p/>
          </table:table-cell>
          <table:table-cell table:formula="of:=IF([.Q92]=&quot;x&quot;;&quot;x&quot;;IF([.Q92]=&quot;-&quot;;&quot;-&quot;;&quot;&quot;))">
            <text:p/>
          </table:table-cell>
          <table:table-cell table:formula="of:=IF([.R92]=&quot;x&quot;;&quot;x&quot;;IF([.R92]=&quot;-&quot;;&quot;-&quot;;&quot;&quot;))">
            <text:p/>
          </table:table-cell>
          <table:table-cell table:formula="of:=IF([.S92]=&quot;x&quot;;&quot;x&quot;;IF([.S92]=&quot;-&quot;;&quot;-&quot;;&quot;&quot;))">
            <text:p/>
          </table:table-cell>
          <table:table-cell table:formula="of:=IF([.T92]=&quot;x&quot;;&quot;x&quot;;IF([.T92]=&quot;-&quot;;&quot;-&quot;;&quot;&quot;))" office:value-type="string" office:string-value="x" calcext:value-type="string">
            <text:p>x</text:p>
          </table:table-cell>
          <table:table-cell table:formula="of:=IF([.U92]=&quot;x&quot;;&quot;x&quot;;IF([.U92]=&quot;-&quot;;&quot;-&quot;;&quot;&quot;))">
            <text:p/>
          </table:table-cell>
          <table:table-cell table:formula="of:=IF([.V92]=&quot;x&quot;;&quot;x&quot;;IF([.V92]=&quot;-&quot;;&quot;-&quot;;&quot;&quot;))">
            <text:p/>
          </table:table-cell>
          <table:table-cell table:formula="of:=IF([.W92]=&quot;x&quot;;&quot;x&quot;;IF([.W92]=&quot;-&quot;;&quot;-&quot;;&quot;&quot;))">
            <text:p/>
          </table:table-cell>
          <table:table-cell table:formula="of:=IF([.X92]=&quot;x&quot;;&quot;x&quot;;IF([.X92]=&quot;-&quot;;&quot;-&quot;;&quot;&quot;))">
            <text:p/>
          </table:table-cell>
          <table:table-cell table:formula="of:=IF([.Y92]=&quot;x&quot;;&quot;x&quot;;IF([.Y92]=&quot;-&quot;;&quot;-&quot;;&quot;&quot;))">
            <text:p/>
          </table:table-cell>
          <table:table-cell table:formula="of:=IF([.Z92]=&quot;x&quot;;&quot;x&quot;;IF([.Z92]=&quot;-&quot;;&quot;-&quot;;&quot;&quot;))">
            <text:p/>
          </table:table-cell>
          <table:table-cell table:formula="of:=IF([.AA92]=&quot;x&quot;;&quot;x&quot;;IF([.AA92]=&quot;-&quot;;&quot;-&quot;;&quot;&quot;))">
            <text:p/>
          </table:table-cell>
          <table:table-cell table:formula="of:=IF([.AB92]=&quot;x&quot;;&quot;x&quot;;IF([.AB92]=&quot;-&quot;;&quot;-&quot;;&quot;&quot;))">
            <text:p/>
          </table:table-cell>
          <table:table-cell table:formula="of:=IF([.AC92]=&quot;x&quot;;&quot;x&quot;;IF([.AC92]=&quot;-&quot;;&quot;-&quot;;&quot;&quot;))">
            <text:p/>
          </table:table-cell>
          <table:table-cell table:formula="of:=IF([.AD92]=&quot;x&quot;;&quot;x&quot;;IF([.AD92]=&quot;-&quot;;&quot;-&quot;;&quot;&quot;))">
            <text:p/>
          </table:table-cell>
          <table:table-cell table:formula="of:=IF([.AE92]=&quot;x&quot;;&quot;x&quot;;IF([.AE92]=&quot;-&quot;;&quot;-&quot;;&quot;&quot;))">
            <text:p/>
          </table:table-cell>
          <table:table-cell table:formula="of:=IF([.AF92]=&quot;x&quot;;&quot;x&quot;;IF([.AF92]=&quot;-&quot;;&quot;-&quot;;&quot;&quot;))">
            <text:p/>
          </table:table-cell>
          <table:table-cell table:formula="of:=IF([.AG92]=&quot;x&quot;;&quot;x&quot;;IF([.AG92]=&quot;-&quot;;&quot;-&quot;;&quot;&quot;))">
            <text:p/>
          </table:table-cell>
          <table:table-cell table:formula="of:=IF([.AH92]=&quot;x&quot;;&quot;x&quot;;IF([.AH92]=&quot;-&quot;;&quot;-&quot;;&quot;&quot;))">
            <text:p/>
          </table:table-cell>
          <table:table-cell table:formula="of:=IF([.AI92]=&quot;x&quot;;&quot;x&quot;;IF([.AI92]=&quot;-&quot;;&quot;-&quot;;&quot;&quot;))">
            <text:p/>
          </table:table-cell>
          <table:table-cell table:formula="of:=IF([.AJ92]=&quot;x&quot;;&quot;x&quot;;IF([.AJ9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40" calcext:value-type="float">
            <text:p>18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3]=&quot;x&quot;;&quot;x&quot;;IF([.M93]=&quot;-&quot;;&quot;-&quot;;&quot;&quot;))">
            <text:p/>
          </table:table-cell>
          <table:table-cell table:formula="of:=IF([.N93]=&quot;x&quot;;&quot;x&quot;;IF([.N93]=&quot;-&quot;;&quot;-&quot;;&quot;&quot;))">
            <text:p/>
          </table:table-cell>
          <table:table-cell table:formula="of:=IF([.O93]=&quot;x&quot;;&quot;x&quot;;IF([.O93]=&quot;-&quot;;&quot;-&quot;;&quot;&quot;))">
            <text:p/>
          </table:table-cell>
          <table:table-cell table:formula="of:=IF([.P93]=&quot;x&quot;;&quot;x&quot;;IF([.P93]=&quot;-&quot;;&quot;-&quot;;&quot;&quot;))">
            <text:p/>
          </table:table-cell>
          <table:table-cell table:formula="of:=IF([.Q93]=&quot;x&quot;;&quot;x&quot;;IF([.Q93]=&quot;-&quot;;&quot;-&quot;;&quot;&quot;))">
            <text:p/>
          </table:table-cell>
          <table:table-cell table:formula="of:=IF([.R93]=&quot;x&quot;;&quot;x&quot;;IF([.R93]=&quot;-&quot;;&quot;-&quot;;&quot;&quot;))">
            <text:p/>
          </table:table-cell>
          <table:table-cell table:formula="of:=IF([.S93]=&quot;x&quot;;&quot;x&quot;;IF([.S93]=&quot;-&quot;;&quot;-&quot;;&quot;&quot;))">
            <text:p/>
          </table:table-cell>
          <table:table-cell table:formula="of:=IF([.T93]=&quot;x&quot;;&quot;x&quot;;IF([.T93]=&quot;-&quot;;&quot;-&quot;;&quot;&quot;))" office:value-type="string" office:string-value="x" calcext:value-type="string">
            <text:p>x</text:p>
          </table:table-cell>
          <table:table-cell table:formula="of:=IF([.U93]=&quot;x&quot;;&quot;x&quot;;IF([.U93]=&quot;-&quot;;&quot;-&quot;;&quot;&quot;))">
            <text:p/>
          </table:table-cell>
          <table:table-cell table:formula="of:=IF([.V93]=&quot;x&quot;;&quot;x&quot;;IF([.V93]=&quot;-&quot;;&quot;-&quot;;&quot;&quot;))">
            <text:p/>
          </table:table-cell>
          <table:table-cell table:formula="of:=IF([.W93]=&quot;x&quot;;&quot;x&quot;;IF([.W93]=&quot;-&quot;;&quot;-&quot;;&quot;&quot;))">
            <text:p/>
          </table:table-cell>
          <table:table-cell table:formula="of:=IF([.X93]=&quot;x&quot;;&quot;x&quot;;IF([.X93]=&quot;-&quot;;&quot;-&quot;;&quot;&quot;))">
            <text:p/>
          </table:table-cell>
          <table:table-cell table:formula="of:=IF([.Y93]=&quot;x&quot;;&quot;x&quot;;IF([.Y93]=&quot;-&quot;;&quot;-&quot;;&quot;&quot;))">
            <text:p/>
          </table:table-cell>
          <table:table-cell table:formula="of:=IF([.Z93]=&quot;x&quot;;&quot;x&quot;;IF([.Z93]=&quot;-&quot;;&quot;-&quot;;&quot;&quot;))">
            <text:p/>
          </table:table-cell>
          <table:table-cell table:formula="of:=IF([.AA93]=&quot;x&quot;;&quot;x&quot;;IF([.AA93]=&quot;-&quot;;&quot;-&quot;;&quot;&quot;))">
            <text:p/>
          </table:table-cell>
          <table:table-cell table:formula="of:=IF([.AB93]=&quot;x&quot;;&quot;x&quot;;IF([.AB93]=&quot;-&quot;;&quot;-&quot;;&quot;&quot;))">
            <text:p/>
          </table:table-cell>
          <table:table-cell table:formula="of:=IF([.AC93]=&quot;x&quot;;&quot;x&quot;;IF([.AC93]=&quot;-&quot;;&quot;-&quot;;&quot;&quot;))">
            <text:p/>
          </table:table-cell>
          <table:table-cell table:formula="of:=IF([.AD93]=&quot;x&quot;;&quot;x&quot;;IF([.AD93]=&quot;-&quot;;&quot;-&quot;;&quot;&quot;))">
            <text:p/>
          </table:table-cell>
          <table:table-cell table:formula="of:=IF([.AE93]=&quot;x&quot;;&quot;x&quot;;IF([.AE93]=&quot;-&quot;;&quot;-&quot;;&quot;&quot;))">
            <text:p/>
          </table:table-cell>
          <table:table-cell table:formula="of:=IF([.AF93]=&quot;x&quot;;&quot;x&quot;;IF([.AF93]=&quot;-&quot;;&quot;-&quot;;&quot;&quot;))">
            <text:p/>
          </table:table-cell>
          <table:table-cell table:formula="of:=IF([.AG93]=&quot;x&quot;;&quot;x&quot;;IF([.AG93]=&quot;-&quot;;&quot;-&quot;;&quot;&quot;))">
            <text:p/>
          </table:table-cell>
          <table:table-cell table:formula="of:=IF([.AH93]=&quot;x&quot;;&quot;x&quot;;IF([.AH93]=&quot;-&quot;;&quot;-&quot;;&quot;&quot;))">
            <text:p/>
          </table:table-cell>
          <table:table-cell table:formula="of:=IF([.AI93]=&quot;x&quot;;&quot;x&quot;;IF([.AI93]=&quot;-&quot;;&quot;-&quot;;&quot;&quot;))">
            <text:p/>
          </table:table-cell>
          <table:table-cell table:formula="of:=IF([.AJ93]=&quot;x&quot;;&quot;x&quot;;IF([.AJ9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60" calcext:value-type="float">
            <text:p>18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4]=&quot;x&quot;;&quot;x&quot;;IF([.M94]=&quot;-&quot;;&quot;-&quot;;&quot;&quot;))">
            <text:p/>
          </table:table-cell>
          <table:table-cell table:formula="of:=IF([.N94]=&quot;x&quot;;&quot;x&quot;;IF([.N94]=&quot;-&quot;;&quot;-&quot;;&quot;&quot;))">
            <text:p/>
          </table:table-cell>
          <table:table-cell table:formula="of:=IF([.O94]=&quot;x&quot;;&quot;x&quot;;IF([.O94]=&quot;-&quot;;&quot;-&quot;;&quot;&quot;))">
            <text:p/>
          </table:table-cell>
          <table:table-cell table:formula="of:=IF([.P94]=&quot;x&quot;;&quot;x&quot;;IF([.P94]=&quot;-&quot;;&quot;-&quot;;&quot;&quot;))">
            <text:p/>
          </table:table-cell>
          <table:table-cell table:formula="of:=IF([.Q94]=&quot;x&quot;;&quot;x&quot;;IF([.Q94]=&quot;-&quot;;&quot;-&quot;;&quot;&quot;))">
            <text:p/>
          </table:table-cell>
          <table:table-cell table:formula="of:=IF([.R94]=&quot;x&quot;;&quot;x&quot;;IF([.R94]=&quot;-&quot;;&quot;-&quot;;&quot;&quot;))">
            <text:p/>
          </table:table-cell>
          <table:table-cell table:formula="of:=IF([.S94]=&quot;x&quot;;&quot;x&quot;;IF([.S94]=&quot;-&quot;;&quot;-&quot;;&quot;&quot;))">
            <text:p/>
          </table:table-cell>
          <table:table-cell table:formula="of:=IF([.T94]=&quot;x&quot;;&quot;x&quot;;IF([.T94]=&quot;-&quot;;&quot;-&quot;;&quot;&quot;))" office:value-type="string" office:string-value="x" calcext:value-type="string">
            <text:p>x</text:p>
          </table:table-cell>
          <table:table-cell table:formula="of:=IF([.U94]=&quot;x&quot;;&quot;x&quot;;IF([.U94]=&quot;-&quot;;&quot;-&quot;;&quot;&quot;))">
            <text:p/>
          </table:table-cell>
          <table:table-cell table:formula="of:=IF([.V94]=&quot;x&quot;;&quot;x&quot;;IF([.V94]=&quot;-&quot;;&quot;-&quot;;&quot;&quot;))">
            <text:p/>
          </table:table-cell>
          <table:table-cell table:formula="of:=IF([.W94]=&quot;x&quot;;&quot;x&quot;;IF([.W94]=&quot;-&quot;;&quot;-&quot;;&quot;&quot;))">
            <text:p/>
          </table:table-cell>
          <table:table-cell table:formula="of:=IF([.X94]=&quot;x&quot;;&quot;x&quot;;IF([.X94]=&quot;-&quot;;&quot;-&quot;;&quot;&quot;))">
            <text:p/>
          </table:table-cell>
          <table:table-cell table:formula="of:=IF([.Y94]=&quot;x&quot;;&quot;x&quot;;IF([.Y94]=&quot;-&quot;;&quot;-&quot;;&quot;&quot;))">
            <text:p/>
          </table:table-cell>
          <table:table-cell table:formula="of:=IF([.Z94]=&quot;x&quot;;&quot;x&quot;;IF([.Z94]=&quot;-&quot;;&quot;-&quot;;&quot;&quot;))">
            <text:p/>
          </table:table-cell>
          <table:table-cell table:formula="of:=IF([.AA94]=&quot;x&quot;;&quot;x&quot;;IF([.AA94]=&quot;-&quot;;&quot;-&quot;;&quot;&quot;))">
            <text:p/>
          </table:table-cell>
          <table:table-cell table:formula="of:=IF([.AB94]=&quot;x&quot;;&quot;x&quot;;IF([.AB94]=&quot;-&quot;;&quot;-&quot;;&quot;&quot;))">
            <text:p/>
          </table:table-cell>
          <table:table-cell table:formula="of:=IF([.AC94]=&quot;x&quot;;&quot;x&quot;;IF([.AC94]=&quot;-&quot;;&quot;-&quot;;&quot;&quot;))">
            <text:p/>
          </table:table-cell>
          <table:table-cell table:formula="of:=IF([.AD94]=&quot;x&quot;;&quot;x&quot;;IF([.AD94]=&quot;-&quot;;&quot;-&quot;;&quot;&quot;))">
            <text:p/>
          </table:table-cell>
          <table:table-cell table:formula="of:=IF([.AE94]=&quot;x&quot;;&quot;x&quot;;IF([.AE94]=&quot;-&quot;;&quot;-&quot;;&quot;&quot;))">
            <text:p/>
          </table:table-cell>
          <table:table-cell table:formula="of:=IF([.AF94]=&quot;x&quot;;&quot;x&quot;;IF([.AF94]=&quot;-&quot;;&quot;-&quot;;&quot;&quot;))">
            <text:p/>
          </table:table-cell>
          <table:table-cell table:formula="of:=IF([.AG94]=&quot;x&quot;;&quot;x&quot;;IF([.AG94]=&quot;-&quot;;&quot;-&quot;;&quot;&quot;))">
            <text:p/>
          </table:table-cell>
          <table:table-cell table:formula="of:=IF([.AH94]=&quot;x&quot;;&quot;x&quot;;IF([.AH94]=&quot;-&quot;;&quot;-&quot;;&quot;&quot;))">
            <text:p/>
          </table:table-cell>
          <table:table-cell table:formula="of:=IF([.AI94]=&quot;x&quot;;&quot;x&quot;;IF([.AI94]=&quot;-&quot;;&quot;-&quot;;&quot;&quot;))">
            <text:p/>
          </table:table-cell>
          <table:table-cell table:formula="of:=IF([.AJ94]=&quot;x&quot;;&quot;x&quot;;IF([.AJ9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80" calcext:value-type="float">
            <text:p>18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5]=&quot;x&quot;;&quot;x&quot;;IF([.M95]=&quot;-&quot;;&quot;-&quot;;&quot;&quot;))">
            <text:p/>
          </table:table-cell>
          <table:table-cell table:formula="of:=IF([.N95]=&quot;x&quot;;&quot;x&quot;;IF([.N95]=&quot;-&quot;;&quot;-&quot;;&quot;&quot;))">
            <text:p/>
          </table:table-cell>
          <table:table-cell table:formula="of:=IF([.O95]=&quot;x&quot;;&quot;x&quot;;IF([.O95]=&quot;-&quot;;&quot;-&quot;;&quot;&quot;))">
            <text:p/>
          </table:table-cell>
          <table:table-cell table:formula="of:=IF([.P95]=&quot;x&quot;;&quot;x&quot;;IF([.P95]=&quot;-&quot;;&quot;-&quot;;&quot;&quot;))">
            <text:p/>
          </table:table-cell>
          <table:table-cell table:formula="of:=IF([.Q95]=&quot;x&quot;;&quot;x&quot;;IF([.Q95]=&quot;-&quot;;&quot;-&quot;;&quot;&quot;))">
            <text:p/>
          </table:table-cell>
          <table:table-cell table:formula="of:=IF([.R95]=&quot;x&quot;;&quot;x&quot;;IF([.R95]=&quot;-&quot;;&quot;-&quot;;&quot;&quot;))">
            <text:p/>
          </table:table-cell>
          <table:table-cell table:formula="of:=IF([.S95]=&quot;x&quot;;&quot;x&quot;;IF([.S95]=&quot;-&quot;;&quot;-&quot;;&quot;&quot;))">
            <text:p/>
          </table:table-cell>
          <table:table-cell table:formula="of:=IF([.T95]=&quot;x&quot;;&quot;x&quot;;IF([.T95]=&quot;-&quot;;&quot;-&quot;;&quot;&quot;))" office:value-type="string" office:string-value="x" calcext:value-type="string">
            <text:p>x</text:p>
          </table:table-cell>
          <table:table-cell table:formula="of:=IF([.U95]=&quot;x&quot;;&quot;x&quot;;IF([.U95]=&quot;-&quot;;&quot;-&quot;;&quot;&quot;))">
            <text:p/>
          </table:table-cell>
          <table:table-cell table:formula="of:=IF([.V95]=&quot;x&quot;;&quot;x&quot;;IF([.V95]=&quot;-&quot;;&quot;-&quot;;&quot;&quot;))">
            <text:p/>
          </table:table-cell>
          <table:table-cell table:formula="of:=IF([.W95]=&quot;x&quot;;&quot;x&quot;;IF([.W95]=&quot;-&quot;;&quot;-&quot;;&quot;&quot;))">
            <text:p/>
          </table:table-cell>
          <table:table-cell table:formula="of:=IF([.X95]=&quot;x&quot;;&quot;x&quot;;IF([.X95]=&quot;-&quot;;&quot;-&quot;;&quot;&quot;))">
            <text:p/>
          </table:table-cell>
          <table:table-cell table:formula="of:=IF([.Y95]=&quot;x&quot;;&quot;x&quot;;IF([.Y95]=&quot;-&quot;;&quot;-&quot;;&quot;&quot;))">
            <text:p/>
          </table:table-cell>
          <table:table-cell table:formula="of:=IF([.Z95]=&quot;x&quot;;&quot;x&quot;;IF([.Z95]=&quot;-&quot;;&quot;-&quot;;&quot;&quot;))">
            <text:p/>
          </table:table-cell>
          <table:table-cell table:formula="of:=IF([.AA95]=&quot;x&quot;;&quot;x&quot;;IF([.AA95]=&quot;-&quot;;&quot;-&quot;;&quot;&quot;))">
            <text:p/>
          </table:table-cell>
          <table:table-cell table:formula="of:=IF([.AB95]=&quot;x&quot;;&quot;x&quot;;IF([.AB95]=&quot;-&quot;;&quot;-&quot;;&quot;&quot;))">
            <text:p/>
          </table:table-cell>
          <table:table-cell table:formula="of:=IF([.AC95]=&quot;x&quot;;&quot;x&quot;;IF([.AC95]=&quot;-&quot;;&quot;-&quot;;&quot;&quot;))">
            <text:p/>
          </table:table-cell>
          <table:table-cell table:formula="of:=IF([.AD95]=&quot;x&quot;;&quot;x&quot;;IF([.AD95]=&quot;-&quot;;&quot;-&quot;;&quot;&quot;))">
            <text:p/>
          </table:table-cell>
          <table:table-cell table:formula="of:=IF([.AE95]=&quot;x&quot;;&quot;x&quot;;IF([.AE95]=&quot;-&quot;;&quot;-&quot;;&quot;&quot;))">
            <text:p/>
          </table:table-cell>
          <table:table-cell table:formula="of:=IF([.AF95]=&quot;x&quot;;&quot;x&quot;;IF([.AF95]=&quot;-&quot;;&quot;-&quot;;&quot;&quot;))">
            <text:p/>
          </table:table-cell>
          <table:table-cell table:formula="of:=IF([.AG95]=&quot;x&quot;;&quot;x&quot;;IF([.AG95]=&quot;-&quot;;&quot;-&quot;;&quot;&quot;))">
            <text:p/>
          </table:table-cell>
          <table:table-cell table:formula="of:=IF([.AH95]=&quot;x&quot;;&quot;x&quot;;IF([.AH95]=&quot;-&quot;;&quot;-&quot;;&quot;&quot;))">
            <text:p/>
          </table:table-cell>
          <table:table-cell table:formula="of:=IF([.AI95]=&quot;x&quot;;&quot;x&quot;;IF([.AI95]=&quot;-&quot;;&quot;-&quot;;&quot;&quot;))">
            <text:p/>
          </table:table-cell>
          <table:table-cell table:formula="of:=IF([.AJ95]=&quot;x&quot;;&quot;x&quot;;IF([.AJ9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00" calcext:value-type="float">
            <text:p>19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6]=&quot;x&quot;;&quot;x&quot;;IF([.M96]=&quot;-&quot;;&quot;-&quot;;&quot;&quot;))">
            <text:p/>
          </table:table-cell>
          <table:table-cell table:formula="of:=IF([.N96]=&quot;x&quot;;&quot;x&quot;;IF([.N96]=&quot;-&quot;;&quot;-&quot;;&quot;&quot;))">
            <text:p/>
          </table:table-cell>
          <table:table-cell table:formula="of:=IF([.O96]=&quot;x&quot;;&quot;x&quot;;IF([.O96]=&quot;-&quot;;&quot;-&quot;;&quot;&quot;))">
            <text:p/>
          </table:table-cell>
          <table:table-cell table:formula="of:=IF([.P96]=&quot;x&quot;;&quot;x&quot;;IF([.P96]=&quot;-&quot;;&quot;-&quot;;&quot;&quot;))">
            <text:p/>
          </table:table-cell>
          <table:table-cell table:formula="of:=IF([.Q96]=&quot;x&quot;;&quot;x&quot;;IF([.Q96]=&quot;-&quot;;&quot;-&quot;;&quot;&quot;))">
            <text:p/>
          </table:table-cell>
          <table:table-cell table:formula="of:=IF([.R96]=&quot;x&quot;;&quot;x&quot;;IF([.R96]=&quot;-&quot;;&quot;-&quot;;&quot;&quot;))">
            <text:p/>
          </table:table-cell>
          <table:table-cell table:formula="of:=IF([.S96]=&quot;x&quot;;&quot;x&quot;;IF([.S96]=&quot;-&quot;;&quot;-&quot;;&quot;&quot;))">
            <text:p/>
          </table:table-cell>
          <table:table-cell table:formula="of:=IF([.T96]=&quot;x&quot;;&quot;x&quot;;IF([.T96]=&quot;-&quot;;&quot;-&quot;;&quot;&quot;))" office:value-type="string" office:string-value="x" calcext:value-type="string">
            <text:p>x</text:p>
          </table:table-cell>
          <table:table-cell table:formula="of:=IF([.U96]=&quot;x&quot;;&quot;x&quot;;IF([.U96]=&quot;-&quot;;&quot;-&quot;;&quot;&quot;))">
            <text:p/>
          </table:table-cell>
          <table:table-cell table:formula="of:=IF([.V96]=&quot;x&quot;;&quot;x&quot;;IF([.V96]=&quot;-&quot;;&quot;-&quot;;&quot;&quot;))">
            <text:p/>
          </table:table-cell>
          <table:table-cell table:formula="of:=IF([.W96]=&quot;x&quot;;&quot;x&quot;;IF([.W96]=&quot;-&quot;;&quot;-&quot;;&quot;&quot;))">
            <text:p/>
          </table:table-cell>
          <table:table-cell table:formula="of:=IF([.X96]=&quot;x&quot;;&quot;x&quot;;IF([.X96]=&quot;-&quot;;&quot;-&quot;;&quot;&quot;))">
            <text:p/>
          </table:table-cell>
          <table:table-cell table:formula="of:=IF([.Y96]=&quot;x&quot;;&quot;x&quot;;IF([.Y96]=&quot;-&quot;;&quot;-&quot;;&quot;&quot;))">
            <text:p/>
          </table:table-cell>
          <table:table-cell table:formula="of:=IF([.Z96]=&quot;x&quot;;&quot;x&quot;;IF([.Z96]=&quot;-&quot;;&quot;-&quot;;&quot;&quot;))">
            <text:p/>
          </table:table-cell>
          <table:table-cell table:formula="of:=IF([.AA96]=&quot;x&quot;;&quot;x&quot;;IF([.AA96]=&quot;-&quot;;&quot;-&quot;;&quot;&quot;))">
            <text:p/>
          </table:table-cell>
          <table:table-cell table:formula="of:=IF([.AB96]=&quot;x&quot;;&quot;x&quot;;IF([.AB96]=&quot;-&quot;;&quot;-&quot;;&quot;&quot;))">
            <text:p/>
          </table:table-cell>
          <table:table-cell table:formula="of:=IF([.AC96]=&quot;x&quot;;&quot;x&quot;;IF([.AC96]=&quot;-&quot;;&quot;-&quot;;&quot;&quot;))">
            <text:p/>
          </table:table-cell>
          <table:table-cell table:formula="of:=IF([.AD96]=&quot;x&quot;;&quot;x&quot;;IF([.AD96]=&quot;-&quot;;&quot;-&quot;;&quot;&quot;))">
            <text:p/>
          </table:table-cell>
          <table:table-cell table:formula="of:=IF([.AE96]=&quot;x&quot;;&quot;x&quot;;IF([.AE96]=&quot;-&quot;;&quot;-&quot;;&quot;&quot;))">
            <text:p/>
          </table:table-cell>
          <table:table-cell table:formula="of:=IF([.AF96]=&quot;x&quot;;&quot;x&quot;;IF([.AF96]=&quot;-&quot;;&quot;-&quot;;&quot;&quot;))">
            <text:p/>
          </table:table-cell>
          <table:table-cell table:formula="of:=IF([.AG96]=&quot;x&quot;;&quot;x&quot;;IF([.AG96]=&quot;-&quot;;&quot;-&quot;;&quot;&quot;))">
            <text:p/>
          </table:table-cell>
          <table:table-cell table:formula="of:=IF([.AH96]=&quot;x&quot;;&quot;x&quot;;IF([.AH96]=&quot;-&quot;;&quot;-&quot;;&quot;&quot;))">
            <text:p/>
          </table:table-cell>
          <table:table-cell table:formula="of:=IF([.AI96]=&quot;x&quot;;&quot;x&quot;;IF([.AI96]=&quot;-&quot;;&quot;-&quot;;&quot;&quot;))">
            <text:p/>
          </table:table-cell>
          <table:table-cell table:formula="of:=IF([.AJ96]=&quot;x&quot;;&quot;x&quot;;IF([.AJ9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20" calcext:value-type="float">
            <text:p>19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7]=&quot;x&quot;;&quot;x&quot;;IF([.M97]=&quot;-&quot;;&quot;-&quot;;&quot;&quot;))">
            <text:p/>
          </table:table-cell>
          <table:table-cell table:formula="of:=IF([.N97]=&quot;x&quot;;&quot;x&quot;;IF([.N97]=&quot;-&quot;;&quot;-&quot;;&quot;&quot;))">
            <text:p/>
          </table:table-cell>
          <table:table-cell table:formula="of:=IF([.O97]=&quot;x&quot;;&quot;x&quot;;IF([.O97]=&quot;-&quot;;&quot;-&quot;;&quot;&quot;))">
            <text:p/>
          </table:table-cell>
          <table:table-cell table:formula="of:=IF([.P97]=&quot;x&quot;;&quot;x&quot;;IF([.P97]=&quot;-&quot;;&quot;-&quot;;&quot;&quot;))">
            <text:p/>
          </table:table-cell>
          <table:table-cell table:formula="of:=IF([.Q97]=&quot;x&quot;;&quot;x&quot;;IF([.Q97]=&quot;-&quot;;&quot;-&quot;;&quot;&quot;))">
            <text:p/>
          </table:table-cell>
          <table:table-cell table:formula="of:=IF([.R97]=&quot;x&quot;;&quot;x&quot;;IF([.R97]=&quot;-&quot;;&quot;-&quot;;&quot;&quot;))">
            <text:p/>
          </table:table-cell>
          <table:table-cell table:formula="of:=IF([.S97]=&quot;x&quot;;&quot;x&quot;;IF([.S97]=&quot;-&quot;;&quot;-&quot;;&quot;&quot;))">
            <text:p/>
          </table:table-cell>
          <table:table-cell table:formula="of:=IF([.T97]=&quot;x&quot;;&quot;x&quot;;IF([.T97]=&quot;-&quot;;&quot;-&quot;;&quot;&quot;))" office:value-type="string" office:string-value="x" calcext:value-type="string">
            <text:p>x</text:p>
          </table:table-cell>
          <table:table-cell table:formula="of:=IF([.U97]=&quot;x&quot;;&quot;x&quot;;IF([.U97]=&quot;-&quot;;&quot;-&quot;;&quot;&quot;))">
            <text:p/>
          </table:table-cell>
          <table:table-cell table:formula="of:=IF([.V97]=&quot;x&quot;;&quot;x&quot;;IF([.V97]=&quot;-&quot;;&quot;-&quot;;&quot;&quot;))">
            <text:p/>
          </table:table-cell>
          <table:table-cell table:formula="of:=IF([.W97]=&quot;x&quot;;&quot;x&quot;;IF([.W97]=&quot;-&quot;;&quot;-&quot;;&quot;&quot;))">
            <text:p/>
          </table:table-cell>
          <table:table-cell table:formula="of:=IF([.X97]=&quot;x&quot;;&quot;x&quot;;IF([.X97]=&quot;-&quot;;&quot;-&quot;;&quot;&quot;))">
            <text:p/>
          </table:table-cell>
          <table:table-cell table:formula="of:=IF([.Y97]=&quot;x&quot;;&quot;x&quot;;IF([.Y97]=&quot;-&quot;;&quot;-&quot;;&quot;&quot;))">
            <text:p/>
          </table:table-cell>
          <table:table-cell table:formula="of:=IF([.Z97]=&quot;x&quot;;&quot;x&quot;;IF([.Z97]=&quot;-&quot;;&quot;-&quot;;&quot;&quot;))">
            <text:p/>
          </table:table-cell>
          <table:table-cell table:formula="of:=IF([.AA97]=&quot;x&quot;;&quot;x&quot;;IF([.AA97]=&quot;-&quot;;&quot;-&quot;;&quot;&quot;))">
            <text:p/>
          </table:table-cell>
          <table:table-cell table:formula="of:=IF([.AB97]=&quot;x&quot;;&quot;x&quot;;IF([.AB97]=&quot;-&quot;;&quot;-&quot;;&quot;&quot;))">
            <text:p/>
          </table:table-cell>
          <table:table-cell table:formula="of:=IF([.AC97]=&quot;x&quot;;&quot;x&quot;;IF([.AC97]=&quot;-&quot;;&quot;-&quot;;&quot;&quot;))">
            <text:p/>
          </table:table-cell>
          <table:table-cell table:formula="of:=IF([.AD97]=&quot;x&quot;;&quot;x&quot;;IF([.AD97]=&quot;-&quot;;&quot;-&quot;;&quot;&quot;))">
            <text:p/>
          </table:table-cell>
          <table:table-cell table:formula="of:=IF([.AE97]=&quot;x&quot;;&quot;x&quot;;IF([.AE97]=&quot;-&quot;;&quot;-&quot;;&quot;&quot;))">
            <text:p/>
          </table:table-cell>
          <table:table-cell table:formula="of:=IF([.AF97]=&quot;x&quot;;&quot;x&quot;;IF([.AF97]=&quot;-&quot;;&quot;-&quot;;&quot;&quot;))">
            <text:p/>
          </table:table-cell>
          <table:table-cell table:formula="of:=IF([.AG97]=&quot;x&quot;;&quot;x&quot;;IF([.AG97]=&quot;-&quot;;&quot;-&quot;;&quot;&quot;))">
            <text:p/>
          </table:table-cell>
          <table:table-cell table:formula="of:=IF([.AH97]=&quot;x&quot;;&quot;x&quot;;IF([.AH97]=&quot;-&quot;;&quot;-&quot;;&quot;&quot;))">
            <text:p/>
          </table:table-cell>
          <table:table-cell table:formula="of:=IF([.AI97]=&quot;x&quot;;&quot;x&quot;;IF([.AI97]=&quot;-&quot;;&quot;-&quot;;&quot;&quot;))">
            <text:p/>
          </table:table-cell>
          <table:table-cell table:formula="of:=IF([.AJ97]=&quot;x&quot;;&quot;x&quot;;IF([.AJ9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40" calcext:value-type="float">
            <text:p>19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98]=&quot;x&quot;;&quot;x&quot;;IF([.M98]=&quot;-&quot;;&quot;-&quot;;&quot;&quot;))">
            <text:p/>
          </table:table-cell>
          <table:table-cell table:formula="of:=IF([.N98]=&quot;x&quot;;&quot;x&quot;;IF([.N98]=&quot;-&quot;;&quot;-&quot;;&quot;&quot;))">
            <text:p/>
          </table:table-cell>
          <table:table-cell table:formula="of:=IF([.O98]=&quot;x&quot;;&quot;x&quot;;IF([.O98]=&quot;-&quot;;&quot;-&quot;;&quot;&quot;))">
            <text:p/>
          </table:table-cell>
          <table:table-cell table:formula="of:=IF([.P98]=&quot;x&quot;;&quot;x&quot;;IF([.P98]=&quot;-&quot;;&quot;-&quot;;&quot;&quot;))">
            <text:p/>
          </table:table-cell>
          <table:table-cell table:formula="of:=IF([.Q98]=&quot;x&quot;;&quot;x&quot;;IF([.Q98]=&quot;-&quot;;&quot;-&quot;;&quot;&quot;))">
            <text:p/>
          </table:table-cell>
          <table:table-cell table:formula="of:=IF([.R98]=&quot;x&quot;;&quot;x&quot;;IF([.R98]=&quot;-&quot;;&quot;-&quot;;&quot;&quot;))">
            <text:p/>
          </table:table-cell>
          <table:table-cell table:formula="of:=IF([.S98]=&quot;x&quot;;&quot;x&quot;;IF([.S98]=&quot;-&quot;;&quot;-&quot;;&quot;&quot;))">
            <text:p/>
          </table:table-cell>
          <table:table-cell table:formula="of:=IF([.T98]=&quot;x&quot;;&quot;x&quot;;IF([.T98]=&quot;-&quot;;&quot;-&quot;;&quot;&quot;))">
            <text:p/>
          </table:table-cell>
          <table:table-cell table:formula="of:=IF([.U98]=&quot;x&quot;;&quot;x&quot;;IF([.U98]=&quot;-&quot;;&quot;-&quot;;&quot;&quot;))" office:value-type="string" office:string-value="x" calcext:value-type="string">
            <text:p>x</text:p>
          </table:table-cell>
          <table:table-cell table:formula="of:=IF([.V98]=&quot;x&quot;;&quot;x&quot;;IF([.V98]=&quot;-&quot;;&quot;-&quot;;&quot;&quot;))">
            <text:p/>
          </table:table-cell>
          <table:table-cell table:formula="of:=IF([.W98]=&quot;x&quot;;&quot;x&quot;;IF([.W98]=&quot;-&quot;;&quot;-&quot;;&quot;&quot;))">
            <text:p/>
          </table:table-cell>
          <table:table-cell table:formula="of:=IF([.X98]=&quot;x&quot;;&quot;x&quot;;IF([.X98]=&quot;-&quot;;&quot;-&quot;;&quot;&quot;))">
            <text:p/>
          </table:table-cell>
          <table:table-cell table:formula="of:=IF([.Y98]=&quot;x&quot;;&quot;x&quot;;IF([.Y98]=&quot;-&quot;;&quot;-&quot;;&quot;&quot;))">
            <text:p/>
          </table:table-cell>
          <table:table-cell table:formula="of:=IF([.Z98]=&quot;x&quot;;&quot;x&quot;;IF([.Z98]=&quot;-&quot;;&quot;-&quot;;&quot;&quot;))">
            <text:p/>
          </table:table-cell>
          <table:table-cell table:formula="of:=IF([.AA98]=&quot;x&quot;;&quot;x&quot;;IF([.AA98]=&quot;-&quot;;&quot;-&quot;;&quot;&quot;))">
            <text:p/>
          </table:table-cell>
          <table:table-cell table:formula="of:=IF([.AB98]=&quot;x&quot;;&quot;x&quot;;IF([.AB98]=&quot;-&quot;;&quot;-&quot;;&quot;&quot;))">
            <text:p/>
          </table:table-cell>
          <table:table-cell table:formula="of:=IF([.AC98]=&quot;x&quot;;&quot;x&quot;;IF([.AC98]=&quot;-&quot;;&quot;-&quot;;&quot;&quot;))">
            <text:p/>
          </table:table-cell>
          <table:table-cell table:formula="of:=IF([.AD98]=&quot;x&quot;;&quot;x&quot;;IF([.AD98]=&quot;-&quot;;&quot;-&quot;;&quot;&quot;))">
            <text:p/>
          </table:table-cell>
          <table:table-cell table:formula="of:=IF([.AE98]=&quot;x&quot;;&quot;x&quot;;IF([.AE98]=&quot;-&quot;;&quot;-&quot;;&quot;&quot;))">
            <text:p/>
          </table:table-cell>
          <table:table-cell table:formula="of:=IF([.AF98]=&quot;x&quot;;&quot;x&quot;;IF([.AF98]=&quot;-&quot;;&quot;-&quot;;&quot;&quot;))">
            <text:p/>
          </table:table-cell>
          <table:table-cell table:formula="of:=IF([.AG98]=&quot;x&quot;;&quot;x&quot;;IF([.AG98]=&quot;-&quot;;&quot;-&quot;;&quot;&quot;))">
            <text:p/>
          </table:table-cell>
          <table:table-cell table:formula="of:=IF([.AH98]=&quot;x&quot;;&quot;x&quot;;IF([.AH98]=&quot;-&quot;;&quot;-&quot;;&quot;&quot;))">
            <text:p/>
          </table:table-cell>
          <table:table-cell table:formula="of:=IF([.AI98]=&quot;x&quot;;&quot;x&quot;;IF([.AI98]=&quot;-&quot;;&quot;-&quot;;&quot;&quot;))">
            <text:p/>
          </table:table-cell>
          <table:table-cell table:formula="of:=IF([.AJ98]=&quot;x&quot;;&quot;x&quot;;IF([.AJ9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60" calcext:value-type="float">
            <text:p>19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99]=&quot;x&quot;;&quot;x&quot;;IF([.M99]=&quot;-&quot;;&quot;-&quot;;&quot;&quot;))">
            <text:p/>
          </table:table-cell>
          <table:table-cell table:formula="of:=IF([.N99]=&quot;x&quot;;&quot;x&quot;;IF([.N99]=&quot;-&quot;;&quot;-&quot;;&quot;&quot;))">
            <text:p/>
          </table:table-cell>
          <table:table-cell table:formula="of:=IF([.O99]=&quot;x&quot;;&quot;x&quot;;IF([.O99]=&quot;-&quot;;&quot;-&quot;;&quot;&quot;))">
            <text:p/>
          </table:table-cell>
          <table:table-cell table:formula="of:=IF([.P99]=&quot;x&quot;;&quot;x&quot;;IF([.P99]=&quot;-&quot;;&quot;-&quot;;&quot;&quot;))">
            <text:p/>
          </table:table-cell>
          <table:table-cell table:formula="of:=IF([.Q99]=&quot;x&quot;;&quot;x&quot;;IF([.Q99]=&quot;-&quot;;&quot;-&quot;;&quot;&quot;))">
            <text:p/>
          </table:table-cell>
          <table:table-cell table:formula="of:=IF([.R99]=&quot;x&quot;;&quot;x&quot;;IF([.R99]=&quot;-&quot;;&quot;-&quot;;&quot;&quot;))">
            <text:p/>
          </table:table-cell>
          <table:table-cell table:formula="of:=IF([.S99]=&quot;x&quot;;&quot;x&quot;;IF([.S99]=&quot;-&quot;;&quot;-&quot;;&quot;&quot;))">
            <text:p/>
          </table:table-cell>
          <table:table-cell table:formula="of:=IF([.T99]=&quot;x&quot;;&quot;x&quot;;IF([.T99]=&quot;-&quot;;&quot;-&quot;;&quot;&quot;))">
            <text:p/>
          </table:table-cell>
          <table:table-cell table:formula="of:=IF([.U99]=&quot;x&quot;;&quot;x&quot;;IF([.U99]=&quot;-&quot;;&quot;-&quot;;&quot;&quot;))" office:value-type="string" office:string-value="x" calcext:value-type="string">
            <text:p>x</text:p>
          </table:table-cell>
          <table:table-cell table:formula="of:=IF([.V99]=&quot;x&quot;;&quot;x&quot;;IF([.V99]=&quot;-&quot;;&quot;-&quot;;&quot;&quot;))">
            <text:p/>
          </table:table-cell>
          <table:table-cell table:formula="of:=IF([.W99]=&quot;x&quot;;&quot;x&quot;;IF([.W99]=&quot;-&quot;;&quot;-&quot;;&quot;&quot;))">
            <text:p/>
          </table:table-cell>
          <table:table-cell table:formula="of:=IF([.X99]=&quot;x&quot;;&quot;x&quot;;IF([.X99]=&quot;-&quot;;&quot;-&quot;;&quot;&quot;))">
            <text:p/>
          </table:table-cell>
          <table:table-cell table:formula="of:=IF([.Y99]=&quot;x&quot;;&quot;x&quot;;IF([.Y99]=&quot;-&quot;;&quot;-&quot;;&quot;&quot;))">
            <text:p/>
          </table:table-cell>
          <table:table-cell table:formula="of:=IF([.Z99]=&quot;x&quot;;&quot;x&quot;;IF([.Z99]=&quot;-&quot;;&quot;-&quot;;&quot;&quot;))">
            <text:p/>
          </table:table-cell>
          <table:table-cell table:formula="of:=IF([.AA99]=&quot;x&quot;;&quot;x&quot;;IF([.AA99]=&quot;-&quot;;&quot;-&quot;;&quot;&quot;))">
            <text:p/>
          </table:table-cell>
          <table:table-cell table:formula="of:=IF([.AB99]=&quot;x&quot;;&quot;x&quot;;IF([.AB99]=&quot;-&quot;;&quot;-&quot;;&quot;&quot;))">
            <text:p/>
          </table:table-cell>
          <table:table-cell table:formula="of:=IF([.AC99]=&quot;x&quot;;&quot;x&quot;;IF([.AC99]=&quot;-&quot;;&quot;-&quot;;&quot;&quot;))">
            <text:p/>
          </table:table-cell>
          <table:table-cell table:formula="of:=IF([.AD99]=&quot;x&quot;;&quot;x&quot;;IF([.AD99]=&quot;-&quot;;&quot;-&quot;;&quot;&quot;))">
            <text:p/>
          </table:table-cell>
          <table:table-cell table:formula="of:=IF([.AE99]=&quot;x&quot;;&quot;x&quot;;IF([.AE99]=&quot;-&quot;;&quot;-&quot;;&quot;&quot;))">
            <text:p/>
          </table:table-cell>
          <table:table-cell table:formula="of:=IF([.AF99]=&quot;x&quot;;&quot;x&quot;;IF([.AF99]=&quot;-&quot;;&quot;-&quot;;&quot;&quot;))">
            <text:p/>
          </table:table-cell>
          <table:table-cell table:formula="of:=IF([.AG99]=&quot;x&quot;;&quot;x&quot;;IF([.AG99]=&quot;-&quot;;&quot;-&quot;;&quot;&quot;))">
            <text:p/>
          </table:table-cell>
          <table:table-cell table:formula="of:=IF([.AH99]=&quot;x&quot;;&quot;x&quot;;IF([.AH99]=&quot;-&quot;;&quot;-&quot;;&quot;&quot;))">
            <text:p/>
          </table:table-cell>
          <table:table-cell table:formula="of:=IF([.AI99]=&quot;x&quot;;&quot;x&quot;;IF([.AI99]=&quot;-&quot;;&quot;-&quot;;&quot;&quot;))">
            <text:p/>
          </table:table-cell>
          <table:table-cell table:formula="of:=IF([.AJ99]=&quot;x&quot;;&quot;x&quot;;IF([.AJ9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80" calcext:value-type="float">
            <text:p>19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0]=&quot;x&quot;;&quot;x&quot;;IF([.M100]=&quot;-&quot;;&quot;-&quot;;&quot;&quot;))">
            <text:p/>
          </table:table-cell>
          <table:table-cell table:formula="of:=IF([.N100]=&quot;x&quot;;&quot;x&quot;;IF([.N100]=&quot;-&quot;;&quot;-&quot;;&quot;&quot;))">
            <text:p/>
          </table:table-cell>
          <table:table-cell table:formula="of:=IF([.O100]=&quot;x&quot;;&quot;x&quot;;IF([.O100]=&quot;-&quot;;&quot;-&quot;;&quot;&quot;))">
            <text:p/>
          </table:table-cell>
          <table:table-cell table:formula="of:=IF([.P100]=&quot;x&quot;;&quot;x&quot;;IF([.P100]=&quot;-&quot;;&quot;-&quot;;&quot;&quot;))">
            <text:p/>
          </table:table-cell>
          <table:table-cell table:formula="of:=IF([.Q100]=&quot;x&quot;;&quot;x&quot;;IF([.Q100]=&quot;-&quot;;&quot;-&quot;;&quot;&quot;))">
            <text:p/>
          </table:table-cell>
          <table:table-cell table:formula="of:=IF([.R100]=&quot;x&quot;;&quot;x&quot;;IF([.R100]=&quot;-&quot;;&quot;-&quot;;&quot;&quot;))">
            <text:p/>
          </table:table-cell>
          <table:table-cell table:formula="of:=IF([.S100]=&quot;x&quot;;&quot;x&quot;;IF([.S100]=&quot;-&quot;;&quot;-&quot;;&quot;&quot;))">
            <text:p/>
          </table:table-cell>
          <table:table-cell table:formula="of:=IF([.T100]=&quot;x&quot;;&quot;x&quot;;IF([.T100]=&quot;-&quot;;&quot;-&quot;;&quot;&quot;))">
            <text:p/>
          </table:table-cell>
          <table:table-cell table:formula="of:=IF([.U100]=&quot;x&quot;;&quot;x&quot;;IF([.U100]=&quot;-&quot;;&quot;-&quot;;&quot;&quot;))" office:value-type="string" office:string-value="x" calcext:value-type="string">
            <text:p>x</text:p>
          </table:table-cell>
          <table:table-cell table:formula="of:=IF([.V100]=&quot;x&quot;;&quot;x&quot;;IF([.V100]=&quot;-&quot;;&quot;-&quot;;&quot;&quot;))">
            <text:p/>
          </table:table-cell>
          <table:table-cell table:formula="of:=IF([.W100]=&quot;x&quot;;&quot;x&quot;;IF([.W100]=&quot;-&quot;;&quot;-&quot;;&quot;&quot;))">
            <text:p/>
          </table:table-cell>
          <table:table-cell table:formula="of:=IF([.X100]=&quot;x&quot;;&quot;x&quot;;IF([.X100]=&quot;-&quot;;&quot;-&quot;;&quot;&quot;))">
            <text:p/>
          </table:table-cell>
          <table:table-cell table:formula="of:=IF([.Y100]=&quot;x&quot;;&quot;x&quot;;IF([.Y100]=&quot;-&quot;;&quot;-&quot;;&quot;&quot;))">
            <text:p/>
          </table:table-cell>
          <table:table-cell table:formula="of:=IF([.Z100]=&quot;x&quot;;&quot;x&quot;;IF([.Z100]=&quot;-&quot;;&quot;-&quot;;&quot;&quot;))">
            <text:p/>
          </table:table-cell>
          <table:table-cell table:formula="of:=IF([.AA100]=&quot;x&quot;;&quot;x&quot;;IF([.AA100]=&quot;-&quot;;&quot;-&quot;;&quot;&quot;))">
            <text:p/>
          </table:table-cell>
          <table:table-cell table:formula="of:=IF([.AB100]=&quot;x&quot;;&quot;x&quot;;IF([.AB100]=&quot;-&quot;;&quot;-&quot;;&quot;&quot;))">
            <text:p/>
          </table:table-cell>
          <table:table-cell table:formula="of:=IF([.AC100]=&quot;x&quot;;&quot;x&quot;;IF([.AC100]=&quot;-&quot;;&quot;-&quot;;&quot;&quot;))">
            <text:p/>
          </table:table-cell>
          <table:table-cell table:formula="of:=IF([.AD100]=&quot;x&quot;;&quot;x&quot;;IF([.AD100]=&quot;-&quot;;&quot;-&quot;;&quot;&quot;))">
            <text:p/>
          </table:table-cell>
          <table:table-cell table:formula="of:=IF([.AE100]=&quot;x&quot;;&quot;x&quot;;IF([.AE100]=&quot;-&quot;;&quot;-&quot;;&quot;&quot;))">
            <text:p/>
          </table:table-cell>
          <table:table-cell table:formula="of:=IF([.AF100]=&quot;x&quot;;&quot;x&quot;;IF([.AF100]=&quot;-&quot;;&quot;-&quot;;&quot;&quot;))">
            <text:p/>
          </table:table-cell>
          <table:table-cell table:formula="of:=IF([.AG100]=&quot;x&quot;;&quot;x&quot;;IF([.AG100]=&quot;-&quot;;&quot;-&quot;;&quot;&quot;))">
            <text:p/>
          </table:table-cell>
          <table:table-cell table:formula="of:=IF([.AH100]=&quot;x&quot;;&quot;x&quot;;IF([.AH100]=&quot;-&quot;;&quot;-&quot;;&quot;&quot;))">
            <text:p/>
          </table:table-cell>
          <table:table-cell table:formula="of:=IF([.AI100]=&quot;x&quot;;&quot;x&quot;;IF([.AI100]=&quot;-&quot;;&quot;-&quot;;&quot;&quot;))">
            <text:p/>
          </table:table-cell>
          <table:table-cell table:formula="of:=IF([.AJ100]=&quot;x&quot;;&quot;x&quot;;IF([.AJ10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0" calcext:value-type="float">
            <text:p>20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1]=&quot;x&quot;;&quot;x&quot;;IF([.M101]=&quot;-&quot;;&quot;-&quot;;&quot;&quot;))">
            <text:p/>
          </table:table-cell>
          <table:table-cell table:formula="of:=IF([.N101]=&quot;x&quot;;&quot;x&quot;;IF([.N101]=&quot;-&quot;;&quot;-&quot;;&quot;&quot;))">
            <text:p/>
          </table:table-cell>
          <table:table-cell table:formula="of:=IF([.O101]=&quot;x&quot;;&quot;x&quot;;IF([.O101]=&quot;-&quot;;&quot;-&quot;;&quot;&quot;))">
            <text:p/>
          </table:table-cell>
          <table:table-cell table:formula="of:=IF([.P101]=&quot;x&quot;;&quot;x&quot;;IF([.P101]=&quot;-&quot;;&quot;-&quot;;&quot;&quot;))">
            <text:p/>
          </table:table-cell>
          <table:table-cell table:formula="of:=IF([.Q101]=&quot;x&quot;;&quot;x&quot;;IF([.Q101]=&quot;-&quot;;&quot;-&quot;;&quot;&quot;))">
            <text:p/>
          </table:table-cell>
          <table:table-cell table:formula="of:=IF([.R101]=&quot;x&quot;;&quot;x&quot;;IF([.R101]=&quot;-&quot;;&quot;-&quot;;&quot;&quot;))">
            <text:p/>
          </table:table-cell>
          <table:table-cell table:formula="of:=IF([.S101]=&quot;x&quot;;&quot;x&quot;;IF([.S101]=&quot;-&quot;;&quot;-&quot;;&quot;&quot;))">
            <text:p/>
          </table:table-cell>
          <table:table-cell table:formula="of:=IF([.T101]=&quot;x&quot;;&quot;x&quot;;IF([.T101]=&quot;-&quot;;&quot;-&quot;;&quot;&quot;))">
            <text:p/>
          </table:table-cell>
          <table:table-cell table:formula="of:=IF([.U101]=&quot;x&quot;;&quot;x&quot;;IF([.U101]=&quot;-&quot;;&quot;-&quot;;&quot;&quot;))" office:value-type="string" office:string-value="x" calcext:value-type="string">
            <text:p>x</text:p>
          </table:table-cell>
          <table:table-cell table:formula="of:=IF([.V101]=&quot;x&quot;;&quot;x&quot;;IF([.V101]=&quot;-&quot;;&quot;-&quot;;&quot;&quot;))">
            <text:p/>
          </table:table-cell>
          <table:table-cell table:formula="of:=IF([.W101]=&quot;x&quot;;&quot;x&quot;;IF([.W101]=&quot;-&quot;;&quot;-&quot;;&quot;&quot;))">
            <text:p/>
          </table:table-cell>
          <table:table-cell table:formula="of:=IF([.X101]=&quot;x&quot;;&quot;x&quot;;IF([.X101]=&quot;-&quot;;&quot;-&quot;;&quot;&quot;))">
            <text:p/>
          </table:table-cell>
          <table:table-cell table:formula="of:=IF([.Y101]=&quot;x&quot;;&quot;x&quot;;IF([.Y101]=&quot;-&quot;;&quot;-&quot;;&quot;&quot;))">
            <text:p/>
          </table:table-cell>
          <table:table-cell table:formula="of:=IF([.Z101]=&quot;x&quot;;&quot;x&quot;;IF([.Z101]=&quot;-&quot;;&quot;-&quot;;&quot;&quot;))">
            <text:p/>
          </table:table-cell>
          <table:table-cell table:formula="of:=IF([.AA101]=&quot;x&quot;;&quot;x&quot;;IF([.AA101]=&quot;-&quot;;&quot;-&quot;;&quot;&quot;))">
            <text:p/>
          </table:table-cell>
          <table:table-cell table:formula="of:=IF([.AB101]=&quot;x&quot;;&quot;x&quot;;IF([.AB101]=&quot;-&quot;;&quot;-&quot;;&quot;&quot;))">
            <text:p/>
          </table:table-cell>
          <table:table-cell table:formula="of:=IF([.AC101]=&quot;x&quot;;&quot;x&quot;;IF([.AC101]=&quot;-&quot;;&quot;-&quot;;&quot;&quot;))">
            <text:p/>
          </table:table-cell>
          <table:table-cell table:formula="of:=IF([.AD101]=&quot;x&quot;;&quot;x&quot;;IF([.AD101]=&quot;-&quot;;&quot;-&quot;;&quot;&quot;))">
            <text:p/>
          </table:table-cell>
          <table:table-cell table:formula="of:=IF([.AE101]=&quot;x&quot;;&quot;x&quot;;IF([.AE101]=&quot;-&quot;;&quot;-&quot;;&quot;&quot;))">
            <text:p/>
          </table:table-cell>
          <table:table-cell table:formula="of:=IF([.AF101]=&quot;x&quot;;&quot;x&quot;;IF([.AF101]=&quot;-&quot;;&quot;-&quot;;&quot;&quot;))">
            <text:p/>
          </table:table-cell>
          <table:table-cell table:formula="of:=IF([.AG101]=&quot;x&quot;;&quot;x&quot;;IF([.AG101]=&quot;-&quot;;&quot;-&quot;;&quot;&quot;))">
            <text:p/>
          </table:table-cell>
          <table:table-cell table:formula="of:=IF([.AH101]=&quot;x&quot;;&quot;x&quot;;IF([.AH101]=&quot;-&quot;;&quot;-&quot;;&quot;&quot;))">
            <text:p/>
          </table:table-cell>
          <table:table-cell table:formula="of:=IF([.AI101]=&quot;x&quot;;&quot;x&quot;;IF([.AI101]=&quot;-&quot;;&quot;-&quot;;&quot;&quot;))">
            <text:p/>
          </table:table-cell>
          <table:table-cell table:formula="of:=IF([.AJ101]=&quot;x&quot;;&quot;x&quot;;IF([.AJ10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2]=&quot;x&quot;;&quot;x&quot;;IF([.M102]=&quot;-&quot;;&quot;-&quot;;&quot;&quot;))">
            <text:p/>
          </table:table-cell>
          <table:table-cell table:formula="of:=IF([.N102]=&quot;x&quot;;&quot;x&quot;;IF([.N102]=&quot;-&quot;;&quot;-&quot;;&quot;&quot;))">
            <text:p/>
          </table:table-cell>
          <table:table-cell table:formula="of:=IF([.O102]=&quot;x&quot;;&quot;x&quot;;IF([.O102]=&quot;-&quot;;&quot;-&quot;;&quot;&quot;))">
            <text:p/>
          </table:table-cell>
          <table:table-cell table:formula="of:=IF([.P102]=&quot;x&quot;;&quot;x&quot;;IF([.P102]=&quot;-&quot;;&quot;-&quot;;&quot;&quot;))">
            <text:p/>
          </table:table-cell>
          <table:table-cell table:formula="of:=IF([.Q102]=&quot;x&quot;;&quot;x&quot;;IF([.Q102]=&quot;-&quot;;&quot;-&quot;;&quot;&quot;))">
            <text:p/>
          </table:table-cell>
          <table:table-cell table:formula="of:=IF([.R102]=&quot;x&quot;;&quot;x&quot;;IF([.R102]=&quot;-&quot;;&quot;-&quot;;&quot;&quot;))">
            <text:p/>
          </table:table-cell>
          <table:table-cell table:formula="of:=IF([.S102]=&quot;x&quot;;&quot;x&quot;;IF([.S102]=&quot;-&quot;;&quot;-&quot;;&quot;&quot;))">
            <text:p/>
          </table:table-cell>
          <table:table-cell table:formula="of:=IF([.T102]=&quot;x&quot;;&quot;x&quot;;IF([.T102]=&quot;-&quot;;&quot;-&quot;;&quot;&quot;))">
            <text:p/>
          </table:table-cell>
          <table:table-cell table:formula="of:=IF([.U102]=&quot;x&quot;;&quot;x&quot;;IF([.U102]=&quot;-&quot;;&quot;-&quot;;&quot;&quot;))" office:value-type="string" office:string-value="x" calcext:value-type="string">
            <text:p>x</text:p>
          </table:table-cell>
          <table:table-cell table:formula="of:=IF([.V102]=&quot;x&quot;;&quot;x&quot;;IF([.V102]=&quot;-&quot;;&quot;-&quot;;&quot;&quot;))">
            <text:p/>
          </table:table-cell>
          <table:table-cell table:formula="of:=IF([.W102]=&quot;x&quot;;&quot;x&quot;;IF([.W102]=&quot;-&quot;;&quot;-&quot;;&quot;&quot;))">
            <text:p/>
          </table:table-cell>
          <table:table-cell table:formula="of:=IF([.X102]=&quot;x&quot;;&quot;x&quot;;IF([.X102]=&quot;-&quot;;&quot;-&quot;;&quot;&quot;))">
            <text:p/>
          </table:table-cell>
          <table:table-cell table:formula="of:=IF([.Y102]=&quot;x&quot;;&quot;x&quot;;IF([.Y102]=&quot;-&quot;;&quot;-&quot;;&quot;&quot;))">
            <text:p/>
          </table:table-cell>
          <table:table-cell table:formula="of:=IF([.Z102]=&quot;x&quot;;&quot;x&quot;;IF([.Z102]=&quot;-&quot;;&quot;-&quot;;&quot;&quot;))">
            <text:p/>
          </table:table-cell>
          <table:table-cell table:formula="of:=IF([.AA102]=&quot;x&quot;;&quot;x&quot;;IF([.AA102]=&quot;-&quot;;&quot;-&quot;;&quot;&quot;))">
            <text:p/>
          </table:table-cell>
          <table:table-cell table:formula="of:=IF([.AB102]=&quot;x&quot;;&quot;x&quot;;IF([.AB102]=&quot;-&quot;;&quot;-&quot;;&quot;&quot;))">
            <text:p/>
          </table:table-cell>
          <table:table-cell table:formula="of:=IF([.AC102]=&quot;x&quot;;&quot;x&quot;;IF([.AC102]=&quot;-&quot;;&quot;-&quot;;&quot;&quot;))">
            <text:p/>
          </table:table-cell>
          <table:table-cell table:formula="of:=IF([.AD102]=&quot;x&quot;;&quot;x&quot;;IF([.AD102]=&quot;-&quot;;&quot;-&quot;;&quot;&quot;))">
            <text:p/>
          </table:table-cell>
          <table:table-cell table:formula="of:=IF([.AE102]=&quot;x&quot;;&quot;x&quot;;IF([.AE102]=&quot;-&quot;;&quot;-&quot;;&quot;&quot;))">
            <text:p/>
          </table:table-cell>
          <table:table-cell table:formula="of:=IF([.AF102]=&quot;x&quot;;&quot;x&quot;;IF([.AF102]=&quot;-&quot;;&quot;-&quot;;&quot;&quot;))">
            <text:p/>
          </table:table-cell>
          <table:table-cell table:formula="of:=IF([.AG102]=&quot;x&quot;;&quot;x&quot;;IF([.AG102]=&quot;-&quot;;&quot;-&quot;;&quot;&quot;))">
            <text:p/>
          </table:table-cell>
          <table:table-cell table:formula="of:=IF([.AH102]=&quot;x&quot;;&quot;x&quot;;IF([.AH102]=&quot;-&quot;;&quot;-&quot;;&quot;&quot;))">
            <text:p/>
          </table:table-cell>
          <table:table-cell table:formula="of:=IF([.AI102]=&quot;x&quot;;&quot;x&quot;;IF([.AI102]=&quot;-&quot;;&quot;-&quot;;&quot;&quot;))">
            <text:p/>
          </table:table-cell>
          <table:table-cell table:formula="of:=IF([.AJ102]=&quot;x&quot;;&quot;x&quot;;IF([.AJ10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" calcext:value-type="float">
            <text:p>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3]=&quot;x&quot;;&quot;x&quot;;IF([.M103]=&quot;-&quot;;&quot;-&quot;;&quot;&quot;))">
            <text:p/>
          </table:table-cell>
          <table:table-cell table:formula="of:=IF([.N103]=&quot;x&quot;;&quot;x&quot;;IF([.N103]=&quot;-&quot;;&quot;-&quot;;&quot;&quot;))">
            <text:p/>
          </table:table-cell>
          <table:table-cell table:formula="of:=IF([.O103]=&quot;x&quot;;&quot;x&quot;;IF([.O103]=&quot;-&quot;;&quot;-&quot;;&quot;&quot;))">
            <text:p/>
          </table:table-cell>
          <table:table-cell table:formula="of:=IF([.P103]=&quot;x&quot;;&quot;x&quot;;IF([.P103]=&quot;-&quot;;&quot;-&quot;;&quot;&quot;))">
            <text:p/>
          </table:table-cell>
          <table:table-cell table:formula="of:=IF([.Q103]=&quot;x&quot;;&quot;x&quot;;IF([.Q103]=&quot;-&quot;;&quot;-&quot;;&quot;&quot;))">
            <text:p/>
          </table:table-cell>
          <table:table-cell table:formula="of:=IF([.R103]=&quot;x&quot;;&quot;x&quot;;IF([.R103]=&quot;-&quot;;&quot;-&quot;;&quot;&quot;))">
            <text:p/>
          </table:table-cell>
          <table:table-cell table:formula="of:=IF([.S103]=&quot;x&quot;;&quot;x&quot;;IF([.S103]=&quot;-&quot;;&quot;-&quot;;&quot;&quot;))">
            <text:p/>
          </table:table-cell>
          <table:table-cell table:formula="of:=IF([.T103]=&quot;x&quot;;&quot;x&quot;;IF([.T103]=&quot;-&quot;;&quot;-&quot;;&quot;&quot;))">
            <text:p/>
          </table:table-cell>
          <table:table-cell table:formula="of:=IF([.U103]=&quot;x&quot;;&quot;x&quot;;IF([.U103]=&quot;-&quot;;&quot;-&quot;;&quot;&quot;))" office:value-type="string" office:string-value="x" calcext:value-type="string">
            <text:p>x</text:p>
          </table:table-cell>
          <table:table-cell table:formula="of:=IF([.V103]=&quot;x&quot;;&quot;x&quot;;IF([.V103]=&quot;-&quot;;&quot;-&quot;;&quot;&quot;))">
            <text:p/>
          </table:table-cell>
          <table:table-cell table:formula="of:=IF([.W103]=&quot;x&quot;;&quot;x&quot;;IF([.W103]=&quot;-&quot;;&quot;-&quot;;&quot;&quot;))">
            <text:p/>
          </table:table-cell>
          <table:table-cell table:formula="of:=IF([.X103]=&quot;x&quot;;&quot;x&quot;;IF([.X103]=&quot;-&quot;;&quot;-&quot;;&quot;&quot;))">
            <text:p/>
          </table:table-cell>
          <table:table-cell table:formula="of:=IF([.Y103]=&quot;x&quot;;&quot;x&quot;;IF([.Y103]=&quot;-&quot;;&quot;-&quot;;&quot;&quot;))">
            <text:p/>
          </table:table-cell>
          <table:table-cell table:formula="of:=IF([.Z103]=&quot;x&quot;;&quot;x&quot;;IF([.Z103]=&quot;-&quot;;&quot;-&quot;;&quot;&quot;))">
            <text:p/>
          </table:table-cell>
          <table:table-cell table:formula="of:=IF([.AA103]=&quot;x&quot;;&quot;x&quot;;IF([.AA103]=&quot;-&quot;;&quot;-&quot;;&quot;&quot;))">
            <text:p/>
          </table:table-cell>
          <table:table-cell table:formula="of:=IF([.AB103]=&quot;x&quot;;&quot;x&quot;;IF([.AB103]=&quot;-&quot;;&quot;-&quot;;&quot;&quot;))">
            <text:p/>
          </table:table-cell>
          <table:table-cell table:formula="of:=IF([.AC103]=&quot;x&quot;;&quot;x&quot;;IF([.AC103]=&quot;-&quot;;&quot;-&quot;;&quot;&quot;))">
            <text:p/>
          </table:table-cell>
          <table:table-cell table:formula="of:=IF([.AD103]=&quot;x&quot;;&quot;x&quot;;IF([.AD103]=&quot;-&quot;;&quot;-&quot;;&quot;&quot;))">
            <text:p/>
          </table:table-cell>
          <table:table-cell table:formula="of:=IF([.AE103]=&quot;x&quot;;&quot;x&quot;;IF([.AE103]=&quot;-&quot;;&quot;-&quot;;&quot;&quot;))">
            <text:p/>
          </table:table-cell>
          <table:table-cell table:formula="of:=IF([.AF103]=&quot;x&quot;;&quot;x&quot;;IF([.AF103]=&quot;-&quot;;&quot;-&quot;;&quot;&quot;))">
            <text:p/>
          </table:table-cell>
          <table:table-cell table:formula="of:=IF([.AG103]=&quot;x&quot;;&quot;x&quot;;IF([.AG103]=&quot;-&quot;;&quot;-&quot;;&quot;&quot;))">
            <text:p/>
          </table:table-cell>
          <table:table-cell table:formula="of:=IF([.AH103]=&quot;x&quot;;&quot;x&quot;;IF([.AH103]=&quot;-&quot;;&quot;-&quot;;&quot;&quot;))">
            <text:p/>
          </table:table-cell>
          <table:table-cell table:formula="of:=IF([.AI103]=&quot;x&quot;;&quot;x&quot;;IF([.AI103]=&quot;-&quot;;&quot;-&quot;;&quot;&quot;))">
            <text:p/>
          </table:table-cell>
          <table:table-cell table:formula="of:=IF([.AJ103]=&quot;x&quot;;&quot;x&quot;;IF([.AJ10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4]=&quot;x&quot;;&quot;x&quot;;IF([.M104]=&quot;-&quot;;&quot;-&quot;;&quot;&quot;))">
            <text:p/>
          </table:table-cell>
          <table:table-cell table:formula="of:=IF([.N104]=&quot;x&quot;;&quot;x&quot;;IF([.N104]=&quot;-&quot;;&quot;-&quot;;&quot;&quot;))">
            <text:p/>
          </table:table-cell>
          <table:table-cell table:formula="of:=IF([.O104]=&quot;x&quot;;&quot;x&quot;;IF([.O104]=&quot;-&quot;;&quot;-&quot;;&quot;&quot;))">
            <text:p/>
          </table:table-cell>
          <table:table-cell table:formula="of:=IF([.P104]=&quot;x&quot;;&quot;x&quot;;IF([.P104]=&quot;-&quot;;&quot;-&quot;;&quot;&quot;))">
            <text:p/>
          </table:table-cell>
          <table:table-cell table:formula="of:=IF([.Q104]=&quot;x&quot;;&quot;x&quot;;IF([.Q104]=&quot;-&quot;;&quot;-&quot;;&quot;&quot;))">
            <text:p/>
          </table:table-cell>
          <table:table-cell table:formula="of:=IF([.R104]=&quot;x&quot;;&quot;x&quot;;IF([.R104]=&quot;-&quot;;&quot;-&quot;;&quot;&quot;))">
            <text:p/>
          </table:table-cell>
          <table:table-cell table:formula="of:=IF([.S104]=&quot;x&quot;;&quot;x&quot;;IF([.S104]=&quot;-&quot;;&quot;-&quot;;&quot;&quot;))">
            <text:p/>
          </table:table-cell>
          <table:table-cell table:formula="of:=IF([.T104]=&quot;x&quot;;&quot;x&quot;;IF([.T104]=&quot;-&quot;;&quot;-&quot;;&quot;&quot;))">
            <text:p/>
          </table:table-cell>
          <table:table-cell table:formula="of:=IF([.U104]=&quot;x&quot;;&quot;x&quot;;IF([.U104]=&quot;-&quot;;&quot;-&quot;;&quot;&quot;))" office:value-type="string" office:string-value="x" calcext:value-type="string">
            <text:p>x</text:p>
          </table:table-cell>
          <table:table-cell table:formula="of:=IF([.V104]=&quot;x&quot;;&quot;x&quot;;IF([.V104]=&quot;-&quot;;&quot;-&quot;;&quot;&quot;))">
            <text:p/>
          </table:table-cell>
          <table:table-cell table:formula="of:=IF([.W104]=&quot;x&quot;;&quot;x&quot;;IF([.W104]=&quot;-&quot;;&quot;-&quot;;&quot;&quot;))">
            <text:p/>
          </table:table-cell>
          <table:table-cell table:formula="of:=IF([.X104]=&quot;x&quot;;&quot;x&quot;;IF([.X104]=&quot;-&quot;;&quot;-&quot;;&quot;&quot;))">
            <text:p/>
          </table:table-cell>
          <table:table-cell table:formula="of:=IF([.Y104]=&quot;x&quot;;&quot;x&quot;;IF([.Y104]=&quot;-&quot;;&quot;-&quot;;&quot;&quot;))">
            <text:p/>
          </table:table-cell>
          <table:table-cell table:formula="of:=IF([.Z104]=&quot;x&quot;;&quot;x&quot;;IF([.Z104]=&quot;-&quot;;&quot;-&quot;;&quot;&quot;))">
            <text:p/>
          </table:table-cell>
          <table:table-cell table:formula="of:=IF([.AA104]=&quot;x&quot;;&quot;x&quot;;IF([.AA104]=&quot;-&quot;;&quot;-&quot;;&quot;&quot;))">
            <text:p/>
          </table:table-cell>
          <table:table-cell table:formula="of:=IF([.AB104]=&quot;x&quot;;&quot;x&quot;;IF([.AB104]=&quot;-&quot;;&quot;-&quot;;&quot;&quot;))">
            <text:p/>
          </table:table-cell>
          <table:table-cell table:formula="of:=IF([.AC104]=&quot;x&quot;;&quot;x&quot;;IF([.AC104]=&quot;-&quot;;&quot;-&quot;;&quot;&quot;))">
            <text:p/>
          </table:table-cell>
          <table:table-cell table:formula="of:=IF([.AD104]=&quot;x&quot;;&quot;x&quot;;IF([.AD104]=&quot;-&quot;;&quot;-&quot;;&quot;&quot;))">
            <text:p/>
          </table:table-cell>
          <table:table-cell table:formula="of:=IF([.AE104]=&quot;x&quot;;&quot;x&quot;;IF([.AE104]=&quot;-&quot;;&quot;-&quot;;&quot;&quot;))">
            <text:p/>
          </table:table-cell>
          <table:table-cell table:formula="of:=IF([.AF104]=&quot;x&quot;;&quot;x&quot;;IF([.AF104]=&quot;-&quot;;&quot;-&quot;;&quot;&quot;))">
            <text:p/>
          </table:table-cell>
          <table:table-cell table:formula="of:=IF([.AG104]=&quot;x&quot;;&quot;x&quot;;IF([.AG104]=&quot;-&quot;;&quot;-&quot;;&quot;&quot;))">
            <text:p/>
          </table:table-cell>
          <table:table-cell table:formula="of:=IF([.AH104]=&quot;x&quot;;&quot;x&quot;;IF([.AH104]=&quot;-&quot;;&quot;-&quot;;&quot;&quot;))">
            <text:p/>
          </table:table-cell>
          <table:table-cell table:formula="of:=IF([.AI104]=&quot;x&quot;;&quot;x&quot;;IF([.AI104]=&quot;-&quot;;&quot;-&quot;;&quot;&quot;))">
            <text:p/>
          </table:table-cell>
          <table:table-cell table:formula="of:=IF([.AJ104]=&quot;x&quot;;&quot;x&quot;;IF([.AJ10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5]=&quot;x&quot;;&quot;x&quot;;IF([.M105]=&quot;-&quot;;&quot;-&quot;;&quot;&quot;))">
            <text:p/>
          </table:table-cell>
          <table:table-cell table:formula="of:=IF([.N105]=&quot;x&quot;;&quot;x&quot;;IF([.N105]=&quot;-&quot;;&quot;-&quot;;&quot;&quot;))">
            <text:p/>
          </table:table-cell>
          <table:table-cell table:formula="of:=IF([.O105]=&quot;x&quot;;&quot;x&quot;;IF([.O105]=&quot;-&quot;;&quot;-&quot;;&quot;&quot;))">
            <text:p/>
          </table:table-cell>
          <table:table-cell table:formula="of:=IF([.P105]=&quot;x&quot;;&quot;x&quot;;IF([.P105]=&quot;-&quot;;&quot;-&quot;;&quot;&quot;))">
            <text:p/>
          </table:table-cell>
          <table:table-cell table:formula="of:=IF([.Q105]=&quot;x&quot;;&quot;x&quot;;IF([.Q105]=&quot;-&quot;;&quot;-&quot;;&quot;&quot;))">
            <text:p/>
          </table:table-cell>
          <table:table-cell table:formula="of:=IF([.R105]=&quot;x&quot;;&quot;x&quot;;IF([.R105]=&quot;-&quot;;&quot;-&quot;;&quot;&quot;))">
            <text:p/>
          </table:table-cell>
          <table:table-cell table:formula="of:=IF([.S105]=&quot;x&quot;;&quot;x&quot;;IF([.S105]=&quot;-&quot;;&quot;-&quot;;&quot;&quot;))">
            <text:p/>
          </table:table-cell>
          <table:table-cell table:formula="of:=IF([.T105]=&quot;x&quot;;&quot;x&quot;;IF([.T105]=&quot;-&quot;;&quot;-&quot;;&quot;&quot;))">
            <text:p/>
          </table:table-cell>
          <table:table-cell table:formula="of:=IF([.U105]=&quot;x&quot;;&quot;x&quot;;IF([.U105]=&quot;-&quot;;&quot;-&quot;;&quot;&quot;))" office:value-type="string" office:string-value="x" calcext:value-type="string">
            <text:p>x</text:p>
          </table:table-cell>
          <table:table-cell table:formula="of:=IF([.V105]=&quot;x&quot;;&quot;x&quot;;IF([.V105]=&quot;-&quot;;&quot;-&quot;;&quot;&quot;))">
            <text:p/>
          </table:table-cell>
          <table:table-cell table:formula="of:=IF([.W105]=&quot;x&quot;;&quot;x&quot;;IF([.W105]=&quot;-&quot;;&quot;-&quot;;&quot;&quot;))">
            <text:p/>
          </table:table-cell>
          <table:table-cell table:formula="of:=IF([.X105]=&quot;x&quot;;&quot;x&quot;;IF([.X105]=&quot;-&quot;;&quot;-&quot;;&quot;&quot;))">
            <text:p/>
          </table:table-cell>
          <table:table-cell table:formula="of:=IF([.Y105]=&quot;x&quot;;&quot;x&quot;;IF([.Y105]=&quot;-&quot;;&quot;-&quot;;&quot;&quot;))">
            <text:p/>
          </table:table-cell>
          <table:table-cell table:formula="of:=IF([.Z105]=&quot;x&quot;;&quot;x&quot;;IF([.Z105]=&quot;-&quot;;&quot;-&quot;;&quot;&quot;))">
            <text:p/>
          </table:table-cell>
          <table:table-cell table:formula="of:=IF([.AA105]=&quot;x&quot;;&quot;x&quot;;IF([.AA105]=&quot;-&quot;;&quot;-&quot;;&quot;&quot;))">
            <text:p/>
          </table:table-cell>
          <table:table-cell table:formula="of:=IF([.AB105]=&quot;x&quot;;&quot;x&quot;;IF([.AB105]=&quot;-&quot;;&quot;-&quot;;&quot;&quot;))">
            <text:p/>
          </table:table-cell>
          <table:table-cell table:formula="of:=IF([.AC105]=&quot;x&quot;;&quot;x&quot;;IF([.AC105]=&quot;-&quot;;&quot;-&quot;;&quot;&quot;))">
            <text:p/>
          </table:table-cell>
          <table:table-cell table:formula="of:=IF([.AD105]=&quot;x&quot;;&quot;x&quot;;IF([.AD105]=&quot;-&quot;;&quot;-&quot;;&quot;&quot;))">
            <text:p/>
          </table:table-cell>
          <table:table-cell table:formula="of:=IF([.AE105]=&quot;x&quot;;&quot;x&quot;;IF([.AE105]=&quot;-&quot;;&quot;-&quot;;&quot;&quot;))">
            <text:p/>
          </table:table-cell>
          <table:table-cell table:formula="of:=IF([.AF105]=&quot;x&quot;;&quot;x&quot;;IF([.AF105]=&quot;-&quot;;&quot;-&quot;;&quot;&quot;))">
            <text:p/>
          </table:table-cell>
          <table:table-cell table:formula="of:=IF([.AG105]=&quot;x&quot;;&quot;x&quot;;IF([.AG105]=&quot;-&quot;;&quot;-&quot;;&quot;&quot;))">
            <text:p/>
          </table:table-cell>
          <table:table-cell table:formula="of:=IF([.AH105]=&quot;x&quot;;&quot;x&quot;;IF([.AH105]=&quot;-&quot;;&quot;-&quot;;&quot;&quot;))">
            <text:p/>
          </table:table-cell>
          <table:table-cell table:formula="of:=IF([.AI105]=&quot;x&quot;;&quot;x&quot;;IF([.AI105]=&quot;-&quot;;&quot;-&quot;;&quot;&quot;))">
            <text:p/>
          </table:table-cell>
          <table:table-cell table:formula="of:=IF([.AJ105]=&quot;x&quot;;&quot;x&quot;;IF([.AJ10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6]=&quot;x&quot;;&quot;x&quot;;IF([.M106]=&quot;-&quot;;&quot;-&quot;;&quot;&quot;))">
            <text:p/>
          </table:table-cell>
          <table:table-cell table:formula="of:=IF([.N106]=&quot;x&quot;;&quot;x&quot;;IF([.N106]=&quot;-&quot;;&quot;-&quot;;&quot;&quot;))">
            <text:p/>
          </table:table-cell>
          <table:table-cell table:formula="of:=IF([.O106]=&quot;x&quot;;&quot;x&quot;;IF([.O106]=&quot;-&quot;;&quot;-&quot;;&quot;&quot;))">
            <text:p/>
          </table:table-cell>
          <table:table-cell table:formula="of:=IF([.P106]=&quot;x&quot;;&quot;x&quot;;IF([.P106]=&quot;-&quot;;&quot;-&quot;;&quot;&quot;))">
            <text:p/>
          </table:table-cell>
          <table:table-cell table:formula="of:=IF([.Q106]=&quot;x&quot;;&quot;x&quot;;IF([.Q106]=&quot;-&quot;;&quot;-&quot;;&quot;&quot;))">
            <text:p/>
          </table:table-cell>
          <table:table-cell table:formula="of:=IF([.R106]=&quot;x&quot;;&quot;x&quot;;IF([.R106]=&quot;-&quot;;&quot;-&quot;;&quot;&quot;))">
            <text:p/>
          </table:table-cell>
          <table:table-cell table:formula="of:=IF([.S106]=&quot;x&quot;;&quot;x&quot;;IF([.S106]=&quot;-&quot;;&quot;-&quot;;&quot;&quot;))">
            <text:p/>
          </table:table-cell>
          <table:table-cell table:formula="of:=IF([.T106]=&quot;x&quot;;&quot;x&quot;;IF([.T106]=&quot;-&quot;;&quot;-&quot;;&quot;&quot;))">
            <text:p/>
          </table:table-cell>
          <table:table-cell table:formula="of:=IF([.U106]=&quot;x&quot;;&quot;x&quot;;IF([.U106]=&quot;-&quot;;&quot;-&quot;;&quot;&quot;))" office:value-type="string" office:string-value="x" calcext:value-type="string">
            <text:p>x</text:p>
          </table:table-cell>
          <table:table-cell table:formula="of:=IF([.V106]=&quot;x&quot;;&quot;x&quot;;IF([.V106]=&quot;-&quot;;&quot;-&quot;;&quot;&quot;))">
            <text:p/>
          </table:table-cell>
          <table:table-cell table:formula="of:=IF([.W106]=&quot;x&quot;;&quot;x&quot;;IF([.W106]=&quot;-&quot;;&quot;-&quot;;&quot;&quot;))">
            <text:p/>
          </table:table-cell>
          <table:table-cell table:formula="of:=IF([.X106]=&quot;x&quot;;&quot;x&quot;;IF([.X106]=&quot;-&quot;;&quot;-&quot;;&quot;&quot;))">
            <text:p/>
          </table:table-cell>
          <table:table-cell table:formula="of:=IF([.Y106]=&quot;x&quot;;&quot;x&quot;;IF([.Y106]=&quot;-&quot;;&quot;-&quot;;&quot;&quot;))">
            <text:p/>
          </table:table-cell>
          <table:table-cell table:formula="of:=IF([.Z106]=&quot;x&quot;;&quot;x&quot;;IF([.Z106]=&quot;-&quot;;&quot;-&quot;;&quot;&quot;))">
            <text:p/>
          </table:table-cell>
          <table:table-cell table:formula="of:=IF([.AA106]=&quot;x&quot;;&quot;x&quot;;IF([.AA106]=&quot;-&quot;;&quot;-&quot;;&quot;&quot;))">
            <text:p/>
          </table:table-cell>
          <table:table-cell table:formula="of:=IF([.AB106]=&quot;x&quot;;&quot;x&quot;;IF([.AB106]=&quot;-&quot;;&quot;-&quot;;&quot;&quot;))">
            <text:p/>
          </table:table-cell>
          <table:table-cell table:formula="of:=IF([.AC106]=&quot;x&quot;;&quot;x&quot;;IF([.AC106]=&quot;-&quot;;&quot;-&quot;;&quot;&quot;))">
            <text:p/>
          </table:table-cell>
          <table:table-cell table:formula="of:=IF([.AD106]=&quot;x&quot;;&quot;x&quot;;IF([.AD106]=&quot;-&quot;;&quot;-&quot;;&quot;&quot;))">
            <text:p/>
          </table:table-cell>
          <table:table-cell table:formula="of:=IF([.AE106]=&quot;x&quot;;&quot;x&quot;;IF([.AE106]=&quot;-&quot;;&quot;-&quot;;&quot;&quot;))">
            <text:p/>
          </table:table-cell>
          <table:table-cell table:formula="of:=IF([.AF106]=&quot;x&quot;;&quot;x&quot;;IF([.AF106]=&quot;-&quot;;&quot;-&quot;;&quot;&quot;))">
            <text:p/>
          </table:table-cell>
          <table:table-cell table:formula="of:=IF([.AG106]=&quot;x&quot;;&quot;x&quot;;IF([.AG106]=&quot;-&quot;;&quot;-&quot;;&quot;&quot;))">
            <text:p/>
          </table:table-cell>
          <table:table-cell table:formula="of:=IF([.AH106]=&quot;x&quot;;&quot;x&quot;;IF([.AH106]=&quot;-&quot;;&quot;-&quot;;&quot;&quot;))">
            <text:p/>
          </table:table-cell>
          <table:table-cell table:formula="of:=IF([.AI106]=&quot;x&quot;;&quot;x&quot;;IF([.AI106]=&quot;-&quot;;&quot;-&quot;;&quot;&quot;))">
            <text:p/>
          </table:table-cell>
          <table:table-cell table:formula="of:=IF([.AJ106]=&quot;x&quot;;&quot;x&quot;;IF([.AJ10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7]=&quot;x&quot;;&quot;x&quot;;IF([.M107]=&quot;-&quot;;&quot;-&quot;;&quot;&quot;))">
            <text:p/>
          </table:table-cell>
          <table:table-cell table:formula="of:=IF([.N107]=&quot;x&quot;;&quot;x&quot;;IF([.N107]=&quot;-&quot;;&quot;-&quot;;&quot;&quot;))">
            <text:p/>
          </table:table-cell>
          <table:table-cell table:formula="of:=IF([.O107]=&quot;x&quot;;&quot;x&quot;;IF([.O107]=&quot;-&quot;;&quot;-&quot;;&quot;&quot;))">
            <text:p/>
          </table:table-cell>
          <table:table-cell table:formula="of:=IF([.P107]=&quot;x&quot;;&quot;x&quot;;IF([.P107]=&quot;-&quot;;&quot;-&quot;;&quot;&quot;))">
            <text:p/>
          </table:table-cell>
          <table:table-cell table:formula="of:=IF([.Q107]=&quot;x&quot;;&quot;x&quot;;IF([.Q107]=&quot;-&quot;;&quot;-&quot;;&quot;&quot;))">
            <text:p/>
          </table:table-cell>
          <table:table-cell table:formula="of:=IF([.R107]=&quot;x&quot;;&quot;x&quot;;IF([.R107]=&quot;-&quot;;&quot;-&quot;;&quot;&quot;))">
            <text:p/>
          </table:table-cell>
          <table:table-cell table:formula="of:=IF([.S107]=&quot;x&quot;;&quot;x&quot;;IF([.S107]=&quot;-&quot;;&quot;-&quot;;&quot;&quot;))">
            <text:p/>
          </table:table-cell>
          <table:table-cell table:formula="of:=IF([.T107]=&quot;x&quot;;&quot;x&quot;;IF([.T107]=&quot;-&quot;;&quot;-&quot;;&quot;&quot;))">
            <text:p/>
          </table:table-cell>
          <table:table-cell table:formula="of:=IF([.U107]=&quot;x&quot;;&quot;x&quot;;IF([.U107]=&quot;-&quot;;&quot;-&quot;;&quot;&quot;))" office:value-type="string" office:string-value="x" calcext:value-type="string">
            <text:p>x</text:p>
          </table:table-cell>
          <table:table-cell table:formula="of:=IF([.V107]=&quot;x&quot;;&quot;x&quot;;IF([.V107]=&quot;-&quot;;&quot;-&quot;;&quot;&quot;))">
            <text:p/>
          </table:table-cell>
          <table:table-cell table:formula="of:=IF([.W107]=&quot;x&quot;;&quot;x&quot;;IF([.W107]=&quot;-&quot;;&quot;-&quot;;&quot;&quot;))">
            <text:p/>
          </table:table-cell>
          <table:table-cell table:formula="of:=IF([.X107]=&quot;x&quot;;&quot;x&quot;;IF([.X107]=&quot;-&quot;;&quot;-&quot;;&quot;&quot;))">
            <text:p/>
          </table:table-cell>
          <table:table-cell table:formula="of:=IF([.Y107]=&quot;x&quot;;&quot;x&quot;;IF([.Y107]=&quot;-&quot;;&quot;-&quot;;&quot;&quot;))">
            <text:p/>
          </table:table-cell>
          <table:table-cell table:formula="of:=IF([.Z107]=&quot;x&quot;;&quot;x&quot;;IF([.Z107]=&quot;-&quot;;&quot;-&quot;;&quot;&quot;))">
            <text:p/>
          </table:table-cell>
          <table:table-cell table:formula="of:=IF([.AA107]=&quot;x&quot;;&quot;x&quot;;IF([.AA107]=&quot;-&quot;;&quot;-&quot;;&quot;&quot;))">
            <text:p/>
          </table:table-cell>
          <table:table-cell table:formula="of:=IF([.AB107]=&quot;x&quot;;&quot;x&quot;;IF([.AB107]=&quot;-&quot;;&quot;-&quot;;&quot;&quot;))">
            <text:p/>
          </table:table-cell>
          <table:table-cell table:formula="of:=IF([.AC107]=&quot;x&quot;;&quot;x&quot;;IF([.AC107]=&quot;-&quot;;&quot;-&quot;;&quot;&quot;))">
            <text:p/>
          </table:table-cell>
          <table:table-cell table:formula="of:=IF([.AD107]=&quot;x&quot;;&quot;x&quot;;IF([.AD107]=&quot;-&quot;;&quot;-&quot;;&quot;&quot;))">
            <text:p/>
          </table:table-cell>
          <table:table-cell table:formula="of:=IF([.AE107]=&quot;x&quot;;&quot;x&quot;;IF([.AE107]=&quot;-&quot;;&quot;-&quot;;&quot;&quot;))">
            <text:p/>
          </table:table-cell>
          <table:table-cell table:formula="of:=IF([.AF107]=&quot;x&quot;;&quot;x&quot;;IF([.AF107]=&quot;-&quot;;&quot;-&quot;;&quot;&quot;))">
            <text:p/>
          </table:table-cell>
          <table:table-cell table:formula="of:=IF([.AG107]=&quot;x&quot;;&quot;x&quot;;IF([.AG107]=&quot;-&quot;;&quot;-&quot;;&quot;&quot;))">
            <text:p/>
          </table:table-cell>
          <table:table-cell table:formula="of:=IF([.AH107]=&quot;x&quot;;&quot;x&quot;;IF([.AH107]=&quot;-&quot;;&quot;-&quot;;&quot;&quot;))">
            <text:p/>
          </table:table-cell>
          <table:table-cell table:formula="of:=IF([.AI107]=&quot;x&quot;;&quot;x&quot;;IF([.AI107]=&quot;-&quot;;&quot;-&quot;;&quot;&quot;))">
            <text:p/>
          </table:table-cell>
          <table:table-cell table:formula="of:=IF([.AJ107]=&quot;x&quot;;&quot;x&quot;;IF([.AJ10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8]=&quot;x&quot;;&quot;x&quot;;IF([.M108]=&quot;-&quot;;&quot;-&quot;;&quot;&quot;))">
            <text:p/>
          </table:table-cell>
          <table:table-cell table:formula="of:=IF([.N108]=&quot;x&quot;;&quot;x&quot;;IF([.N108]=&quot;-&quot;;&quot;-&quot;;&quot;&quot;))">
            <text:p/>
          </table:table-cell>
          <table:table-cell table:formula="of:=IF([.O108]=&quot;x&quot;;&quot;x&quot;;IF([.O108]=&quot;-&quot;;&quot;-&quot;;&quot;&quot;))">
            <text:p/>
          </table:table-cell>
          <table:table-cell table:formula="of:=IF([.P108]=&quot;x&quot;;&quot;x&quot;;IF([.P108]=&quot;-&quot;;&quot;-&quot;;&quot;&quot;))">
            <text:p/>
          </table:table-cell>
          <table:table-cell table:formula="of:=IF([.Q108]=&quot;x&quot;;&quot;x&quot;;IF([.Q108]=&quot;-&quot;;&quot;-&quot;;&quot;&quot;))">
            <text:p/>
          </table:table-cell>
          <table:table-cell table:formula="of:=IF([.R108]=&quot;x&quot;;&quot;x&quot;;IF([.R108]=&quot;-&quot;;&quot;-&quot;;&quot;&quot;))">
            <text:p/>
          </table:table-cell>
          <table:table-cell table:formula="of:=IF([.S108]=&quot;x&quot;;&quot;x&quot;;IF([.S108]=&quot;-&quot;;&quot;-&quot;;&quot;&quot;))">
            <text:p/>
          </table:table-cell>
          <table:table-cell table:formula="of:=IF([.T108]=&quot;x&quot;;&quot;x&quot;;IF([.T108]=&quot;-&quot;;&quot;-&quot;;&quot;&quot;))">
            <text:p/>
          </table:table-cell>
          <table:table-cell table:formula="of:=IF([.U108]=&quot;x&quot;;&quot;x&quot;;IF([.U108]=&quot;-&quot;;&quot;-&quot;;&quot;&quot;))" office:value-type="string" office:string-value="x" calcext:value-type="string">
            <text:p>x</text:p>
          </table:table-cell>
          <table:table-cell table:formula="of:=IF([.V108]=&quot;x&quot;;&quot;x&quot;;IF([.V108]=&quot;-&quot;;&quot;-&quot;;&quot;&quot;))">
            <text:p/>
          </table:table-cell>
          <table:table-cell table:formula="of:=IF([.W108]=&quot;x&quot;;&quot;x&quot;;IF([.W108]=&quot;-&quot;;&quot;-&quot;;&quot;&quot;))">
            <text:p/>
          </table:table-cell>
          <table:table-cell table:formula="of:=IF([.X108]=&quot;x&quot;;&quot;x&quot;;IF([.X108]=&quot;-&quot;;&quot;-&quot;;&quot;&quot;))">
            <text:p/>
          </table:table-cell>
          <table:table-cell table:formula="of:=IF([.Y108]=&quot;x&quot;;&quot;x&quot;;IF([.Y108]=&quot;-&quot;;&quot;-&quot;;&quot;&quot;))">
            <text:p/>
          </table:table-cell>
          <table:table-cell table:formula="of:=IF([.Z108]=&quot;x&quot;;&quot;x&quot;;IF([.Z108]=&quot;-&quot;;&quot;-&quot;;&quot;&quot;))">
            <text:p/>
          </table:table-cell>
          <table:table-cell table:formula="of:=IF([.AA108]=&quot;x&quot;;&quot;x&quot;;IF([.AA108]=&quot;-&quot;;&quot;-&quot;;&quot;&quot;))">
            <text:p/>
          </table:table-cell>
          <table:table-cell table:formula="of:=IF([.AB108]=&quot;x&quot;;&quot;x&quot;;IF([.AB108]=&quot;-&quot;;&quot;-&quot;;&quot;&quot;))">
            <text:p/>
          </table:table-cell>
          <table:table-cell table:formula="of:=IF([.AC108]=&quot;x&quot;;&quot;x&quot;;IF([.AC108]=&quot;-&quot;;&quot;-&quot;;&quot;&quot;))">
            <text:p/>
          </table:table-cell>
          <table:table-cell table:formula="of:=IF([.AD108]=&quot;x&quot;;&quot;x&quot;;IF([.AD108]=&quot;-&quot;;&quot;-&quot;;&quot;&quot;))">
            <text:p/>
          </table:table-cell>
          <table:table-cell table:formula="of:=IF([.AE108]=&quot;x&quot;;&quot;x&quot;;IF([.AE108]=&quot;-&quot;;&quot;-&quot;;&quot;&quot;))">
            <text:p/>
          </table:table-cell>
          <table:table-cell table:formula="of:=IF([.AF108]=&quot;x&quot;;&quot;x&quot;;IF([.AF108]=&quot;-&quot;;&quot;-&quot;;&quot;&quot;))">
            <text:p/>
          </table:table-cell>
          <table:table-cell table:formula="of:=IF([.AG108]=&quot;x&quot;;&quot;x&quot;;IF([.AG108]=&quot;-&quot;;&quot;-&quot;;&quot;&quot;))">
            <text:p/>
          </table:table-cell>
          <table:table-cell table:formula="of:=IF([.AH108]=&quot;x&quot;;&quot;x&quot;;IF([.AH108]=&quot;-&quot;;&quot;-&quot;;&quot;&quot;))">
            <text:p/>
          </table:table-cell>
          <table:table-cell table:formula="of:=IF([.AI108]=&quot;x&quot;;&quot;x&quot;;IF([.AI108]=&quot;-&quot;;&quot;-&quot;;&quot;&quot;))">
            <text:p/>
          </table:table-cell>
          <table:table-cell table:formula="of:=IF([.AJ108]=&quot;x&quot;;&quot;x&quot;;IF([.AJ10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9]=&quot;x&quot;;&quot;x&quot;;IF([.M109]=&quot;-&quot;;&quot;-&quot;;&quot;&quot;))">
            <text:p/>
          </table:table-cell>
          <table:table-cell table:formula="of:=IF([.N109]=&quot;x&quot;;&quot;x&quot;;IF([.N109]=&quot;-&quot;;&quot;-&quot;;&quot;&quot;))">
            <text:p/>
          </table:table-cell>
          <table:table-cell table:formula="of:=IF([.O109]=&quot;x&quot;;&quot;x&quot;;IF([.O109]=&quot;-&quot;;&quot;-&quot;;&quot;&quot;))">
            <text:p/>
          </table:table-cell>
          <table:table-cell table:formula="of:=IF([.P109]=&quot;x&quot;;&quot;x&quot;;IF([.P109]=&quot;-&quot;;&quot;-&quot;;&quot;&quot;))">
            <text:p/>
          </table:table-cell>
          <table:table-cell table:formula="of:=IF([.Q109]=&quot;x&quot;;&quot;x&quot;;IF([.Q109]=&quot;-&quot;;&quot;-&quot;;&quot;&quot;))">
            <text:p/>
          </table:table-cell>
          <table:table-cell table:formula="of:=IF([.R109]=&quot;x&quot;;&quot;x&quot;;IF([.R109]=&quot;-&quot;;&quot;-&quot;;&quot;&quot;))">
            <text:p/>
          </table:table-cell>
          <table:table-cell table:formula="of:=IF([.S109]=&quot;x&quot;;&quot;x&quot;;IF([.S109]=&quot;-&quot;;&quot;-&quot;;&quot;&quot;))">
            <text:p/>
          </table:table-cell>
          <table:table-cell table:formula="of:=IF([.T109]=&quot;x&quot;;&quot;x&quot;;IF([.T109]=&quot;-&quot;;&quot;-&quot;;&quot;&quot;))">
            <text:p/>
          </table:table-cell>
          <table:table-cell table:formula="of:=IF([.U109]=&quot;x&quot;;&quot;x&quot;;IF([.U109]=&quot;-&quot;;&quot;-&quot;;&quot;&quot;))" office:value-type="string" office:string-value="x" calcext:value-type="string">
            <text:p>x</text:p>
          </table:table-cell>
          <table:table-cell table:formula="of:=IF([.V109]=&quot;x&quot;;&quot;x&quot;;IF([.V109]=&quot;-&quot;;&quot;-&quot;;&quot;&quot;))">
            <text:p/>
          </table:table-cell>
          <table:table-cell table:formula="of:=IF([.W109]=&quot;x&quot;;&quot;x&quot;;IF([.W109]=&quot;-&quot;;&quot;-&quot;;&quot;&quot;))">
            <text:p/>
          </table:table-cell>
          <table:table-cell table:formula="of:=IF([.X109]=&quot;x&quot;;&quot;x&quot;;IF([.X109]=&quot;-&quot;;&quot;-&quot;;&quot;&quot;))">
            <text:p/>
          </table:table-cell>
          <table:table-cell table:formula="of:=IF([.Y109]=&quot;x&quot;;&quot;x&quot;;IF([.Y109]=&quot;-&quot;;&quot;-&quot;;&quot;&quot;))">
            <text:p/>
          </table:table-cell>
          <table:table-cell table:formula="of:=IF([.Z109]=&quot;x&quot;;&quot;x&quot;;IF([.Z109]=&quot;-&quot;;&quot;-&quot;;&quot;&quot;))">
            <text:p/>
          </table:table-cell>
          <table:table-cell table:formula="of:=IF([.AA109]=&quot;x&quot;;&quot;x&quot;;IF([.AA109]=&quot;-&quot;;&quot;-&quot;;&quot;&quot;))">
            <text:p/>
          </table:table-cell>
          <table:table-cell table:formula="of:=IF([.AB109]=&quot;x&quot;;&quot;x&quot;;IF([.AB109]=&quot;-&quot;;&quot;-&quot;;&quot;&quot;))">
            <text:p/>
          </table:table-cell>
          <table:table-cell table:formula="of:=IF([.AC109]=&quot;x&quot;;&quot;x&quot;;IF([.AC109]=&quot;-&quot;;&quot;-&quot;;&quot;&quot;))">
            <text:p/>
          </table:table-cell>
          <table:table-cell table:formula="of:=IF([.AD109]=&quot;x&quot;;&quot;x&quot;;IF([.AD109]=&quot;-&quot;;&quot;-&quot;;&quot;&quot;))">
            <text:p/>
          </table:table-cell>
          <table:table-cell table:formula="of:=IF([.AE109]=&quot;x&quot;;&quot;x&quot;;IF([.AE109]=&quot;-&quot;;&quot;-&quot;;&quot;&quot;))">
            <text:p/>
          </table:table-cell>
          <table:table-cell table:formula="of:=IF([.AF109]=&quot;x&quot;;&quot;x&quot;;IF([.AF109]=&quot;-&quot;;&quot;-&quot;;&quot;&quot;))">
            <text:p/>
          </table:table-cell>
          <table:table-cell table:formula="of:=IF([.AG109]=&quot;x&quot;;&quot;x&quot;;IF([.AG109]=&quot;-&quot;;&quot;-&quot;;&quot;&quot;))">
            <text:p/>
          </table:table-cell>
          <table:table-cell table:formula="of:=IF([.AH109]=&quot;x&quot;;&quot;x&quot;;IF([.AH109]=&quot;-&quot;;&quot;-&quot;;&quot;&quot;))">
            <text:p/>
          </table:table-cell>
          <table:table-cell table:formula="of:=IF([.AI109]=&quot;x&quot;;&quot;x&quot;;IF([.AI109]=&quot;-&quot;;&quot;-&quot;;&quot;&quot;))">
            <text:p/>
          </table:table-cell>
          <table:table-cell table:formula="of:=IF([.AJ109]=&quot;x&quot;;&quot;x&quot;;IF([.AJ10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0]=&quot;x&quot;;&quot;x&quot;;IF([.M110]=&quot;-&quot;;&quot;-&quot;;&quot;&quot;))">
            <text:p/>
          </table:table-cell>
          <table:table-cell table:formula="of:=IF([.N110]=&quot;x&quot;;&quot;x&quot;;IF([.N110]=&quot;-&quot;;&quot;-&quot;;&quot;&quot;))">
            <text:p/>
          </table:table-cell>
          <table:table-cell table:formula="of:=IF([.O110]=&quot;x&quot;;&quot;x&quot;;IF([.O110]=&quot;-&quot;;&quot;-&quot;;&quot;&quot;))">
            <text:p/>
          </table:table-cell>
          <table:table-cell table:formula="of:=IF([.P110]=&quot;x&quot;;&quot;x&quot;;IF([.P110]=&quot;-&quot;;&quot;-&quot;;&quot;&quot;))">
            <text:p/>
          </table:table-cell>
          <table:table-cell table:formula="of:=IF([.Q110]=&quot;x&quot;;&quot;x&quot;;IF([.Q110]=&quot;-&quot;;&quot;-&quot;;&quot;&quot;))">
            <text:p/>
          </table:table-cell>
          <table:table-cell table:formula="of:=IF([.R110]=&quot;x&quot;;&quot;x&quot;;IF([.R110]=&quot;-&quot;;&quot;-&quot;;&quot;&quot;))">
            <text:p/>
          </table:table-cell>
          <table:table-cell table:formula="of:=IF([.S110]=&quot;x&quot;;&quot;x&quot;;IF([.S110]=&quot;-&quot;;&quot;-&quot;;&quot;&quot;))">
            <text:p/>
          </table:table-cell>
          <table:table-cell table:formula="of:=IF([.T110]=&quot;x&quot;;&quot;x&quot;;IF([.T110]=&quot;-&quot;;&quot;-&quot;;&quot;&quot;))">
            <text:p/>
          </table:table-cell>
          <table:table-cell table:formula="of:=IF([.U110]=&quot;x&quot;;&quot;x&quot;;IF([.U110]=&quot;-&quot;;&quot;-&quot;;&quot;&quot;))">
            <text:p/>
          </table:table-cell>
          <table:table-cell table:formula="of:=IF([.V110]=&quot;x&quot;;&quot;x&quot;;IF([.V110]=&quot;-&quot;;&quot;-&quot;;&quot;&quot;))" office:value-type="string" office:string-value="x" calcext:value-type="string">
            <text:p>x</text:p>
          </table:table-cell>
          <table:table-cell table:formula="of:=IF([.W110]=&quot;x&quot;;&quot;x&quot;;IF([.W110]=&quot;-&quot;;&quot;-&quot;;&quot;&quot;))">
            <text:p/>
          </table:table-cell>
          <table:table-cell table:formula="of:=IF([.X110]=&quot;x&quot;;&quot;x&quot;;IF([.X110]=&quot;-&quot;;&quot;-&quot;;&quot;&quot;))">
            <text:p/>
          </table:table-cell>
          <table:table-cell table:formula="of:=IF([.Y110]=&quot;x&quot;;&quot;x&quot;;IF([.Y110]=&quot;-&quot;;&quot;-&quot;;&quot;&quot;))">
            <text:p/>
          </table:table-cell>
          <table:table-cell table:formula="of:=IF([.Z110]=&quot;x&quot;;&quot;x&quot;;IF([.Z110]=&quot;-&quot;;&quot;-&quot;;&quot;&quot;))">
            <text:p/>
          </table:table-cell>
          <table:table-cell table:formula="of:=IF([.AA110]=&quot;x&quot;;&quot;x&quot;;IF([.AA110]=&quot;-&quot;;&quot;-&quot;;&quot;&quot;))">
            <text:p/>
          </table:table-cell>
          <table:table-cell table:formula="of:=IF([.AB110]=&quot;x&quot;;&quot;x&quot;;IF([.AB110]=&quot;-&quot;;&quot;-&quot;;&quot;&quot;))">
            <text:p/>
          </table:table-cell>
          <table:table-cell table:formula="of:=IF([.AC110]=&quot;x&quot;;&quot;x&quot;;IF([.AC110]=&quot;-&quot;;&quot;-&quot;;&quot;&quot;))">
            <text:p/>
          </table:table-cell>
          <table:table-cell table:formula="of:=IF([.AD110]=&quot;x&quot;;&quot;x&quot;;IF([.AD110]=&quot;-&quot;;&quot;-&quot;;&quot;&quot;))">
            <text:p/>
          </table:table-cell>
          <table:table-cell table:formula="of:=IF([.AE110]=&quot;x&quot;;&quot;x&quot;;IF([.AE110]=&quot;-&quot;;&quot;-&quot;;&quot;&quot;))">
            <text:p/>
          </table:table-cell>
          <table:table-cell table:formula="of:=IF([.AF110]=&quot;x&quot;;&quot;x&quot;;IF([.AF110]=&quot;-&quot;;&quot;-&quot;;&quot;&quot;))">
            <text:p/>
          </table:table-cell>
          <table:table-cell table:formula="of:=IF([.AG110]=&quot;x&quot;;&quot;x&quot;;IF([.AG110]=&quot;-&quot;;&quot;-&quot;;&quot;&quot;))">
            <text:p/>
          </table:table-cell>
          <table:table-cell table:formula="of:=IF([.AH110]=&quot;x&quot;;&quot;x&quot;;IF([.AH110]=&quot;-&quot;;&quot;-&quot;;&quot;&quot;))">
            <text:p/>
          </table:table-cell>
          <table:table-cell table:formula="of:=IF([.AI110]=&quot;x&quot;;&quot;x&quot;;IF([.AI110]=&quot;-&quot;;&quot;-&quot;;&quot;&quot;))">
            <text:p/>
          </table:table-cell>
          <table:table-cell table:formula="of:=IF([.AJ110]=&quot;x&quot;;&quot;x&quot;;IF([.AJ11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1]=&quot;x&quot;;&quot;x&quot;;IF([.M111]=&quot;-&quot;;&quot;-&quot;;&quot;&quot;))">
            <text:p/>
          </table:table-cell>
          <table:table-cell table:formula="of:=IF([.N111]=&quot;x&quot;;&quot;x&quot;;IF([.N111]=&quot;-&quot;;&quot;-&quot;;&quot;&quot;))">
            <text:p/>
          </table:table-cell>
          <table:table-cell table:formula="of:=IF([.O111]=&quot;x&quot;;&quot;x&quot;;IF([.O111]=&quot;-&quot;;&quot;-&quot;;&quot;&quot;))">
            <text:p/>
          </table:table-cell>
          <table:table-cell table:formula="of:=IF([.P111]=&quot;x&quot;;&quot;x&quot;;IF([.P111]=&quot;-&quot;;&quot;-&quot;;&quot;&quot;))">
            <text:p/>
          </table:table-cell>
          <table:table-cell table:formula="of:=IF([.Q111]=&quot;x&quot;;&quot;x&quot;;IF([.Q111]=&quot;-&quot;;&quot;-&quot;;&quot;&quot;))">
            <text:p/>
          </table:table-cell>
          <table:table-cell table:formula="of:=IF([.R111]=&quot;x&quot;;&quot;x&quot;;IF([.R111]=&quot;-&quot;;&quot;-&quot;;&quot;&quot;))">
            <text:p/>
          </table:table-cell>
          <table:table-cell table:formula="of:=IF([.S111]=&quot;x&quot;;&quot;x&quot;;IF([.S111]=&quot;-&quot;;&quot;-&quot;;&quot;&quot;))">
            <text:p/>
          </table:table-cell>
          <table:table-cell table:formula="of:=IF([.T111]=&quot;x&quot;;&quot;x&quot;;IF([.T111]=&quot;-&quot;;&quot;-&quot;;&quot;&quot;))">
            <text:p/>
          </table:table-cell>
          <table:table-cell table:formula="of:=IF([.U111]=&quot;x&quot;;&quot;x&quot;;IF([.U111]=&quot;-&quot;;&quot;-&quot;;&quot;&quot;))">
            <text:p/>
          </table:table-cell>
          <table:table-cell table:formula="of:=IF([.V111]=&quot;x&quot;;&quot;x&quot;;IF([.V111]=&quot;-&quot;;&quot;-&quot;;&quot;&quot;))" office:value-type="string" office:string-value="x" calcext:value-type="string">
            <text:p>x</text:p>
          </table:table-cell>
          <table:table-cell table:formula="of:=IF([.W111]=&quot;x&quot;;&quot;x&quot;;IF([.W111]=&quot;-&quot;;&quot;-&quot;;&quot;&quot;))">
            <text:p/>
          </table:table-cell>
          <table:table-cell table:formula="of:=IF([.X111]=&quot;x&quot;;&quot;x&quot;;IF([.X111]=&quot;-&quot;;&quot;-&quot;;&quot;&quot;))">
            <text:p/>
          </table:table-cell>
          <table:table-cell table:formula="of:=IF([.Y111]=&quot;x&quot;;&quot;x&quot;;IF([.Y111]=&quot;-&quot;;&quot;-&quot;;&quot;&quot;))">
            <text:p/>
          </table:table-cell>
          <table:table-cell table:formula="of:=IF([.Z111]=&quot;x&quot;;&quot;x&quot;;IF([.Z111]=&quot;-&quot;;&quot;-&quot;;&quot;&quot;))">
            <text:p/>
          </table:table-cell>
          <table:table-cell table:formula="of:=IF([.AA111]=&quot;x&quot;;&quot;x&quot;;IF([.AA111]=&quot;-&quot;;&quot;-&quot;;&quot;&quot;))">
            <text:p/>
          </table:table-cell>
          <table:table-cell table:formula="of:=IF([.AB111]=&quot;x&quot;;&quot;x&quot;;IF([.AB111]=&quot;-&quot;;&quot;-&quot;;&quot;&quot;))">
            <text:p/>
          </table:table-cell>
          <table:table-cell table:formula="of:=IF([.AC111]=&quot;x&quot;;&quot;x&quot;;IF([.AC111]=&quot;-&quot;;&quot;-&quot;;&quot;&quot;))">
            <text:p/>
          </table:table-cell>
          <table:table-cell table:formula="of:=IF([.AD111]=&quot;x&quot;;&quot;x&quot;;IF([.AD111]=&quot;-&quot;;&quot;-&quot;;&quot;&quot;))">
            <text:p/>
          </table:table-cell>
          <table:table-cell table:formula="of:=IF([.AE111]=&quot;x&quot;;&quot;x&quot;;IF([.AE111]=&quot;-&quot;;&quot;-&quot;;&quot;&quot;))">
            <text:p/>
          </table:table-cell>
          <table:table-cell table:formula="of:=IF([.AF111]=&quot;x&quot;;&quot;x&quot;;IF([.AF111]=&quot;-&quot;;&quot;-&quot;;&quot;&quot;))">
            <text:p/>
          </table:table-cell>
          <table:table-cell table:formula="of:=IF([.AG111]=&quot;x&quot;;&quot;x&quot;;IF([.AG111]=&quot;-&quot;;&quot;-&quot;;&quot;&quot;))">
            <text:p/>
          </table:table-cell>
          <table:table-cell table:formula="of:=IF([.AH111]=&quot;x&quot;;&quot;x&quot;;IF([.AH111]=&quot;-&quot;;&quot;-&quot;;&quot;&quot;))">
            <text:p/>
          </table:table-cell>
          <table:table-cell table:formula="of:=IF([.AI111]=&quot;x&quot;;&quot;x&quot;;IF([.AI111]=&quot;-&quot;;&quot;-&quot;;&quot;&quot;))">
            <text:p/>
          </table:table-cell>
          <table:table-cell table:formula="of:=IF([.AJ111]=&quot;x&quot;;&quot;x&quot;;IF([.AJ11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2]=&quot;x&quot;;&quot;x&quot;;IF([.M112]=&quot;-&quot;;&quot;-&quot;;&quot;&quot;))">
            <text:p/>
          </table:table-cell>
          <table:table-cell table:formula="of:=IF([.N112]=&quot;x&quot;;&quot;x&quot;;IF([.N112]=&quot;-&quot;;&quot;-&quot;;&quot;&quot;))">
            <text:p/>
          </table:table-cell>
          <table:table-cell table:formula="of:=IF([.O112]=&quot;x&quot;;&quot;x&quot;;IF([.O112]=&quot;-&quot;;&quot;-&quot;;&quot;&quot;))">
            <text:p/>
          </table:table-cell>
          <table:table-cell table:formula="of:=IF([.P112]=&quot;x&quot;;&quot;x&quot;;IF([.P112]=&quot;-&quot;;&quot;-&quot;;&quot;&quot;))">
            <text:p/>
          </table:table-cell>
          <table:table-cell table:formula="of:=IF([.Q112]=&quot;x&quot;;&quot;x&quot;;IF([.Q112]=&quot;-&quot;;&quot;-&quot;;&quot;&quot;))">
            <text:p/>
          </table:table-cell>
          <table:table-cell table:formula="of:=IF([.R112]=&quot;x&quot;;&quot;x&quot;;IF([.R112]=&quot;-&quot;;&quot;-&quot;;&quot;&quot;))">
            <text:p/>
          </table:table-cell>
          <table:table-cell table:formula="of:=IF([.S112]=&quot;x&quot;;&quot;x&quot;;IF([.S112]=&quot;-&quot;;&quot;-&quot;;&quot;&quot;))">
            <text:p/>
          </table:table-cell>
          <table:table-cell table:formula="of:=IF([.T112]=&quot;x&quot;;&quot;x&quot;;IF([.T112]=&quot;-&quot;;&quot;-&quot;;&quot;&quot;))">
            <text:p/>
          </table:table-cell>
          <table:table-cell table:formula="of:=IF([.U112]=&quot;x&quot;;&quot;x&quot;;IF([.U112]=&quot;-&quot;;&quot;-&quot;;&quot;&quot;))">
            <text:p/>
          </table:table-cell>
          <table:table-cell table:formula="of:=IF([.V112]=&quot;x&quot;;&quot;x&quot;;IF([.V112]=&quot;-&quot;;&quot;-&quot;;&quot;&quot;))" office:value-type="string" office:string-value="x" calcext:value-type="string">
            <text:p>x</text:p>
          </table:table-cell>
          <table:table-cell table:formula="of:=IF([.W112]=&quot;x&quot;;&quot;x&quot;;IF([.W112]=&quot;-&quot;;&quot;-&quot;;&quot;&quot;))">
            <text:p/>
          </table:table-cell>
          <table:table-cell table:formula="of:=IF([.X112]=&quot;x&quot;;&quot;x&quot;;IF([.X112]=&quot;-&quot;;&quot;-&quot;;&quot;&quot;))">
            <text:p/>
          </table:table-cell>
          <table:table-cell table:formula="of:=IF([.Y112]=&quot;x&quot;;&quot;x&quot;;IF([.Y112]=&quot;-&quot;;&quot;-&quot;;&quot;&quot;))">
            <text:p/>
          </table:table-cell>
          <table:table-cell table:formula="of:=IF([.Z112]=&quot;x&quot;;&quot;x&quot;;IF([.Z112]=&quot;-&quot;;&quot;-&quot;;&quot;&quot;))">
            <text:p/>
          </table:table-cell>
          <table:table-cell table:formula="of:=IF([.AA112]=&quot;x&quot;;&quot;x&quot;;IF([.AA112]=&quot;-&quot;;&quot;-&quot;;&quot;&quot;))">
            <text:p/>
          </table:table-cell>
          <table:table-cell table:formula="of:=IF([.AB112]=&quot;x&quot;;&quot;x&quot;;IF([.AB112]=&quot;-&quot;;&quot;-&quot;;&quot;&quot;))">
            <text:p/>
          </table:table-cell>
          <table:table-cell table:formula="of:=IF([.AC112]=&quot;x&quot;;&quot;x&quot;;IF([.AC112]=&quot;-&quot;;&quot;-&quot;;&quot;&quot;))">
            <text:p/>
          </table:table-cell>
          <table:table-cell table:formula="of:=IF([.AD112]=&quot;x&quot;;&quot;x&quot;;IF([.AD112]=&quot;-&quot;;&quot;-&quot;;&quot;&quot;))">
            <text:p/>
          </table:table-cell>
          <table:table-cell table:formula="of:=IF([.AE112]=&quot;x&quot;;&quot;x&quot;;IF([.AE112]=&quot;-&quot;;&quot;-&quot;;&quot;&quot;))">
            <text:p/>
          </table:table-cell>
          <table:table-cell table:formula="of:=IF([.AF112]=&quot;x&quot;;&quot;x&quot;;IF([.AF112]=&quot;-&quot;;&quot;-&quot;;&quot;&quot;))">
            <text:p/>
          </table:table-cell>
          <table:table-cell table:formula="of:=IF([.AG112]=&quot;x&quot;;&quot;x&quot;;IF([.AG112]=&quot;-&quot;;&quot;-&quot;;&quot;&quot;))">
            <text:p/>
          </table:table-cell>
          <table:table-cell table:formula="of:=IF([.AH112]=&quot;x&quot;;&quot;x&quot;;IF([.AH112]=&quot;-&quot;;&quot;-&quot;;&quot;&quot;))">
            <text:p/>
          </table:table-cell>
          <table:table-cell table:formula="of:=IF([.AI112]=&quot;x&quot;;&quot;x&quot;;IF([.AI112]=&quot;-&quot;;&quot;-&quot;;&quot;&quot;))">
            <text:p/>
          </table:table-cell>
          <table:table-cell table:formula="of:=IF([.AJ112]=&quot;x&quot;;&quot;x&quot;;IF([.AJ11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3]=&quot;x&quot;;&quot;x&quot;;IF([.M113]=&quot;-&quot;;&quot;-&quot;;&quot;&quot;))">
            <text:p/>
          </table:table-cell>
          <table:table-cell table:formula="of:=IF([.N113]=&quot;x&quot;;&quot;x&quot;;IF([.N113]=&quot;-&quot;;&quot;-&quot;;&quot;&quot;))">
            <text:p/>
          </table:table-cell>
          <table:table-cell table:formula="of:=IF([.O113]=&quot;x&quot;;&quot;x&quot;;IF([.O113]=&quot;-&quot;;&quot;-&quot;;&quot;&quot;))">
            <text:p/>
          </table:table-cell>
          <table:table-cell table:formula="of:=IF([.P113]=&quot;x&quot;;&quot;x&quot;;IF([.P113]=&quot;-&quot;;&quot;-&quot;;&quot;&quot;))">
            <text:p/>
          </table:table-cell>
          <table:table-cell table:formula="of:=IF([.Q113]=&quot;x&quot;;&quot;x&quot;;IF([.Q113]=&quot;-&quot;;&quot;-&quot;;&quot;&quot;))">
            <text:p/>
          </table:table-cell>
          <table:table-cell table:formula="of:=IF([.R113]=&quot;x&quot;;&quot;x&quot;;IF([.R113]=&quot;-&quot;;&quot;-&quot;;&quot;&quot;))">
            <text:p/>
          </table:table-cell>
          <table:table-cell table:formula="of:=IF([.S113]=&quot;x&quot;;&quot;x&quot;;IF([.S113]=&quot;-&quot;;&quot;-&quot;;&quot;&quot;))">
            <text:p/>
          </table:table-cell>
          <table:table-cell table:formula="of:=IF([.T113]=&quot;x&quot;;&quot;x&quot;;IF([.T113]=&quot;-&quot;;&quot;-&quot;;&quot;&quot;))">
            <text:p/>
          </table:table-cell>
          <table:table-cell table:formula="of:=IF([.U113]=&quot;x&quot;;&quot;x&quot;;IF([.U113]=&quot;-&quot;;&quot;-&quot;;&quot;&quot;))">
            <text:p/>
          </table:table-cell>
          <table:table-cell table:formula="of:=IF([.V113]=&quot;x&quot;;&quot;x&quot;;IF([.V113]=&quot;-&quot;;&quot;-&quot;;&quot;&quot;))" office:value-type="string" office:string-value="x" calcext:value-type="string">
            <text:p>x</text:p>
          </table:table-cell>
          <table:table-cell table:formula="of:=IF([.W113]=&quot;x&quot;;&quot;x&quot;;IF([.W113]=&quot;-&quot;;&quot;-&quot;;&quot;&quot;))">
            <text:p/>
          </table:table-cell>
          <table:table-cell table:formula="of:=IF([.X113]=&quot;x&quot;;&quot;x&quot;;IF([.X113]=&quot;-&quot;;&quot;-&quot;;&quot;&quot;))">
            <text:p/>
          </table:table-cell>
          <table:table-cell table:formula="of:=IF([.Y113]=&quot;x&quot;;&quot;x&quot;;IF([.Y113]=&quot;-&quot;;&quot;-&quot;;&quot;&quot;))">
            <text:p/>
          </table:table-cell>
          <table:table-cell table:formula="of:=IF([.Z113]=&quot;x&quot;;&quot;x&quot;;IF([.Z113]=&quot;-&quot;;&quot;-&quot;;&quot;&quot;))">
            <text:p/>
          </table:table-cell>
          <table:table-cell table:formula="of:=IF([.AA113]=&quot;x&quot;;&quot;x&quot;;IF([.AA113]=&quot;-&quot;;&quot;-&quot;;&quot;&quot;))">
            <text:p/>
          </table:table-cell>
          <table:table-cell table:formula="of:=IF([.AB113]=&quot;x&quot;;&quot;x&quot;;IF([.AB113]=&quot;-&quot;;&quot;-&quot;;&quot;&quot;))">
            <text:p/>
          </table:table-cell>
          <table:table-cell table:formula="of:=IF([.AC113]=&quot;x&quot;;&quot;x&quot;;IF([.AC113]=&quot;-&quot;;&quot;-&quot;;&quot;&quot;))">
            <text:p/>
          </table:table-cell>
          <table:table-cell table:formula="of:=IF([.AD113]=&quot;x&quot;;&quot;x&quot;;IF([.AD113]=&quot;-&quot;;&quot;-&quot;;&quot;&quot;))">
            <text:p/>
          </table:table-cell>
          <table:table-cell table:formula="of:=IF([.AE113]=&quot;x&quot;;&quot;x&quot;;IF([.AE113]=&quot;-&quot;;&quot;-&quot;;&quot;&quot;))">
            <text:p/>
          </table:table-cell>
          <table:table-cell table:formula="of:=IF([.AF113]=&quot;x&quot;;&quot;x&quot;;IF([.AF113]=&quot;-&quot;;&quot;-&quot;;&quot;&quot;))">
            <text:p/>
          </table:table-cell>
          <table:table-cell table:formula="of:=IF([.AG113]=&quot;x&quot;;&quot;x&quot;;IF([.AG113]=&quot;-&quot;;&quot;-&quot;;&quot;&quot;))">
            <text:p/>
          </table:table-cell>
          <table:table-cell table:formula="of:=IF([.AH113]=&quot;x&quot;;&quot;x&quot;;IF([.AH113]=&quot;-&quot;;&quot;-&quot;;&quot;&quot;))">
            <text:p/>
          </table:table-cell>
          <table:table-cell table:formula="of:=IF([.AI113]=&quot;x&quot;;&quot;x&quot;;IF([.AI113]=&quot;-&quot;;&quot;-&quot;;&quot;&quot;))">
            <text:p/>
          </table:table-cell>
          <table:table-cell table:formula="of:=IF([.AJ113]=&quot;x&quot;;&quot;x&quot;;IF([.AJ11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4]=&quot;x&quot;;&quot;x&quot;;IF([.M114]=&quot;-&quot;;&quot;-&quot;;&quot;&quot;))">
            <text:p/>
          </table:table-cell>
          <table:table-cell table:formula="of:=IF([.N114]=&quot;x&quot;;&quot;x&quot;;IF([.N114]=&quot;-&quot;;&quot;-&quot;;&quot;&quot;))">
            <text:p/>
          </table:table-cell>
          <table:table-cell table:formula="of:=IF([.O114]=&quot;x&quot;;&quot;x&quot;;IF([.O114]=&quot;-&quot;;&quot;-&quot;;&quot;&quot;))">
            <text:p/>
          </table:table-cell>
          <table:table-cell table:formula="of:=IF([.P114]=&quot;x&quot;;&quot;x&quot;;IF([.P114]=&quot;-&quot;;&quot;-&quot;;&quot;&quot;))">
            <text:p/>
          </table:table-cell>
          <table:table-cell table:formula="of:=IF([.Q114]=&quot;x&quot;;&quot;x&quot;;IF([.Q114]=&quot;-&quot;;&quot;-&quot;;&quot;&quot;))">
            <text:p/>
          </table:table-cell>
          <table:table-cell table:formula="of:=IF([.R114]=&quot;x&quot;;&quot;x&quot;;IF([.R114]=&quot;-&quot;;&quot;-&quot;;&quot;&quot;))">
            <text:p/>
          </table:table-cell>
          <table:table-cell table:formula="of:=IF([.S114]=&quot;x&quot;;&quot;x&quot;;IF([.S114]=&quot;-&quot;;&quot;-&quot;;&quot;&quot;))">
            <text:p/>
          </table:table-cell>
          <table:table-cell table:formula="of:=IF([.T114]=&quot;x&quot;;&quot;x&quot;;IF([.T114]=&quot;-&quot;;&quot;-&quot;;&quot;&quot;))">
            <text:p/>
          </table:table-cell>
          <table:table-cell table:formula="of:=IF([.U114]=&quot;x&quot;;&quot;x&quot;;IF([.U114]=&quot;-&quot;;&quot;-&quot;;&quot;&quot;))">
            <text:p/>
          </table:table-cell>
          <table:table-cell table:formula="of:=IF([.V114]=&quot;x&quot;;&quot;x&quot;;IF([.V114]=&quot;-&quot;;&quot;-&quot;;&quot;&quot;))" office:value-type="string" office:string-value="x" calcext:value-type="string">
            <text:p>x</text:p>
          </table:table-cell>
          <table:table-cell table:formula="of:=IF([.W114]=&quot;x&quot;;&quot;x&quot;;IF([.W114]=&quot;-&quot;;&quot;-&quot;;&quot;&quot;))">
            <text:p/>
          </table:table-cell>
          <table:table-cell table:formula="of:=IF([.X114]=&quot;x&quot;;&quot;x&quot;;IF([.X114]=&quot;-&quot;;&quot;-&quot;;&quot;&quot;))">
            <text:p/>
          </table:table-cell>
          <table:table-cell table:formula="of:=IF([.Y114]=&quot;x&quot;;&quot;x&quot;;IF([.Y114]=&quot;-&quot;;&quot;-&quot;;&quot;&quot;))">
            <text:p/>
          </table:table-cell>
          <table:table-cell table:formula="of:=IF([.Z114]=&quot;x&quot;;&quot;x&quot;;IF([.Z114]=&quot;-&quot;;&quot;-&quot;;&quot;&quot;))">
            <text:p/>
          </table:table-cell>
          <table:table-cell table:formula="of:=IF([.AA114]=&quot;x&quot;;&quot;x&quot;;IF([.AA114]=&quot;-&quot;;&quot;-&quot;;&quot;&quot;))">
            <text:p/>
          </table:table-cell>
          <table:table-cell table:formula="of:=IF([.AB114]=&quot;x&quot;;&quot;x&quot;;IF([.AB114]=&quot;-&quot;;&quot;-&quot;;&quot;&quot;))">
            <text:p/>
          </table:table-cell>
          <table:table-cell table:formula="of:=IF([.AC114]=&quot;x&quot;;&quot;x&quot;;IF([.AC114]=&quot;-&quot;;&quot;-&quot;;&quot;&quot;))">
            <text:p/>
          </table:table-cell>
          <table:table-cell table:formula="of:=IF([.AD114]=&quot;x&quot;;&quot;x&quot;;IF([.AD114]=&quot;-&quot;;&quot;-&quot;;&quot;&quot;))">
            <text:p/>
          </table:table-cell>
          <table:table-cell table:formula="of:=IF([.AE114]=&quot;x&quot;;&quot;x&quot;;IF([.AE114]=&quot;-&quot;;&quot;-&quot;;&quot;&quot;))">
            <text:p/>
          </table:table-cell>
          <table:table-cell table:formula="of:=IF([.AF114]=&quot;x&quot;;&quot;x&quot;;IF([.AF114]=&quot;-&quot;;&quot;-&quot;;&quot;&quot;))">
            <text:p/>
          </table:table-cell>
          <table:table-cell table:formula="of:=IF([.AG114]=&quot;x&quot;;&quot;x&quot;;IF([.AG114]=&quot;-&quot;;&quot;-&quot;;&quot;&quot;))">
            <text:p/>
          </table:table-cell>
          <table:table-cell table:formula="of:=IF([.AH114]=&quot;x&quot;;&quot;x&quot;;IF([.AH114]=&quot;-&quot;;&quot;-&quot;;&quot;&quot;))">
            <text:p/>
          </table:table-cell>
          <table:table-cell table:formula="of:=IF([.AI114]=&quot;x&quot;;&quot;x&quot;;IF([.AI114]=&quot;-&quot;;&quot;-&quot;;&quot;&quot;))">
            <text:p/>
          </table:table-cell>
          <table:table-cell table:formula="of:=IF([.AJ114]=&quot;x&quot;;&quot;x&quot;;IF([.AJ11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5]=&quot;x&quot;;&quot;x&quot;;IF([.M115]=&quot;-&quot;;&quot;-&quot;;&quot;&quot;))">
            <text:p/>
          </table:table-cell>
          <table:table-cell table:formula="of:=IF([.N115]=&quot;x&quot;;&quot;x&quot;;IF([.N115]=&quot;-&quot;;&quot;-&quot;;&quot;&quot;))">
            <text:p/>
          </table:table-cell>
          <table:table-cell table:formula="of:=IF([.O115]=&quot;x&quot;;&quot;x&quot;;IF([.O115]=&quot;-&quot;;&quot;-&quot;;&quot;&quot;))">
            <text:p/>
          </table:table-cell>
          <table:table-cell table:formula="of:=IF([.P115]=&quot;x&quot;;&quot;x&quot;;IF([.P115]=&quot;-&quot;;&quot;-&quot;;&quot;&quot;))">
            <text:p/>
          </table:table-cell>
          <table:table-cell table:formula="of:=IF([.Q115]=&quot;x&quot;;&quot;x&quot;;IF([.Q115]=&quot;-&quot;;&quot;-&quot;;&quot;&quot;))">
            <text:p/>
          </table:table-cell>
          <table:table-cell table:formula="of:=IF([.R115]=&quot;x&quot;;&quot;x&quot;;IF([.R115]=&quot;-&quot;;&quot;-&quot;;&quot;&quot;))">
            <text:p/>
          </table:table-cell>
          <table:table-cell table:formula="of:=IF([.S115]=&quot;x&quot;;&quot;x&quot;;IF([.S115]=&quot;-&quot;;&quot;-&quot;;&quot;&quot;))">
            <text:p/>
          </table:table-cell>
          <table:table-cell table:formula="of:=IF([.T115]=&quot;x&quot;;&quot;x&quot;;IF([.T115]=&quot;-&quot;;&quot;-&quot;;&quot;&quot;))">
            <text:p/>
          </table:table-cell>
          <table:table-cell table:formula="of:=IF([.U115]=&quot;x&quot;;&quot;x&quot;;IF([.U115]=&quot;-&quot;;&quot;-&quot;;&quot;&quot;))">
            <text:p/>
          </table:table-cell>
          <table:table-cell table:formula="of:=IF([.V115]=&quot;x&quot;;&quot;x&quot;;IF([.V115]=&quot;-&quot;;&quot;-&quot;;&quot;&quot;))" office:value-type="string" office:string-value="x" calcext:value-type="string">
            <text:p>x</text:p>
          </table:table-cell>
          <table:table-cell table:formula="of:=IF([.W115]=&quot;x&quot;;&quot;x&quot;;IF([.W115]=&quot;-&quot;;&quot;-&quot;;&quot;&quot;))">
            <text:p/>
          </table:table-cell>
          <table:table-cell table:formula="of:=IF([.X115]=&quot;x&quot;;&quot;x&quot;;IF([.X115]=&quot;-&quot;;&quot;-&quot;;&quot;&quot;))">
            <text:p/>
          </table:table-cell>
          <table:table-cell table:formula="of:=IF([.Y115]=&quot;x&quot;;&quot;x&quot;;IF([.Y115]=&quot;-&quot;;&quot;-&quot;;&quot;&quot;))">
            <text:p/>
          </table:table-cell>
          <table:table-cell table:formula="of:=IF([.Z115]=&quot;x&quot;;&quot;x&quot;;IF([.Z115]=&quot;-&quot;;&quot;-&quot;;&quot;&quot;))">
            <text:p/>
          </table:table-cell>
          <table:table-cell table:formula="of:=IF([.AA115]=&quot;x&quot;;&quot;x&quot;;IF([.AA115]=&quot;-&quot;;&quot;-&quot;;&quot;&quot;))">
            <text:p/>
          </table:table-cell>
          <table:table-cell table:formula="of:=IF([.AB115]=&quot;x&quot;;&quot;x&quot;;IF([.AB115]=&quot;-&quot;;&quot;-&quot;;&quot;&quot;))">
            <text:p/>
          </table:table-cell>
          <table:table-cell table:formula="of:=IF([.AC115]=&quot;x&quot;;&quot;x&quot;;IF([.AC115]=&quot;-&quot;;&quot;-&quot;;&quot;&quot;))">
            <text:p/>
          </table:table-cell>
          <table:table-cell table:formula="of:=IF([.AD115]=&quot;x&quot;;&quot;x&quot;;IF([.AD115]=&quot;-&quot;;&quot;-&quot;;&quot;&quot;))">
            <text:p/>
          </table:table-cell>
          <table:table-cell table:formula="of:=IF([.AE115]=&quot;x&quot;;&quot;x&quot;;IF([.AE115]=&quot;-&quot;;&quot;-&quot;;&quot;&quot;))">
            <text:p/>
          </table:table-cell>
          <table:table-cell table:formula="of:=IF([.AF115]=&quot;x&quot;;&quot;x&quot;;IF([.AF115]=&quot;-&quot;;&quot;-&quot;;&quot;&quot;))">
            <text:p/>
          </table:table-cell>
          <table:table-cell table:formula="of:=IF([.AG115]=&quot;x&quot;;&quot;x&quot;;IF([.AG115]=&quot;-&quot;;&quot;-&quot;;&quot;&quot;))">
            <text:p/>
          </table:table-cell>
          <table:table-cell table:formula="of:=IF([.AH115]=&quot;x&quot;;&quot;x&quot;;IF([.AH115]=&quot;-&quot;;&quot;-&quot;;&quot;&quot;))">
            <text:p/>
          </table:table-cell>
          <table:table-cell table:formula="of:=IF([.AI115]=&quot;x&quot;;&quot;x&quot;;IF([.AI115]=&quot;-&quot;;&quot;-&quot;;&quot;&quot;))">
            <text:p/>
          </table:table-cell>
          <table:table-cell table:formula="of:=IF([.AJ115]=&quot;x&quot;;&quot;x&quot;;IF([.AJ11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6]=&quot;x&quot;;&quot;x&quot;;IF([.M116]=&quot;-&quot;;&quot;-&quot;;&quot;&quot;))">
            <text:p/>
          </table:table-cell>
          <table:table-cell table:formula="of:=IF([.N116]=&quot;x&quot;;&quot;x&quot;;IF([.N116]=&quot;-&quot;;&quot;-&quot;;&quot;&quot;))">
            <text:p/>
          </table:table-cell>
          <table:table-cell table:formula="of:=IF([.O116]=&quot;x&quot;;&quot;x&quot;;IF([.O116]=&quot;-&quot;;&quot;-&quot;;&quot;&quot;))">
            <text:p/>
          </table:table-cell>
          <table:table-cell table:formula="of:=IF([.P116]=&quot;x&quot;;&quot;x&quot;;IF([.P116]=&quot;-&quot;;&quot;-&quot;;&quot;&quot;))">
            <text:p/>
          </table:table-cell>
          <table:table-cell table:formula="of:=IF([.Q116]=&quot;x&quot;;&quot;x&quot;;IF([.Q116]=&quot;-&quot;;&quot;-&quot;;&quot;&quot;))">
            <text:p/>
          </table:table-cell>
          <table:table-cell table:formula="of:=IF([.R116]=&quot;x&quot;;&quot;x&quot;;IF([.R116]=&quot;-&quot;;&quot;-&quot;;&quot;&quot;))">
            <text:p/>
          </table:table-cell>
          <table:table-cell table:formula="of:=IF([.S116]=&quot;x&quot;;&quot;x&quot;;IF([.S116]=&quot;-&quot;;&quot;-&quot;;&quot;&quot;))">
            <text:p/>
          </table:table-cell>
          <table:table-cell table:formula="of:=IF([.T116]=&quot;x&quot;;&quot;x&quot;;IF([.T116]=&quot;-&quot;;&quot;-&quot;;&quot;&quot;))">
            <text:p/>
          </table:table-cell>
          <table:table-cell table:formula="of:=IF([.U116]=&quot;x&quot;;&quot;x&quot;;IF([.U116]=&quot;-&quot;;&quot;-&quot;;&quot;&quot;))">
            <text:p/>
          </table:table-cell>
          <table:table-cell table:formula="of:=IF([.V116]=&quot;x&quot;;&quot;x&quot;;IF([.V116]=&quot;-&quot;;&quot;-&quot;;&quot;&quot;))" office:value-type="string" office:string-value="x" calcext:value-type="string">
            <text:p>x</text:p>
          </table:table-cell>
          <table:table-cell table:formula="of:=IF([.W116]=&quot;x&quot;;&quot;x&quot;;IF([.W116]=&quot;-&quot;;&quot;-&quot;;&quot;&quot;))">
            <text:p/>
          </table:table-cell>
          <table:table-cell table:formula="of:=IF([.X116]=&quot;x&quot;;&quot;x&quot;;IF([.X116]=&quot;-&quot;;&quot;-&quot;;&quot;&quot;))">
            <text:p/>
          </table:table-cell>
          <table:table-cell table:formula="of:=IF([.Y116]=&quot;x&quot;;&quot;x&quot;;IF([.Y116]=&quot;-&quot;;&quot;-&quot;;&quot;&quot;))">
            <text:p/>
          </table:table-cell>
          <table:table-cell table:formula="of:=IF([.Z116]=&quot;x&quot;;&quot;x&quot;;IF([.Z116]=&quot;-&quot;;&quot;-&quot;;&quot;&quot;))">
            <text:p/>
          </table:table-cell>
          <table:table-cell table:formula="of:=IF([.AA116]=&quot;x&quot;;&quot;x&quot;;IF([.AA116]=&quot;-&quot;;&quot;-&quot;;&quot;&quot;))">
            <text:p/>
          </table:table-cell>
          <table:table-cell table:formula="of:=IF([.AB116]=&quot;x&quot;;&quot;x&quot;;IF([.AB116]=&quot;-&quot;;&quot;-&quot;;&quot;&quot;))">
            <text:p/>
          </table:table-cell>
          <table:table-cell table:formula="of:=IF([.AC116]=&quot;x&quot;;&quot;x&quot;;IF([.AC116]=&quot;-&quot;;&quot;-&quot;;&quot;&quot;))">
            <text:p/>
          </table:table-cell>
          <table:table-cell table:formula="of:=IF([.AD116]=&quot;x&quot;;&quot;x&quot;;IF([.AD116]=&quot;-&quot;;&quot;-&quot;;&quot;&quot;))">
            <text:p/>
          </table:table-cell>
          <table:table-cell table:formula="of:=IF([.AE116]=&quot;x&quot;;&quot;x&quot;;IF([.AE116]=&quot;-&quot;;&quot;-&quot;;&quot;&quot;))">
            <text:p/>
          </table:table-cell>
          <table:table-cell table:formula="of:=IF([.AF116]=&quot;x&quot;;&quot;x&quot;;IF([.AF116]=&quot;-&quot;;&quot;-&quot;;&quot;&quot;))">
            <text:p/>
          </table:table-cell>
          <table:table-cell table:formula="of:=IF([.AG116]=&quot;x&quot;;&quot;x&quot;;IF([.AG116]=&quot;-&quot;;&quot;-&quot;;&quot;&quot;))">
            <text:p/>
          </table:table-cell>
          <table:table-cell table:formula="of:=IF([.AH116]=&quot;x&quot;;&quot;x&quot;;IF([.AH116]=&quot;-&quot;;&quot;-&quot;;&quot;&quot;))">
            <text:p/>
          </table:table-cell>
          <table:table-cell table:formula="of:=IF([.AI116]=&quot;x&quot;;&quot;x&quot;;IF([.AI116]=&quot;-&quot;;&quot;-&quot;;&quot;&quot;))">
            <text:p/>
          </table:table-cell>
          <table:table-cell table:formula="of:=IF([.AJ116]=&quot;x&quot;;&quot;x&quot;;IF([.AJ11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7]=&quot;x&quot;;&quot;x&quot;;IF([.M117]=&quot;-&quot;;&quot;-&quot;;&quot;&quot;))">
            <text:p/>
          </table:table-cell>
          <table:table-cell table:formula="of:=IF([.N117]=&quot;x&quot;;&quot;x&quot;;IF([.N117]=&quot;-&quot;;&quot;-&quot;;&quot;&quot;))">
            <text:p/>
          </table:table-cell>
          <table:table-cell table:formula="of:=IF([.O117]=&quot;x&quot;;&quot;x&quot;;IF([.O117]=&quot;-&quot;;&quot;-&quot;;&quot;&quot;))">
            <text:p/>
          </table:table-cell>
          <table:table-cell table:formula="of:=IF([.P117]=&quot;x&quot;;&quot;x&quot;;IF([.P117]=&quot;-&quot;;&quot;-&quot;;&quot;&quot;))">
            <text:p/>
          </table:table-cell>
          <table:table-cell table:formula="of:=IF([.Q117]=&quot;x&quot;;&quot;x&quot;;IF([.Q117]=&quot;-&quot;;&quot;-&quot;;&quot;&quot;))">
            <text:p/>
          </table:table-cell>
          <table:table-cell table:formula="of:=IF([.R117]=&quot;x&quot;;&quot;x&quot;;IF([.R117]=&quot;-&quot;;&quot;-&quot;;&quot;&quot;))">
            <text:p/>
          </table:table-cell>
          <table:table-cell table:formula="of:=IF([.S117]=&quot;x&quot;;&quot;x&quot;;IF([.S117]=&quot;-&quot;;&quot;-&quot;;&quot;&quot;))">
            <text:p/>
          </table:table-cell>
          <table:table-cell table:formula="of:=IF([.T117]=&quot;x&quot;;&quot;x&quot;;IF([.T117]=&quot;-&quot;;&quot;-&quot;;&quot;&quot;))">
            <text:p/>
          </table:table-cell>
          <table:table-cell table:formula="of:=IF([.U117]=&quot;x&quot;;&quot;x&quot;;IF([.U117]=&quot;-&quot;;&quot;-&quot;;&quot;&quot;))">
            <text:p/>
          </table:table-cell>
          <table:table-cell table:formula="of:=IF([.V117]=&quot;x&quot;;&quot;x&quot;;IF([.V117]=&quot;-&quot;;&quot;-&quot;;&quot;&quot;))" office:value-type="string" office:string-value="x" calcext:value-type="string">
            <text:p>x</text:p>
          </table:table-cell>
          <table:table-cell table:formula="of:=IF([.W117]=&quot;x&quot;;&quot;x&quot;;IF([.W117]=&quot;-&quot;;&quot;-&quot;;&quot;&quot;))">
            <text:p/>
          </table:table-cell>
          <table:table-cell table:formula="of:=IF([.X117]=&quot;x&quot;;&quot;x&quot;;IF([.X117]=&quot;-&quot;;&quot;-&quot;;&quot;&quot;))">
            <text:p/>
          </table:table-cell>
          <table:table-cell table:formula="of:=IF([.Y117]=&quot;x&quot;;&quot;x&quot;;IF([.Y117]=&quot;-&quot;;&quot;-&quot;;&quot;&quot;))">
            <text:p/>
          </table:table-cell>
          <table:table-cell table:formula="of:=IF([.Z117]=&quot;x&quot;;&quot;x&quot;;IF([.Z117]=&quot;-&quot;;&quot;-&quot;;&quot;&quot;))">
            <text:p/>
          </table:table-cell>
          <table:table-cell table:formula="of:=IF([.AA117]=&quot;x&quot;;&quot;x&quot;;IF([.AA117]=&quot;-&quot;;&quot;-&quot;;&quot;&quot;))">
            <text:p/>
          </table:table-cell>
          <table:table-cell table:formula="of:=IF([.AB117]=&quot;x&quot;;&quot;x&quot;;IF([.AB117]=&quot;-&quot;;&quot;-&quot;;&quot;&quot;))">
            <text:p/>
          </table:table-cell>
          <table:table-cell table:formula="of:=IF([.AC117]=&quot;x&quot;;&quot;x&quot;;IF([.AC117]=&quot;-&quot;;&quot;-&quot;;&quot;&quot;))">
            <text:p/>
          </table:table-cell>
          <table:table-cell table:formula="of:=IF([.AD117]=&quot;x&quot;;&quot;x&quot;;IF([.AD117]=&quot;-&quot;;&quot;-&quot;;&quot;&quot;))">
            <text:p/>
          </table:table-cell>
          <table:table-cell table:formula="of:=IF([.AE117]=&quot;x&quot;;&quot;x&quot;;IF([.AE117]=&quot;-&quot;;&quot;-&quot;;&quot;&quot;))">
            <text:p/>
          </table:table-cell>
          <table:table-cell table:formula="of:=IF([.AF117]=&quot;x&quot;;&quot;x&quot;;IF([.AF117]=&quot;-&quot;;&quot;-&quot;;&quot;&quot;))">
            <text:p/>
          </table:table-cell>
          <table:table-cell table:formula="of:=IF([.AG117]=&quot;x&quot;;&quot;x&quot;;IF([.AG117]=&quot;-&quot;;&quot;-&quot;;&quot;&quot;))">
            <text:p/>
          </table:table-cell>
          <table:table-cell table:formula="of:=IF([.AH117]=&quot;x&quot;;&quot;x&quot;;IF([.AH117]=&quot;-&quot;;&quot;-&quot;;&quot;&quot;))">
            <text:p/>
          </table:table-cell>
          <table:table-cell table:formula="of:=IF([.AI117]=&quot;x&quot;;&quot;x&quot;;IF([.AI117]=&quot;-&quot;;&quot;-&quot;;&quot;&quot;))">
            <text:p/>
          </table:table-cell>
          <table:table-cell table:formula="of:=IF([.AJ117]=&quot;x&quot;;&quot;x&quot;;IF([.AJ11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8]=&quot;x&quot;;&quot;x&quot;;IF([.M118]=&quot;-&quot;;&quot;-&quot;;&quot;&quot;))">
            <text:p/>
          </table:table-cell>
          <table:table-cell table:formula="of:=IF([.N118]=&quot;x&quot;;&quot;x&quot;;IF([.N118]=&quot;-&quot;;&quot;-&quot;;&quot;&quot;))">
            <text:p/>
          </table:table-cell>
          <table:table-cell table:formula="of:=IF([.O118]=&quot;x&quot;;&quot;x&quot;;IF([.O118]=&quot;-&quot;;&quot;-&quot;;&quot;&quot;))">
            <text:p/>
          </table:table-cell>
          <table:table-cell table:formula="of:=IF([.P118]=&quot;x&quot;;&quot;x&quot;;IF([.P118]=&quot;-&quot;;&quot;-&quot;;&quot;&quot;))">
            <text:p/>
          </table:table-cell>
          <table:table-cell table:formula="of:=IF([.Q118]=&quot;x&quot;;&quot;x&quot;;IF([.Q118]=&quot;-&quot;;&quot;-&quot;;&quot;&quot;))">
            <text:p/>
          </table:table-cell>
          <table:table-cell table:formula="of:=IF([.R118]=&quot;x&quot;;&quot;x&quot;;IF([.R118]=&quot;-&quot;;&quot;-&quot;;&quot;&quot;))">
            <text:p/>
          </table:table-cell>
          <table:table-cell table:formula="of:=IF([.S118]=&quot;x&quot;;&quot;x&quot;;IF([.S118]=&quot;-&quot;;&quot;-&quot;;&quot;&quot;))">
            <text:p/>
          </table:table-cell>
          <table:table-cell table:formula="of:=IF([.T118]=&quot;x&quot;;&quot;x&quot;;IF([.T118]=&quot;-&quot;;&quot;-&quot;;&quot;&quot;))">
            <text:p/>
          </table:table-cell>
          <table:table-cell table:formula="of:=IF([.U118]=&quot;x&quot;;&quot;x&quot;;IF([.U118]=&quot;-&quot;;&quot;-&quot;;&quot;&quot;))">
            <text:p/>
          </table:table-cell>
          <table:table-cell table:formula="of:=IF([.V118]=&quot;x&quot;;&quot;x&quot;;IF([.V118]=&quot;-&quot;;&quot;-&quot;;&quot;&quot;))" office:value-type="string" office:string-value="x" calcext:value-type="string">
            <text:p>x</text:p>
          </table:table-cell>
          <table:table-cell table:formula="of:=IF([.W118]=&quot;x&quot;;&quot;x&quot;;IF([.W118]=&quot;-&quot;;&quot;-&quot;;&quot;&quot;))">
            <text:p/>
          </table:table-cell>
          <table:table-cell table:formula="of:=IF([.X118]=&quot;x&quot;;&quot;x&quot;;IF([.X118]=&quot;-&quot;;&quot;-&quot;;&quot;&quot;))">
            <text:p/>
          </table:table-cell>
          <table:table-cell table:formula="of:=IF([.Y118]=&quot;x&quot;;&quot;x&quot;;IF([.Y118]=&quot;-&quot;;&quot;-&quot;;&quot;&quot;))">
            <text:p/>
          </table:table-cell>
          <table:table-cell table:formula="of:=IF([.Z118]=&quot;x&quot;;&quot;x&quot;;IF([.Z118]=&quot;-&quot;;&quot;-&quot;;&quot;&quot;))">
            <text:p/>
          </table:table-cell>
          <table:table-cell table:formula="of:=IF([.AA118]=&quot;x&quot;;&quot;x&quot;;IF([.AA118]=&quot;-&quot;;&quot;-&quot;;&quot;&quot;))">
            <text:p/>
          </table:table-cell>
          <table:table-cell table:formula="of:=IF([.AB118]=&quot;x&quot;;&quot;x&quot;;IF([.AB118]=&quot;-&quot;;&quot;-&quot;;&quot;&quot;))">
            <text:p/>
          </table:table-cell>
          <table:table-cell table:formula="of:=IF([.AC118]=&quot;x&quot;;&quot;x&quot;;IF([.AC118]=&quot;-&quot;;&quot;-&quot;;&quot;&quot;))">
            <text:p/>
          </table:table-cell>
          <table:table-cell table:formula="of:=IF([.AD118]=&quot;x&quot;;&quot;x&quot;;IF([.AD118]=&quot;-&quot;;&quot;-&quot;;&quot;&quot;))">
            <text:p/>
          </table:table-cell>
          <table:table-cell table:formula="of:=IF([.AE118]=&quot;x&quot;;&quot;x&quot;;IF([.AE118]=&quot;-&quot;;&quot;-&quot;;&quot;&quot;))">
            <text:p/>
          </table:table-cell>
          <table:table-cell table:formula="of:=IF([.AF118]=&quot;x&quot;;&quot;x&quot;;IF([.AF118]=&quot;-&quot;;&quot;-&quot;;&quot;&quot;))">
            <text:p/>
          </table:table-cell>
          <table:table-cell table:formula="of:=IF([.AG118]=&quot;x&quot;;&quot;x&quot;;IF([.AG118]=&quot;-&quot;;&quot;-&quot;;&quot;&quot;))">
            <text:p/>
          </table:table-cell>
          <table:table-cell table:formula="of:=IF([.AH118]=&quot;x&quot;;&quot;x&quot;;IF([.AH118]=&quot;-&quot;;&quot;-&quot;;&quot;&quot;))">
            <text:p/>
          </table:table-cell>
          <table:table-cell table:formula="of:=IF([.AI118]=&quot;x&quot;;&quot;x&quot;;IF([.AI118]=&quot;-&quot;;&quot;-&quot;;&quot;&quot;))">
            <text:p/>
          </table:table-cell>
          <table:table-cell table:formula="of:=IF([.AJ118]=&quot;x&quot;;&quot;x&quot;;IF([.AJ11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9]=&quot;x&quot;;&quot;x&quot;;IF([.M119]=&quot;-&quot;;&quot;-&quot;;&quot;&quot;))">
            <text:p/>
          </table:table-cell>
          <table:table-cell table:formula="of:=IF([.N119]=&quot;x&quot;;&quot;x&quot;;IF([.N119]=&quot;-&quot;;&quot;-&quot;;&quot;&quot;))">
            <text:p/>
          </table:table-cell>
          <table:table-cell table:formula="of:=IF([.O119]=&quot;x&quot;;&quot;x&quot;;IF([.O119]=&quot;-&quot;;&quot;-&quot;;&quot;&quot;))">
            <text:p/>
          </table:table-cell>
          <table:table-cell table:formula="of:=IF([.P119]=&quot;x&quot;;&quot;x&quot;;IF([.P119]=&quot;-&quot;;&quot;-&quot;;&quot;&quot;))">
            <text:p/>
          </table:table-cell>
          <table:table-cell table:formula="of:=IF([.Q119]=&quot;x&quot;;&quot;x&quot;;IF([.Q119]=&quot;-&quot;;&quot;-&quot;;&quot;&quot;))">
            <text:p/>
          </table:table-cell>
          <table:table-cell table:formula="of:=IF([.R119]=&quot;x&quot;;&quot;x&quot;;IF([.R119]=&quot;-&quot;;&quot;-&quot;;&quot;&quot;))">
            <text:p/>
          </table:table-cell>
          <table:table-cell table:formula="of:=IF([.S119]=&quot;x&quot;;&quot;x&quot;;IF([.S119]=&quot;-&quot;;&quot;-&quot;;&quot;&quot;))">
            <text:p/>
          </table:table-cell>
          <table:table-cell table:formula="of:=IF([.T119]=&quot;x&quot;;&quot;x&quot;;IF([.T119]=&quot;-&quot;;&quot;-&quot;;&quot;&quot;))">
            <text:p/>
          </table:table-cell>
          <table:table-cell table:formula="of:=IF([.U119]=&quot;x&quot;;&quot;x&quot;;IF([.U119]=&quot;-&quot;;&quot;-&quot;;&quot;&quot;))">
            <text:p/>
          </table:table-cell>
          <table:table-cell table:formula="of:=IF([.V119]=&quot;x&quot;;&quot;x&quot;;IF([.V119]=&quot;-&quot;;&quot;-&quot;;&quot;&quot;))" office:value-type="string" office:string-value="x" calcext:value-type="string">
            <text:p>x</text:p>
          </table:table-cell>
          <table:table-cell table:formula="of:=IF([.W119]=&quot;x&quot;;&quot;x&quot;;IF([.W119]=&quot;-&quot;;&quot;-&quot;;&quot;&quot;))">
            <text:p/>
          </table:table-cell>
          <table:table-cell table:formula="of:=IF([.X119]=&quot;x&quot;;&quot;x&quot;;IF([.X119]=&quot;-&quot;;&quot;-&quot;;&quot;&quot;))">
            <text:p/>
          </table:table-cell>
          <table:table-cell table:formula="of:=IF([.Y119]=&quot;x&quot;;&quot;x&quot;;IF([.Y119]=&quot;-&quot;;&quot;-&quot;;&quot;&quot;))">
            <text:p/>
          </table:table-cell>
          <table:table-cell table:formula="of:=IF([.Z119]=&quot;x&quot;;&quot;x&quot;;IF([.Z119]=&quot;-&quot;;&quot;-&quot;;&quot;&quot;))">
            <text:p/>
          </table:table-cell>
          <table:table-cell table:formula="of:=IF([.AA119]=&quot;x&quot;;&quot;x&quot;;IF([.AA119]=&quot;-&quot;;&quot;-&quot;;&quot;&quot;))">
            <text:p/>
          </table:table-cell>
          <table:table-cell table:formula="of:=IF([.AB119]=&quot;x&quot;;&quot;x&quot;;IF([.AB119]=&quot;-&quot;;&quot;-&quot;;&quot;&quot;))">
            <text:p/>
          </table:table-cell>
          <table:table-cell table:formula="of:=IF([.AC119]=&quot;x&quot;;&quot;x&quot;;IF([.AC119]=&quot;-&quot;;&quot;-&quot;;&quot;&quot;))">
            <text:p/>
          </table:table-cell>
          <table:table-cell table:formula="of:=IF([.AD119]=&quot;x&quot;;&quot;x&quot;;IF([.AD119]=&quot;-&quot;;&quot;-&quot;;&quot;&quot;))">
            <text:p/>
          </table:table-cell>
          <table:table-cell table:formula="of:=IF([.AE119]=&quot;x&quot;;&quot;x&quot;;IF([.AE119]=&quot;-&quot;;&quot;-&quot;;&quot;&quot;))">
            <text:p/>
          </table:table-cell>
          <table:table-cell table:formula="of:=IF([.AF119]=&quot;x&quot;;&quot;x&quot;;IF([.AF119]=&quot;-&quot;;&quot;-&quot;;&quot;&quot;))">
            <text:p/>
          </table:table-cell>
          <table:table-cell table:formula="of:=IF([.AG119]=&quot;x&quot;;&quot;x&quot;;IF([.AG119]=&quot;-&quot;;&quot;-&quot;;&quot;&quot;))">
            <text:p/>
          </table:table-cell>
          <table:table-cell table:formula="of:=IF([.AH119]=&quot;x&quot;;&quot;x&quot;;IF([.AH119]=&quot;-&quot;;&quot;-&quot;;&quot;&quot;))">
            <text:p/>
          </table:table-cell>
          <table:table-cell table:formula="of:=IF([.AI119]=&quot;x&quot;;&quot;x&quot;;IF([.AI119]=&quot;-&quot;;&quot;-&quot;;&quot;&quot;))">
            <text:p/>
          </table:table-cell>
          <table:table-cell table:formula="of:=IF([.AJ119]=&quot;x&quot;;&quot;x&quot;;IF([.AJ11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20]=&quot;x&quot;;&quot;x&quot;;IF([.M120]=&quot;-&quot;;&quot;-&quot;;&quot;&quot;))">
            <text:p/>
          </table:table-cell>
          <table:table-cell table:formula="of:=IF([.N120]=&quot;x&quot;;&quot;x&quot;;IF([.N120]=&quot;-&quot;;&quot;-&quot;;&quot;&quot;))">
            <text:p/>
          </table:table-cell>
          <table:table-cell table:formula="of:=IF([.O120]=&quot;x&quot;;&quot;x&quot;;IF([.O120]=&quot;-&quot;;&quot;-&quot;;&quot;&quot;))">
            <text:p/>
          </table:table-cell>
          <table:table-cell table:formula="of:=IF([.P120]=&quot;x&quot;;&quot;x&quot;;IF([.P120]=&quot;-&quot;;&quot;-&quot;;&quot;&quot;))">
            <text:p/>
          </table:table-cell>
          <table:table-cell table:formula="of:=IF([.Q120]=&quot;x&quot;;&quot;x&quot;;IF([.Q120]=&quot;-&quot;;&quot;-&quot;;&quot;&quot;))">
            <text:p/>
          </table:table-cell>
          <table:table-cell table:formula="of:=IF([.R120]=&quot;x&quot;;&quot;x&quot;;IF([.R120]=&quot;-&quot;;&quot;-&quot;;&quot;&quot;))">
            <text:p/>
          </table:table-cell>
          <table:table-cell table:formula="of:=IF([.S120]=&quot;x&quot;;&quot;x&quot;;IF([.S120]=&quot;-&quot;;&quot;-&quot;;&quot;&quot;))">
            <text:p/>
          </table:table-cell>
          <table:table-cell table:formula="of:=IF([.T120]=&quot;x&quot;;&quot;x&quot;;IF([.T120]=&quot;-&quot;;&quot;-&quot;;&quot;&quot;))">
            <text:p/>
          </table:table-cell>
          <table:table-cell table:formula="of:=IF([.U120]=&quot;x&quot;;&quot;x&quot;;IF([.U120]=&quot;-&quot;;&quot;-&quot;;&quot;&quot;))">
            <text:p/>
          </table:table-cell>
          <table:table-cell table:formula="of:=IF([.V120]=&quot;x&quot;;&quot;x&quot;;IF([.V120]=&quot;-&quot;;&quot;-&quot;;&quot;&quot;))" office:value-type="string" office:string-value="x" calcext:value-type="string">
            <text:p>x</text:p>
          </table:table-cell>
          <table:table-cell table:formula="of:=IF([.W120]=&quot;x&quot;;&quot;x&quot;;IF([.W120]=&quot;-&quot;;&quot;-&quot;;&quot;&quot;))">
            <text:p/>
          </table:table-cell>
          <table:table-cell table:formula="of:=IF([.X120]=&quot;x&quot;;&quot;x&quot;;IF([.X120]=&quot;-&quot;;&quot;-&quot;;&quot;&quot;))">
            <text:p/>
          </table:table-cell>
          <table:table-cell table:formula="of:=IF([.Y120]=&quot;x&quot;;&quot;x&quot;;IF([.Y120]=&quot;-&quot;;&quot;-&quot;;&quot;&quot;))">
            <text:p/>
          </table:table-cell>
          <table:table-cell table:formula="of:=IF([.Z120]=&quot;x&quot;;&quot;x&quot;;IF([.Z120]=&quot;-&quot;;&quot;-&quot;;&quot;&quot;))">
            <text:p/>
          </table:table-cell>
          <table:table-cell table:formula="of:=IF([.AA120]=&quot;x&quot;;&quot;x&quot;;IF([.AA120]=&quot;-&quot;;&quot;-&quot;;&quot;&quot;))">
            <text:p/>
          </table:table-cell>
          <table:table-cell table:formula="of:=IF([.AB120]=&quot;x&quot;;&quot;x&quot;;IF([.AB120]=&quot;-&quot;;&quot;-&quot;;&quot;&quot;))">
            <text:p/>
          </table:table-cell>
          <table:table-cell table:formula="of:=IF([.AC120]=&quot;x&quot;;&quot;x&quot;;IF([.AC120]=&quot;-&quot;;&quot;-&quot;;&quot;&quot;))">
            <text:p/>
          </table:table-cell>
          <table:table-cell table:formula="of:=IF([.AD120]=&quot;x&quot;;&quot;x&quot;;IF([.AD120]=&quot;-&quot;;&quot;-&quot;;&quot;&quot;))">
            <text:p/>
          </table:table-cell>
          <table:table-cell table:formula="of:=IF([.AE120]=&quot;x&quot;;&quot;x&quot;;IF([.AE120]=&quot;-&quot;;&quot;-&quot;;&quot;&quot;))">
            <text:p/>
          </table:table-cell>
          <table:table-cell table:formula="of:=IF([.AF120]=&quot;x&quot;;&quot;x&quot;;IF([.AF120]=&quot;-&quot;;&quot;-&quot;;&quot;&quot;))">
            <text:p/>
          </table:table-cell>
          <table:table-cell table:formula="of:=IF([.AG120]=&quot;x&quot;;&quot;x&quot;;IF([.AG120]=&quot;-&quot;;&quot;-&quot;;&quot;&quot;))">
            <text:p/>
          </table:table-cell>
          <table:table-cell table:formula="of:=IF([.AH120]=&quot;x&quot;;&quot;x&quot;;IF([.AH120]=&quot;-&quot;;&quot;-&quot;;&quot;&quot;))">
            <text:p/>
          </table:table-cell>
          <table:table-cell table:formula="of:=IF([.AI120]=&quot;x&quot;;&quot;x&quot;;IF([.AI120]=&quot;-&quot;;&quot;-&quot;;&quot;&quot;))">
            <text:p/>
          </table:table-cell>
          <table:table-cell table:formula="of:=IF([.AJ120]=&quot;x&quot;;&quot;x&quot;;IF([.AJ12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21]=&quot;x&quot;;&quot;x&quot;;IF([.M121]=&quot;-&quot;;&quot;-&quot;;&quot;&quot;))">
            <text:p/>
          </table:table-cell>
          <table:table-cell table:formula="of:=IF([.N121]=&quot;x&quot;;&quot;x&quot;;IF([.N121]=&quot;-&quot;;&quot;-&quot;;&quot;&quot;))">
            <text:p/>
          </table:table-cell>
          <table:table-cell table:formula="of:=IF([.O121]=&quot;x&quot;;&quot;x&quot;;IF([.O121]=&quot;-&quot;;&quot;-&quot;;&quot;&quot;))">
            <text:p/>
          </table:table-cell>
          <table:table-cell table:formula="of:=IF([.P121]=&quot;x&quot;;&quot;x&quot;;IF([.P121]=&quot;-&quot;;&quot;-&quot;;&quot;&quot;))">
            <text:p/>
          </table:table-cell>
          <table:table-cell table:formula="of:=IF([.Q121]=&quot;x&quot;;&quot;x&quot;;IF([.Q121]=&quot;-&quot;;&quot;-&quot;;&quot;&quot;))">
            <text:p/>
          </table:table-cell>
          <table:table-cell table:formula="of:=IF([.R121]=&quot;x&quot;;&quot;x&quot;;IF([.R121]=&quot;-&quot;;&quot;-&quot;;&quot;&quot;))">
            <text:p/>
          </table:table-cell>
          <table:table-cell table:formula="of:=IF([.S121]=&quot;x&quot;;&quot;x&quot;;IF([.S121]=&quot;-&quot;;&quot;-&quot;;&quot;&quot;))">
            <text:p/>
          </table:table-cell>
          <table:table-cell table:formula="of:=IF([.T121]=&quot;x&quot;;&quot;x&quot;;IF([.T121]=&quot;-&quot;;&quot;-&quot;;&quot;&quot;))">
            <text:p/>
          </table:table-cell>
          <table:table-cell table:formula="of:=IF([.U121]=&quot;x&quot;;&quot;x&quot;;IF([.U121]=&quot;-&quot;;&quot;-&quot;;&quot;&quot;))">
            <text:p/>
          </table:table-cell>
          <table:table-cell table:formula="of:=IF([.V121]=&quot;x&quot;;&quot;x&quot;;IF([.V121]=&quot;-&quot;;&quot;-&quot;;&quot;&quot;))" office:value-type="string" office:string-value="x" calcext:value-type="string">
            <text:p>x</text:p>
          </table:table-cell>
          <table:table-cell table:formula="of:=IF([.W121]=&quot;x&quot;;&quot;x&quot;;IF([.W121]=&quot;-&quot;;&quot;-&quot;;&quot;&quot;))">
            <text:p/>
          </table:table-cell>
          <table:table-cell table:formula="of:=IF([.X121]=&quot;x&quot;;&quot;x&quot;;IF([.X121]=&quot;-&quot;;&quot;-&quot;;&quot;&quot;))">
            <text:p/>
          </table:table-cell>
          <table:table-cell table:formula="of:=IF([.Y121]=&quot;x&quot;;&quot;x&quot;;IF([.Y121]=&quot;-&quot;;&quot;-&quot;;&quot;&quot;))">
            <text:p/>
          </table:table-cell>
          <table:table-cell table:formula="of:=IF([.Z121]=&quot;x&quot;;&quot;x&quot;;IF([.Z121]=&quot;-&quot;;&quot;-&quot;;&quot;&quot;))">
            <text:p/>
          </table:table-cell>
          <table:table-cell table:formula="of:=IF([.AA121]=&quot;x&quot;;&quot;x&quot;;IF([.AA121]=&quot;-&quot;;&quot;-&quot;;&quot;&quot;))">
            <text:p/>
          </table:table-cell>
          <table:table-cell table:formula="of:=IF([.AB121]=&quot;x&quot;;&quot;x&quot;;IF([.AB121]=&quot;-&quot;;&quot;-&quot;;&quot;&quot;))">
            <text:p/>
          </table:table-cell>
          <table:table-cell table:formula="of:=IF([.AC121]=&quot;x&quot;;&quot;x&quot;;IF([.AC121]=&quot;-&quot;;&quot;-&quot;;&quot;&quot;))">
            <text:p/>
          </table:table-cell>
          <table:table-cell table:formula="of:=IF([.AD121]=&quot;x&quot;;&quot;x&quot;;IF([.AD121]=&quot;-&quot;;&quot;-&quot;;&quot;&quot;))">
            <text:p/>
          </table:table-cell>
          <table:table-cell table:formula="of:=IF([.AE121]=&quot;x&quot;;&quot;x&quot;;IF([.AE121]=&quot;-&quot;;&quot;-&quot;;&quot;&quot;))">
            <text:p/>
          </table:table-cell>
          <table:table-cell table:formula="of:=IF([.AF121]=&quot;x&quot;;&quot;x&quot;;IF([.AF121]=&quot;-&quot;;&quot;-&quot;;&quot;&quot;))">
            <text:p/>
          </table:table-cell>
          <table:table-cell table:formula="of:=IF([.AG121]=&quot;x&quot;;&quot;x&quot;;IF([.AG121]=&quot;-&quot;;&quot;-&quot;;&quot;&quot;))">
            <text:p/>
          </table:table-cell>
          <table:table-cell table:formula="of:=IF([.AH121]=&quot;x&quot;;&quot;x&quot;;IF([.AH121]=&quot;-&quot;;&quot;-&quot;;&quot;&quot;))">
            <text:p/>
          </table:table-cell>
          <table:table-cell table:formula="of:=IF([.AI121]=&quot;x&quot;;&quot;x&quot;;IF([.AI121]=&quot;-&quot;;&quot;-&quot;;&quot;&quot;))">
            <text:p/>
          </table:table-cell>
          <table:table-cell table:formula="of:=IF([.AJ121]=&quot;x&quot;;&quot;x&quot;;IF([.AJ12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2]=&quot;x&quot;;&quot;x&quot;;IF([.M122]=&quot;-&quot;;&quot;-&quot;;&quot;&quot;))">
            <text:p/>
          </table:table-cell>
          <table:table-cell table:formula="of:=IF([.N122]=&quot;x&quot;;&quot;x&quot;;IF([.N122]=&quot;-&quot;;&quot;-&quot;;&quot;&quot;))">
            <text:p/>
          </table:table-cell>
          <table:table-cell table:formula="of:=IF([.O122]=&quot;x&quot;;&quot;x&quot;;IF([.O122]=&quot;-&quot;;&quot;-&quot;;&quot;&quot;))">
            <text:p/>
          </table:table-cell>
          <table:table-cell table:formula="of:=IF([.P122]=&quot;x&quot;;&quot;x&quot;;IF([.P122]=&quot;-&quot;;&quot;-&quot;;&quot;&quot;))">
            <text:p/>
          </table:table-cell>
          <table:table-cell table:formula="of:=IF([.Q122]=&quot;x&quot;;&quot;x&quot;;IF([.Q122]=&quot;-&quot;;&quot;-&quot;;&quot;&quot;))">
            <text:p/>
          </table:table-cell>
          <table:table-cell table:formula="of:=IF([.R122]=&quot;x&quot;;&quot;x&quot;;IF([.R122]=&quot;-&quot;;&quot;-&quot;;&quot;&quot;))">
            <text:p/>
          </table:table-cell>
          <table:table-cell table:formula="of:=IF([.S122]=&quot;x&quot;;&quot;x&quot;;IF([.S122]=&quot;-&quot;;&quot;-&quot;;&quot;&quot;))">
            <text:p/>
          </table:table-cell>
          <table:table-cell table:formula="of:=IF([.T122]=&quot;x&quot;;&quot;x&quot;;IF([.T122]=&quot;-&quot;;&quot;-&quot;;&quot;&quot;))">
            <text:p/>
          </table:table-cell>
          <table:table-cell table:formula="of:=IF([.U122]=&quot;x&quot;;&quot;x&quot;;IF([.U122]=&quot;-&quot;;&quot;-&quot;;&quot;&quot;))">
            <text:p/>
          </table:table-cell>
          <table:table-cell table:formula="of:=IF([.V122]=&quot;x&quot;;&quot;x&quot;;IF([.V122]=&quot;-&quot;;&quot;-&quot;;&quot;&quot;))">
            <text:p/>
          </table:table-cell>
          <table:table-cell table:formula="of:=IF([.W122]=&quot;x&quot;;&quot;x&quot;;IF([.W122]=&quot;-&quot;;&quot;-&quot;;&quot;&quot;))" office:value-type="string" office:string-value="x" calcext:value-type="string">
            <text:p>x</text:p>
          </table:table-cell>
          <table:table-cell table:formula="of:=IF([.X122]=&quot;x&quot;;&quot;x&quot;;IF([.X122]=&quot;-&quot;;&quot;-&quot;;&quot;&quot;))">
            <text:p/>
          </table:table-cell>
          <table:table-cell table:formula="of:=IF([.Y122]=&quot;x&quot;;&quot;x&quot;;IF([.Y122]=&quot;-&quot;;&quot;-&quot;;&quot;&quot;))">
            <text:p/>
          </table:table-cell>
          <table:table-cell table:formula="of:=IF([.Z122]=&quot;x&quot;;&quot;x&quot;;IF([.Z122]=&quot;-&quot;;&quot;-&quot;;&quot;&quot;))">
            <text:p/>
          </table:table-cell>
          <table:table-cell table:formula="of:=IF([.AA122]=&quot;x&quot;;&quot;x&quot;;IF([.AA122]=&quot;-&quot;;&quot;-&quot;;&quot;&quot;))">
            <text:p/>
          </table:table-cell>
          <table:table-cell table:formula="of:=IF([.AB122]=&quot;x&quot;;&quot;x&quot;;IF([.AB122]=&quot;-&quot;;&quot;-&quot;;&quot;&quot;))">
            <text:p/>
          </table:table-cell>
          <table:table-cell table:formula="of:=IF([.AC122]=&quot;x&quot;;&quot;x&quot;;IF([.AC122]=&quot;-&quot;;&quot;-&quot;;&quot;&quot;))">
            <text:p/>
          </table:table-cell>
          <table:table-cell table:formula="of:=IF([.AD122]=&quot;x&quot;;&quot;x&quot;;IF([.AD122]=&quot;-&quot;;&quot;-&quot;;&quot;&quot;))">
            <text:p/>
          </table:table-cell>
          <table:table-cell table:formula="of:=IF([.AE122]=&quot;x&quot;;&quot;x&quot;;IF([.AE122]=&quot;-&quot;;&quot;-&quot;;&quot;&quot;))">
            <text:p/>
          </table:table-cell>
          <table:table-cell table:formula="of:=IF([.AF122]=&quot;x&quot;;&quot;x&quot;;IF([.AF122]=&quot;-&quot;;&quot;-&quot;;&quot;&quot;))">
            <text:p/>
          </table:table-cell>
          <table:table-cell table:formula="of:=IF([.AG122]=&quot;x&quot;;&quot;x&quot;;IF([.AG122]=&quot;-&quot;;&quot;-&quot;;&quot;&quot;))">
            <text:p/>
          </table:table-cell>
          <table:table-cell table:formula="of:=IF([.AH122]=&quot;x&quot;;&quot;x&quot;;IF([.AH122]=&quot;-&quot;;&quot;-&quot;;&quot;&quot;))">
            <text:p/>
          </table:table-cell>
          <table:table-cell table:formula="of:=IF([.AI122]=&quot;x&quot;;&quot;x&quot;;IF([.AI122]=&quot;-&quot;;&quot;-&quot;;&quot;&quot;))">
            <text:p/>
          </table:table-cell>
          <table:table-cell table:formula="of:=IF([.AJ122]=&quot;x&quot;;&quot;x&quot;;IF([.AJ12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3]=&quot;x&quot;;&quot;x&quot;;IF([.M123]=&quot;-&quot;;&quot;-&quot;;&quot;&quot;))">
            <text:p/>
          </table:table-cell>
          <table:table-cell table:formula="of:=IF([.N123]=&quot;x&quot;;&quot;x&quot;;IF([.N123]=&quot;-&quot;;&quot;-&quot;;&quot;&quot;))">
            <text:p/>
          </table:table-cell>
          <table:table-cell table:formula="of:=IF([.O123]=&quot;x&quot;;&quot;x&quot;;IF([.O123]=&quot;-&quot;;&quot;-&quot;;&quot;&quot;))">
            <text:p/>
          </table:table-cell>
          <table:table-cell table:formula="of:=IF([.P123]=&quot;x&quot;;&quot;x&quot;;IF([.P123]=&quot;-&quot;;&quot;-&quot;;&quot;&quot;))">
            <text:p/>
          </table:table-cell>
          <table:table-cell table:formula="of:=IF([.Q123]=&quot;x&quot;;&quot;x&quot;;IF([.Q123]=&quot;-&quot;;&quot;-&quot;;&quot;&quot;))">
            <text:p/>
          </table:table-cell>
          <table:table-cell table:formula="of:=IF([.R123]=&quot;x&quot;;&quot;x&quot;;IF([.R123]=&quot;-&quot;;&quot;-&quot;;&quot;&quot;))">
            <text:p/>
          </table:table-cell>
          <table:table-cell table:formula="of:=IF([.S123]=&quot;x&quot;;&quot;x&quot;;IF([.S123]=&quot;-&quot;;&quot;-&quot;;&quot;&quot;))">
            <text:p/>
          </table:table-cell>
          <table:table-cell table:formula="of:=IF([.T123]=&quot;x&quot;;&quot;x&quot;;IF([.T123]=&quot;-&quot;;&quot;-&quot;;&quot;&quot;))">
            <text:p/>
          </table:table-cell>
          <table:table-cell table:formula="of:=IF([.U123]=&quot;x&quot;;&quot;x&quot;;IF([.U123]=&quot;-&quot;;&quot;-&quot;;&quot;&quot;))">
            <text:p/>
          </table:table-cell>
          <table:table-cell table:formula="of:=IF([.V123]=&quot;x&quot;;&quot;x&quot;;IF([.V123]=&quot;-&quot;;&quot;-&quot;;&quot;&quot;))">
            <text:p/>
          </table:table-cell>
          <table:table-cell table:formula="of:=IF([.W123]=&quot;x&quot;;&quot;x&quot;;IF([.W123]=&quot;-&quot;;&quot;-&quot;;&quot;&quot;))" office:value-type="string" office:string-value="x" calcext:value-type="string">
            <text:p>x</text:p>
          </table:table-cell>
          <table:table-cell table:formula="of:=IF([.X123]=&quot;x&quot;;&quot;x&quot;;IF([.X123]=&quot;-&quot;;&quot;-&quot;;&quot;&quot;))">
            <text:p/>
          </table:table-cell>
          <table:table-cell table:formula="of:=IF([.Y123]=&quot;x&quot;;&quot;x&quot;;IF([.Y123]=&quot;-&quot;;&quot;-&quot;;&quot;&quot;))">
            <text:p/>
          </table:table-cell>
          <table:table-cell table:formula="of:=IF([.Z123]=&quot;x&quot;;&quot;x&quot;;IF([.Z123]=&quot;-&quot;;&quot;-&quot;;&quot;&quot;))">
            <text:p/>
          </table:table-cell>
          <table:table-cell table:formula="of:=IF([.AA123]=&quot;x&quot;;&quot;x&quot;;IF([.AA123]=&quot;-&quot;;&quot;-&quot;;&quot;&quot;))">
            <text:p/>
          </table:table-cell>
          <table:table-cell table:formula="of:=IF([.AB123]=&quot;x&quot;;&quot;x&quot;;IF([.AB123]=&quot;-&quot;;&quot;-&quot;;&quot;&quot;))">
            <text:p/>
          </table:table-cell>
          <table:table-cell table:formula="of:=IF([.AC123]=&quot;x&quot;;&quot;x&quot;;IF([.AC123]=&quot;-&quot;;&quot;-&quot;;&quot;&quot;))">
            <text:p/>
          </table:table-cell>
          <table:table-cell table:formula="of:=IF([.AD123]=&quot;x&quot;;&quot;x&quot;;IF([.AD123]=&quot;-&quot;;&quot;-&quot;;&quot;&quot;))">
            <text:p/>
          </table:table-cell>
          <table:table-cell table:formula="of:=IF([.AE123]=&quot;x&quot;;&quot;x&quot;;IF([.AE123]=&quot;-&quot;;&quot;-&quot;;&quot;&quot;))">
            <text:p/>
          </table:table-cell>
          <table:table-cell table:formula="of:=IF([.AF123]=&quot;x&quot;;&quot;x&quot;;IF([.AF123]=&quot;-&quot;;&quot;-&quot;;&quot;&quot;))">
            <text:p/>
          </table:table-cell>
          <table:table-cell table:formula="of:=IF([.AG123]=&quot;x&quot;;&quot;x&quot;;IF([.AG123]=&quot;-&quot;;&quot;-&quot;;&quot;&quot;))">
            <text:p/>
          </table:table-cell>
          <table:table-cell table:formula="of:=IF([.AH123]=&quot;x&quot;;&quot;x&quot;;IF([.AH123]=&quot;-&quot;;&quot;-&quot;;&quot;&quot;))">
            <text:p/>
          </table:table-cell>
          <table:table-cell table:formula="of:=IF([.AI123]=&quot;x&quot;;&quot;x&quot;;IF([.AI123]=&quot;-&quot;;&quot;-&quot;;&quot;&quot;))">
            <text:p/>
          </table:table-cell>
          <table:table-cell table:formula="of:=IF([.AJ123]=&quot;x&quot;;&quot;x&quot;;IF([.AJ12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4]=&quot;x&quot;;&quot;x&quot;;IF([.M124]=&quot;-&quot;;&quot;-&quot;;&quot;&quot;))">
            <text:p/>
          </table:table-cell>
          <table:table-cell table:formula="of:=IF([.N124]=&quot;x&quot;;&quot;x&quot;;IF([.N124]=&quot;-&quot;;&quot;-&quot;;&quot;&quot;))">
            <text:p/>
          </table:table-cell>
          <table:table-cell table:formula="of:=IF([.O124]=&quot;x&quot;;&quot;x&quot;;IF([.O124]=&quot;-&quot;;&quot;-&quot;;&quot;&quot;))">
            <text:p/>
          </table:table-cell>
          <table:table-cell table:formula="of:=IF([.P124]=&quot;x&quot;;&quot;x&quot;;IF([.P124]=&quot;-&quot;;&quot;-&quot;;&quot;&quot;))">
            <text:p/>
          </table:table-cell>
          <table:table-cell table:formula="of:=IF([.Q124]=&quot;x&quot;;&quot;x&quot;;IF([.Q124]=&quot;-&quot;;&quot;-&quot;;&quot;&quot;))">
            <text:p/>
          </table:table-cell>
          <table:table-cell table:formula="of:=IF([.R124]=&quot;x&quot;;&quot;x&quot;;IF([.R124]=&quot;-&quot;;&quot;-&quot;;&quot;&quot;))">
            <text:p/>
          </table:table-cell>
          <table:table-cell table:formula="of:=IF([.S124]=&quot;x&quot;;&quot;x&quot;;IF([.S124]=&quot;-&quot;;&quot;-&quot;;&quot;&quot;))">
            <text:p/>
          </table:table-cell>
          <table:table-cell table:formula="of:=IF([.T124]=&quot;x&quot;;&quot;x&quot;;IF([.T124]=&quot;-&quot;;&quot;-&quot;;&quot;&quot;))">
            <text:p/>
          </table:table-cell>
          <table:table-cell table:formula="of:=IF([.U124]=&quot;x&quot;;&quot;x&quot;;IF([.U124]=&quot;-&quot;;&quot;-&quot;;&quot;&quot;))">
            <text:p/>
          </table:table-cell>
          <table:table-cell table:formula="of:=IF([.V124]=&quot;x&quot;;&quot;x&quot;;IF([.V124]=&quot;-&quot;;&quot;-&quot;;&quot;&quot;))">
            <text:p/>
          </table:table-cell>
          <table:table-cell table:formula="of:=IF([.W124]=&quot;x&quot;;&quot;x&quot;;IF([.W124]=&quot;-&quot;;&quot;-&quot;;&quot;&quot;))" office:value-type="string" office:string-value="x" calcext:value-type="string">
            <text:p>x</text:p>
          </table:table-cell>
          <table:table-cell table:formula="of:=IF([.X124]=&quot;x&quot;;&quot;x&quot;;IF([.X124]=&quot;-&quot;;&quot;-&quot;;&quot;&quot;))">
            <text:p/>
          </table:table-cell>
          <table:table-cell table:formula="of:=IF([.Y124]=&quot;x&quot;;&quot;x&quot;;IF([.Y124]=&quot;-&quot;;&quot;-&quot;;&quot;&quot;))">
            <text:p/>
          </table:table-cell>
          <table:table-cell table:formula="of:=IF([.Z124]=&quot;x&quot;;&quot;x&quot;;IF([.Z124]=&quot;-&quot;;&quot;-&quot;;&quot;&quot;))">
            <text:p/>
          </table:table-cell>
          <table:table-cell table:formula="of:=IF([.AA124]=&quot;x&quot;;&quot;x&quot;;IF([.AA124]=&quot;-&quot;;&quot;-&quot;;&quot;&quot;))">
            <text:p/>
          </table:table-cell>
          <table:table-cell table:formula="of:=IF([.AB124]=&quot;x&quot;;&quot;x&quot;;IF([.AB124]=&quot;-&quot;;&quot;-&quot;;&quot;&quot;))">
            <text:p/>
          </table:table-cell>
          <table:table-cell table:formula="of:=IF([.AC124]=&quot;x&quot;;&quot;x&quot;;IF([.AC124]=&quot;-&quot;;&quot;-&quot;;&quot;&quot;))">
            <text:p/>
          </table:table-cell>
          <table:table-cell table:formula="of:=IF([.AD124]=&quot;x&quot;;&quot;x&quot;;IF([.AD124]=&quot;-&quot;;&quot;-&quot;;&quot;&quot;))">
            <text:p/>
          </table:table-cell>
          <table:table-cell table:formula="of:=IF([.AE124]=&quot;x&quot;;&quot;x&quot;;IF([.AE124]=&quot;-&quot;;&quot;-&quot;;&quot;&quot;))">
            <text:p/>
          </table:table-cell>
          <table:table-cell table:formula="of:=IF([.AF124]=&quot;x&quot;;&quot;x&quot;;IF([.AF124]=&quot;-&quot;;&quot;-&quot;;&quot;&quot;))">
            <text:p/>
          </table:table-cell>
          <table:table-cell table:formula="of:=IF([.AG124]=&quot;x&quot;;&quot;x&quot;;IF([.AG124]=&quot;-&quot;;&quot;-&quot;;&quot;&quot;))">
            <text:p/>
          </table:table-cell>
          <table:table-cell table:formula="of:=IF([.AH124]=&quot;x&quot;;&quot;x&quot;;IF([.AH124]=&quot;-&quot;;&quot;-&quot;;&quot;&quot;))">
            <text:p/>
          </table:table-cell>
          <table:table-cell table:formula="of:=IF([.AI124]=&quot;x&quot;;&quot;x&quot;;IF([.AI124]=&quot;-&quot;;&quot;-&quot;;&quot;&quot;))">
            <text:p/>
          </table:table-cell>
          <table:table-cell table:formula="of:=IF([.AJ124]=&quot;x&quot;;&quot;x&quot;;IF([.AJ12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5]=&quot;x&quot;;&quot;x&quot;;IF([.M125]=&quot;-&quot;;&quot;-&quot;;&quot;&quot;))">
            <text:p/>
          </table:table-cell>
          <table:table-cell table:formula="of:=IF([.N125]=&quot;x&quot;;&quot;x&quot;;IF([.N125]=&quot;-&quot;;&quot;-&quot;;&quot;&quot;))">
            <text:p/>
          </table:table-cell>
          <table:table-cell table:formula="of:=IF([.O125]=&quot;x&quot;;&quot;x&quot;;IF([.O125]=&quot;-&quot;;&quot;-&quot;;&quot;&quot;))">
            <text:p/>
          </table:table-cell>
          <table:table-cell table:formula="of:=IF([.P125]=&quot;x&quot;;&quot;x&quot;;IF([.P125]=&quot;-&quot;;&quot;-&quot;;&quot;&quot;))">
            <text:p/>
          </table:table-cell>
          <table:table-cell table:formula="of:=IF([.Q125]=&quot;x&quot;;&quot;x&quot;;IF([.Q125]=&quot;-&quot;;&quot;-&quot;;&quot;&quot;))">
            <text:p/>
          </table:table-cell>
          <table:table-cell table:formula="of:=IF([.R125]=&quot;x&quot;;&quot;x&quot;;IF([.R125]=&quot;-&quot;;&quot;-&quot;;&quot;&quot;))">
            <text:p/>
          </table:table-cell>
          <table:table-cell table:formula="of:=IF([.S125]=&quot;x&quot;;&quot;x&quot;;IF([.S125]=&quot;-&quot;;&quot;-&quot;;&quot;&quot;))">
            <text:p/>
          </table:table-cell>
          <table:table-cell table:formula="of:=IF([.T125]=&quot;x&quot;;&quot;x&quot;;IF([.T125]=&quot;-&quot;;&quot;-&quot;;&quot;&quot;))">
            <text:p/>
          </table:table-cell>
          <table:table-cell table:formula="of:=IF([.U125]=&quot;x&quot;;&quot;x&quot;;IF([.U125]=&quot;-&quot;;&quot;-&quot;;&quot;&quot;))">
            <text:p/>
          </table:table-cell>
          <table:table-cell table:formula="of:=IF([.V125]=&quot;x&quot;;&quot;x&quot;;IF([.V125]=&quot;-&quot;;&quot;-&quot;;&quot;&quot;))">
            <text:p/>
          </table:table-cell>
          <table:table-cell table:formula="of:=IF([.W125]=&quot;x&quot;;&quot;x&quot;;IF([.W125]=&quot;-&quot;;&quot;-&quot;;&quot;&quot;))" office:value-type="string" office:string-value="x" calcext:value-type="string">
            <text:p>x</text:p>
          </table:table-cell>
          <table:table-cell table:formula="of:=IF([.X125]=&quot;x&quot;;&quot;x&quot;;IF([.X125]=&quot;-&quot;;&quot;-&quot;;&quot;&quot;))">
            <text:p/>
          </table:table-cell>
          <table:table-cell table:formula="of:=IF([.Y125]=&quot;x&quot;;&quot;x&quot;;IF([.Y125]=&quot;-&quot;;&quot;-&quot;;&quot;&quot;))">
            <text:p/>
          </table:table-cell>
          <table:table-cell table:formula="of:=IF([.Z125]=&quot;x&quot;;&quot;x&quot;;IF([.Z125]=&quot;-&quot;;&quot;-&quot;;&quot;&quot;))">
            <text:p/>
          </table:table-cell>
          <table:table-cell table:formula="of:=IF([.AA125]=&quot;x&quot;;&quot;x&quot;;IF([.AA125]=&quot;-&quot;;&quot;-&quot;;&quot;&quot;))">
            <text:p/>
          </table:table-cell>
          <table:table-cell table:formula="of:=IF([.AB125]=&quot;x&quot;;&quot;x&quot;;IF([.AB125]=&quot;-&quot;;&quot;-&quot;;&quot;&quot;))">
            <text:p/>
          </table:table-cell>
          <table:table-cell table:formula="of:=IF([.AC125]=&quot;x&quot;;&quot;x&quot;;IF([.AC125]=&quot;-&quot;;&quot;-&quot;;&quot;&quot;))">
            <text:p/>
          </table:table-cell>
          <table:table-cell table:formula="of:=IF([.AD125]=&quot;x&quot;;&quot;x&quot;;IF([.AD125]=&quot;-&quot;;&quot;-&quot;;&quot;&quot;))">
            <text:p/>
          </table:table-cell>
          <table:table-cell table:formula="of:=IF([.AE125]=&quot;x&quot;;&quot;x&quot;;IF([.AE125]=&quot;-&quot;;&quot;-&quot;;&quot;&quot;))">
            <text:p/>
          </table:table-cell>
          <table:table-cell table:formula="of:=IF([.AF125]=&quot;x&quot;;&quot;x&quot;;IF([.AF125]=&quot;-&quot;;&quot;-&quot;;&quot;&quot;))">
            <text:p/>
          </table:table-cell>
          <table:table-cell table:formula="of:=IF([.AG125]=&quot;x&quot;;&quot;x&quot;;IF([.AG125]=&quot;-&quot;;&quot;-&quot;;&quot;&quot;))">
            <text:p/>
          </table:table-cell>
          <table:table-cell table:formula="of:=IF([.AH125]=&quot;x&quot;;&quot;x&quot;;IF([.AH125]=&quot;-&quot;;&quot;-&quot;;&quot;&quot;))">
            <text:p/>
          </table:table-cell>
          <table:table-cell table:formula="of:=IF([.AI125]=&quot;x&quot;;&quot;x&quot;;IF([.AI125]=&quot;-&quot;;&quot;-&quot;;&quot;&quot;))">
            <text:p/>
          </table:table-cell>
          <table:table-cell table:formula="of:=IF([.AJ125]=&quot;x&quot;;&quot;x&quot;;IF([.AJ12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6]=&quot;x&quot;;&quot;x&quot;;IF([.M126]=&quot;-&quot;;&quot;-&quot;;&quot;&quot;))">
            <text:p/>
          </table:table-cell>
          <table:table-cell table:formula="of:=IF([.N126]=&quot;x&quot;;&quot;x&quot;;IF([.N126]=&quot;-&quot;;&quot;-&quot;;&quot;&quot;))">
            <text:p/>
          </table:table-cell>
          <table:table-cell table:formula="of:=IF([.O126]=&quot;x&quot;;&quot;x&quot;;IF([.O126]=&quot;-&quot;;&quot;-&quot;;&quot;&quot;))">
            <text:p/>
          </table:table-cell>
          <table:table-cell table:formula="of:=IF([.P126]=&quot;x&quot;;&quot;x&quot;;IF([.P126]=&quot;-&quot;;&quot;-&quot;;&quot;&quot;))">
            <text:p/>
          </table:table-cell>
          <table:table-cell table:formula="of:=IF([.Q126]=&quot;x&quot;;&quot;x&quot;;IF([.Q126]=&quot;-&quot;;&quot;-&quot;;&quot;&quot;))">
            <text:p/>
          </table:table-cell>
          <table:table-cell table:formula="of:=IF([.R126]=&quot;x&quot;;&quot;x&quot;;IF([.R126]=&quot;-&quot;;&quot;-&quot;;&quot;&quot;))">
            <text:p/>
          </table:table-cell>
          <table:table-cell table:formula="of:=IF([.S126]=&quot;x&quot;;&quot;x&quot;;IF([.S126]=&quot;-&quot;;&quot;-&quot;;&quot;&quot;))">
            <text:p/>
          </table:table-cell>
          <table:table-cell table:formula="of:=IF([.T126]=&quot;x&quot;;&quot;x&quot;;IF([.T126]=&quot;-&quot;;&quot;-&quot;;&quot;&quot;))">
            <text:p/>
          </table:table-cell>
          <table:table-cell table:formula="of:=IF([.U126]=&quot;x&quot;;&quot;x&quot;;IF([.U126]=&quot;-&quot;;&quot;-&quot;;&quot;&quot;))">
            <text:p/>
          </table:table-cell>
          <table:table-cell table:formula="of:=IF([.V126]=&quot;x&quot;;&quot;x&quot;;IF([.V126]=&quot;-&quot;;&quot;-&quot;;&quot;&quot;))">
            <text:p/>
          </table:table-cell>
          <table:table-cell table:formula="of:=IF([.W126]=&quot;x&quot;;&quot;x&quot;;IF([.W126]=&quot;-&quot;;&quot;-&quot;;&quot;&quot;))" office:value-type="string" office:string-value="x" calcext:value-type="string">
            <text:p>x</text:p>
          </table:table-cell>
          <table:table-cell table:formula="of:=IF([.X126]=&quot;x&quot;;&quot;x&quot;;IF([.X126]=&quot;-&quot;;&quot;-&quot;;&quot;&quot;))">
            <text:p/>
          </table:table-cell>
          <table:table-cell table:formula="of:=IF([.Y126]=&quot;x&quot;;&quot;x&quot;;IF([.Y126]=&quot;-&quot;;&quot;-&quot;;&quot;&quot;))">
            <text:p/>
          </table:table-cell>
          <table:table-cell table:formula="of:=IF([.Z126]=&quot;x&quot;;&quot;x&quot;;IF([.Z126]=&quot;-&quot;;&quot;-&quot;;&quot;&quot;))">
            <text:p/>
          </table:table-cell>
          <table:table-cell table:formula="of:=IF([.AA126]=&quot;x&quot;;&quot;x&quot;;IF([.AA126]=&quot;-&quot;;&quot;-&quot;;&quot;&quot;))">
            <text:p/>
          </table:table-cell>
          <table:table-cell table:formula="of:=IF([.AB126]=&quot;x&quot;;&quot;x&quot;;IF([.AB126]=&quot;-&quot;;&quot;-&quot;;&quot;&quot;))">
            <text:p/>
          </table:table-cell>
          <table:table-cell table:formula="of:=IF([.AC126]=&quot;x&quot;;&quot;x&quot;;IF([.AC126]=&quot;-&quot;;&quot;-&quot;;&quot;&quot;))">
            <text:p/>
          </table:table-cell>
          <table:table-cell table:formula="of:=IF([.AD126]=&quot;x&quot;;&quot;x&quot;;IF([.AD126]=&quot;-&quot;;&quot;-&quot;;&quot;&quot;))">
            <text:p/>
          </table:table-cell>
          <table:table-cell table:formula="of:=IF([.AE126]=&quot;x&quot;;&quot;x&quot;;IF([.AE126]=&quot;-&quot;;&quot;-&quot;;&quot;&quot;))">
            <text:p/>
          </table:table-cell>
          <table:table-cell table:formula="of:=IF([.AF126]=&quot;x&quot;;&quot;x&quot;;IF([.AF126]=&quot;-&quot;;&quot;-&quot;;&quot;&quot;))">
            <text:p/>
          </table:table-cell>
          <table:table-cell table:formula="of:=IF([.AG126]=&quot;x&quot;;&quot;x&quot;;IF([.AG126]=&quot;-&quot;;&quot;-&quot;;&quot;&quot;))">
            <text:p/>
          </table:table-cell>
          <table:table-cell table:formula="of:=IF([.AH126]=&quot;x&quot;;&quot;x&quot;;IF([.AH126]=&quot;-&quot;;&quot;-&quot;;&quot;&quot;))">
            <text:p/>
          </table:table-cell>
          <table:table-cell table:formula="of:=IF([.AI126]=&quot;x&quot;;&quot;x&quot;;IF([.AI126]=&quot;-&quot;;&quot;-&quot;;&quot;&quot;))">
            <text:p/>
          </table:table-cell>
          <table:table-cell table:formula="of:=IF([.AJ126]=&quot;x&quot;;&quot;x&quot;;IF([.AJ12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7]=&quot;x&quot;;&quot;x&quot;;IF([.M127]=&quot;-&quot;;&quot;-&quot;;&quot;&quot;))">
            <text:p/>
          </table:table-cell>
          <table:table-cell table:formula="of:=IF([.N127]=&quot;x&quot;;&quot;x&quot;;IF([.N127]=&quot;-&quot;;&quot;-&quot;;&quot;&quot;))">
            <text:p/>
          </table:table-cell>
          <table:table-cell table:formula="of:=IF([.O127]=&quot;x&quot;;&quot;x&quot;;IF([.O127]=&quot;-&quot;;&quot;-&quot;;&quot;&quot;))">
            <text:p/>
          </table:table-cell>
          <table:table-cell table:formula="of:=IF([.P127]=&quot;x&quot;;&quot;x&quot;;IF([.P127]=&quot;-&quot;;&quot;-&quot;;&quot;&quot;))">
            <text:p/>
          </table:table-cell>
          <table:table-cell table:formula="of:=IF([.Q127]=&quot;x&quot;;&quot;x&quot;;IF([.Q127]=&quot;-&quot;;&quot;-&quot;;&quot;&quot;))">
            <text:p/>
          </table:table-cell>
          <table:table-cell table:formula="of:=IF([.R127]=&quot;x&quot;;&quot;x&quot;;IF([.R127]=&quot;-&quot;;&quot;-&quot;;&quot;&quot;))">
            <text:p/>
          </table:table-cell>
          <table:table-cell table:formula="of:=IF([.S127]=&quot;x&quot;;&quot;x&quot;;IF([.S127]=&quot;-&quot;;&quot;-&quot;;&quot;&quot;))">
            <text:p/>
          </table:table-cell>
          <table:table-cell table:formula="of:=IF([.T127]=&quot;x&quot;;&quot;x&quot;;IF([.T127]=&quot;-&quot;;&quot;-&quot;;&quot;&quot;))">
            <text:p/>
          </table:table-cell>
          <table:table-cell table:formula="of:=IF([.U127]=&quot;x&quot;;&quot;x&quot;;IF([.U127]=&quot;-&quot;;&quot;-&quot;;&quot;&quot;))">
            <text:p/>
          </table:table-cell>
          <table:table-cell table:formula="of:=IF([.V127]=&quot;x&quot;;&quot;x&quot;;IF([.V127]=&quot;-&quot;;&quot;-&quot;;&quot;&quot;))">
            <text:p/>
          </table:table-cell>
          <table:table-cell table:formula="of:=IF([.W127]=&quot;x&quot;;&quot;x&quot;;IF([.W127]=&quot;-&quot;;&quot;-&quot;;&quot;&quot;))" office:value-type="string" office:string-value="x" calcext:value-type="string">
            <text:p>x</text:p>
          </table:table-cell>
          <table:table-cell table:formula="of:=IF([.X127]=&quot;x&quot;;&quot;x&quot;;IF([.X127]=&quot;-&quot;;&quot;-&quot;;&quot;&quot;))">
            <text:p/>
          </table:table-cell>
          <table:table-cell table:formula="of:=IF([.Y127]=&quot;x&quot;;&quot;x&quot;;IF([.Y127]=&quot;-&quot;;&quot;-&quot;;&quot;&quot;))">
            <text:p/>
          </table:table-cell>
          <table:table-cell table:formula="of:=IF([.Z127]=&quot;x&quot;;&quot;x&quot;;IF([.Z127]=&quot;-&quot;;&quot;-&quot;;&quot;&quot;))">
            <text:p/>
          </table:table-cell>
          <table:table-cell table:formula="of:=IF([.AA127]=&quot;x&quot;;&quot;x&quot;;IF([.AA127]=&quot;-&quot;;&quot;-&quot;;&quot;&quot;))">
            <text:p/>
          </table:table-cell>
          <table:table-cell table:formula="of:=IF([.AB127]=&quot;x&quot;;&quot;x&quot;;IF([.AB127]=&quot;-&quot;;&quot;-&quot;;&quot;&quot;))">
            <text:p/>
          </table:table-cell>
          <table:table-cell table:formula="of:=IF([.AC127]=&quot;x&quot;;&quot;x&quot;;IF([.AC127]=&quot;-&quot;;&quot;-&quot;;&quot;&quot;))">
            <text:p/>
          </table:table-cell>
          <table:table-cell table:formula="of:=IF([.AD127]=&quot;x&quot;;&quot;x&quot;;IF([.AD127]=&quot;-&quot;;&quot;-&quot;;&quot;&quot;))">
            <text:p/>
          </table:table-cell>
          <table:table-cell table:formula="of:=IF([.AE127]=&quot;x&quot;;&quot;x&quot;;IF([.AE127]=&quot;-&quot;;&quot;-&quot;;&quot;&quot;))">
            <text:p/>
          </table:table-cell>
          <table:table-cell table:formula="of:=IF([.AF127]=&quot;x&quot;;&quot;x&quot;;IF([.AF127]=&quot;-&quot;;&quot;-&quot;;&quot;&quot;))">
            <text:p/>
          </table:table-cell>
          <table:table-cell table:formula="of:=IF([.AG127]=&quot;x&quot;;&quot;x&quot;;IF([.AG127]=&quot;-&quot;;&quot;-&quot;;&quot;&quot;))">
            <text:p/>
          </table:table-cell>
          <table:table-cell table:formula="of:=IF([.AH127]=&quot;x&quot;;&quot;x&quot;;IF([.AH127]=&quot;-&quot;;&quot;-&quot;;&quot;&quot;))">
            <text:p/>
          </table:table-cell>
          <table:table-cell table:formula="of:=IF([.AI127]=&quot;x&quot;;&quot;x&quot;;IF([.AI127]=&quot;-&quot;;&quot;-&quot;;&quot;&quot;))">
            <text:p/>
          </table:table-cell>
          <table:table-cell table:formula="of:=IF([.AJ127]=&quot;x&quot;;&quot;x&quot;;IF([.AJ12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8]=&quot;x&quot;;&quot;x&quot;;IF([.M128]=&quot;-&quot;;&quot;-&quot;;&quot;&quot;))">
            <text:p/>
          </table:table-cell>
          <table:table-cell table:formula="of:=IF([.N128]=&quot;x&quot;;&quot;x&quot;;IF([.N128]=&quot;-&quot;;&quot;-&quot;;&quot;&quot;))">
            <text:p/>
          </table:table-cell>
          <table:table-cell table:formula="of:=IF([.O128]=&quot;x&quot;;&quot;x&quot;;IF([.O128]=&quot;-&quot;;&quot;-&quot;;&quot;&quot;))">
            <text:p/>
          </table:table-cell>
          <table:table-cell table:formula="of:=IF([.P128]=&quot;x&quot;;&quot;x&quot;;IF([.P128]=&quot;-&quot;;&quot;-&quot;;&quot;&quot;))">
            <text:p/>
          </table:table-cell>
          <table:table-cell table:formula="of:=IF([.Q128]=&quot;x&quot;;&quot;x&quot;;IF([.Q128]=&quot;-&quot;;&quot;-&quot;;&quot;&quot;))">
            <text:p/>
          </table:table-cell>
          <table:table-cell table:formula="of:=IF([.R128]=&quot;x&quot;;&quot;x&quot;;IF([.R128]=&quot;-&quot;;&quot;-&quot;;&quot;&quot;))">
            <text:p/>
          </table:table-cell>
          <table:table-cell table:formula="of:=IF([.S128]=&quot;x&quot;;&quot;x&quot;;IF([.S128]=&quot;-&quot;;&quot;-&quot;;&quot;&quot;))">
            <text:p/>
          </table:table-cell>
          <table:table-cell table:formula="of:=IF([.T128]=&quot;x&quot;;&quot;x&quot;;IF([.T128]=&quot;-&quot;;&quot;-&quot;;&quot;&quot;))">
            <text:p/>
          </table:table-cell>
          <table:table-cell table:formula="of:=IF([.U128]=&quot;x&quot;;&quot;x&quot;;IF([.U128]=&quot;-&quot;;&quot;-&quot;;&quot;&quot;))">
            <text:p/>
          </table:table-cell>
          <table:table-cell table:formula="of:=IF([.V128]=&quot;x&quot;;&quot;x&quot;;IF([.V128]=&quot;-&quot;;&quot;-&quot;;&quot;&quot;))">
            <text:p/>
          </table:table-cell>
          <table:table-cell table:formula="of:=IF([.W128]=&quot;x&quot;;&quot;x&quot;;IF([.W128]=&quot;-&quot;;&quot;-&quot;;&quot;&quot;))" office:value-type="string" office:string-value="x" calcext:value-type="string">
            <text:p>x</text:p>
          </table:table-cell>
          <table:table-cell table:formula="of:=IF([.X128]=&quot;x&quot;;&quot;x&quot;;IF([.X128]=&quot;-&quot;;&quot;-&quot;;&quot;&quot;))">
            <text:p/>
          </table:table-cell>
          <table:table-cell table:formula="of:=IF([.Y128]=&quot;x&quot;;&quot;x&quot;;IF([.Y128]=&quot;-&quot;;&quot;-&quot;;&quot;&quot;))">
            <text:p/>
          </table:table-cell>
          <table:table-cell table:formula="of:=IF([.Z128]=&quot;x&quot;;&quot;x&quot;;IF([.Z128]=&quot;-&quot;;&quot;-&quot;;&quot;&quot;))">
            <text:p/>
          </table:table-cell>
          <table:table-cell table:formula="of:=IF([.AA128]=&quot;x&quot;;&quot;x&quot;;IF([.AA128]=&quot;-&quot;;&quot;-&quot;;&quot;&quot;))">
            <text:p/>
          </table:table-cell>
          <table:table-cell table:formula="of:=IF([.AB128]=&quot;x&quot;;&quot;x&quot;;IF([.AB128]=&quot;-&quot;;&quot;-&quot;;&quot;&quot;))">
            <text:p/>
          </table:table-cell>
          <table:table-cell table:formula="of:=IF([.AC128]=&quot;x&quot;;&quot;x&quot;;IF([.AC128]=&quot;-&quot;;&quot;-&quot;;&quot;&quot;))">
            <text:p/>
          </table:table-cell>
          <table:table-cell table:formula="of:=IF([.AD128]=&quot;x&quot;;&quot;x&quot;;IF([.AD128]=&quot;-&quot;;&quot;-&quot;;&quot;&quot;))">
            <text:p/>
          </table:table-cell>
          <table:table-cell table:formula="of:=IF([.AE128]=&quot;x&quot;;&quot;x&quot;;IF([.AE128]=&quot;-&quot;;&quot;-&quot;;&quot;&quot;))">
            <text:p/>
          </table:table-cell>
          <table:table-cell table:formula="of:=IF([.AF128]=&quot;x&quot;;&quot;x&quot;;IF([.AF128]=&quot;-&quot;;&quot;-&quot;;&quot;&quot;))">
            <text:p/>
          </table:table-cell>
          <table:table-cell table:formula="of:=IF([.AG128]=&quot;x&quot;;&quot;x&quot;;IF([.AG128]=&quot;-&quot;;&quot;-&quot;;&quot;&quot;))">
            <text:p/>
          </table:table-cell>
          <table:table-cell table:formula="of:=IF([.AH128]=&quot;x&quot;;&quot;x&quot;;IF([.AH128]=&quot;-&quot;;&quot;-&quot;;&quot;&quot;))">
            <text:p/>
          </table:table-cell>
          <table:table-cell table:formula="of:=IF([.AI128]=&quot;x&quot;;&quot;x&quot;;IF([.AI128]=&quot;-&quot;;&quot;-&quot;;&quot;&quot;))">
            <text:p/>
          </table:table-cell>
          <table:table-cell table:formula="of:=IF([.AJ128]=&quot;x&quot;;&quot;x&quot;;IF([.AJ12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9]=&quot;x&quot;;&quot;x&quot;;IF([.M129]=&quot;-&quot;;&quot;-&quot;;&quot;&quot;))">
            <text:p/>
          </table:table-cell>
          <table:table-cell table:formula="of:=IF([.N129]=&quot;x&quot;;&quot;x&quot;;IF([.N129]=&quot;-&quot;;&quot;-&quot;;&quot;&quot;))">
            <text:p/>
          </table:table-cell>
          <table:table-cell table:formula="of:=IF([.O129]=&quot;x&quot;;&quot;x&quot;;IF([.O129]=&quot;-&quot;;&quot;-&quot;;&quot;&quot;))">
            <text:p/>
          </table:table-cell>
          <table:table-cell table:formula="of:=IF([.P129]=&quot;x&quot;;&quot;x&quot;;IF([.P129]=&quot;-&quot;;&quot;-&quot;;&quot;&quot;))">
            <text:p/>
          </table:table-cell>
          <table:table-cell table:formula="of:=IF([.Q129]=&quot;x&quot;;&quot;x&quot;;IF([.Q129]=&quot;-&quot;;&quot;-&quot;;&quot;&quot;))">
            <text:p/>
          </table:table-cell>
          <table:table-cell table:formula="of:=IF([.R129]=&quot;x&quot;;&quot;x&quot;;IF([.R129]=&quot;-&quot;;&quot;-&quot;;&quot;&quot;))">
            <text:p/>
          </table:table-cell>
          <table:table-cell table:formula="of:=IF([.S129]=&quot;x&quot;;&quot;x&quot;;IF([.S129]=&quot;-&quot;;&quot;-&quot;;&quot;&quot;))">
            <text:p/>
          </table:table-cell>
          <table:table-cell table:formula="of:=IF([.T129]=&quot;x&quot;;&quot;x&quot;;IF([.T129]=&quot;-&quot;;&quot;-&quot;;&quot;&quot;))">
            <text:p/>
          </table:table-cell>
          <table:table-cell table:formula="of:=IF([.U129]=&quot;x&quot;;&quot;x&quot;;IF([.U129]=&quot;-&quot;;&quot;-&quot;;&quot;&quot;))">
            <text:p/>
          </table:table-cell>
          <table:table-cell table:formula="of:=IF([.V129]=&quot;x&quot;;&quot;x&quot;;IF([.V129]=&quot;-&quot;;&quot;-&quot;;&quot;&quot;))">
            <text:p/>
          </table:table-cell>
          <table:table-cell table:formula="of:=IF([.W129]=&quot;x&quot;;&quot;x&quot;;IF([.W129]=&quot;-&quot;;&quot;-&quot;;&quot;&quot;))" office:value-type="string" office:string-value="x" calcext:value-type="string">
            <text:p>x</text:p>
          </table:table-cell>
          <table:table-cell table:formula="of:=IF([.X129]=&quot;x&quot;;&quot;x&quot;;IF([.X129]=&quot;-&quot;;&quot;-&quot;;&quot;&quot;))">
            <text:p/>
          </table:table-cell>
          <table:table-cell table:formula="of:=IF([.Y129]=&quot;x&quot;;&quot;x&quot;;IF([.Y129]=&quot;-&quot;;&quot;-&quot;;&quot;&quot;))">
            <text:p/>
          </table:table-cell>
          <table:table-cell table:formula="of:=IF([.Z129]=&quot;x&quot;;&quot;x&quot;;IF([.Z129]=&quot;-&quot;;&quot;-&quot;;&quot;&quot;))">
            <text:p/>
          </table:table-cell>
          <table:table-cell table:formula="of:=IF([.AA129]=&quot;x&quot;;&quot;x&quot;;IF([.AA129]=&quot;-&quot;;&quot;-&quot;;&quot;&quot;))">
            <text:p/>
          </table:table-cell>
          <table:table-cell table:formula="of:=IF([.AB129]=&quot;x&quot;;&quot;x&quot;;IF([.AB129]=&quot;-&quot;;&quot;-&quot;;&quot;&quot;))">
            <text:p/>
          </table:table-cell>
          <table:table-cell table:formula="of:=IF([.AC129]=&quot;x&quot;;&quot;x&quot;;IF([.AC129]=&quot;-&quot;;&quot;-&quot;;&quot;&quot;))">
            <text:p/>
          </table:table-cell>
          <table:table-cell table:formula="of:=IF([.AD129]=&quot;x&quot;;&quot;x&quot;;IF([.AD129]=&quot;-&quot;;&quot;-&quot;;&quot;&quot;))">
            <text:p/>
          </table:table-cell>
          <table:table-cell table:formula="of:=IF([.AE129]=&quot;x&quot;;&quot;x&quot;;IF([.AE129]=&quot;-&quot;;&quot;-&quot;;&quot;&quot;))">
            <text:p/>
          </table:table-cell>
          <table:table-cell table:formula="of:=IF([.AF129]=&quot;x&quot;;&quot;x&quot;;IF([.AF129]=&quot;-&quot;;&quot;-&quot;;&quot;&quot;))">
            <text:p/>
          </table:table-cell>
          <table:table-cell table:formula="of:=IF([.AG129]=&quot;x&quot;;&quot;x&quot;;IF([.AG129]=&quot;-&quot;;&quot;-&quot;;&quot;&quot;))">
            <text:p/>
          </table:table-cell>
          <table:table-cell table:formula="of:=IF([.AH129]=&quot;x&quot;;&quot;x&quot;;IF([.AH129]=&quot;-&quot;;&quot;-&quot;;&quot;&quot;))">
            <text:p/>
          </table:table-cell>
          <table:table-cell table:formula="of:=IF([.AI129]=&quot;x&quot;;&quot;x&quot;;IF([.AI129]=&quot;-&quot;;&quot;-&quot;;&quot;&quot;))">
            <text:p/>
          </table:table-cell>
          <table:table-cell table:formula="of:=IF([.AJ129]=&quot;x&quot;;&quot;x&quot;;IF([.AJ12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5" table:number-columns-repeated="2"/>
          <table:table-cell table:number-columns-repeated="14"/>
          <table:table-cell table:style-name="ce10" table:content-validation-name="val8"/>
          <table:table-cell table:number-columns-repeated="16361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6" table:number-columns-repeated="2"/>
          <table:table-cell table:number-columns-repeated="14"/>
          <table:table-cell table:style-name="ce10" table:content-validation-name="val8"/>
          <table:table-cell table:number-columns-repeated="16361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5" table:number-columns-repeated="2"/>
          <table:table-cell table:number-columns-repeated="14"/>
          <table:table-cell table:style-name="ce10" table:content-validation-name="val8"/>
          <table:table-cell table:number-columns-repeated="16361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6" table:number-columns-repeated="2"/>
          <table:table-cell table:number-columns-repeated="14"/>
          <table:table-cell table:style-name="ce10" table:content-validation-name="val8"/>
          <table:table-cell table:number-columns-repeated="16361"/>
        </table:table-row>
        <table:table-row table:style-name="ro2">
          <table:table-cell table:number-columns-repeated="6"/>
          <table:table-cell table:content-validation-name="val5" table:number-columns-repeated="2"/>
          <table:table-cell table:number-columns-repeated="16376"/>
        </table:table-row>
        <table:table-row table:style-name="ro2">
          <table:table-cell table:number-columns-repeated="6"/>
          <table:table-cell table:content-validation-name="val6" table:number-columns-repeated="2"/>
          <table:table-cell table:number-columns-repeated="16376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4:Channels.J1048576 Channels.J1:Channels.J1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1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7" table:default-cell-style-name="ce2"/>
        <table:table-column table:style-name="co14" table:number-columns-repeated="4" table:default-cell-style-name="ce2"/>
        <table:table-column table:style-name="co13" table:default-cell-style-name="ce2"/>
        <table:table-column table:style-name="co13" table:number-columns-repeated="2" table:default-cell-style-name="ce12"/>
        <table:table-column table:style-name="co14" table:number-columns-repeated="2" table:default-cell-style-name="ce12"/>
        <table:table-column table:style-name="co15" table:default-cell-style-name="ce12"/>
        <table:table-column table:style-name="co8" table:number-columns-repeated="16362"/>
        <table:table-row table:style-name="ro3">
          <table:table-cell table:style-name="ce16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8" office:value-type="string" calcext:value-type="string">
            <text:p>Socket Number</text:p>
          </table:table-cell>
          <table:table-cell table:style-name="ce19" office:value-type="string" calcext:value-type="string">
            <text:p>Local Phantom</text:p>
          </table:table-cell>
          <table:table-cell table:style-name="ce19" office:value-type="string" calcext:value-type="string">
            <text:p>Local Pad</text:p>
          </table:table-cell>
          <table:table-cell table:style-name="ce19" office:value-type="string" calcext:value-type="string">
            <text:p>Local Gain</text:p>
          </table:table-cell>
          <table:table-cell table:style-name="ce20"/>
          <table:table-cell table:style-name="ce21" office:value-type="string" calcext:value-type="string">
            <text:p>DX1 Phantom</text:p>
          </table:table-cell>
          <table:table-cell table:style-name="ce21" office:value-type="string" calcext:value-type="string">
            <text:p>DX1 Pad</text:p>
          </table:table-cell>
          <table:table-cell table:style-name="ce21" office:value-type="string" calcext:value-type="string">
            <text:p>DX1 Gain</text:p>
          </table:table-cell>
          <table:table-cell table:style-name="ce20"/>
          <table:table-cell table:style-name="ce22" office:value-type="string" calcext:value-type="string">
            <text:p>DX3 Phantom</text:p>
          </table:table-cell>
          <table:table-cell table:style-name="ce22" office:value-type="string" calcext:value-type="string">
            <text:p>DX3 Pad</text:p>
          </table:table-cell>
          <table:table-cell table:style-name="ce22" office:value-type="string" calcext:value-type="string">
            <text:p>DX3 Gain</text:p>
          </table:table-cell>
          <table:table-cell table:style-name="ce20"/>
          <table:table-cell table:style-name="ce23" office:value-type="string" calcext:value-type="string">
            <text:p>Slink Phantom</text:p>
          </table:table-cell>
          <table:table-cell table:style-name="ce23" office:value-type="string" calcext:value-type="string">
            <text:p>Slink Pad</text:p>
          </table:table-cell>
          <table:table-cell table:style-name="ce23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0" calcext:value-type="float">
            <text:p>1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0" calcext:value-type="float">
            <text:p>1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0" calcext:value-type="float">
            <text:p>1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5" calcext:value-type="float">
            <text:p>1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5" calcext:value-type="float">
            <text:p>1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5" calcext:value-type="float">
            <text:p>1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0" calcext:value-type="float">
            <text:p>2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0" calcext:value-type="float">
            <text:p>2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0" calcext:value-type="float">
            <text:p>2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5" calcext:value-type="float">
            <text:p>2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5" calcext:value-type="float">
            <text:p>2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5" calcext:value-type="float">
            <text:p>2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0" calcext:value-type="float">
            <text:p>3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0" calcext:value-type="float">
            <text:p>3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0" calcext:value-type="float">
            <text:p>3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5" calcext:value-type="float">
            <text:p>3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5" calcext:value-type="float">
            <text:p>3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5" calcext:value-type="float">
            <text:p>3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0" calcext:value-type="float">
            <text:p>4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0" calcext:value-type="float">
            <text:p>4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0" calcext:value-type="float">
            <text:p>4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5" calcext:value-type="float">
            <text:p>4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5" calcext:value-type="float">
            <text:p>4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5" calcext:value-type="float">
            <text:p>4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0" calcext:value-type="float">
            <text:p>5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0" calcext:value-type="float">
            <text:p>5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0" calcext:value-type="float">
            <text:p>5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5" calcext:value-type="float">
            <text:p>5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5" calcext:value-type="float">
            <text:p>5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5" calcext:value-type="float">
            <text:p>5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60" calcext:value-type="float">
            <text:p>6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60" calcext:value-type="float">
            <text:p>6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60" calcext:value-type="float">
            <text:p>6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office:forms form:automatic-focus="false" form:apply-design-mode="false"/>
        <table:table-column table:style-name="co8" table:default-cell-style-name="ce2"/>
        <table:table-column table:style-name="co16" table:number-columns-repeated="2" table:default-cell-style-name="ce12"/>
        <table:table-column table:style-name="co17" table:default-cell-style-name="ce12"/>
        <table:table-column table:style-name="co17" table:default-cell-style-name="ce2"/>
        <table:table-column table:style-name="co18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19" table:number-columns-repeated="2" table:default-cell-style-name="ce2"/>
        <table:table-column table:style-name="co20" table:default-cell-style-name="ce12"/>
        <table:table-column table:style-name="co8" table:default-cell-style-name="Default"/>
        <table:table-column table:style-name="co8" table:visibility="collapse" table:default-cell-style-name="ce12"/>
        <table:table-column table:style-name="co8" table:default-cell-style-name="Default"/>
        <table:table-column table:style-name="co8" table:default-cell-style-name="ce2"/>
        <table:table-column table:style-name="co16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21" table:number-columns-repeated="2" table:default-cell-style-name="ce2"/>
        <table:table-column table:style-name="co22" table:default-cell-style-name="ce12"/>
        <table:table-column table:style-name="co23" table:default-cell-style-name="ce12"/>
        <table:table-column table:style-name="co8" table:visibility="collapse" table:default-cell-style-name="ce2"/>
        <table:table-column table:style-name="co16" table:number-columns-repeated="2" table:default-cell-style-name="ce2"/>
        <table:table-column table:style-name="co19" table:default-cell-style-name="ce12"/>
        <table:table-column table:style-name="co24" table:default-cell-style-name="ce12"/>
        <table:table-column table:style-name="co17" table:visibility="collapse" table:default-cell-style-name="ce12"/>
        <table:table-column table:style-name="co21" table:default-cell-style-name="ce12"/>
        <table:table-column table:style-name="co21" table:default-cell-style-name="ce2"/>
        <table:table-column table:style-name="co25" table:default-cell-style-name="ce12"/>
        <table:table-column table:style-name="co22" table:default-cell-style-name="ce12"/>
        <table:table-column table:style-name="co8" table:visibility="collapse" table:default-cell-style-name="ce2"/>
        <table:table-column table:style-name="co26" table:default-cell-style-name="ce2"/>
        <table:table-column table:style-name="co26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25" table:number-columns-repeated="2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8" table:number-columns-repeated="2" table:default-cell-style-name="Default"/>
        <table:table-column table:style-name="co27" table:default-cell-style-name="ce12"/>
        <table:table-column table:style-name="co28" table:default-cell-style-name="ce12"/>
        <table:table-column table:style-name="co8" table:number-columns-repeated="16337"/>
        <table:table-row table:style-name="ro2">
          <table:table-cell table:style-name="ce24" office:value-type="string" calcext:value-type="string">
            <text:p>DCA</text:p>
          </table:table-cell>
          <table:table-cell table:style-name="ce24" office:value-type="string" calcext:value-type="string">
            <text:p>DCA Name</text:p>
          </table:table-cell>
          <table:table-cell table:style-name="ce24" office:value-type="string" calcext:value-type="string">
            <text:p>DCA Color</text:p>
          </table:table-cell>
          <table:table-cell table:style-name="ce29"/>
          <table:table-cell table:style-name="ce30" office:value-type="string" calcext:value-type="string">
            <text:p>Mono Auxes</text:p>
          </table:table-cell>
          <table:table-cell table:style-name="ce30" office:value-type="string" calcext:value-type="string">
            <text:p>Aux Name</text:p>
          </table:table-cell>
          <table:table-cell table:style-name="ce30" office:value-type="string" calcext:value-type="string">
            <text:p>Aux Color</text:p>
          </table:table-cell>
          <table:table-cell table:style-name="ce29" table:number-columns-repeated="2"/>
          <table:table-cell table:style-name="ce30" office:value-type="string" calcext:value-type="string">
            <text:p>Stereo Auxes</text:p>
          </table:table-cell>
          <table:table-cell table:style-name="ce30" office:value-type="string" calcext:value-type="string">
            <text:p>StAux Name</text:p>
          </table:table-cell>
          <table:table-cell table:style-name="ce30" office:value-type="string" calcext:value-type="string">
            <text:p>StAux Color</text:p>
          </table:table-cell>
          <table:table-cell table:style-name="ce29" table:number-columns-repeated="2"/>
          <table:table-cell table:style-name="ce36" office:value-type="string" calcext:value-type="string">
            <text:p>Mono Group</text:p>
          </table:table-cell>
          <table:table-cell table:style-name="ce36" office:value-type="string" calcext:value-type="string">
            <text:p>Group Name</text:p>
          </table:table-cell>
          <table:table-cell table:style-name="ce36" office:value-type="string" calcext:value-type="string">
            <text:p>Group Color</text:p>
          </table:table-cell>
          <table:table-cell table:style-name="ce29" table:number-columns-repeated="2"/>
          <table:table-cell table:style-name="ce36" office:value-type="string" calcext:value-type="string">
            <text:p>Stereo Group</text:p>
          </table:table-cell>
          <table:table-cell table:style-name="ce36" office:value-type="string" calcext:value-type="string">
            <text:p>StGroup Name</text:p>
          </table:table-cell>
          <table:table-cell table:style-name="ce36" office:value-type="string" calcext:value-type="string">
            <text:p>StGroup Color</text:p>
          </table:table-cell>
          <table:table-cell table:style-name="ce29" table:number-columns-repeated="2"/>
          <table:table-cell table:style-name="ce38" office:value-type="string" calcext:value-type="string">
            <text:p>Mono Matrix</text:p>
          </table:table-cell>
          <table:table-cell table:style-name="ce38" office:value-type="string" calcext:value-type="string">
            <text:p>Matrix Name</text:p>
          </table:table-cell>
          <table:table-cell table:style-name="ce38" office:value-type="string" calcext:value-type="string">
            <text:p>Matrix Color</text:p>
          </table:table-cell>
          <table:table-cell table:style-name="ce29" table:number-columns-repeated="2"/>
          <table:table-cell table:style-name="ce38" office:value-type="string" calcext:value-type="string">
            <text:p>Stereo Matrix</text:p>
          </table:table-cell>
          <table:table-cell table:style-name="ce38" office:value-type="string" calcext:value-type="string">
            <text:p>StMatrix Name</text:p>
          </table:table-cell>
          <table:table-cell table:style-name="ce38" office:value-type="string" calcext:value-type="string">
            <text:p>StMatrix Color</text:p>
          </table:table-cell>
          <table:table-cell table:number-columns-repeated="2"/>
          <table:table-cell table:style-name="ce30" office:value-type="string" calcext:value-type="string">
            <text:p>Mono FX Send</text:p>
          </table:table-cell>
          <table:table-cell table:style-name="ce30" office:value-type="string" calcext:value-type="string">
            <text:p>FX Name</text:p>
          </table:table-cell>
          <table:table-cell table:style-name="ce30" office:value-type="string" calcext:value-type="string">
            <text:p>FX Color</text:p>
          </table:table-cell>
          <table:table-cell table:number-columns-repeated="2"/>
          <table:table-cell table:style-name="ce30" office:value-type="string" calcext:value-type="string">
            <text:p>Stereo FX Send</text:p>
          </table:table-cell>
          <table:table-cell table:style-name="ce30" office:value-type="string" calcext:value-type="string">
            <text:p>StFX Name</text:p>
          </table:table-cell>
          <table:table-cell table:style-name="ce30" office:value-type="string" calcext:value-type="string">
            <text:p>StFX Color</text:p>
          </table:table-cell>
          <table:table-cell/>
          <table:table-cell table:style-name="ce12"/>
          <table:table-cell table:style-name="ce41" office:value-type="string" calcext:value-type="string">
            <text:p>FX Return</text:p>
          </table:table-cell>
          <table:table-cell table:style-name="ce41" office:value-type="string" calcext:value-type="string">
            <text:p>FX Return Name</text:p>
          </table:table-cell>
          <table:table-cell table:style-name="ce41" office:value-type="string" calcext:value-type="string">
            <text:p>FX Return Color</text:p>
          </table:table-cell>
          <table:table-cell table:style-name="ce12" table:number-columns-repeated="16337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Dca1</text:p>
          </table:table-cell>
          <table:table-cell table:style-name="ce27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37" table:formula="of:=IF([.P2]&lt;&gt;CONCATENATE(&quot;Grp&quot;;[.O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Ret1</text:p>
          </table:table-cell>
          <table:table-cell table:style-name="ce27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Dca2</text:p>
          </table:table-cell>
          <table:table-cell table:style-name="ce27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37" table:formula="of:=IF([.P3]&lt;&gt;CONCATENATE(&quot;Grp&quot;;[.O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Ret2</text:p>
          </table:table-cell>
          <table:table-cell table:style-name="ce33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26" office:value-type="string" calcext:value-type="string">
            <text:p>Dca3</text:p>
          </table:table-cell>
          <table:table-cell table:style-name="ce27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37" table:formula="of:=IF([.P4]&lt;&gt;CONCATENATE(&quot;Grp&quot;;[.O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Ret3</text:p>
          </table:table-cell>
          <table:table-cell table:style-name="ce33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 office:value-type="string" calcext:value-type="string">
            <text:p>Dca4</text:p>
          </table:table-cell>
          <table:table-cell table:style-name="ce27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37" table:formula="of:=IF([.P5]&lt;&gt;CONCATENATE(&quot;Grp&quot;;[.O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Ret4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 office:value-type="string" calcext:value-type="string">
            <text:p>Dca5</text:p>
          </table:table-cell>
          <table:table-cell table:style-name="ce27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37" table:formula="of:=IF([.P6]&lt;&gt;CONCATENATE(&quot;Grp&quot;;[.O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Ret5</text:p>
          </table:table-cell>
          <table:table-cell table:style-name="ce33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 office:value-type="string" calcext:value-type="string">
            <text:p>Dca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7]&lt;&gt;CONCATENATE(&quot;Grp&quot;;[.O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Ret6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 office:value-type="string" calcext:value-type="string">
            <text:p>Dca7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8]&lt;&gt;CONCATENATE(&quot;Grp&quot;;[.O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Ret7</text:p>
          </table:table-cell>
          <table:table-cell table:style-name="ce34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 office:value-type="string" calcext:value-type="string">
            <text:p>Dca8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9]&lt;&gt;CONCATENATE(&quot;Grp&quot;;[.O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Ret8</text:p>
          </table:table-cell>
          <table:table-cell table:style-name="ce34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 office:value-type="string" calcext:value-type="string">
            <text:p>Dca9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0]&lt;&gt;CONCATENATE(&quot;Grp&quot;;[.O1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Ret9</text:p>
          </table:table-cell>
          <table:table-cell table:style-name="ce34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 office:value-type="string" calcext:value-type="string">
            <text:p>Dca10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1]&lt;&gt;CONCATENATE(&quot;Grp&quot;;[.O1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Ret10</text:p>
          </table:table-cell>
          <table:table-cell table:style-name="ce34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 office:value-type="string" calcext:value-type="string">
            <text:p>Dca11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12]&lt;&gt;CONCATENATE(&quot;Grp&quot;;[.O1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Ret11</text:p>
          </table:table-cell>
          <table:table-cell table:style-name="ce34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 office:value-type="string" calcext:value-type="string">
            <text:p>Dca12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13]&lt;&gt;CONCATENATE(&quot;Grp&quot;;[.O1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Ret12</text:p>
          </table:table-cell>
          <table:table-cell table:style-name="ce34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 office:value-type="string" calcext:value-type="string">
            <text:p>Dca1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14]&lt;&gt;CONCATENATE(&quot;Grp&quot;;[.O1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Ret13</text:p>
          </table:table-cell>
          <table:table-cell table:style-name="ce34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 office:value-type="string" calcext:value-type="string">
            <text:p>Dca14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15]&lt;&gt;CONCATENATE(&quot;Grp&quot;;[.O1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Ret14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 office:value-type="string" calcext:value-type="string">
            <text:p>Dca15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16]&lt;&gt;CONCATENATE(&quot;Grp&quot;;[.O1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Ret15</text:p>
          </table:table-cell>
          <table:table-cell table:style-name="ce28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 office:value-type="string" calcext:value-type="string">
            <text:p>Dca16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17]&lt;&gt;CONCATENATE(&quot;Grp&quot;;[.O1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16</text:p>
          </table:table-cell>
          <table:table-cell table:style-name="ce28" table:content-validation-name="val1"/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Fx16</text:p>
          </table:table-cell>
          <table:table-cell table:style-name="ce28" table:content-validation-name="val1"/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Ret16</text:p>
          </table:table-cell>
          <table:table-cell table:style-name="ce28" table:content-validation-name="val1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 office:value-type="string" calcext:value-type="string">
            <text:p>Dca17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8]&lt;&gt;CONCATENATE(&quot;Grp&quot;;[.O1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8" calcext:value-type="float">
            <text:p>18</text:p>
          </table:table-cell>
          <table:table-cell table:style-name="ce26" office:value-type="string" calcext:value-type="string">
            <text:p>Dca18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9]&lt;&gt;CONCATENATE(&quot;Grp&quot;;[.O1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9" calcext:value-type="float">
            <text:p>19</text:p>
          </table:table-cell>
          <table:table-cell table:style-name="ce26" office:value-type="string" calcext:value-type="string">
            <text:p>Dca19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0]&lt;&gt;CONCATENATE(&quot;Grp&quot;;[.O2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0" calcext:value-type="float">
            <text:p>20</text:p>
          </table:table-cell>
          <table:table-cell table:style-name="ce26" office:value-type="string" calcext:value-type="string">
            <text:p>Dca20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1]&lt;&gt;CONCATENATE(&quot;Grp&quot;;[.O2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1" calcext:value-type="float">
            <text:p>21</text:p>
          </table:table-cell>
          <table:table-cell table:style-name="ce26" office:value-type="string" calcext:value-type="string">
            <text:p>Dca21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22]&lt;&gt;CONCATENATE(&quot;Grp&quot;;[.O2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2" calcext:value-type="float">
            <text:p>22</text:p>
          </table:table-cell>
          <table:table-cell table:style-name="ce26" office:value-type="string" calcext:value-type="string">
            <text:p>Dca22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23]&lt;&gt;CONCATENATE(&quot;Grp&quot;;[.O2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3" calcext:value-type="float">
            <text:p>23</text:p>
          </table:table-cell>
          <table:table-cell table:style-name="ce26" office:value-type="string" calcext:value-type="string">
            <text:p>Dca23</text:p>
          </table:table-cell>
          <table:table-cell table:style-name="ce28" table:content-validation-name="val1" office:value-type="string" calcext:value-type="string">
            <text:p>-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24]&lt;&gt;CONCATENATE(&quot;Grp&quot;;[.O2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4" calcext:value-type="float">
            <text:p>24</text:p>
          </table:table-cell>
          <table:table-cell table:style-name="ce26" office:value-type="string" calcext:value-type="string">
            <text:p>Dca24</text:p>
          </table:table-cell>
          <table:table-cell table:style-name="ce28" table:content-validation-name="val1"/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25]&lt;&gt;CONCATENATE(&quot;Grp&quot;;[.O2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Aux25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Au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26]&lt;&gt;CONCATENATE(&quot;Grp&quot;;[.O2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ux26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Au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27]&lt;&gt;CONCATENATE(&quot;Grp&quot;;[.O2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Aux27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Au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8]&lt;&gt;CONCATENATE(&quot;Grp&quot;;[.O2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Aux28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Au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9]&lt;&gt;CONCATENATE(&quot;Grp&quot;;[.O2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Aux29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Au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0]&lt;&gt;CONCATENATE(&quot;Grp&quot;;[.O3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Aux30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Au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Grp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1]&lt;&gt;CONCATENATE(&quot;Grp&quot;;[.O3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Grp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Mtx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Mt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Aux31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Aux31</text:p>
          </table:table-cell>
          <table:table-cell table:style-name="ce28" table:content-validation-name="val1"/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Grp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32]&lt;&gt;CONCATENATE(&quot;Grp&quot;;[.O3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Grp31</text:p>
          </table:table-cell>
          <table:table-cell table:style-name="ce28" table:content-validation-name="val1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Mtx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Mtx31</text:p>
          </table:table-cell>
          <table:table-cell table:style-name="ce28" table:content-validation-name="val1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Aux32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2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Grp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33]&lt;&gt;CONCATENATE(&quot;Grp&quot;;[.O33]);1;0)" office:value-type="float" office:value="0" calcext:value-type="float">
            <text:p>0</text:p>
          </table:table-cell>
          <table:table-cell table:style-name="ce37"/>
          <table:table-cell table:number-columns-repeated="2"/>
          <table:table-cell table:style-name="ce35" table:content-validation-name="val12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Mtx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2"/>
          <table:table-cell table:number-columns-repeated="3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Aux33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Grp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34]&lt;&gt;CONCATENATE(&quot;Grp&quot;;[.O3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Mtx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0" table:content-validation-name="val1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Aux34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Grp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35]&lt;&gt;CONCATENATE(&quot;Grp&quot;;[.O3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Mtx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Aux35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Grp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36]&lt;&gt;CONCATENATE(&quot;Grp&quot;;[.O3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Mtx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Aux36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Grp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37]&lt;&gt;CONCATENATE(&quot;Grp&quot;;[.O3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Mtx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Aux37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Grp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8]&lt;&gt;CONCATENATE(&quot;Grp&quot;;[.O3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Mtx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Aux38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Grp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9]&lt;&gt;CONCATENATE(&quot;Grp&quot;;[.O3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Mtx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Aux39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Grp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0]&lt;&gt;CONCATENATE(&quot;Grp&quot;;[.O4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Mtx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Aux40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Grp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1]&lt;&gt;CONCATENATE(&quot;Grp&quot;;[.O4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Mtx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Aux41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Grp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42]&lt;&gt;CONCATENATE(&quot;Grp&quot;;[.O4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Mtx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Aux42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Grp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43]&lt;&gt;CONCATENATE(&quot;Grp&quot;;[.O4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Mtx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Aux43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Grp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44]&lt;&gt;CONCATENATE(&quot;Grp&quot;;[.O4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Mtx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Aux44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Grp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45]&lt;&gt;CONCATENATE(&quot;Grp&quot;;[.O4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Mtx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Aux45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Grp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46]&lt;&gt;CONCATENATE(&quot;Grp&quot;;[.O4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Mtx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Aux4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Grp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47]&lt;&gt;CONCATENATE(&quot;Grp&quot;;[.O4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Mtx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Aux47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Grp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8]&lt;&gt;CONCATENATE(&quot;Grp&quot;;[.O4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Mtx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Aux48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Grp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9]&lt;&gt;CONCATENATE(&quot;Grp&quot;;[.O4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Mtx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Aux49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Grp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0]&lt;&gt;CONCATENATE(&quot;Grp&quot;;[.O5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Mtx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Aux50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Grp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1]&lt;&gt;CONCATENATE(&quot;Grp&quot;;[.O5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Mtx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Aux51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Grp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52]&lt;&gt;CONCATENATE(&quot;Grp&quot;;[.O5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Mtx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Aux52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Grp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53]&lt;&gt;CONCATENATE(&quot;Grp&quot;;[.O5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Mtx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Aux5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Grp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54]&lt;&gt;CONCATENATE(&quot;Grp&quot;;[.O5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Mtx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Aux54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Grp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55]&lt;&gt;CONCATENATE(&quot;Grp&quot;;[.O5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Mtx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Aux55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Grp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56]&lt;&gt;CONCATENATE(&quot;Grp&quot;;[.O5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Mtx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Aux56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Grp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57]&lt;&gt;CONCATENATE(&quot;Grp&quot;;[.O5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Mtx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Aux57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Grp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8]&lt;&gt;CONCATENATE(&quot;Grp&quot;;[.O5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Mtx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Aux58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Grp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9]&lt;&gt;CONCATENATE(&quot;Grp&quot;;[.O5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Mtx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Aux59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Grp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60]&lt;&gt;CONCATENATE(&quot;Grp&quot;;[.O6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Mtx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Aux60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Grp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61]&lt;&gt;CONCATENATE(&quot;Grp&quot;;[.O6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Mtx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Au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Grp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37" table:formula="of:=IF([.P62]&lt;&gt;CONCATENATE(&quot;Grp&quot;;[.O6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Mt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Aux62</text:p>
          </table:table-cell>
          <table:table-cell table:style-name="ce28" table:content-validation-name="val1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Grp62</text:p>
          </table:table-cell>
          <table:table-cell table:style-name="ce28" table:content-validation-name="val1"/>
          <table:table-cell table:style-name="ce37" table:formula="of:=IF([.P63]&lt;&gt;CONCATENATE(&quot;Grp&quot;;[.O6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Mtx62</text:p>
          </table:table-cell>
          <table:table-cell table:style-name="ce28" table:content-validation-name="val1"/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2"/>
          <table:table-cell table:style-name="ce27" table:content-validation-name="val1"/>
          <table:table-cell table:number-columns-repeated="8"/>
          <table:table-cell table:style-name="ce32"/>
          <table:table-cell table:style-name="ce35" table:content-validation-name="val12"/>
          <table:table-cell table:number-columns-repeated="9"/>
          <table:table-cell table:style-name="ce35" table:content-validation-name="val12"/>
          <table:table-cell table:number-columns-repeated="20"/>
        </table:table-row>
        <table:table-row table:style-name="ro2">
          <table:table-cell table:number-columns-repeated="6"/>
          <table:table-cell table:style-name="ce27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2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2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8">
          <table:table-cell table:number-columns-repeated="6"/>
          <table:table-cell table:style-name="ce27" table:content-validation-name="val1"/>
          <table:table-cell table:number-columns-repeated="40"/>
        </table:table-row>
        <table:table-row table:style-name="ro2" table:number-rows-repeated="1048502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9" table:default-cell-style-name="ce44"/>
        <table:table-column table:style-name="co29" table:number-columns-repeated="2" table:default-cell-style-name="ce48"/>
        <table:table-column table:style-name="co29" table:number-columns-repeated="3" table:default-cell-style-name="Default"/>
        <table:table-row table:style-name="ro2">
          <table:table-cell table:style-name="ce42"/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3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5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6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6"/>
        </table:table-row>
      </table:table>
      <table:table table:name="Misc" table:style-name="ta5">
        <office:forms form:automatic-focus="false" form:apply-design-mode="false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1" table:number-columns-repeated="16381"/>
        <table:table-row table:style-name="ro4"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Value</text:p>
          </table:table-cell>
          <table:table-cell table:style-name="ce49" office:value-type="string" calcext:value-type="string">
            <text:p>Description</text:p>
          </table:table-cell>
        </table:table-row>
        <table:table-row table:style-name="ro4">
          <table:table-cell table:style-name="ce10" office:value-type="string" calcext:value-type="string">
            <text:p>Version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4-01-20T00:40:34</dc:date>
    <meta:editing-cycles>282</meta:editing-cycles>
    <meta:editing-duration>PT14H12M</meta:editing-duration>
    <meta:generator>LibreOffice/7.4.2.3$MacOSX_X86_64 LibreOffice_project/382eef1f22670f7f4118c8c2dd222ec7ad009daf</meta:generator>
    <meta:document-statistic meta:table-count="5" meta:cell-count="6931" meta:object-count="0"/>
    <meta:user-defined meta:name="AppVersion">15.0000</meta:user-defined>
  </office:meta>
</office:document-meta>
</file>